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adornments="Italic" style:font-family-generic="roman"/>
    <style:font-face style:name="Times New Roman1" svg:font-family="'Times New Roman'" style:font-family-generic="roman"/>
    <style:font-face style:name="Times New Roman2" svg:font-family="'Times New Roman'" style:font-adornments="Italic" style:font-family-generic="roman" style:font-pitch="variable"/>
    <style:font-face style:name="Times New Roman3" svg:font-family="'Times New Roman'" style:font-family-generic="roman" style:font-pitch="variable"/>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before="auto" fo:break-after="auto" table:align="left" fo:background-color="transparent" style:may-break-between-rows="fals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padding-left="0.0049in" fo:padding-right="0.0049in" fo:padding-top="0in" fo:padding-bottom="0in" fo:border-left="0.75pt solid #666666" fo:border-right="0.75pt solid #666666" fo:border-top="none" fo:border-bottom="0.75pt solid #666666"/>
    </style:style>
    <style:style style:name="Table40.B3" style:family="table-cell">
      <style:table-cell-properties fo:padding-left="0.0049in" fo:padding-right="0.0049in" fo:padding-top="0in" fo:padding-bottom="0in" fo:border-left="none" fo:border-right="none" fo:border-top="none" fo:border-bottom="0.75pt solid #666666"/>
    </style:style>
    <style:style style:name="Table40.C3" style:family="table-cell">
      <style:table-cell-properties fo:padding-left="0.0049in" fo:padding-right="0.0049in" fo:padding-top="0in" fo:padding-bottom="0in" fo:border-left="none" fo:border-right="0.75pt solid #666666" fo:border-top="none" fo:border-bottom="0.75pt solid #666666"/>
    </style:style>
    <style:style style:name="Table40.4" style:family="table-row">
      <style:table-row-properties fo:keep-together="auto"/>
    </style:style>
    <style:style style:name="Table40.A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4"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4"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A5" style:family="table-cell">
      <style:table-cell-properties fo:padding-left="0.0049in" fo:padding-right="0.0049in" fo:padding-top="0in" fo:padding-bottom="0in" fo:border-left="0.75pt solid #666666" fo:border-right="0.75pt solid #666666" fo:border-top="none" fo:border-bottom="0.75pt solid #666666"/>
    </style:style>
    <style:style style:name="Table40.B5" style:family="table-cell">
      <style:table-cell-properties fo:padding-left="0.0049in" fo:padding-right="0.0049in" fo:padding-top="0in" fo:padding-bottom="0in" fo:border-left="none" fo:border-right="none" fo:border-top="none" fo:border-bottom="0.75pt solid #666666"/>
    </style:style>
    <style:style style:name="Table40.C5"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49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8.A" style:family="table-column">
      <style:table-column-properties style:column-width="0.8146in"/>
    </style:style>
    <style:style style:name="Table38.B" style:family="table-column">
      <style:table-column-properties style:column-width="0.5014in"/>
    </style:style>
    <style:style style:name="Table38.C" style:family="table-column">
      <style:table-column-properties style:column-width="1.0625in"/>
    </style:style>
    <style:style style:name="Table38.D" style:family="table-column">
      <style:table-column-properties style:column-width="1.2764in"/>
    </style:style>
    <style:style style:name="Table38.1" style:family="table-row">
      <style:table-row-properties fo:background-color="transparent" fo:keep-together="auto">
        <style:background-image/>
      </style:table-row-properties>
    </style:style>
    <style:style style:name="Table38.A1" style:family="table-cell">
      <style:table-cell-properties fo:background-color="#b2b2b2" fo:padding-left="0.0049in" fo:padding-right="0.0049in" fo:padding-top="0in" fo:padding-bottom="0in" fo:border="0.75pt solid #666666">
        <style:background-image/>
      </style:table-cell-properties>
    </style:style>
    <style:style style:name="Table38.2" style:family="table-row">
      <style:table-row-properties fo:keep-together="auto"/>
    </style:style>
    <style:style style:name="Table38.A2" style:family="table-cell">
      <style:table-cell-properties fo:padding-left="0.0049in" fo:padding-right="0.0049in" fo:padding-top="0in" fo:padding-bottom="0in" fo:border-left="0.75pt solid #666666" fo:border-right="0.75pt solid #666666" fo:border-top="none" fo:border-bottom="0.75pt solid #666666"/>
    </style:style>
    <style:style style:name="Table38.B2" style:family="table-cell">
      <style:table-cell-properties fo:padding-left="0.0049in" fo:padding-right="0.0049in" fo:padding-top="0in" fo:padding-bottom="0in" fo:border-left="none" fo:border-right="none" fo:border-top="none" fo:border-bottom="0.75pt solid #666666"/>
    </style:style>
    <style:style style:name="Table38.C2" style:family="table-cell">
      <style:table-cell-properties fo:padding-left="0.0049in" fo:padding-right="0.0049in" fo:padding-top="0in" fo:padding-bottom="0in" fo:border-left="none" fo:border-right="none" fo:border-top="none" fo:border-bottom="0.75pt solid #666666"/>
    </style:style>
    <style:style style:name="Table38.D2" style:family="table-cell">
      <style:table-cell-properties fo:padding-left="0.0049in" fo:padding-right="0.0049in" fo:padding-top="0in" fo:padding-bottom="0in" fo:border-left="none" fo:border-right="0.75pt solid #666666" fo:border-top="none" fo:border-bottom="0.75pt solid #666666"/>
    </style:style>
    <style:style style:name="Table38.3" style:family="table-row">
      <style:table-row-properties fo:keep-together="auto"/>
    </style:style>
    <style:style style:name="Table3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8.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38.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8.4" style:family="table-row">
      <style:table-row-properties fo:keep-together="auto"/>
    </style:style>
    <style:style style:name="Table38.5" style:family="table-row">
      <style:table-row-properties fo:keep-together="auto"/>
    </style:style>
    <style:style style:name="Table38.A5" style:family="table-cell">
      <style:table-cell-properties fo:padding-left="0.0049in" fo:padding-right="0.0049in" fo:padding-top="0in" fo:padding-bottom="0in" fo:border-left="0.75pt solid #666666" fo:border-right="0.75pt solid #666666" fo:border-top="none" fo:border-bottom="0.75pt solid #666666"/>
    </style:style>
    <style:style style:name="Table38.B5" style:family="table-cell">
      <style:table-cell-properties fo:padding-left="0.0049in" fo:padding-right="0.0049in" fo:padding-top="0in" fo:padding-bottom="0in" fo:border-left="none" fo:border-right="none" fo:border-top="none" fo:border-bottom="0.75pt solid #666666"/>
    </style:style>
    <style:style style:name="Table38.C5" style:family="table-cell">
      <style:table-cell-properties fo:padding-left="0.0049in" fo:padding-right="0.0049in" fo:padding-top="0in" fo:padding-bottom="0in" fo:border-left="none" fo:border-right="none" fo:border-top="none" fo:border-bottom="0.75pt solid #666666"/>
    </style:style>
    <style:style style:name="Table38.D5" style:family="table-cell">
      <style:table-cell-properties fo:padding-left="0.0049in" fo:padding-right="0.0049in" fo:padding-top="0in" fo:padding-bottom="0in" fo:border-left="none" fo:border-right="0.75pt solid #666666" fo:border-top="none" fo:border-bottom="0.75pt solid #666666"/>
    </style:style>
    <style:style style:name="Table38.6" style:family="table-row">
      <style:table-row-properties fo:keep-together="auto"/>
    </style:style>
    <style:style style:name="Table38.A7" style:family="table-cell">
      <style:table-cell-properties fo:padding-left="0.0049in" fo:padding-right="0.0049in" fo:padding-top="0in" fo:padding-bottom="0in" fo:border-left="0.75pt solid #666666" fo:border-right="0.75pt solid #666666" fo:border-top="none" fo:border-bottom="0.75pt solid #666666"/>
    </style:style>
    <style:style style:name="Table38.B7" style:family="table-cell">
      <style:table-cell-properties fo:padding-left="0.0049in" fo:padding-right="0.0049in" fo:padding-top="0in" fo:padding-bottom="0in" fo:border-left="none" fo:border-right="none" fo:border-top="none" fo:border-bottom="0.75pt solid #666666"/>
    </style:style>
    <style:style style:name="Table38.C7" style:family="table-cell">
      <style:table-cell-properties fo:padding-left="0.0049in" fo:padding-right="0.0049in" fo:padding-top="0in" fo:padding-bottom="0in" fo:border-left="none" fo:border-right="none" fo:border-top="none" fo:border-bottom="0.75pt solid #666666"/>
    </style:style>
    <style:style style:name="Table38.D7" style:family="table-cell">
      <style:table-cell-properties fo:padding-left="0.0049in" fo:padding-right="0.0049in" fo:padding-top="0in" fo:padding-bottom="0in" fo:border-left="none" fo:border-right="0.75pt solid #666666" fo:border-top="none" fo:border-bottom="0.75pt solid #666666"/>
    </style:style>
    <style:style style:name="Table38.A8"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8.A9" style:family="table-cell">
      <style:table-cell-properties fo:padding-left="0.0049in" fo:padding-right="0.0049in" fo:padding-top="0in" fo:padding-bottom="0in" fo:border-left="0.75pt solid #666666" fo:border-right="0.75pt solid #666666" fo:border-top="none" fo:border-bottom="0.75pt solid #666666"/>
    </style:style>
    <style:style style:name="Table38.B9" style:family="table-cell">
      <style:table-cell-properties fo:padding-left="0.0049in" fo:padding-right="0.0049in" fo:padding-top="0in" fo:padding-bottom="0in" fo:border-left="none" fo:border-right="none" fo:border-top="none" fo:border-bottom="0.75pt solid #666666"/>
    </style:style>
    <style:style style:name="Table38.C9" style:family="table-cell">
      <style:table-cell-properties fo:padding-left="0.0049in" fo:padding-right="0.0049in" fo:padding-top="0in" fo:padding-bottom="0in" fo:border-left="none" fo:border-right="none" fo:border-top="none" fo:border-bottom="0.75pt solid #666666"/>
    </style:style>
    <style:style style:name="Table38.D9" style:family="table-cell">
      <style:table-cell-properties fo:padding-left="0.0049in" fo:padding-right="0.0049in" fo:padding-top="0in" fo:padding-bottom="0in" fo:border-left="none" fo:border-right="0.75pt solid #666666" fo:border-top="none" fo:border-bottom="0.75pt solid #666666"/>
    </style:style>
    <style:style style:name="Table38.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8.B10" style:family="table-cell">
      <style:table-cell-properties style:vertical-align="" fo:background-color="#eeeeee" fo:padding-left="0.0049in" fo:padding-right="0.0049in" fo:padding-top="0in" fo:padding-bottom="0in" fo:border-left="none" fo:border-right="none" fo:border-top="none" fo:border-bottom="0.75pt solid #666666" style:writing-mode="lr-tb">
        <style:background-image/>
      </style:table-cell-properties>
    </style:style>
    <style:style style:name="Table38.D10" style:family="table-cell">
      <style:table-cell-properties style:vertical-align="" fo:background-color="#eeeeee"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38.A11" style:family="table-cell">
      <style:table-cell-properties fo:padding-left="0.0049in" fo:padding-right="0.0049in" fo:padding-top="0in" fo:padding-bottom="0in" fo:border-left="0.75pt solid #666666" fo:border-right="0.75pt solid #666666" fo:border-top="none" fo:border-bottom="0.75pt solid #666666"/>
    </style:style>
    <style:style style:name="Table38.B11" style:family="table-cell">
      <style:table-cell-properties fo:padding-left="0.0049in" fo:padding-right="0.0049in" fo:padding-top="0in" fo:padding-bottom="0in" fo:border-left="none" fo:border-right="none" fo:border-top="none" fo:border-bottom="0.75pt solid #666666"/>
    </style:style>
    <style:style style:name="Table38.C11" style:family="table-cell">
      <style:table-cell-properties fo:padding-left="0.0049in" fo:padding-right="0.0049in" fo:padding-top="0in" fo:padding-bottom="0in" fo:border-left="none" fo:border-right="none" fo:border-top="none" fo:border-bottom="0.75pt solid #666666"/>
    </style:style>
    <style:style style:name="Table38.D11"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33.5" style:family="table-row">
      <style:table-row-properties style:min-row-height="0.2771in"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8" style:family="table">
      <style:table-properties style:width="3.6903in" fo:margin-left="-0.0007in" fo:margin-top="0.0799in" fo:margin-bottom="0.0799in" table:align="left" style:may-break-between-rows="false" style:writing-mode="lr-tb"/>
    </style:style>
    <style:style style:name="Table48.A" style:family="table-column">
      <style:table-column-properties style:column-width="3.6903in"/>
    </style:style>
    <style:style style:name="Table48.1" style:family="table-row">
      <style:table-row-properties fo:keep-together="auto"/>
    </style:style>
    <style:style style:name="Table48.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1.4" style:family="table-row">
      <style:table-row-properties fo:keep-together="auto"/>
    </style:style>
    <style:style style:name="Table11.A4" style:family="table-cell">
      <style:table-cell-properties fo:padding-left="0.0049in" fo:padding-right="0.0049in" fo:padding-top="0in" fo:padding-bottom="0in" fo:border-left="0.75pt solid #666666" fo:border-right="0.75pt solid #666666" fo:border-top="none" fo:border-bottom="0.75pt solid #666666"/>
    </style:style>
    <style:style style:name="Table11.B4" style:family="table-cell">
      <style:table-cell-properties fo:padding-left="0.0049in" fo:padding-right="0.0049in" fo:padding-top="0in" fo:padding-bottom="0in" fo:border-left="none" fo:border-right="none" fo:border-top="none" fo:border-bottom="0.75pt solid #666666"/>
    </style:style>
    <style:style style:name="Table11.C4" style:family="table-cell">
      <style:table-cell-properties fo:padding-left="0.0049in" fo:padding-right="0.0049in" fo:padding-top="0in" fo:padding-bottom="0in" fo:border-left="none" fo:border-right="0.75pt solid #666666" fo:border-top="none" fo:border-bottom="0.75pt solid #666666"/>
    </style:style>
    <style:style style:name="Table11.5" style:family="table-row">
      <style:table-row-properties fo:keep-together="auto"/>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4" style:family="table">
      <style:table-properties style:width="3.6285in" fo:margin-left="-0.0007in" fo:margin-top="0in" fo:margin-bottom="0in" fo:break-after="column" table:align="left" style:may-break-between-rows="false" style:writing-mode="lr-tb"/>
    </style:style>
    <style:style style:name="Table24.A" style:family="table-column">
      <style:table-column-properties style:column-width="3.6285in"/>
    </style:style>
    <style:style style:name="Table24.1" style:family="table-row">
      <style:table-row-properties style:min-row-height="1.6236in"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in" table:align="left" style:writing-mode="lr-tb"/>
    </style:style>
    <style:style style:name="Table25.A" style:family="table-column">
      <style:table-column-properties style:column-width="3.6875in"/>
    </style:style>
    <style:style style:name="Table25.1" style:family="table-row">
      <style:table-row-properties fo:keep-together="auto"/>
    </style:style>
    <style:style style:name="Table25.A1" style:family="table-cell">
      <style:table-cell-properties fo:padding="0.0694in" fo:border="1pt solid #980000"/>
    </style:style>
    <style:style style:name="Table26" style:family="table">
      <style:table-properties style:width="3.6875in" fo:margin-left="-0.0007in" fo:margin-top="0in" fo:margin-bottom="0.0799in" table:align="left" style:may-break-between-rows="false" style:writing-mode="lr-tb"/>
    </style:style>
    <style:style style:name="Table26.A" style:family="table-column">
      <style:table-column-properties style:column-width="3.6875in"/>
    </style:style>
    <style:style style:name="Table26.1" style:family="table-row">
      <style:table-row-properties style:min-row-height="4.0625in" fo:keep-together="auto"/>
    </style:style>
    <style:style style:name="Table26.A1" style:family="table-cell">
      <style:table-cell-properties fo:padding="0.0694in" fo:border="1pt solid #980000"/>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16" style:family="table">
      <style:table-properties style:width="2.6736in" fo:margin-top="0in" fo:margin-bottom="0in" table:align="center" fo:background-color="transparent" style:may-break-between-rows="false" style:writing-mode="lr-tb">
        <style:background-image/>
      </style:table-properties>
    </style:style>
    <style:style style:name="Table16.A" style:family="table-column">
      <style:table-column-properties style:column-width="0.3042in"/>
    </style:style>
    <style:style style:name="Table16.B" style:family="table-column">
      <style:table-column-properties style:column-width="1.25in"/>
    </style:style>
    <style:style style:name="Table16.C" style:family="table-column">
      <style:table-column-properties style:column-width="0.2431in"/>
    </style:style>
    <style:style style:name="Table16.D" style:family="table-column">
      <style:table-column-properties style:column-width="0.8764in"/>
    </style:style>
    <style:style style:name="Table16.1" style:family="table-row">
      <style:table-row-properties fo:keep-together="auto"/>
    </style:style>
    <style:style style:name="Table16.A1" style:family="table-cell">
      <style:table-cell-properties fo:background-color="#b2b2b2" fo:padding-left="0.0049in" fo:padding-right="0.0049in" fo:padding-top="0in" fo:padding-bottom="0in" fo:border="0.75pt solid #666666">
        <style:background-image/>
      </style:table-cell-properties>
    </style:style>
    <style:style style:name="Table16.A2" style:family="table-cell">
      <style:table-cell-properties fo:padding-left="0.0049in" fo:padding-right="0.0049in" fo:padding-top="0in" fo:padding-bottom="0in" fo:border-left="0.75pt solid #666666" fo:border-right="0.75pt solid #666666" fo:border-top="none" fo:border-bottom="0.75pt solid #666666"/>
    </style:style>
    <style:style style:name="Table16.B2" style:family="table-cell">
      <style:table-cell-properties fo:padding-left="0.0049in" fo:padding-right="0.0049in" fo:padding-top="0in" fo:padding-bottom="0in" fo:border-left="0.75pt solid #666666" fo:border-right="none" fo:border-top="none" fo:border-bottom="0.75pt solid #666666"/>
    </style:style>
    <style:style style:name="Table16.C2" style:family="table-cell">
      <style:table-cell-properties fo:padding-left="0.0049in" fo:padding-right="0.0049in" fo:padding-top="0in" fo:padding-bottom="0in" fo:border-left="0.75pt solid #666666" fo:border-right="none" fo:border-top="none" fo:border-bottom="0.75pt solid #666666"/>
    </style:style>
    <style:style style:name="Table16.D2" style:family="table-cell">
      <style:table-cell-properties fo:padding-left="0.0049in" fo:padding-right="0.0049in" fo:padding-top="0in" fo:padding-bottom="0in" fo:border-left="0.75pt solid #666666" fo:border-right="0.75pt solid #666666" fo:border-top="none" fo:border-bottom="0.75pt solid #666666"/>
    </style:style>
    <style:style style:name="Table1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6.B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6.4" style:family="table-row">
      <style:table-row-properties fo:background-color="transparent" fo:keep-together="auto">
        <style:background-image/>
      </style:table-row-properties>
    </style:style>
    <style:style style:name="Table16.A4" style:family="table-cell">
      <style:table-cell-properties fo:padding-left="0.0049in" fo:padding-right="0.0049in" fo:padding-top="0in" fo:padding-bottom="0in" fo:border-left="0.75pt solid #666666" fo:border-right="0.75pt solid #666666" fo:border-top="none" fo:border-bottom="0.75pt solid #666666"/>
    </style:style>
    <style:style style:name="Table16.B4" style:family="table-cell">
      <style:table-cell-properties fo:padding-left="0.0049in" fo:padding-right="0.0049in" fo:padding-top="0in" fo:padding-bottom="0in" fo:border-left="0.75pt solid #666666" fo:border-right="none" fo:border-top="none" fo:border-bottom="0.75pt solid #666666"/>
    </style:style>
    <style:style style:name="Table16.C4" style:family="table-cell">
      <style:table-cell-properties fo:padding-left="0.0049in" fo:padding-right="0.0049in" fo:padding-top="0in" fo:padding-bottom="0in" fo:border-left="0.75pt solid #666666" fo:border-right="none" fo:border-top="none" fo:border-bottom="0.75pt solid #666666"/>
    </style:style>
    <style:style style:name="Table16.D4" style:family="table-cell">
      <style:table-cell-properties fo:padding-left="0.0049in" fo:padding-right="0.0049in" fo:padding-top="0in" fo:padding-bottom="0in" fo:border-left="0.75pt solid #666666" fo:border-right="0.75pt solid #666666" fo:border-top="none" fo:border-bottom="0.75pt solid #666666"/>
    </style:style>
    <style:style style:name="Table16.6" style:family="table-row">
      <style:table-row-properties style:min-row-height="0.2944in" fo:keep-together="auto"/>
    </style:style>
    <style:style style:name="Table16.A6" style:family="table-cell">
      <style:table-cell-properties fo:padding-left="0.0049in" fo:padding-right="0.0049in" fo:padding-top="0in" fo:padding-bottom="0in" fo:border-left="0.75pt solid #666666" fo:border-right="0.75pt solid #666666" fo:border-top="none" fo:border-bottom="0.75pt solid #666666"/>
    </style:style>
    <style:style style:name="Table16.B6" style:family="table-cell">
      <style:table-cell-properties fo:padding-left="0.0049in" fo:padding-right="0.0049in" fo:padding-top="0in" fo:padding-bottom="0in" fo:border-left="0.75pt solid #666666" fo:border-right="none" fo:border-top="none" fo:border-bottom="0.75pt solid #666666"/>
    </style:style>
    <style:style style:name="Table16.C6" style:family="table-cell">
      <style:table-cell-properties fo:padding-left="0.0049in" fo:padding-right="0.0049in" fo:padding-top="0in" fo:padding-bottom="0in" fo:border-left="0.75pt solid #666666" fo:border-right="none" fo:border-top="none" fo:border-bottom="0.75pt solid #666666"/>
    </style:style>
    <style:style style:name="Table16.D6" style:family="table-cell">
      <style:table-cell-properties fo:padding-left="0.0049in" fo:padding-right="0.0049in" fo:padding-top="0in" fo:padding-bottom="0in" fo:border-left="0.75pt solid #666666" fo:border-right="0.75pt solid #666666" fo:border-top="none" fo:border-bottom="0.75pt solid #666666"/>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4"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before="auto" fo:break-after="auto"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19" style:family="table">
      <style:table-properties style:width="3.6875in" fo:margin-left="-0.0007in" fo:margin-top="0in" fo:margin-bottom="0.0799in" table:align="left" style:may-break-between-rows="false" style:writing-mode="lr-tb"/>
    </style:style>
    <style:style style:name="Table19.A" style:family="table-column">
      <style:table-column-properties style:column-width="3.6875in"/>
    </style:style>
    <style:style style:name="Table19.1" style:family="table-row">
      <style:table-row-properties fo:keep-together="auto"/>
    </style:style>
    <style:style style:name="Table1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4" style:family="table-row">
      <style:table-row-properties fo:background-color="transparent" fo:keep-together="auto">
        <style:background-image/>
      </style:table-row-properties>
    </style:style>
    <style:style style:name="Table36.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B4" style:family="table-cell">
      <style:table-cell-properties style:vertical-align="" fo:background-color="transparent" fo:padding-left="0.0049in" fo:padding-right="0.0049in" fo:padding-top="0in" fo:padding-bottom="0in" fo:border-left="none" fo:border-right="none" fo:border-top="none" fo:border-bottom="0.75pt solid #666666" style:writing-mode="lr-tb">
        <style:background-image/>
      </style:table-cell-properties>
    </style:style>
    <style:style style:name="Table36.C4" style:family="table-cell">
      <style:table-cell-properties style:vertical-align="" fo:background-color="transparent"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36.A6" style:family="table-cell">
      <style:table-cell-properties fo:padding-left="0.0049in" fo:padding-right="0.0049in" fo:padding-top="0in" fo:padding-bottom="0in" fo:border-left="0.75pt solid #666666" fo:border-right="0.75pt solid #666666" fo:border-top="none" fo:border-bottom="0.75pt solid #666666"/>
    </style:style>
    <style:style style:name="Table36.B6" style:family="table-cell">
      <style:table-cell-properties fo:padding-left="0.0049in" fo:padding-right="0.0049in" fo:padding-top="0in" fo:padding-bottom="0in" fo:border-left="none" fo:border-right="0.75pt solid #666666" fo:border-top="none" fo:border-bottom="0.75pt solid #666666"/>
    </style:style>
    <style:style style:name="Table36.C6" style:family="table-cell">
      <style:table-cell-properties fo:padding-left="0.0049in" fo:padding-right="0.0049in" fo:padding-top="0in" fo:padding-bottom="0in" fo:border-left="none" fo:border-right="0.75pt solid #666666" fo:border-top="none" fo:border-bottom="0.75pt solid #666666"/>
    </style:style>
    <style:style style:name="Table36.7" style:family="table-row">
      <style:table-row-properties style:min-row-height="0.459in" fo:keep-together="auto"/>
    </style:style>
    <style:style style:name="Table36.8" style:family="table-row">
      <style:table-row-properties style:min-row-height="0.1931in" fo:keep-together="auto"/>
    </style:style>
    <style:style style:name="Table36.A8" style:family="table-cell">
      <style:table-cell-properties fo:padding-left="0.0049in" fo:padding-right="0.0049in" fo:padding-top="0in" fo:padding-bottom="0in" fo:border-left="0.75pt solid #666666" fo:border-right="0.75pt solid #666666" fo:border-top="none" fo:border-bottom="0.75pt solid #666666"/>
    </style:style>
    <style:style style:name="Table36.B8" style:family="table-cell">
      <style:table-cell-properties fo:padding-left="0.0049in" fo:padding-right="0.0049in" fo:padding-top="0in" fo:padding-bottom="0in" fo:border-left="none" fo:border-right="0.75pt solid #666666" fo:border-top="none" fo:border-bottom="0.75pt solid #666666"/>
    </style:style>
    <style:style style:name="Table36.C8" style:family="table-cell">
      <style:table-cell-properties fo:padding-left="0.0049in" fo:padding-right="0.0049in" fo:padding-top="0in" fo:padding-bottom="0in" fo:border-left="none" fo:border-right="0.75pt solid #666666" fo:border-top="none" fo:border-bottom="0.75pt solid #666666"/>
    </style:style>
    <style:style style:name="Table36.9" style:family="table-row">
      <style:table-row-properties style:min-row-height="0.1931in" fo:background-color="transparent" fo:keep-together="auto">
        <style:background-image/>
      </style:table-row-properties>
    </style:style>
    <style:style style:name="Table36.A9"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9"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C10"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1"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1"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3" style:family="table">
      <style:table-properties style:width="3.6875in" fo:margin-left="-0.0007in" fo:margin-top="0in" fo:margin-bottom="0.0799in" table:align="left" style:may-break-between-rows="false" style:writing-mode="lr-tb"/>
    </style:style>
    <style:style style:name="Table53.A" style:family="table-column">
      <style:table-column-properties style:column-width="3.6875in"/>
    </style:style>
    <style:style style:name="Table53.1" style:family="table-row">
      <style:table-row-properties fo:keep-together="auto"/>
    </style:style>
    <style:style style:name="Table53.A1" style:family="table-cell">
      <style:table-cell-properties fo:padding="0.0694in" fo:border="1pt solid #980000"/>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ArmorTable"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ArmorTable.A" style:family="table-column">
      <style:table-column-properties style:column-width="0.9243in"/>
    </style:style>
    <style:style style:name="ArmorTable.B" style:family="table-column">
      <style:table-column-properties style:column-width="1.2472in"/>
    </style:style>
    <style:style style:name="ArmorTable.C" style:family="table-column">
      <style:table-column-properties style:column-width="1.4868in"/>
    </style:style>
    <style:style style:name="ArmorTable.1" style:family="table-row">
      <style:table-row-properties fo:background-color="transparent" fo:keep-together="auto">
        <style:background-image/>
      </style:table-row-properties>
    </style:style>
    <style:style style:name="ArmorTable.A1" style:family="table-cell">
      <style:table-cell-properties fo:background-color="#b2b2b2" fo:padding-left="0.0049in" fo:padding-right="0.0049in" fo:padding-top="0in" fo:padding-bottom="0in" fo:border="0.75pt solid #666666">
        <style:background-image/>
      </style:table-cell-properties>
    </style:style>
    <style:style style:name="ArmorTable.2" style:family="table-row">
      <style:table-row-properties fo:keep-together="auto"/>
    </style:style>
    <style:style style:name="ArmorTable.A2" style:family="table-cell">
      <style:table-cell-properties fo:padding-left="0.0049in" fo:padding-right="0.0049in" fo:padding-top="0in" fo:padding-bottom="0in" fo:border-left="0.75pt solid #666666" fo:border-right="0.75pt solid #666666" fo:border-top="none" fo:border-bottom="0.75pt solid #666666"/>
    </style:style>
    <style:style style:name="ArmorTable.B2" style:family="table-cell">
      <style:table-cell-properties fo:padding-left="0.0049in" fo:padding-right="0.0049in" fo:padding-top="0in" fo:padding-bottom="0in" fo:border-left="none" fo:border-right="none" fo:border-top="none" fo:border-bottom="0.75pt solid #666666"/>
    </style:style>
    <style:style style:name="ArmorTable.C2" style:family="table-cell">
      <style:table-cell-properties fo:padding-left="0.0049in" fo:padding-right="0.0049in" fo:padding-top="0in" fo:padding-bottom="0in" fo:border-left="none" fo:border-right="0.75pt solid #666666" fo:border-top="none" fo:border-bottom="0.75pt solid #666666"/>
    </style:style>
    <style:style style:name="ArmorTable.3" style:family="table-row">
      <style:table-row-properties fo:keep-together="auto"/>
    </style:style>
    <style:style style:name="Armor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Armor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ArmorTable.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ArmorTable.4" style:family="table-row">
      <style:table-row-properties fo:keep-together="auto"/>
    </style:style>
    <style:style style:name="ArmorTable.A4" style:family="table-cell">
      <style:table-cell-properties fo:padding-left="0.0049in" fo:padding-right="0.0049in" fo:padding-top="0in" fo:padding-bottom="0in" fo:border-left="0.75pt solid #666666" fo:border-right="0.75pt solid #666666" fo:border-top="none" fo:border-bottom="0.75pt solid #666666"/>
    </style:style>
    <style:style style:name="ArmorTable.B4" style:family="table-cell">
      <style:table-cell-properties fo:padding-left="0.0049in" fo:padding-right="0.0049in" fo:padding-top="0in" fo:padding-bottom="0in" fo:border-left="none" fo:border-right="none" fo:border-top="none" fo:border-bottom="0.75pt solid #666666"/>
    </style:style>
    <style:style style:name="ArmorTable.C4" style:family="table-cell">
      <style:table-cell-properties fo:padding-left="0.0049in" fo:padding-right="0.0049in" fo:padding-top="0in" fo:padding-bottom="0in" fo:border-left="none" fo:border-right="0.75pt solid #666666" fo:border-top="none" fo:border-bottom="0.75pt solid #666666"/>
    </style:style>
    <style:style style:name="ArmorTable.5" style:family="table-row">
      <style:table-row-properties fo:keep-together="auto"/>
    </style:style>
    <style:style style:name="ArmorTable.A6" style:family="table-cell">
      <style:table-cell-properties fo:padding-left="0.0049in" fo:padding-right="0.0049in" fo:padding-top="0in" fo:padding-bottom="0in" fo:border-left="0.75pt solid #666666" fo:border-right="0.75pt solid #666666" fo:border-top="none" fo:border-bottom="0.75pt solid #666666"/>
    </style:style>
    <style:style style:name="ArmorTable.B6" style:family="table-cell">
      <style:table-cell-properties fo:padding-left="0.0049in" fo:padding-right="0.0049in" fo:padding-top="0in" fo:padding-bottom="0in" fo:border-left="none" fo:border-right="none" fo:border-top="none" fo:border-bottom="0.75pt solid #666666"/>
    </style:style>
    <style:style style:name="ArmorTable.C6" style:family="table-cell">
      <style:table-cell-properties fo:padding-left="0.0049in" fo:padding-right="0.0049in" fo:padding-top="0in" fo:padding-bottom="0in" fo:border-left="none" fo:border-right="0.75pt solid #666666" fo:border-top="none" fo:border-bottom="0.75pt solid #666666"/>
    </style:style>
    <style:style style:name="WeaponTable" style:family="table">
      <style:table-properties style:width="3.6549in" fo:margin-left="-0.0083in" fo:margin-top="0in" fo:margin-bottom="0.0799in" table:align="left" fo:background-color="transparent" style:may-break-between-rows="false" style:writing-mode="lr-tb">
        <style:background-image/>
      </style:table-properties>
    </style:style>
    <style:style style:name="WeaponTable.A" style:family="table-column">
      <style:table-column-properties style:column-width="0.6861in"/>
    </style:style>
    <style:style style:name="WeaponTable.B" style:family="table-column">
      <style:table-column-properties style:column-width="0.6917in"/>
    </style:style>
    <style:style style:name="WeaponTable.C" style:family="table-column">
      <style:table-column-properties style:column-width="0.9313in"/>
    </style:style>
    <style:style style:name="WeaponTable.D" style:family="table-column">
      <style:table-column-properties style:column-width="1.3458in"/>
    </style:style>
    <style:style style:name="WeaponTable.1" style:family="table-row">
      <style:table-row-properties fo:background-color="transparent" fo:keep-together="auto">
        <style:background-image/>
      </style:table-row-properties>
    </style:style>
    <style:style style:name="WeaponTable.A1" style:family="table-cell">
      <style:table-cell-properties fo:background-color="#b2b2b2" fo:padding-left="0.0049in" fo:padding-right="0.0049in" fo:padding-top="0in" fo:padding-bottom="0in" fo:border="0.75pt solid #666666">
        <style:background-image/>
      </style:table-cell-properties>
    </style:style>
    <style:style style:name="WeaponTable.2" style:family="table-row">
      <style:table-row-properties fo:keep-together="auto"/>
    </style:style>
    <style:style style:name="WeaponTable.A2"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2" style:family="table-cell">
      <style:table-cell-properties fo:padding-left="0.0049in" fo:padding-right="0.0049in" fo:padding-top="0in" fo:padding-bottom="0in" fo:border-left="none" fo:border-right="none" fo:border-top="none" fo:border-bottom="0.75pt solid #666666"/>
    </style:style>
    <style:style style:name="WeaponTable.C2" style:family="table-cell">
      <style:table-cell-properties fo:padding-left="0.0049in" fo:padding-right="0.0049in" fo:padding-top="0in" fo:padding-bottom="0in" fo:border-left="none" fo:border-right="none" fo:border-top="none" fo:border-bottom="0.75pt solid #666666"/>
    </style:style>
    <style:style style:name="WeaponTable.D2" style:family="table-cell">
      <style:table-cell-properties fo:padding-left="0.0049in" fo:padding-right="0.0049in" fo:padding-top="0in" fo:padding-bottom="0in" fo:border-left="none" fo:border-right="0.75pt solid #666666" fo:border-top="none" fo:border-bottom="0.75pt solid #666666"/>
    </style:style>
    <style:style style:name="WeaponTable.3" style:family="table-row">
      <style:table-row-properties fo:keep-together="auto"/>
    </style:style>
    <style:style style:name="Weapon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Weapon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WeaponTable.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WeaponTable.4" style:family="table-row">
      <style:table-row-properties fo:keep-together="auto"/>
    </style:style>
    <style:style style:name="WeaponTable.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WeaponTable.5" style:family="table-row">
      <style:table-row-properties fo:keep-together="auto"/>
    </style:style>
    <style:style style:name="WeaponTable.A5"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5" style:family="table-cell">
      <style:table-cell-properties fo:padding-left="0.0049in" fo:padding-right="0.0049in" fo:padding-top="0in" fo:padding-bottom="0in" fo:border-left="none" fo:border-right="none" fo:border-top="none" fo:border-bottom="0.75pt solid #666666"/>
    </style:style>
    <style:style style:name="WeaponTable.C5" style:family="table-cell">
      <style:table-cell-properties fo:padding-left="0.0049in" fo:padding-right="0.0049in" fo:padding-top="0in" fo:padding-bottom="0in" fo:border-left="none" fo:border-right="none" fo:border-top="none" fo:border-bottom="0.75pt solid #666666"/>
    </style:style>
    <style:style style:name="WeaponTable.D5" style:family="table-cell">
      <style:table-cell-properties fo:padding-left="0.0049in" fo:padding-right="0.0049in" fo:padding-top="0in" fo:padding-bottom="0in" fo:border-left="none" fo:border-right="0.75pt solid #666666" fo:border-top="none" fo:border-bottom="0.75pt solid #666666"/>
    </style:style>
    <style:style style:name="WeaponTable.6" style:family="table-row">
      <style:table-row-properties fo:keep-together="auto"/>
    </style:style>
    <style:style style:name="WeaponTable.A7"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7" style:family="table-cell">
      <style:table-cell-properties fo:padding-left="0.0049in" fo:padding-right="0.0049in" fo:padding-top="0in" fo:padding-bottom="0in" fo:border-left="none" fo:border-right="none" fo:border-top="none" fo:border-bottom="0.75pt solid #666666"/>
    </style:style>
    <style:style style:name="WeaponTable.C7" style:family="table-cell">
      <style:table-cell-properties fo:padding-left="0.0049in" fo:padding-right="0.0049in" fo:padding-top="0in" fo:padding-bottom="0in" fo:border-left="none" fo:border-right="none" fo:border-top="none" fo:border-bottom="0.75pt solid #666666"/>
    </style:style>
    <style:style style:name="WeaponTable.D7" style:family="table-cell">
      <style:table-cell-properties fo:padding-left="0.0049in" fo:padding-right="0.0049in" fo:padding-top="0in" fo:padding-bottom="0in" fo:border-left="none" fo:border-right="0.75pt solid #666666" fo:border-top="none" fo:border-bottom="0.75pt solid #666666"/>
    </style:style>
    <style:style style:name="WeaponTable.A8" style:family="table-cell">
      <style:table-cell-properties fo:padding-left="0.0049in" fo:padding-right="0.0049in" fo:padding-top="0in" fo:padding-bottom="0in" fo:border-left="0.75pt solid #666666" fo:border-right="0.75pt solid #666666" fo:border-top="none" fo:border-bottom="0.75pt solid #666666"/>
    </style:style>
    <style:style style:name="WeaponTable.A9"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9" style:family="table-cell">
      <style:table-cell-properties fo:padding-left="0.0049in" fo:padding-right="0.0049in" fo:padding-top="0in" fo:padding-bottom="0in" fo:border-left="none" fo:border-right="none" fo:border-top="none" fo:border-bottom="0.75pt solid #666666"/>
    </style:style>
    <style:style style:name="WeaponTable.C9" style:family="table-cell">
      <style:table-cell-properties fo:padding-left="0.0049in" fo:padding-right="0.0049in" fo:padding-top="0in" fo:padding-bottom="0in" fo:border-left="none" fo:border-right="none" fo:border-top="none" fo:border-bottom="0.75pt solid #666666"/>
    </style:style>
    <style:style style:name="WeaponTable.D9" style:family="table-cell">
      <style:table-cell-properties fo:padding-left="0.0049in" fo:padding-right="0.0049in" fo:padding-top="0in" fo:padding-bottom="0in" fo:border-left="none" fo:border-right="0.75pt solid #666666" fo:border-top="none" fo:border-bottom="0.75pt solid #666666"/>
    </style:style>
    <style:style style:name="WeaponTable.A10"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10" style:family="table-cell">
      <style:table-cell-properties fo:padding-left="0.0049in" fo:padding-right="0.0049in" fo:padding-top="0in" fo:padding-bottom="0in" fo:border-left="none" fo:border-right="none" fo:border-top="none" fo:border-bottom="0.75pt solid #666666"/>
    </style:style>
    <style:style style:name="WeaponTable.C10" style:family="table-cell">
      <style:table-cell-properties fo:padding-left="0.0049in" fo:padding-right="0.0049in" fo:padding-top="0in" fo:padding-bottom="0in" fo:border-left="none" fo:border-right="none" fo:border-top="none" fo:border-bottom="0.75pt solid #666666"/>
    </style:style>
    <style:style style:name="WeaponTable.D10" style:family="table-cell">
      <style:table-cell-properties fo:padding-left="0.0049in" fo:padding-right="0.0049in" fo:padding-top="0in" fo:padding-bottom="0in" fo:border-left="none" fo:border-right="0.75pt solid #666666" fo:border-top="none" fo:border-bottom="0.75pt solid #666666"/>
    </style:style>
    <style:style style:name="WeaponTable.A11"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11" style:family="table-cell">
      <style:table-cell-properties fo:padding-left="0.0049in" fo:padding-right="0.0049in" fo:padding-top="0in" fo:padding-bottom="0in" fo:border-left="none" fo:border-right="none" fo:border-top="none" fo:border-bottom="0.75pt solid #666666"/>
    </style:style>
    <style:style style:name="WeaponTable.C11" style:family="table-cell">
      <style:table-cell-properties fo:padding-left="0.0049in" fo:padding-right="0.0049in" fo:padding-top="0in" fo:padding-bottom="0in" fo:border-left="none" fo:border-right="none" fo:border-top="none" fo:border-bottom="0.75pt solid #666666"/>
    </style:style>
    <style:style style:name="WeaponTable.D11" style:family="table-cell">
      <style:table-cell-properties fo:padding-left="0.0049in" fo:padding-right="0.0049in" fo:padding-top="0in" fo:padding-bottom="0in" fo:border-left="none" fo:border-right="0.75pt solid #666666" fo:border-top="none" fo:border-bottom="0.75pt solid #666666"/>
    </style:style>
    <style:style style:name="Table55" style:family="table">
      <style:table-properties style:width="3.65in" fo:margin-top="0in" fo:margin-bottom="0.0799in" table:align="margins" style:may-break-between-rows="true" style:writing-mode="lr-tb" table:border-model="collapsing"/>
    </style:style>
    <style:style style:name="Table55.A" style:family="table-column">
      <style:table-column-properties style:column-width="1.0028in" style:rel-column-width="18004*"/>
    </style:style>
    <style:style style:name="Table55.B" style:family="table-column">
      <style:table-column-properties style:column-width="0.6222in" style:rel-column-width="11171*"/>
    </style:style>
    <style:style style:name="Table55.C" style:family="table-column">
      <style:table-column-properties style:column-width="2.025in" style:rel-column-width="36360*"/>
    </style:style>
    <style:style style:name="Table55.1" style:family="table-row">
      <style:table-row-properties fo:keep-together="auto"/>
    </style:style>
    <style:style style:name="Table55.A1" style:family="table-cell">
      <style:table-cell-properties fo:background-color="#b2b2b2" fo:padding="0in" fo:border="0.75pt solid #666666" style:writing-mode="page">
        <style:background-image/>
      </style:table-cell-properties>
    </style:style>
    <style:style style:name="Table5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5.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5.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5.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3" style:family="paragraph" style:parent-style-name="Exalted">
      <style:paragraph-properties fo:margin-top="0in" fo:margin-bottom="0in" style:contextual-spacing="false" fo:line-height="100%"/>
      <style:text-properties fo:language="en" fo:country="US" officeooo:paragraph-rsid="01bf27c9"/>
    </style:style>
    <style:style style:name="P4" style:family="paragraph" style:parent-style-name="Exalted">
      <style:paragraph-properties fo:margin-top="0in" fo:margin-bottom="0.139in" style:contextual-spacing="false" fo:line-height="100%"/>
      <style:text-properties fo:language="en" fo:country="US" officeooo:paragraph-rsid="02142f2b"/>
    </style:style>
    <style:style style:name="P5" style:family="paragraph" style:parent-style-name="Exalted">
      <style:paragraph-properties fo:line-height="100%"/>
      <style:text-properties fo:language="en" fo:country="US" officeooo:paragraph-rsid="02142f2b"/>
    </style:style>
    <style:style style:name="P6" style:family="paragraph" style:parent-style-name="Exalted">
      <style:paragraph-properties fo:margin-top="0in" fo:margin-bottom="0.0555in" style:contextual-spacing="false" fo:line-height="100%"/>
      <style:text-properties fo:language="en" fo:country="US" officeooo:paragraph-rsid="027e0a4e"/>
    </style:style>
    <style:style style:name="P7" style:family="paragraph" style:parent-style-name="Exalted">
      <style:paragraph-properties fo:margin-top="0in" fo:margin-bottom="0.139in" style:contextual-spacing="false" fo:line-height="100%"/>
      <style:text-properties fo:language="en" fo:country="US" officeooo:paragraph-rsid="03a7b523"/>
    </style:style>
    <style:style style:name="P8" style:family="paragraph" style:parent-style-name="Exalted">
      <style:paragraph-properties fo:margin-top="0in" fo:margin-bottom="0in" style:contextual-spacing="false" fo:line-height="100%" fo:orphans="0" fo:widows="0"/>
      <style:text-properties fo:language="en" fo:country="US" officeooo:paragraph-rsid="03a7b523"/>
    </style:style>
    <style:style style:name="P9" style:family="paragraph" style:parent-style-name="Exalted">
      <style:paragraph-properties fo:margin-top="0in" fo:margin-bottom="0in" style:contextual-spacing="false" fo:line-height="100%" fo:orphans="0" fo:widows="0"/>
      <style:text-properties fo:language="en" fo:country="US" officeooo:paragraph-rsid="03aa0926"/>
    </style:style>
    <style:style style:name="P10" style:family="paragraph" style:parent-style-name="Exalted">
      <style:paragraph-properties fo:margin-top="0in" fo:margin-bottom="0.1in" style:contextual-spacing="false" fo:text-align="end" style:justify-single-word="false"/>
      <style:text-properties fo:language="en" fo:country="US"/>
    </style:style>
    <style:style style:name="P11" style:family="paragraph" style:parent-style-name="Exalted">
      <style:text-properties fo:language="en" fo:country="US"/>
    </style:style>
    <style:style style:name="P12" style:family="paragraph" style:parent-style-name="Exalted">
      <style:text-properties fo:language="en" fo:country="US" officeooo:paragraph-rsid="00cf5781"/>
    </style:style>
    <style:style style:name="P13" style:family="paragraph" style:parent-style-name="Exalted_20_Example">
      <style:text-properties fo:language="en" fo:country="US" officeooo:paragraph-rsid="00cf5781"/>
    </style:style>
    <style:style style:name="P14" style:family="paragraph" style:parent-style-name="Exalted">
      <style:text-properties fo:language="en" fo:country="US" fo:font-weight="bold" officeooo:paragraph-rsid="00da89f6" style:font-weight-asian="bold" style:font-weight-complex="bold"/>
    </style:style>
    <style:style style:name="P15" style:family="paragraph" style:parent-style-name="Exalted">
      <style:text-properties fo:language="en" fo:country="US" fo:font-weight="bold" officeooo:rsid="020c829b" officeooo:paragraph-rsid="020c829b" style:font-weight-asian="bold" style:font-weight-complex="bold"/>
    </style:style>
    <style:style style:name="P16" style:family="paragraph" style:parent-style-name="Exalted_20_Example">
      <style:text-properties fo:language="en" fo:country="US" fo:font-weight="bold" officeooo:rsid="02869452" officeooo:paragraph-rsid="02869452" style:font-weight-asian="bold" style:font-weight-complex="bold"/>
    </style:style>
    <style:style style:name="P17" style:family="paragraph" style:parent-style-name="Table_20_Contents">
      <style:paragraph-properties fo:text-align="center" style:justify-single-word="false"/>
      <style:text-properties fo:language="en" fo:country="US" fo:font-weight="bold" style:font-weight-asian="bold" style:font-weight-complex="bold"/>
    </style:style>
    <style:style style:name="P18" style:family="paragraph" style:parent-style-name="Table_20_Contents">
      <style:text-properties fo:language="en" fo:country="US" fo:font-weight="bold" style:font-weight-asian="bold" style:font-weight-complex="bold"/>
    </style:style>
    <style:style style:name="P19" style:family="paragraph" style:parent-style-name="Table_20_Contents">
      <style:text-properties fo:language="en" fo:country="US" fo:font-weight="bold" officeooo:paragraph-rsid="00cc6290" style:font-weight-asian="bold" style:font-weight-complex="bold"/>
    </style:style>
    <style:style style:name="P20"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21" style:family="paragraph" style:parent-style-name="Exalted">
      <style:text-properties fo:language="en" fo:country="US" fo:font-weight="bold" officeooo:paragraph-rsid="03a7b523" style:font-weight-asian="bold" style:font-weight-complex="bold"/>
    </style:style>
    <style:style style:name="P22" style:family="paragraph" style:parent-style-name="Exalted">
      <style:paragraph-properties fo:margin-top="0in" fo:margin-bottom="0in" style:contextual-spacing="false" fo:line-height="100%" fo:orphans="0" fo:widows="0"/>
      <style:text-properties fo:language="en" fo:country="US" fo:font-weight="bold" officeooo:paragraph-rsid="03aa0926" style:font-weight-asian="bold"/>
    </style:style>
    <style:style style:name="P23" style:family="paragraph" style:parent-style-name="Exalted">
      <style:text-properties fo:language="en" fo:country="US" officeooo:paragraph-rsid="002d8637"/>
    </style:style>
    <style:style style:name="P24"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25"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6" style:family="paragraph" style:parent-style-name="Exalted">
      <style:text-properties fo:language="en" fo:country="US" fo:font-weight="normal" officeooo:rsid="01bf27c9" officeooo:paragraph-rsid="01d12445" style:font-weight-asian="normal" style:font-weight-complex="normal"/>
    </style:style>
    <style:style style:name="P27" style:family="paragraph" style:parent-style-name="Exalted">
      <style:text-properties fo:language="en" fo:country="US" fo:font-weight="normal" officeooo:rsid="00a98c17" officeooo:paragraph-rsid="020c31d3" style:font-weight-asian="normal" style:font-weight-complex="normal"/>
    </style:style>
    <style:style style:name="P28"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9" style:family="paragraph" style:parent-style-name="Exalted">
      <style:text-properties fo:language="en" fo:country="US" fo:font-weight="normal" officeooo:rsid="00bda548" officeooo:paragraph-rsid="00bfb460" style:font-weight-asian="normal" style:font-weight-complex="normal"/>
    </style:style>
    <style:style style:name="P30" style:family="paragraph" style:parent-style-name="Exalted">
      <style:text-properties fo:language="en" fo:country="US" fo:font-weight="normal" officeooo:rsid="00a45f71" officeooo:paragraph-rsid="0258bb2b" style:font-weight-asian="normal" style:font-weight-complex="normal"/>
    </style:style>
    <style:style style:name="P31" style:family="paragraph" style:parent-style-name="Exalted_20_Example">
      <style:text-properties fo:language="en" fo:country="US" fo:font-weight="normal" officeooo:rsid="02869452" officeooo:paragraph-rsid="02869452" style:font-weight-asian="normal" style:font-weight-complex="normal"/>
    </style:style>
    <style:style style:name="P32" style:family="paragraph" style:parent-style-name="Exalted">
      <style:text-properties fo:language="en" fo:country="US" fo:font-weight="normal" officeooo:rsid="024f5df5" officeooo:paragraph-rsid="03a7b523" style:font-weight-asian="normal" style:font-weight-complex="normal"/>
    </style:style>
    <style:style style:name="P33" style:family="paragraph" style:parent-style-name="Table_20_Contents">
      <style:paragraph-properties fo:text-align="center" style:justify-single-word="false"/>
      <style:text-properties fo:language="en" fo:country="US" fo:font-weight="normal" officeooo:rsid="01399717" officeooo:paragraph-rsid="03b13860" style:font-weight-asian="normal" style:font-weight-complex="normal"/>
    </style:style>
    <style:style style:name="P34" style:family="paragraph" style:parent-style-name="Exalted">
      <style:text-properties fo:language="en" fo:country="US" fo:font-weight="normal" officeooo:rsid="03ec26ab" officeooo:paragraph-rsid="03ec26ab" style:font-weight-asian="normal" style:font-weight-complex="normal"/>
    </style:style>
    <style:style style:name="P35" style:family="paragraph" style:parent-style-name="Exalted">
      <style:text-properties fo:language="en" fo:country="US" fo:font-weight="normal" officeooo:rsid="03edbc3e" officeooo:paragraph-rsid="03edbc3e" style:font-weight-asian="normal" style:font-weight-complex="normal"/>
    </style:style>
    <style:style style:name="P36" style:family="paragraph" style:parent-style-name="Exalted">
      <style:text-properties fo:language="en" fo:country="US" officeooo:rsid="0022d796" officeooo:paragraph-rsid="00cf5781"/>
    </style:style>
    <style:style style:name="P37" style:family="paragraph" style:parent-style-name="Exalted">
      <style:text-properties fo:language="en" fo:country="US" officeooo:paragraph-rsid="00dede93"/>
    </style:style>
    <style:style style:name="P38" style:family="paragraph" style:parent-style-name="Exalted">
      <style:text-properties fo:language="en" fo:country="US" officeooo:rsid="00dede93" officeooo:paragraph-rsid="00dede93"/>
    </style:style>
    <style:style style:name="P39" style:family="paragraph" style:parent-style-name="Exalted">
      <style:text-properties fo:language="en" fo:country="US" officeooo:rsid="0029edbe" officeooo:paragraph-rsid="00cf5781"/>
    </style:style>
    <style:style style:name="P40" style:family="paragraph" style:parent-style-name="Exalted">
      <style:text-properties fo:language="en" fo:country="US" officeooo:rsid="00caa840" officeooo:paragraph-rsid="00caa840"/>
    </style:style>
    <style:style style:name="P41" style:family="paragraph" style:parent-style-name="Exalted">
      <style:text-properties fo:language="en" fo:country="US" officeooo:paragraph-rsid="00c2c749"/>
    </style:style>
    <style:style style:name="P42" style:family="paragraph" style:parent-style-name="Exalted">
      <style:text-properties fo:language="en" fo:country="US" officeooo:paragraph-rsid="00ba471b"/>
    </style:style>
    <style:style style:name="P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4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48"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4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5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259f962"/>
    </style:style>
    <style:style style:name="P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59f962"/>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3f092aa"/>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3f092aa"/>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3db3"/>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3db3"/>
    </style:style>
    <style:style style:name="P5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77ec"/>
    </style:style>
    <style:style style:name="P5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77ec"/>
    </style:style>
    <style:style style:name="P5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259f962"/>
    </style:style>
    <style:style style:name="P6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3f092aa"/>
    </style:style>
    <style:style style:name="P6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3db3"/>
    </style:style>
    <style:style style:name="P6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77ec"/>
    </style:style>
    <style:style style:name="P65" style:family="paragraph" style:parent-style-name="Exalted">
      <style:paragraph-properties fo:text-align="center" style:justify-single-word="false"/>
      <style:text-properties fo:language="en" fo:country="US" officeooo:paragraph-rsid="01bf27c9"/>
    </style:style>
    <style:style style:name="P6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67" style:family="paragraph" style:parent-style-name="Table_20_Heading">
      <style:text-properties fo:language="en" fo:country="US" officeooo:rsid="00c2d379" officeooo:paragraph-rsid="00c9cd78"/>
    </style:style>
    <style:style style:name="P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69" style:family="paragraph" style:parent-style-name="Exalted">
      <style:text-properties fo:language="en" fo:country="US" officeooo:paragraph-rsid="01bf27c9"/>
    </style:style>
    <style:style style:name="P70" style:family="paragraph" style:parent-style-name="Sidebar">
      <style:text-properties fo:language="en" fo:country="US" officeooo:paragraph-rsid="01bf27c9"/>
    </style:style>
    <style:style style:name="P71" style:family="paragraph" style:parent-style-name="Textbox_20_Heading">
      <style:text-properties fo:language="en" fo:country="US" officeooo:paragraph-rsid="01bf27c9"/>
    </style:style>
    <style:style style:name="P72" style:family="paragraph" style:parent-style-name="Exalted">
      <style:text-properties fo:language="en" fo:country="US" officeooo:rsid="01b2637b" officeooo:paragraph-rsid="01b2637b"/>
    </style:style>
    <style:style style:name="P73" style:family="paragraph" style:parent-style-name="Exalted">
      <style:text-properties fo:language="en" fo:country="US" officeooo:rsid="01bf27c9" officeooo:paragraph-rsid="01bf27c9"/>
    </style:style>
    <style:style style:name="P74" style:family="paragraph" style:parent-style-name="Exalted">
      <style:text-properties fo:language="en" fo:country="US" officeooo:rsid="021b5f99" officeooo:paragraph-rsid="01bf27c9"/>
    </style:style>
    <style:style style:name="P75" style:family="paragraph" style:parent-style-name="Exalted">
      <style:paragraph-properties fo:margin-top="0in" fo:margin-bottom="0.1in" style:contextual-spacing="false" fo:orphans="0" fo:widows="0"/>
      <style:text-properties fo:language="en" fo:country="US" officeooo:rsid="003e7aeb" officeooo:paragraph-rsid="01bf27c9" style:font-size-complex="10pt" style:font-style-complex="normal" style:font-weight-complex="bold"/>
    </style:style>
    <style:style style:name="P76" style:family="paragraph" style:parent-style-name="Exalted">
      <style:paragraph-properties fo:margin-top="0in" fo:margin-bottom="0.1in" style:contextual-spacing="false" fo:orphans="0" fo:widows="0"/>
      <style:text-properties fo:language="en" fo:country="US" officeooo:rsid="0126810d" officeooo:paragraph-rsid="01bf27c9" style:font-size-complex="10pt" style:font-style-complex="normal" style:font-weight-complex="bold"/>
    </style:style>
    <style:style style:name="P77"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78" style:family="paragraph" style:parent-style-name="Exalted">
      <style:text-properties fo:language="en" fo:country="US" officeooo:rsid="005cfb8b" officeooo:paragraph-rsid="01bf27c9"/>
    </style:style>
    <style:style style:name="P79" style:family="paragraph" style:parent-style-name="Exalted">
      <style:text-properties fo:language="en" fo:country="US" officeooo:rsid="01b08a7a" officeooo:paragraph-rsid="01b08a7a"/>
    </style:style>
    <style:style style:name="P80" style:family="paragraph" style:parent-style-name="Exalted">
      <style:text-properties fo:language="en" fo:country="US" officeooo:rsid="01be8d7e" officeooo:paragraph-rsid="01bf27c9"/>
    </style:style>
    <style:style style:name="P81"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8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259f962"/>
    </style:style>
    <style:style style:name="P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40177ec"/>
    </style:style>
    <style:style style:name="P84"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259f962"/>
    </style:style>
    <style:style style:name="P85"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3f092aa"/>
    </style:style>
    <style:style style:name="P86"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3db3"/>
    </style:style>
    <style:style style:name="P87"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77ec"/>
    </style:style>
    <style:style style:name="P88" style:family="paragraph" style:parent-style-name="Exalted">
      <style:text-properties fo:language="en" fo:country="US" officeooo:paragraph-rsid="01ccf744"/>
    </style:style>
    <style:style style:name="P89" style:family="paragraph" style:parent-style-name="Exalted">
      <style:text-properties fo:language="en" fo:country="US" officeooo:paragraph-rsid="01d51720"/>
    </style:style>
    <style:style style:name="P90"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91" style:family="paragraph" style:parent-style-name="Exalted">
      <style:text-properties fo:language="en" fo:country="US" fo:font-style="normal" officeooo:rsid="02588a97" officeooo:paragraph-rsid="03a7b523" style:font-style-asian="normal" style:font-style-complex="normal"/>
    </style:style>
    <style:style style:name="P92" style:family="paragraph" style:parent-style-name="Exalted">
      <style:text-properties fo:language="en" fo:country="US" fo:font-style="normal" officeooo:rsid="025b4833" officeooo:paragraph-rsid="03a7b523" style:font-style-asian="normal" style:font-style-complex="normal"/>
    </style:style>
    <style:style style:name="P93" style:family="paragraph" style:parent-style-name="Exalted">
      <style:text-properties fo:language="en" fo:country="US" fo:font-style="normal" officeooo:rsid="025d0c57" officeooo:paragraph-rsid="03a7b523" style:font-style-asian="normal" style:font-style-complex="normal"/>
    </style:style>
    <style:style style:name="P94" style:family="paragraph" style:parent-style-name="Exalted">
      <style:text-properties fo:language="en" fo:country="US" fo:font-style="normal" officeooo:rsid="005275e5" officeooo:paragraph-rsid="03aa0926" style:font-style-asian="normal" style:font-style-complex="normal"/>
    </style:style>
    <style:style style:name="P95" style:family="paragraph" style:parent-style-name="Exalted">
      <style:text-properties fo:language="en" fo:country="US" officeooo:paragraph-rsid="0210aff6" style:language-asian="zh" style:country-asian="CN" style:language-complex="hi" style:country-complex="IN"/>
    </style:style>
    <style:style style:name="P96" style:family="paragraph" style:parent-style-name="Exalted">
      <style:text-properties fo:language="en" fo:country="US" officeooo:paragraph-rsid="020c31d3" style:language-asian="zh" style:country-asian="CN" style:language-complex="hi" style:country-complex="IN"/>
    </style:style>
    <style:style style:name="P97" style:family="paragraph" style:parent-style-name="Exalted">
      <style:text-properties fo:language="en" fo:country="US" officeooo:paragraph-rsid="021b7836" style:language-asian="zh" style:country-asian="CN" style:language-complex="hi" style:country-complex="IN"/>
    </style:style>
    <style:style style:name="P98" style:family="paragraph" style:parent-style-name="Exalted">
      <style:text-properties fo:language="en" fo:country="US" style:language-asian="zh" style:country-asian="CN" style:language-complex="hi" style:country-complex="IN"/>
    </style:style>
    <style:style style:name="P99" style:family="paragraph" style:parent-style-name="Exalted">
      <style:text-properties fo:language="en" fo:country="US" officeooo:rsid="02881cf7" officeooo:paragraph-rsid="02881cf7" style:language-asian="zh" style:country-asian="CN" style:language-complex="hi" style:country-complex="IN"/>
    </style:style>
    <style:style style:name="P100" style:family="paragraph" style:parent-style-name="Heading_20_4">
      <style:text-properties fo:language="en" fo:country="US" style:language-asian="zh" style:country-asian="CN" style:language-complex="hi" style:country-complex="IN"/>
    </style:style>
    <style:style style:name="P101" style:family="paragraph" style:parent-style-name="Table_20_Contents">
      <style:text-properties fo:language="en" fo:country="US" officeooo:rsid="01eb68a8" officeooo:paragraph-rsid="01eb68a8" style:language-asian="zh" style:country-asian="CN" style:language-complex="hi" style:country-complex="IN"/>
    </style:style>
    <style:style style:name="P102" style:family="paragraph" style:parent-style-name="Table_20_Contents">
      <style:text-properties fo:language="en" fo:country="US" style:language-asian="zh" style:country-asian="CN" style:language-complex="hi" style:country-complex="IN"/>
    </style:style>
    <style:style style:name="P103" style:family="paragraph" style:parent-style-name="Exalted">
      <style:text-properties fo:language="en" fo:country="US" officeooo:paragraph-rsid="03a91da3" style:language-asian="zh" style:country-asian="CN" style:language-complex="hi" style:country-complex="IN"/>
    </style:style>
    <style:style style:name="P104" style:family="paragraph" style:parent-style-name="Heading_20_4">
      <style:text-properties fo:language="en" fo:country="US" officeooo:paragraph-rsid="03a7b523" style:language-asian="zh" style:country-asian="CN" style:language-complex="hi" style:country-complex="IN"/>
    </style:style>
    <style:style style:name="P105" style:family="paragraph" style:parent-style-name="Heading_20_4">
      <style:paragraph-properties fo:break-before="column"/>
      <style:text-properties fo:language="en" fo:country="US" officeooo:paragraph-rsid="03a7b523" style:language-asian="zh" style:country-asian="CN" style:language-complex="hi" style:country-complex="IN"/>
    </style:style>
    <style:style style:name="P106" style:family="paragraph" style:parent-style-name="Exalted">
      <style:text-properties fo:language="en" fo:country="US" officeooo:paragraph-rsid="03a7b523" style:language-asian="zh" style:country-asian="CN" style:language-complex="hi" style:country-complex="IN"/>
    </style:style>
    <style:style style:name="P107" style:family="paragraph" style:parent-style-name="Exalted">
      <style:text-properties fo:language="en" fo:country="US" officeooo:paragraph-rsid="03edbc3e" style:language-asian="zh" style:country-asian="CN" style:language-complex="hi" style:country-complex="IN"/>
    </style:style>
    <style:style style:name="P108" style:family="paragraph" style:parent-style-name="Exalted">
      <style:text-properties fo:language="en" fo:country="US" officeooo:rsid="03e7e93d" officeooo:paragraph-rsid="03e7e93d" style:language-asian="zh" style:country-asian="CN" style:language-complex="hi" style:country-complex="IN"/>
    </style:style>
    <style:style style:name="P109" style:family="paragraph" style:parent-style-name="Exalted">
      <style:text-properties fo:language="en" fo:country="US" officeooo:paragraph-rsid="002c01cd"/>
    </style:style>
    <style:style style:name="P110" style:family="paragraph" style:parent-style-name="Sidebar_20_Heading">
      <style:text-properties fo:language="en" fo:country="US" officeooo:paragraph-rsid="002c01cd"/>
    </style:style>
    <style:style style:name="P111" style:family="paragraph" style:parent-style-name="Sidebar">
      <style:text-properties fo:language="en" fo:country="US" officeooo:paragraph-rsid="002c01cd"/>
    </style:style>
    <style:style style:name="P112" style:family="paragraph" style:parent-style-name="Exalted">
      <style:text-properties fo:language="en" fo:country="US" officeooo:rsid="0029900b" officeooo:paragraph-rsid="002c01cd"/>
    </style:style>
    <style:style style:name="P113" style:family="paragraph" style:parent-style-name="Exalted">
      <style:text-properties fo:language="en" fo:country="US" officeooo:rsid="006cbd28" officeooo:paragraph-rsid="002c01cd"/>
    </style:style>
    <style:style style:name="P114" style:family="paragraph" style:parent-style-name="Exalted">
      <style:text-properties fo:language="en" fo:country="US" officeooo:rsid="006cbd28" officeooo:paragraph-rsid="0387e226"/>
    </style:style>
    <style:style style:name="P115" style:family="paragraph" style:parent-style-name="Exalted">
      <style:text-properties fo:language="en" fo:country="US" officeooo:rsid="007763b6" officeooo:paragraph-rsid="002c01cd"/>
    </style:style>
    <style:style style:name="P116" style:family="paragraph" style:parent-style-name="Exalted">
      <style:text-properties fo:language="en" fo:country="US" officeooo:paragraph-rsid="01d12445"/>
    </style:style>
    <style:style style:name="P117" style:family="paragraph" style:parent-style-name="Exalted">
      <style:text-properties fo:language="en" fo:country="US" officeooo:rsid="00c4b88a" officeooo:paragraph-rsid="03433895"/>
    </style:style>
    <style:style style:name="P118"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119" style:family="paragraph" style:parent-style-name="Exalted">
      <style:text-properties fo:language="en" fo:country="US" officeooo:rsid="003e7aeb" officeooo:paragraph-rsid="01bf27c9"/>
    </style:style>
    <style:style style:name="P120" style:family="paragraph" style:parent-style-name="Exalted">
      <style:text-properties fo:language="en" fo:country="US" officeooo:paragraph-rsid="01e18372"/>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122" style:family="paragraph" style:parent-style-name="Exalted">
      <style:text-properties fo:language="en" fo:country="US" officeooo:rsid="00b5f713" officeooo:paragraph-rsid="020c31d3"/>
    </style:style>
    <style:style style:name="P123" style:family="paragraph" style:parent-style-name="Exalted">
      <style:text-properties fo:language="en" fo:country="US" officeooo:rsid="00302ea0" officeooo:paragraph-rsid="020c31d3"/>
    </style:style>
    <style:style style:name="P124" style:family="paragraph" style:parent-style-name="Exalted">
      <style:paragraph-properties fo:margin-left="0in" fo:margin-right="0in" fo:text-indent="0in" style:auto-text-indent="false"/>
      <style:text-properties fo:language="en" fo:country="US" officeooo:rsid="0237b3f6" officeooo:paragraph-rsid="029b6c2e"/>
    </style:style>
    <style:style style:name="P125" style:family="paragraph" style:parent-style-name="Exalted">
      <style:paragraph-properties fo:margin-left="0in" fo:margin-right="0in" fo:text-indent="0in" style:auto-text-indent="false"/>
      <style:text-properties fo:language="en" fo:country="US" officeooo:rsid="0157b23c" officeooo:paragraph-rsid="029b6c2e"/>
    </style:style>
    <style:style style:name="P126" style:family="paragraph" style:parent-style-name="Exalted">
      <style:paragraph-properties fo:margin-left="0in" fo:margin-right="0in" fo:text-indent="0in" style:auto-text-indent="false"/>
      <style:text-properties fo:language="en" fo:country="US" officeooo:rsid="015ae894" officeooo:paragraph-rsid="029b6c2e"/>
    </style:style>
    <style:style style:name="P127" style:family="paragraph" style:parent-style-name="Exalted">
      <style:paragraph-properties fo:margin-left="0in" fo:margin-right="0in" fo:text-indent="0in" style:auto-text-indent="false"/>
      <style:text-properties fo:language="en" fo:country="US" officeooo:rsid="0159148d" officeooo:paragraph-rsid="029b6c2e"/>
    </style:style>
    <style:style style:name="P128" style:family="paragraph" style:parent-style-name="Exalted">
      <style:text-properties fo:language="en" fo:country="US" officeooo:rsid="0034fbae" officeooo:paragraph-rsid="029b6c2e"/>
    </style:style>
    <style:style style:name="P129" style:family="paragraph" style:parent-style-name="Exalted">
      <style:text-properties fo:language="en" fo:country="US" officeooo:rsid="0030ee39" officeooo:paragraph-rsid="029b6c2e"/>
    </style:style>
    <style:style style:name="P130" style:family="paragraph" style:parent-style-name="Exalted">
      <style:text-properties fo:language="en" fo:country="US" officeooo:rsid="0031715c" officeooo:paragraph-rsid="029b6c2e"/>
    </style:style>
    <style:style style:name="P131" style:family="paragraph" style:parent-style-name="Exalted">
      <style:text-properties fo:language="en" fo:country="US" officeooo:paragraph-rsid="020c31d3"/>
    </style:style>
    <style:style style:name="P132" style:family="paragraph" style:parent-style-name="Sidebar_20_Heading">
      <style:text-properties fo:language="en" fo:country="US" officeooo:paragraph-rsid="020c31d3"/>
    </style:style>
    <style:style style:name="P133" style:family="paragraph" style:parent-style-name="Greater_20_Charm">
      <style:text-properties fo:language="en" fo:country="US" officeooo:paragraph-rsid="020c31d3"/>
    </style:style>
    <style:style style:name="P134" style:family="paragraph" style:parent-style-name="Greater_20_Charm">
      <style:paragraph-properties fo:break-before="column"/>
      <style:text-properties fo:language="en" fo:country="US" officeooo:paragraph-rsid="020c31d3"/>
    </style:style>
    <style:style style:name="P135" style:family="paragraph" style:parent-style-name="Heading_20_4">
      <style:text-properties fo:language="en" fo:country="US" officeooo:paragraph-rsid="020c31d3"/>
    </style:style>
    <style:style style:name="P136" style:family="paragraph" style:parent-style-name="Sidebar">
      <style:text-properties fo:language="en" fo:country="US" officeooo:paragraph-rsid="020c31d3"/>
    </style:style>
    <style:style style:name="P137" style:family="paragraph" style:parent-style-name="Exalted">
      <style:text-properties fo:language="en" fo:country="US" officeooo:paragraph-rsid="02142f2b"/>
    </style:style>
    <style:style style:name="P138" style:family="paragraph" style:parent-style-name="Exalted">
      <style:text-properties fo:language="en" fo:country="US" officeooo:paragraph-rsid="021b7836"/>
    </style:style>
    <style:style style:name="P139" style:family="paragraph" style:parent-style-name="Exalted">
      <style:text-properties fo:language="en" fo:country="US" officeooo:rsid="0246fc9c" officeooo:paragraph-rsid="0246fc9c"/>
    </style:style>
    <style:style style:name="P140" style:family="paragraph" style:parent-style-name="Exalted">
      <style:text-properties fo:language="en" fo:country="US" fo:font-style="italic" style:font-style-asian="italic" style:font-style-complex="italic"/>
    </style:style>
    <style:style style:name="P141" style:family="paragraph" style:parent-style-name="Exalted">
      <style:text-properties fo:language="en" fo:country="US" fo:font-style="italic" officeooo:rsid="0235de6d" officeooo:paragraph-rsid="0235de6d" style:font-style-asian="italic" style:font-style-complex="italic"/>
    </style:style>
    <style:style style:name="P142" style:family="paragraph" style:parent-style-name="Exalted">
      <style:text-properties fo:language="en" fo:country="US" fo:font-style="italic" officeooo:paragraph-rsid="038475c2" style:font-style-asian="italic" style:font-style-complex="italic"/>
    </style:style>
    <style:style style:name="P143" style:family="paragraph" style:parent-style-name="Exalted">
      <style:paragraph-properties fo:margin-left="0in" fo:margin-right="0in" fo:text-indent="0in" style:auto-text-indent="false"/>
      <style:text-properties fo:language="en" fo:country="US" officeooo:paragraph-rsid="029b6c2e"/>
    </style:style>
    <style:style style:name="P144" style:family="paragraph" style:parent-style-name="Exalted">
      <style:text-properties fo:language="en" fo:country="US" officeooo:paragraph-rsid="029b6c2e"/>
    </style:style>
    <style:style style:name="P145" style:family="paragraph" style:parent-style-name="Heading_20_4">
      <style:text-properties fo:language="en" fo:country="US" officeooo:paragraph-rsid="029b6c2e"/>
    </style:style>
    <style:style style:name="P146" style:family="paragraph" style:parent-style-name="Exalted">
      <style:text-properties fo:language="en" fo:country="US" officeooo:paragraph-rsid="02bc01cf"/>
    </style:style>
    <style:style style:name="P147"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4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49" style:family="paragraph" style:parent-style-name="Exalted">
      <style:text-properties fo:language="en" fo:country="US" officeooo:paragraph-rsid="03163a49"/>
    </style:style>
    <style:style style:name="P150" style:family="paragraph" style:parent-style-name="Exalted">
      <style:paragraph-properties fo:margin-left="0in" fo:margin-right="0in" fo:text-indent="0in" style:auto-text-indent="false"/>
      <style:text-properties fo:language="en" fo:country="US" officeooo:paragraph-rsid="03277319"/>
    </style:style>
    <style:style style:name="P151" style:family="paragraph" style:parent-style-name="Exalted">
      <style:text-properties fo:language="en" fo:country="US" officeooo:rsid="03313512" officeooo:paragraph-rsid="03313512"/>
    </style:style>
    <style:style style:name="P152" style:family="paragraph" style:parent-style-name="Exalted">
      <style:text-properties fo:language="en" fo:country="US" officeooo:paragraph-rsid="03313512"/>
    </style:style>
    <style:style style:name="P1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54" style:family="paragraph" style:parent-style-name="Exalted">
      <style:text-properties fo:language="en" fo:country="US" officeooo:paragraph-rsid="03433895"/>
    </style:style>
    <style:style style:name="P155" style:family="paragraph" style:parent-style-name="Exalted">
      <style:text-properties fo:language="en" fo:country="US" officeooo:rsid="03500f12" officeooo:paragraph-rsid="03500f12"/>
    </style:style>
    <style:style style:name="P156" style:family="paragraph" style:parent-style-name="Sidebar_20_Heading">
      <style:text-properties fo:language="en" fo:country="US" officeooo:paragraph-rsid="0210aff6"/>
    </style:style>
    <style:style style:name="P157" style:family="paragraph" style:parent-style-name="Exalted">
      <style:text-properties fo:language="en" fo:country="US" officeooo:paragraph-rsid="0210aff6"/>
    </style:style>
    <style:style style:name="P158" style:family="paragraph" style:parent-style-name="Sidebar">
      <style:text-properties fo:language="en" fo:country="US" officeooo:paragraph-rsid="0210aff6"/>
    </style:style>
    <style:style style:name="P159" style:family="paragraph" style:parent-style-name="Sidebar_20_Heading">
      <style:text-properties fo:language="en" fo:country="US" officeooo:paragraph-rsid="00ddc497"/>
    </style:style>
    <style:style style:name="P160" style:family="paragraph" style:parent-style-name="Sidebar">
      <style:text-properties fo:language="en" fo:country="US" officeooo:paragraph-rsid="00ddc497"/>
    </style:style>
    <style:style style:name="P161" style:family="paragraph" style:parent-style-name="Table_20_Heading">
      <style:text-properties fo:language="en" fo:country="US" officeooo:paragraph-rsid="005f7de5"/>
    </style:style>
    <style:style style:name="P162" style:family="paragraph" style:parent-style-name="Table_20_Contents">
      <style:text-properties fo:language="en" fo:country="US" officeooo:paragraph-rsid="005f7de5"/>
    </style:style>
    <style:style style:name="P163" style:family="paragraph" style:parent-style-name="Exalted">
      <style:text-properties fo:language="en" fo:country="US" officeooo:paragraph-rsid="01d85cee"/>
    </style:style>
    <style:style style:name="P164" style:family="paragraph" style:parent-style-name="Exalted">
      <style:text-properties fo:language="en" fo:country="US" officeooo:paragraph-rsid="00298537"/>
    </style:style>
    <style:style style:name="P165" style:family="paragraph" style:parent-style-name="Exalted">
      <style:text-properties fo:language="en" fo:country="US" officeooo:rsid="02af6912" officeooo:paragraph-rsid="02af6912"/>
    </style:style>
    <style:style style:name="P166" style:family="paragraph" style:parent-style-name="Exalted">
      <style:text-properties fo:language="en" fo:country="US" officeooo:rsid="02b3c21b" officeooo:paragraph-rsid="02b3c21b"/>
    </style:style>
    <style:style style:name="P167" style:family="paragraph" style:parent-style-name="Exalted">
      <style:text-properties fo:language="en" fo:country="US" officeooo:rsid="02a89d7d" officeooo:paragraph-rsid="02dd41b6"/>
    </style:style>
    <style:style style:name="P168" style:family="paragraph" style:parent-style-name="Exalted">
      <style:text-properties fo:language="en" fo:country="US" officeooo:rsid="02a89d7d" officeooo:paragraph-rsid="02a89d7d"/>
    </style:style>
    <style:style style:name="P169" style:family="paragraph" style:parent-style-name="Exalted">
      <style:paragraph-properties fo:margin-top="0in" fo:margin-bottom="0in" style:contextual-spacing="false"/>
      <style:text-properties fo:language="en" fo:country="US" officeooo:paragraph-rsid="02b84cb8"/>
    </style:style>
    <style:style style:name="P170" style:family="paragraph" style:parent-style-name="Exalted">
      <style:text-properties fo:language="en" fo:country="US" officeooo:paragraph-rsid="03470c8c"/>
    </style:style>
    <style:style style:name="P171" style:family="paragraph" style:parent-style-name="Exalted">
      <style:text-properties fo:language="en" fo:country="US" officeooo:rsid="02eb09fa" officeooo:paragraph-rsid="02eb09fa"/>
    </style:style>
    <style:style style:name="P172" style:family="paragraph" style:parent-style-name="Heading_20_4">
      <style:text-properties fo:language="en" fo:country="US" officeooo:rsid="02eca62c" officeooo:paragraph-rsid="02eca62c"/>
    </style:style>
    <style:style style:name="P173" style:family="paragraph" style:parent-style-name="Exalted">
      <style:text-properties fo:language="en" fo:country="US" officeooo:rsid="0356a25a" officeooo:paragraph-rsid="0356a25a"/>
    </style:style>
    <style:style style:name="P174" style:family="paragraph" style:parent-style-name="Exalted">
      <style:text-properties fo:language="en" fo:country="US" officeooo:rsid="0356e876" officeooo:paragraph-rsid="0356e876"/>
    </style:style>
    <style:style style:name="P175" style:family="paragraph" style:parent-style-name="Exalted">
      <style:text-properties fo:language="en" fo:country="US" officeooo:rsid="03614b39" officeooo:paragraph-rsid="03614b39"/>
    </style:style>
    <style:style style:name="P176" style:family="paragraph" style:parent-style-name="Exalted">
      <style:text-properties fo:language="en" fo:country="US" officeooo:rsid="00bf57c4" officeooo:paragraph-rsid="020c31d3"/>
    </style:style>
    <style:style style:name="P177" style:family="paragraph" style:parent-style-name="Exalted">
      <style:text-properties fo:language="en" fo:country="US" officeooo:rsid="0117d17a" officeooo:paragraph-rsid="020c31d3"/>
    </style:style>
    <style:style style:name="P178" style:family="paragraph" style:parent-style-name="Exalted">
      <style:text-properties fo:language="en" fo:country="US" officeooo:paragraph-rsid="0248fc00"/>
    </style:style>
    <style:style style:name="P179" style:family="paragraph" style:parent-style-name="Exalted">
      <style:text-properties fo:language="en" fo:country="US" officeooo:rsid="005a77df" officeooo:paragraph-rsid="029b6c2e"/>
    </style:style>
    <style:style style:name="P180" style:family="paragraph" style:parent-style-name="Heading_20_4">
      <style:text-properties fo:language="en" fo:country="US" officeooo:rsid="005a77df" officeooo:paragraph-rsid="029b6c2e"/>
    </style:style>
    <style:style style:name="P181" style:family="paragraph" style:parent-style-name="Exalted">
      <style:text-properties fo:language="en" fo:country="US" officeooo:rsid="02ce1411" officeooo:paragraph-rsid="02ce1411"/>
    </style:style>
    <style:style style:name="P182" style:family="paragraph" style:parent-style-name="Exalted">
      <style:text-properties fo:language="en" fo:country="US" officeooo:rsid="00f0c8f9" officeooo:paragraph-rsid="029b6c2e"/>
    </style:style>
    <style:style style:name="P183" style:family="paragraph" style:parent-style-name="Heading_20_1">
      <style:paragraph-properties fo:break-before="page"/>
      <style:text-properties fo:language="en" fo:country="US" officeooo:paragraph-rsid="0279105e"/>
    </style:style>
    <style:style style:name="P184" style:family="paragraph" style:parent-style-name="Exalted">
      <style:text-properties fo:language="en" fo:country="US" officeooo:paragraph-rsid="01c02e4d"/>
    </style:style>
    <style:style style:name="P185" style:family="paragraph" style:parent-style-name="Exalted">
      <style:text-properties fo:language="en" fo:country="US" officeooo:paragraph-rsid="01d916b3"/>
    </style:style>
    <style:style style:name="P186" style:family="paragraph" style:parent-style-name="Exalted">
      <style:text-properties fo:language="en" fo:country="US" officeooo:rsid="00575f69" officeooo:paragraph-rsid="01eb68a8"/>
    </style:style>
    <style:style style:name="P187" style:family="paragraph" style:parent-style-name="Exalted">
      <style:text-properties fo:language="en" fo:country="US" officeooo:rsid="005b29ea" officeooo:paragraph-rsid="01eb68a8"/>
    </style:style>
    <style:style style:name="P188" style:family="paragraph" style:parent-style-name="Exalted">
      <style:text-properties fo:language="en" fo:country="US" officeooo:paragraph-rsid="01eb68a8"/>
    </style:style>
    <style:style style:name="P189" style:family="paragraph" style:parent-style-name="Exalted">
      <style:text-properties fo:language="en" fo:country="US" officeooo:rsid="01eb68a8" officeooo:paragraph-rsid="01eb68a8"/>
    </style:style>
    <style:style style:name="P190" style:family="paragraph" style:parent-style-name="Table_20_Contents">
      <style:text-properties fo:language="en" fo:country="US" officeooo:rsid="01eb68a8" officeooo:paragraph-rsid="01eb68a8"/>
    </style:style>
    <style:style style:name="P191" style:family="paragraph" style:parent-style-name="Exalted">
      <style:text-properties fo:language="en" fo:country="US" officeooo:paragraph-rsid="01e7bcc2"/>
    </style:style>
    <style:style style:name="P192" style:family="paragraph" style:parent-style-name="Exalted">
      <style:text-properties fo:language="en" fo:country="US" officeooo:rsid="0102bde0" officeooo:paragraph-rsid="0102bde0"/>
    </style:style>
    <style:style style:name="P193" style:family="paragraph" style:parent-style-name="Exalted">
      <style:text-properties fo:language="en" fo:country="US" officeooo:rsid="0114371c" officeooo:paragraph-rsid="0114371c"/>
    </style:style>
    <style:style style:name="P194" style:family="paragraph" style:parent-style-name="Exalted">
      <style:text-properties fo:language="en" fo:country="US" officeooo:rsid="01137add" officeooo:paragraph-rsid="01137add"/>
    </style:style>
    <style:style style:name="P195" style:family="paragraph" style:parent-style-name="Exalted">
      <style:text-properties fo:language="en" fo:country="US" officeooo:rsid="00979b4b" officeooo:paragraph-rsid="002c01cd"/>
    </style:style>
    <style:style style:name="P196" style:family="paragraph" style:parent-style-name="Exalted">
      <style:text-properties fo:language="en" fo:country="US" officeooo:rsid="00a7168e" officeooo:paragraph-rsid="0133877d"/>
    </style:style>
    <style:style style:name="P197" style:family="paragraph" style:parent-style-name="Exalted">
      <style:text-properties fo:language="en" fo:country="US" officeooo:rsid="00b13372" officeooo:paragraph-rsid="00b35848"/>
    </style:style>
    <style:style style:name="P198" style:family="paragraph" style:parent-style-name="Exalted">
      <style:text-properties fo:language="en" fo:country="US" officeooo:rsid="01252c8d" officeooo:paragraph-rsid="01252c8d"/>
    </style:style>
    <style:style style:name="P199" style:family="paragraph" style:parent-style-name="Exalted">
      <style:text-properties fo:language="en" fo:country="US" officeooo:rsid="013639a4" officeooo:paragraph-rsid="0151726f"/>
    </style:style>
    <style:style style:name="P200" style:family="paragraph" style:parent-style-name="Exalted">
      <style:text-properties fo:language="en" fo:country="US" officeooo:rsid="0151726f" officeooo:paragraph-rsid="0151726f"/>
    </style:style>
    <style:style style:name="P201" style:family="paragraph" style:parent-style-name="Exalted">
      <style:text-properties fo:language="en" fo:country="US" officeooo:rsid="0171212d" officeooo:paragraph-rsid="0171212d"/>
    </style:style>
    <style:style style:name="P202" style:family="paragraph" style:parent-style-name="Exalted">
      <style:text-properties fo:language="en" fo:country="US" officeooo:rsid="006f339a" officeooo:paragraph-rsid="03fd6d50"/>
    </style:style>
    <style:style style:name="P203" style:family="paragraph" style:parent-style-name="Exalted">
      <style:text-properties fo:language="en" fo:country="US" officeooo:paragraph-rsid="00bb4b95"/>
    </style:style>
    <style:style style:name="P204" style:family="paragraph" style:parent-style-name="Exalted">
      <style:text-properties fo:language="en" fo:country="US" officeooo:rsid="02ba3637" officeooo:paragraph-rsid="02bc01cf"/>
    </style:style>
    <style:style style:name="P205" style:family="paragraph" style:parent-style-name="Exalted">
      <style:text-properties fo:language="en" fo:country="US" officeooo:rsid="00cc6290" officeooo:paragraph-rsid="00cc6290"/>
    </style:style>
    <style:style style:name="P206" style:family="paragraph" style:parent-style-name="Exalted">
      <style:text-properties fo:language="en" fo:country="US" officeooo:rsid="00da6d7c" officeooo:paragraph-rsid="00da6d7c"/>
    </style:style>
    <style:style style:name="P207" style:family="paragraph" style:parent-style-name="Exalted">
      <style:paragraph-properties fo:margin-left="0in" fo:margin-right="0in" fo:text-indent="0in" style:auto-text-indent="false"/>
      <style:text-properties fo:language="en" fo:country="US" officeooo:rsid="032587c8" officeooo:paragraph-rsid="03277319"/>
    </style:style>
    <style:style style:name="P208" style:family="paragraph" style:parent-style-name="Exalted">
      <style:text-properties fo:language="en" fo:country="US" officeooo:rsid="03673a80" officeooo:paragraph-rsid="03673a80"/>
    </style:style>
    <style:style style:name="P209" style:family="paragraph" style:parent-style-name="Exalted">
      <style:text-properties fo:language="en" fo:country="US" officeooo:rsid="036af78e" officeooo:paragraph-rsid="036af78e"/>
    </style:style>
    <style:style style:name="P210" style:family="paragraph" style:parent-style-name="Exalted_20_Example">
      <style:text-properties fo:language="en" fo:country="US"/>
    </style:style>
    <style:style style:name="P211" style:family="paragraph" style:parent-style-name="Greater_20_Charm">
      <style:text-properties fo:language="en" fo:country="US"/>
    </style:style>
    <style:style style:name="P212" style:family="paragraph" style:parent-style-name="Heading_20_1">
      <style:text-properties fo:language="en" fo:country="US"/>
    </style:style>
    <style:style style:name="P213" style:family="paragraph" style:parent-style-name="Heading_20_4">
      <style:text-properties fo:language="en" fo:country="US"/>
    </style:style>
    <style:style style:name="P214" style:family="paragraph" style:parent-style-name="Heading_20_4">
      <style:text-properties fo:language="en" fo:country="US" officeooo:rsid="0071a19e" officeooo:paragraph-rsid="0210aff6"/>
    </style:style>
    <style:style style:name="P215" style:family="paragraph" style:parent-style-name="Heading_20_4">
      <style:paragraph-properties fo:break-before="column"/>
      <style:text-properties fo:language="en" fo:country="US" officeooo:paragraph-rsid="02ca8450"/>
    </style:style>
    <style:style style:name="P216" style:family="paragraph" style:parent-style-name="Sidebar">
      <style:text-properties fo:language="en" fo:country="US"/>
    </style:style>
    <style:style style:name="P217" style:family="paragraph" style:parent-style-name="Sidebar">
      <style:text-properties fo:language="en" fo:country="US" officeooo:rsid="01ea4826" officeooo:paragraph-rsid="023b0e56"/>
    </style:style>
    <style:style style:name="P218" style:family="paragraph" style:parent-style-name="Sidebar">
      <style:text-properties fo:language="en" fo:country="US" officeooo:rsid="005ce202" officeooo:paragraph-rsid="002c01cd"/>
    </style:style>
    <style:style style:name="P219" style:family="paragraph" style:parent-style-name="Standard">
      <style:text-properties fo:language="en" fo:country="US"/>
    </style:style>
    <style:style style:name="P220" style:family="paragraph" style:parent-style-name="Standard">
      <style:text-properties fo:language="en" fo:country="US" officeooo:paragraph-rsid="01e37a51"/>
    </style:style>
    <style:style style:name="P221" style:family="paragraph" style:parent-style-name="Table_20_Contents">
      <style:text-properties fo:language="en" fo:country="US"/>
    </style:style>
    <style:style style:name="P222" style:family="paragraph" style:parent-style-name="Table_20_Contents">
      <style:text-properties fo:language="en" fo:country="US" officeooo:rsid="02d8de20" officeooo:paragraph-rsid="02d8de20"/>
    </style:style>
    <style:style style:name="P223" style:family="paragraph" style:parent-style-name="Table_20_Contents">
      <style:text-properties fo:language="en" fo:country="US" officeooo:rsid="03044f52" officeooo:paragraph-rsid="03044f52"/>
    </style:style>
    <style:style style:name="P224" style:family="paragraph" style:parent-style-name="Table_20_Contents">
      <style:text-properties fo:language="en" fo:country="US" officeooo:paragraph-rsid="012775d3"/>
    </style:style>
    <style:style style:name="P22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259f962"/>
    </style:style>
    <style:style style:name="P22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40177ec"/>
    </style:style>
    <style:style style:name="P227" style:family="paragraph" style:parent-style-name="Exalted">
      <style:text-properties fo:language="en" fo:country="US" officeooo:rsid="03190b6e" officeooo:paragraph-rsid="03190b6e"/>
    </style:style>
    <style:style style:name="P228" style:family="paragraph" style:parent-style-name="Exalted">
      <style:text-properties fo:language="en" fo:country="US" officeooo:rsid="004a108a" officeooo:paragraph-rsid="002c01cd"/>
    </style:style>
    <style:style style:name="P229" style:family="paragraph" style:parent-style-name="Exalted">
      <style:text-properties fo:language="en" fo:country="US" officeooo:paragraph-rsid="0387e226"/>
    </style:style>
    <style:style style:name="P230" style:family="paragraph" style:parent-style-name="Sidebar">
      <style:text-properties fo:language="en" fo:country="US" officeooo:paragraph-rsid="0387e226"/>
    </style:style>
    <style:style style:name="P231" style:family="paragraph" style:parent-style-name="Sidebar">
      <style:text-properties fo:language="en" fo:country="US" officeooo:rsid="007c5fc7" officeooo:paragraph-rsid="038851a3"/>
    </style:style>
    <style:style style:name="P232" style:family="paragraph" style:parent-style-name="Sidebar">
      <style:text-properties fo:language="en" fo:country="US" officeooo:paragraph-rsid="038851a3"/>
    </style:style>
    <style:style style:name="P233" style:family="paragraph" style:parent-style-name="Exalted">
      <style:text-properties fo:language="en" fo:country="US" officeooo:paragraph-rsid="03aa0926"/>
    </style:style>
    <style:style style:name="P234" style:family="paragraph" style:parent-style-name="Heading_20_4">
      <style:text-properties fo:language="en" fo:country="US" officeooo:paragraph-rsid="03aa0926"/>
    </style:style>
    <style:style style:name="P235" style:family="paragraph" style:parent-style-name="Heading_20_9">
      <style:text-properties fo:language="en" fo:country="US" officeooo:paragraph-rsid="03aa0926"/>
    </style:style>
    <style:style style:name="P236" style:family="paragraph" style:parent-style-name="Sidebar">
      <style:text-properties fo:language="en" fo:country="US" officeooo:paragraph-rsid="03aa0926"/>
    </style:style>
    <style:style style:name="P237" style:family="paragraph" style:parent-style-name="Sidebar_20_Heading">
      <style:text-properties fo:language="en" fo:country="US" officeooo:paragraph-rsid="03aa0926"/>
    </style:style>
    <style:style style:name="P238" style:family="paragraph" style:parent-style-name="Exalted">
      <style:text-properties fo:language="en" fo:country="US" officeooo:paragraph-rsid="03a7b523"/>
    </style:style>
    <style:style style:name="P239" style:family="paragraph" style:parent-style-name="Heading_20_4">
      <style:text-properties fo:language="en" fo:country="US" officeooo:paragraph-rsid="03a7b523"/>
    </style:style>
    <style:style style:name="P240" style:family="paragraph" style:parent-style-name="Heading_20_9">
      <style:text-properties fo:language="en" fo:country="US" officeooo:paragraph-rsid="03a7b523"/>
    </style:style>
    <style:style style:name="P241" style:family="paragraph" style:parent-style-name="Exalted">
      <style:text-properties fo:language="en" fo:country="US" officeooo:rsid="0245a24a" officeooo:paragraph-rsid="03aa0926"/>
    </style:style>
    <style:style style:name="P242" style:family="paragraph" style:parent-style-name="Exalted">
      <style:text-properties fo:language="en" fo:country="US" officeooo:rsid="024556cc" officeooo:paragraph-rsid="03a7b523"/>
    </style:style>
    <style:style style:name="P243" style:family="paragraph" style:parent-style-name="Exalted">
      <style:text-properties fo:language="en" fo:country="US" officeooo:rsid="020c2539" officeooo:paragraph-rsid="03a7b523"/>
    </style:style>
    <style:style style:name="P244" style:family="paragraph" style:parent-style-name="Exalted">
      <style:text-properties fo:language="en" fo:country="US" officeooo:rsid="025110e3" officeooo:paragraph-rsid="03a7b523"/>
    </style:style>
    <style:style style:name="P245" style:family="paragraph" style:parent-style-name="Exalted">
      <style:text-properties fo:language="en" fo:country="US" officeooo:rsid="01a2be8d" officeooo:paragraph-rsid="03a7b523"/>
    </style:style>
    <style:style style:name="P246" style:family="paragraph" style:parent-style-name="Exalted">
      <style:text-properties fo:language="en" fo:country="US" officeooo:rsid="01a2be8d" officeooo:paragraph-rsid="03aeba53"/>
    </style:style>
    <style:style style:name="P247" style:family="paragraph" style:parent-style-name="Exalted">
      <style:text-properties fo:language="en" fo:country="US" officeooo:rsid="01ac98fa" officeooo:paragraph-rsid="03a7b523"/>
    </style:style>
    <style:style style:name="P248" style:family="paragraph" style:parent-style-name="Heading_20_4">
      <style:text-properties fo:language="en" fo:country="US" officeooo:rsid="01ac98fa" officeooo:paragraph-rsid="03a7b523"/>
    </style:style>
    <style:style style:name="P249" style:family="paragraph" style:parent-style-name="Exalted">
      <style:text-properties fo:language="en" fo:country="US" officeooo:paragraph-rsid="03a91da3"/>
    </style:style>
    <style:style style:name="P250" style:family="paragraph" style:parent-style-name="Exalted">
      <style:text-properties fo:language="en" fo:country="US" officeooo:rsid="0135302d" officeooo:paragraph-rsid="03aa0926"/>
    </style:style>
    <style:style style:name="P251" style:family="paragraph" style:parent-style-name="Exalted">
      <style:text-properties fo:language="en" fo:country="US" officeooo:rsid="005275e5" officeooo:paragraph-rsid="03aa0926"/>
    </style:style>
    <style:style style:name="P252" style:family="paragraph" style:parent-style-name="Exalted">
      <style:text-properties fo:language="en" fo:country="US" officeooo:rsid="0044d5f4" officeooo:paragraph-rsid="03aa0926"/>
    </style:style>
    <style:style style:name="P253" style:family="paragraph" style:parent-style-name="Exalted">
      <style:text-properties fo:language="en" fo:country="US" officeooo:rsid="00474dff" officeooo:paragraph-rsid="03aa0926"/>
    </style:style>
    <style:style style:name="P254" style:family="paragraph" style:parent-style-name="Exalted">
      <style:paragraph-properties fo:text-align="start" style:justify-single-word="false"/>
      <style:text-properties fo:language="en" fo:country="US" officeooo:rsid="002c8539" officeooo:paragraph-rsid="03aa0926"/>
    </style:style>
    <style:style style:name="P255" style:family="paragraph" style:parent-style-name="Exalted">
      <style:text-properties fo:language="en" fo:country="US" officeooo:rsid="002c8539" officeooo:paragraph-rsid="03aa0926"/>
    </style:style>
    <style:style style:name="P256" style:family="paragraph" style:parent-style-name="Exalted">
      <style:text-properties fo:language="en" fo:country="US" officeooo:paragraph-rsid="03aeba53"/>
    </style:style>
    <style:style style:name="P257" style:family="paragraph" style:parent-style-name="Heading_20_4">
      <style:text-properties fo:language="en" fo:country="US" officeooo:rsid="025c3b50" officeooo:paragraph-rsid="03a7b523"/>
    </style:style>
    <style:style style:name="P258" style:family="paragraph" style:parent-style-name="Standard">
      <style:text-properties fo:language="en" fo:country="US" officeooo:paragraph-rsid="03b13860"/>
    </style:style>
    <style:style style:name="P259" style:family="paragraph" style:parent-style-name="Exalted">
      <style:text-properties fo:language="en" fo:country="US" officeooo:rsid="03b2d73e" officeooo:paragraph-rsid="03b2d73e"/>
    </style:style>
    <style:style style:name="P260" style:family="paragraph" style:parent-style-name="Exalted">
      <style:text-properties fo:language="en" fo:country="US" officeooo:paragraph-rsid="0258bb2b"/>
    </style:style>
    <style:style style:name="P261" style:family="paragraph" style:parent-style-name="Exalted">
      <style:text-properties fo:language="en" fo:country="US" officeooo:paragraph-rsid="03e1333c"/>
    </style:style>
    <style:style style:name="P262" style:family="paragraph" style:parent-style-name="Exalted">
      <style:text-properties fo:language="en" fo:country="US" officeooo:paragraph-rsid="0133877d"/>
    </style:style>
    <style:style style:name="P263" style:family="paragraph" style:parent-style-name="Exalted">
      <style:text-properties fo:language="en" fo:country="US" officeooo:rsid="03e7e93d" officeooo:paragraph-rsid="03e7e93d"/>
    </style:style>
    <style:style style:name="P264" style:family="paragraph" style:parent-style-name="Exalted">
      <style:text-properties fo:language="en" fo:country="US" officeooo:rsid="00714c55" officeooo:paragraph-rsid="03fd6d50"/>
    </style:style>
    <style:style style:name="P265" style:family="paragraph" style:parent-style-name="Exalted">
      <style:text-properties fo:language="en" fo:country="US" officeooo:paragraph-rsid="03ffb85e"/>
    </style:style>
    <style:style style:name="P266" style:family="paragraph" style:parent-style-name="Heading_20_4">
      <style:text-properties fo:language="en" fo:country="US" officeooo:paragraph-rsid="03fd6d50"/>
    </style:style>
    <style:style style:name="P26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3ef4e49"/>
    </style:style>
    <style:style style:name="P2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40177ec"/>
    </style:style>
    <style:style style:name="P26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3f092aa"/>
    </style:style>
    <style:style style:name="P27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4013db3"/>
    </style:style>
    <style:style style:name="P27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f98cc5" officeooo:paragraph-rsid="03f98cc5"/>
    </style:style>
    <style:style style:name="P27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98cc5" officeooo:paragraph-rsid="03f98cc5"/>
    </style:style>
    <style:style style:name="P27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f98cc5" officeooo:paragraph-rsid="04013db3"/>
    </style:style>
    <style:style style:name="P27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98cc5" officeooo:paragraph-rsid="04013db3"/>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6"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a2be6"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bb60a"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b6c9f" officeooo:paragraph-rsid="03a7b523" style:font-size-asian="10pt" style:font-style-asian="normal" style:font-weight-asian="bold" style:font-size-complex="10pt" style:font-style-complex="normal" style:font-weight-complex="bold"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a2be6" officeooo:paragraph-rsid="03a7b523" style:font-size-asian="10pt" style:font-style-asian="normal" style:font-weight-asian="bold" style:font-size-complex="10pt" style:font-style-complex="normal" style:font-weight-complex="bold" style:text-overline-style="none" style:text-overline-color="font-color"/>
    </style:style>
    <style:style style:name="P28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7bb60a" officeooo:paragraph-rsid="03a7b5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35ed0"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714c55" officeooo:paragraph-rsid="03fd6d5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7b6c9f" officeooo:paragraph-rsid="03a7b523" style:font-size-asian="10pt" style:font-style-asian="normal" style:font-weight-asian="normal" style:font-size-complex="10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714c55"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3fd6d50"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30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30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30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3a1ddfb" officeooo:paragraph-rsid="03a1ddfb" style:font-size-asian="10pt" style:font-style-asian="normal" style:font-weight-asian="bold" style:font-size-complex="10pt" style:font-style-complex="normal" style:font-weight-complex="bold"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a1ddfb" officeooo:paragraph-rsid="03a1ddfb" style:font-size-asian="10pt" style:font-style-asian="normal" style:font-weight-asian="normal" style:font-size-complex="10pt" style:font-style-complex="normal" style:font-weight-complex="normal" style:text-overline-style="none" style:text-overline-color="font-color"/>
    </style:style>
    <style:style style:name="P32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34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b704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6fef7e"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e065c"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b7045"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d6067" officeooo:paragraph-rsid="03fd6067" style:font-size-asian="10pt" style:font-style-asian="normal" style:font-weight-asian="normal" style:font-size-complex="10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b7045"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d6067" officeooo:paragraph-rsid="03fd606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54" style:family="paragraph" style:parent-style-name="Exalted">
      <style:text-properties fo:font-size="24pt" fo:language="en" fo:country="US" officeooo:paragraph-rsid="002d8637" style:font-size-asian="24pt" style:font-size-complex="24pt"/>
    </style:style>
    <style:style style:name="P355"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356"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357"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35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359" style:family="paragraph" style:parent-style-name="Exalted">
      <style:text-properties style:use-window-font-color="true" loext:opacity="0%" style:font-name="Times New Roman3"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0" style:family="paragraph" style:parent-style-name="Exalted">
      <style:text-properties style:use-window-font-color="true" loext:opacity="0%" style:font-name="Times New Roman3"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1" style:family="paragraph" style:parent-style-name="Exalted">
      <style:text-properties style:use-window-font-color="true" loext:opacity="0%" style:font-name="Times New Roman3"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2"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officeooo:rsid="01257bfe" officeooo:paragraph-rsid="01bf27c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363"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5" style:family="paragraph" style:parent-style-name="Exalted">
      <style:text-properties style:use-window-font-color="true" loext:opacity="0%" style:font-name="Times New Roman3"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6" style:family="paragraph" style:parent-style-name="Exalted">
      <style:text-properties style:use-window-font-color="true" loext:opacity="0%" style:font-name="Times New Roman3"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7" style:family="paragraph" style:parent-style-name="Exalted">
      <style:text-properties style:use-window-font-color="true" loext:opacity="0%" style:font-name="Times New Roman3"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8" style:family="paragraph" style:parent-style-name="Exalted">
      <style:text-properties style:use-window-font-color="true" loext:opacity="0%" style:font-name="Times New Roman3"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369" style:family="paragraph" style:parent-style-name="Exalted">
      <style:text-properties style:use-window-font-color="true" loext:opacity="0%" style:font-name="Times New Roman3"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370" style:family="paragraph" style:parent-style-name="Sidebar">
      <style:text-properties style:use-window-font-color="true" loext:opacity="0%" style:font-name="Times New Roman3"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71" style:family="paragraph" style:parent-style-name="Sidebar">
      <style:text-properties style:use-window-font-color="true" loext:opacity="0%" style:font-name="Times New Roman3"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72" style:family="paragraph" style:parent-style-name="Exalted">
      <style:text-properties style:use-window-font-color="true" loext:opacity="0%" style:font-name="Times New Roman3"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7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37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75" style:family="paragraph" style:parent-style-name="Exalted">
      <style:paragraph-properties fo:margin-top="0in" fo:margin-bottom="0in" style:contextual-spacing="false" fo:line-height="100%" fo:orphans="0" fo:widows="0"/>
      <style:text-properties style:use-window-font-color="true" loext:opacity="0%" style:font-name="Times New Roman3"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376" style:family="paragraph" style:parent-style-name="Exalted">
      <style:text-properties style:use-window-font-color="true" loext:opacity="0%" style:font-name="Times New Roman3"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377" style:family="paragraph" style:parent-style-name="Exalted">
      <style:text-properties style:use-window-font-color="true" loext:opacity="0%" style:font-name="Times New Roman3"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378" style:family="paragraph" style:parent-style-name="Exalted">
      <style:text-properties style:use-window-font-color="true" loext:opacity="0%" style:font-name="Times New Roman3" fo:font-size="10pt" fo:language="en" fo:country="US"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379" style:family="paragraph" style:parent-style-name="Exalted">
      <style:text-properties style:use-window-font-color="true" loext:opacity="0%" style:font-name="Times New Roman3"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380" style:family="paragraph" style:parent-style-name="Exalted">
      <style:text-properties style:use-window-font-color="true" loext:opacity="0%" style:font-name="Times New Roman3"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381" style:family="paragraph" style:parent-style-name="Exalted">
      <style:text-properties style:use-window-font-color="true" loext:opacity="0%" style:font-name="Times New Roman3"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82" style:family="paragraph" style:parent-style-name="Exalted">
      <style:text-properties style:use-window-font-color="true" loext:opacity="0%" style:font-name="Times New Roman3"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83" style:family="paragraph" style:parent-style-name="Sidebar">
      <style:text-properties style:use-window-font-color="true" loext:opacity="0%" style:font-name="Times New Roman3"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84" style:family="paragraph" style:parent-style-name="Sidebar">
      <style:text-properties style:use-window-font-color="true" loext:opacity="0%" style:font-name="Times New Roman3"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5" style:family="paragraph" style:parent-style-name="Sidebar">
      <style:text-properties style:use-window-font-color="true" loext:opacity="0%" style:font-name="Times New Roman3"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6" style:family="paragraph" style:parent-style-name="Sidebar">
      <style:text-properties style:use-window-font-color="true" loext:opacity="0%" style:font-name="Times New Roman3"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7" style:family="paragraph" style:parent-style-name="Sidebar">
      <style:text-properties style:use-window-font-color="true" loext:opacity="0%" style:font-name="Times New Roman3" fo:font-size="10pt" fo:language="en" fo:country="US"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388" style:family="paragraph" style:parent-style-name="Sidebar">
      <style:text-properties style:use-window-font-color="true" loext:opacity="0%" style:font-name="Times New Roman3" fo:font-size="10pt" fo:language="en" fo:country="US"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389" style:family="paragraph" style:parent-style-name="Sidebar">
      <style:text-properties style:use-window-font-color="true" loext:opacity="0%" style:font-name="Times New Roman3"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90" style:family="paragraph" style:parent-style-name="Sidebar">
      <style:text-properties style:use-window-font-color="true" loext:opacity="0%" style:font-name="Times New Roman3" fo:font-size="10pt" fo:language="en" fo:country="US"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91" style:family="paragraph" style:parent-style-name="Sidebar">
      <style:text-properties style:use-window-font-color="true" loext:opacity="0%" style:font-name="Times New Roman3" fo:font-size="10pt" fo:language="en" fo:country="US"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392" style:family="paragraph" style:parent-style-name="Table_20_Contents">
      <style:text-properties style:use-window-font-color="true" loext:opacity="0%" style:font-name="Times New Roman3" fo:font-size="10pt" fo:language="en" fo:country="US"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393" style:family="paragraph" style:parent-style-name="Table_20_Contents">
      <style:text-properties style:use-window-font-color="true" loext:opacity="0%" style:font-name="Times New Roman3"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94" style:family="paragraph" style:parent-style-name="Table_20_Contents">
      <style:text-properties style:use-window-font-color="true" loext:opacity="0%" style:font-name="Times New Roman3"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95" style:family="paragraph" style:parent-style-name="Table_20_Contents">
      <style:text-properties style:use-window-font-color="true" loext:opacity="0%" style:font-name="Times New Roman3"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6" style:family="paragraph" style:parent-style-name="Table_20_Contents">
      <style:text-properties style:use-window-font-color="true" loext:opacity="0%" style:font-name="Times New Roman3"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7" style:family="paragraph" style:parent-style-name="Table_20_Contents">
      <style:text-properties style:use-window-font-color="true" loext:opacity="0%" style:font-name="Times New Roman3"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398" style:family="paragraph" style:parent-style-name="Table_20_Contents">
      <style:text-properties style:use-window-font-color="true" loext:opacity="0%" style:font-name="Times New Roman3" fo:font-size="10pt" fo:language="en" fo:country="US" officeooo:rsid="00616d90" officeooo:paragraph-rsid="00616d90" style:letter-kerning="false" style:font-name-asian="Spectral1" style:font-size-asian="10pt" style:language-asian="zh" style:country-asian="CN" style:font-name-complex="Spectral1" style:font-size-complex="10pt" style:language-complex="hi" style:country-complex="IN"/>
    </style:style>
    <style:style style:name="P399" style:family="paragraph" style:parent-style-name="Table_20_Contents">
      <style:text-properties style:use-window-font-color="true" loext:opacity="0%" style:font-name="Times New Roman3" fo:font-size="10pt" fo:language="en" fo:country="US"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400" style:family="paragraph" style:parent-style-name="Table_20_Contents">
      <style:text-properties style:use-window-font-color="true" loext:opacity="0%" style:font-name="Times New Roman3"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4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4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1cf149c"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1cf149c"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04" style:family="paragraph" style:parent-style-name="Exalted">
      <style:text-properties style:use-window-font-color="true" loext:opacity="0%" style:font-name="Times New Roman3" fo:font-size="10pt" fo:language="en" fo:country="US" officeooo:rsid="037e67eb" officeooo:paragraph-rsid="037e67eb" style:letter-kerning="false" style:font-name-asian="Spectral1" style:font-size-asian="10pt" style:language-asian="zh" style:country-asian="CN" style:font-name-complex="Spectral1" style:font-size-complex="10pt" style:language-complex="hi" style:country-complex="IN"/>
    </style:style>
    <style:style style:name="P405" style:family="paragraph" style:parent-style-name="Exalted">
      <style:text-properties style:use-window-font-color="true" loext:opacity="0%" style:font-name="Times New Roman3" fo:font-size="10pt" fo:language="en" fo:country="US" officeooo:rsid="037f3d67" officeooo:paragraph-rsid="037f3d67" style:letter-kerning="false" style:font-name-asian="Spectral1" style:font-size-asian="10pt" style:language-asian="zh" style:country-asian="CN" style:font-name-complex="Spectral1" style:font-size-complex="10pt" style:language-complex="hi" style:country-complex="IN"/>
    </style:style>
    <style:style style:name="P406" style:family="paragraph" style:parent-style-name="Exalted">
      <style:text-properties style:use-window-font-color="true" loext:opacity="0%" style:font-name="Times New Roman3" fo:font-size="10pt" fo:language="en" fo:country="US" officeooo:rsid="0380a49b" officeooo:paragraph-rsid="0380a49b" style:letter-kerning="false" style:font-name-asian="Spectral1" style:font-size-asian="10pt" style:language-asian="zh" style:country-asian="CN" style:font-name-complex="Spectral1" style:font-size-complex="10pt" style:language-complex="hi" style:country-complex="IN"/>
    </style:style>
    <style:style style:name="P407" style:family="paragraph" style:parent-style-name="Exalted">
      <style:text-properties style:use-window-font-color="true" loext:opacity="0%" style:font-name="Times New Roman3" fo:font-size="10pt" fo:language="en" fo:country="US" officeooo:rsid="01b68c2d"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8" style:family="paragraph" style:parent-style-name="Exalted">
      <style:text-properties style:use-window-font-color="true" loext:opacity="0%" style:font-name="Times New Roman3" fo:font-size="10pt" fo:language="en" fo:country="US" officeooo:rsid="01aed5c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9" style:family="paragraph" style:parent-style-name="Exalted">
      <style:text-properties style:use-window-font-color="true" loext:opacity="0%" style:font-name="Times New Roman3" fo:font-size="10pt" fo:language="en" fo:country="US" officeooo:rsid="022d4d3f"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10" style:family="paragraph" style:parent-style-name="Sidebar">
      <style:text-properties style:use-window-font-color="true" loext:opacity="0%" style:font-name="Times New Roman3" fo:font-size="10pt" fo:language="en" fo:country="US" officeooo:rsid="00bb4b9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11" style:family="paragraph" style:parent-style-name="Sidebar">
      <style:text-properties style:use-window-font-color="true" loext:opacity="0%" style:font-name="Times New Roman3" fo:font-size="10pt" fo:language="en" fo:country="US" officeooo:rsid="00bc5057"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12" style:family="paragraph" style:parent-style-name="Sidebar">
      <style:text-properties style:use-window-font-color="true" loext:opacity="0%" style:font-name="Times New Roman3" fo:font-size="10pt" fo:language="en" fo:country="US" officeooo:rsid="01699ce2"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13" style:family="paragraph" style:parent-style-name="Exalted">
      <style:text-properties style:use-window-font-color="true" loext:opacity="0%" style:font-name="Times New Roman3" fo:font-size="10pt" fo:language="en" fo:country="US" officeooo:rsid="03b643f9" officeooo:paragraph-rsid="03b643f9" style:letter-kerning="false" style:font-name-asian="Spectral1" style:font-size-asian="10pt" style:language-asian="zh" style:country-asian="CN" style:font-name-complex="Spectral1" style:font-size-complex="10pt" style:language-complex="hi" style:country-complex="IN"/>
    </style:style>
    <style:style style:name="P414" style:family="paragraph" style:parent-style-name="Exalted">
      <style:text-properties style:use-window-font-color="true" loext:opacity="0%" style:font-name="Times New Roman3" fo:font-size="10pt" fo:language="en" fo:country="US" officeooo:rsid="03b738db" officeooo:paragraph-rsid="03b738db" style:letter-kerning="false" style:font-name-asian="Spectral1" style:font-size-asian="10pt" style:language-asian="zh" style:country-asian="CN" style:font-name-complex="Spectral1" style:font-size-complex="10pt" style:language-complex="hi" style:country-complex="IN"/>
    </style:style>
    <style:style style:name="P415" style:family="paragraph" style:parent-style-name="Table_20_Contents">
      <style:text-properties style:use-window-font-color="true" loext:opacity="0%" style:font-name="Times New Roman3" fo:font-size="10pt" fo:language="en" fo:country="US" officeooo:rsid="03b90633" officeooo:paragraph-rsid="03b90633" style:letter-kerning="false" style:font-name-asian="Spectral1" style:font-size-asian="10pt" style:language-asian="zh" style:country-asian="CN" style:font-name-complex="Spectral1" style:font-size-complex="10pt" style:language-complex="hi" style:country-complex="IN"/>
    </style:style>
    <style:style style:name="P416" style:family="paragraph" style:parent-style-name="Table_20_Contents">
      <style:text-properties style:use-window-font-color="true" loext:opacity="0%" style:font-name="Times New Roman3" fo:font-size="10pt" fo:language="en" fo:country="US" officeooo:rsid="03c2107a" officeooo:paragraph-rsid="03c2107a" style:letter-kerning="false" style:font-name-asian="Spectral1" style:font-size-asian="10pt" style:language-asian="zh" style:country-asian="CN" style:font-name-complex="Spectral1" style:font-size-complex="10pt" style:language-complex="hi" style:country-complex="IN"/>
    </style:style>
    <style:style style:name="P417" style:family="paragraph" style:parent-style-name="Table_20_Contents">
      <style:text-properties style:use-window-font-color="true" loext:opacity="0%" style:font-name="Times New Roman3" fo:font-size="10pt" fo:language="en" fo:country="US" officeooo:rsid="03bf400f" officeooo:paragraph-rsid="03bf400f" style:letter-kerning="false" style:font-name-asian="Spectral1" style:font-size-asian="10pt" style:language-asian="zh" style:country-asian="CN" style:font-name-complex="Spectral1" style:font-size-complex="10pt" style:language-complex="hi" style:country-complex="IN"/>
    </style:style>
    <style:style style:name="P418" style:family="paragraph" style:parent-style-name="Table_20_Contents">
      <style:text-properties style:use-window-font-color="true" loext:opacity="0%" style:font-name="Times New Roman3" fo:font-size="10pt" fo:language="en" fo:country="US" officeooo:rsid="015a9740" officeooo:paragraph-rsid="015a9740" style:letter-kerning="false" style:font-name-asian="Spectral1" style:font-size-asian="10pt" style:language-asian="zh" style:country-asian="CN" style:font-name-complex="Spectral1" style:font-size-complex="10pt" style:language-complex="hi" style:country-complex="IN"/>
    </style:style>
    <style:style style:name="P419" style:family="paragraph" style:parent-style-name="Table_20_Contents">
      <style:text-properties style:use-window-font-color="true" loext:opacity="0%" style:font-name="Times New Roman3"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420" style:family="paragraph" style:parent-style-name="Exalted">
      <style:text-properties style:use-window-font-color="true" loext:opacity="0%" style:font-name="Times New Roman3" fo:font-size="10pt" fo:language="en" fo:country="US" officeooo:rsid="03d1d1cf" officeooo:paragraph-rsid="03d1d1cf" style:letter-kerning="false" style:font-name-asian="Spectral1" style:font-size-asian="10pt" style:language-asian="zh" style:country-asian="CN" style:font-name-complex="Spectral1" style:font-size-complex="10pt" style:language-complex="hi" style:country-complex="IN"/>
    </style:style>
    <style:style style:name="P421" style:family="paragraph" style:parent-style-name="Exalted">
      <style:text-properties style:use-window-font-color="true" loext:opacity="0%" style:font-name="Times New Roman3" fo:font-size="10pt" fo:language="en" fo:country="US" officeooo:rsid="03d1d1cf"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2" style:family="paragraph" style:parent-style-name="Exalted">
      <style:text-properties style:use-window-font-color="true" loext:opacity="0%" style:font-name="Times New Roman3" fo:font-size="10pt" fo:language="en" fo:country="US" officeooo:rsid="03d5fd65"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3" style:family="paragraph" style:parent-style-name="Exalted">
      <style:text-properties style:use-window-font-color="true" loext:opacity="0%" style:font-name="Times New Roman3"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4" style:family="paragraph" style:parent-style-name="Sidebar">
      <style:text-properties style:use-window-font-color="true" loext:opacity="0%" style:font-name="Times New Roman3"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5" style:family="paragraph" style:parent-style-name="Sidebar">
      <style:text-properties style:use-window-font-color="true" loext:opacity="0%" style:font-name="Times New Roman3" fo:font-size="10pt" fo:language="en" fo:country="US" officeooo:rsid="012ef4ea"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6" style:family="paragraph" style:parent-style-name="Sidebar">
      <style:text-properties style:use-window-font-color="true" loext:opacity="0%" style:font-name="Times New Roman3" fo:font-size="10pt" fo:language="en" fo:country="US" officeooo:rsid="01300747"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7" style:family="paragraph" style:parent-style-name="Sidebar">
      <style:text-properties style:use-window-font-color="true" loext:opacity="0%" style:font-name="Times New Roman3" fo:font-size="10pt" fo:language="en" fo:country="US" officeooo:rsid="03dde3e2" officeooo:paragraph-rsid="03e61749" style:letter-kerning="false" style:font-name-asian="Spectral1" style:font-size-asian="10pt" style:language-asian="zh" style:country-asian="CN" style:font-name-complex="Spectral1" style:font-size-complex="10pt" style:language-complex="hi" style:country-complex="IN"/>
    </style:style>
    <style:style style:name="P428" style:family="paragraph" style:parent-style-name="Sidebar">
      <style:text-properties style:use-window-font-color="true" loext:opacity="0%" style:font-name="Times New Roman3" fo:font-size="10pt" fo:language="en" fo:country="US" officeooo:rsid="03edbc3e" officeooo:paragraph-rsid="03edbc3e" style:letter-kerning="false" style:font-name-asian="Spectral1" style:font-size-asian="10pt" style:language-asian="zh" style:country-asian="CN" style:font-name-complex="Spectral1" style:font-size-complex="10pt" style:language-complex="hi" style:country-complex="IN"/>
    </style:style>
    <style:style style:name="P429" style:family="paragraph" style:parent-style-name="Sidebar">
      <style:text-properties style:use-window-font-color="true" loext:opacity="0%" style:font-name="Times New Roman3" fo:font-size="10pt" fo:language="en" fo:country="US" officeooo:rsid="03ee5360" officeooo:paragraph-rsid="03ee5360" style:letter-kerning="false" style:font-name-asian="Spectral1" style:font-size-asian="10pt" style:language-asian="zh" style:country-asian="CN" style:font-name-complex="Spectral1" style:font-size-complex="10pt" style:language-complex="hi" style:country-complex="IN"/>
    </style:style>
    <style:style style:name="P43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3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3f092aa"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2"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34"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officeooo:rsid="03f3b12b"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3b12b"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595a5" officeooo:paragraph-rsid="03f595a5" style:letter-kerning="false" style:font-name-asian="Spectral1" style:font-size-asian="10pt" style:language-asian="zh" style:country-asian="CN" style:font-name-complex="Spectral1" style:font-size-complex="10pt" style:language-complex="hi" style:country-complex="IN"/>
    </style:style>
    <style:style style:name="P43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595a5" officeooo:paragraph-rsid="03fb615d" style:letter-kerning="false" style:font-name-asian="Spectral1" style:font-size-asian="10pt" style:language-asian="zh" style:country-asian="CN" style:font-name-complex="Spectral1" style:font-size-complex="10pt" style:language-complex="hi" style:country-complex="IN"/>
    </style:style>
    <style:style style:name="P43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595a5"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9" style:family="paragraph" style:parent-style-name="Exalted">
      <style:text-properties style:use-window-font-color="true" loext:opacity="0%" style:font-name="Times New Roman3" fo:font-size="10pt" fo:language="en" fo:country="US" officeooo:rsid="03fb7045" officeooo:paragraph-rsid="03fd6d50" style:letter-kerning="false" style:font-name-asian="Spectral1" style:font-size-asian="10pt" style:language-asian="zh" style:country-asian="CN" style:font-name-complex="Spectral1" style:font-size-complex="10pt" style:language-complex="hi" style:country-complex="IN"/>
    </style:style>
    <style:style style:name="P440"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3"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1" style:family="paragraph" style:parent-style-name="Exalted">
      <style:paragraph-properties fo:margin-top="0in" fo:margin-bottom="0.0555in" style:contextual-spacing="false" fo:line-height="100%"/>
      <style:text-properties style:use-window-font-color="true" loext:opacity="0%" style:font-name="Times New Roman3"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2" style:family="paragraph" style:parent-style-name="Exalted">
      <style:text-properties style:use-window-font-color="true" loext:opacity="0%" style:font-name="Times New Roman3"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3" style:family="paragraph" style:parent-style-name="Exalted">
      <style:text-properties style:use-window-font-color="true" loext:opacity="0%" style:font-name="Times New Roman3"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4" style:family="paragraph" style:parent-style-name="Exalted">
      <style:text-properties style:use-window-font-color="true" loext:opacity="0%" style:font-name="Times New Roman3"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5" style:family="paragraph" style:parent-style-name="Exalted">
      <style:text-properties style:use-window-font-color="true" loext:opacity="0%" style:font-name="Times New Roman3"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6" style:family="paragraph" style:parent-style-name="Exalted">
      <style:text-properties style:use-window-font-color="true" loext:opacity="0%" style:font-name="Times New Roman3"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7" style:family="paragraph" style:parent-style-name="Exalted">
      <style:text-properties style:use-window-font-color="true" loext:opacity="0%" style:font-name="Times New Roman3"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8" style:family="paragraph" style:parent-style-name="Exalted">
      <style:text-properties style:use-window-font-color="true" loext:opacity="0%" style:font-name="Times New Roman3"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9" style:family="paragraph" style:parent-style-name="Exalted">
      <style:text-properties style:use-window-font-color="true" loext:opacity="0%" style:font-name="Times New Roman3"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0" style:family="paragraph" style:parent-style-name="Exalted">
      <style:text-properties style:use-window-font-color="true" loext:opacity="0%" style:font-name="Times New Roman3"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1" style:family="paragraph" style:parent-style-name="Exalted">
      <style:text-properties style:use-window-font-color="true" loext:opacity="0%" style:font-name="Times New Roman3"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2" style:family="paragraph" style:parent-style-name="Exalted">
      <style:text-properties style:use-window-font-color="true" loext:opacity="0%" style:font-name="Times New Roman3"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3" style:family="paragraph" style:parent-style-name="Exalted">
      <style:text-properties style:use-window-font-color="true" loext:opacity="0%" style:font-name="Times New Roman3"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4" style:family="paragraph" style:parent-style-name="Exalted">
      <style:text-properties style:use-window-font-color="true" loext:opacity="0%" style:font-name="Times New Roman3"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5" style:family="paragraph" style:parent-style-name="Sidebar">
      <style:text-properties style:use-window-font-color="true" loext:opacity="0%" style:font-name="Times New Roman3" fo:font-size="10pt" fo:language="en" fo:country="US" fo:font-style="normal" fo:font-weight="normal" officeooo:rsid="030dd41f" officeooo:paragraph-rsid="03100a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6" style:family="paragraph" style:parent-style-name="Exalted">
      <style:text-properties style:use-window-font-color="true" loext:opacity="0%" style:font-name="Times New Roman3" fo:font-size="10pt" fo:language="en" fo:country="US" fo:font-style="normal" fo:font-weight="normal" officeooo:rsid="02495ce9"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7" style:family="paragraph" style:parent-style-name="Exalted">
      <style:text-properties style:use-window-font-color="true" loext:opacity="0%" style:font-name="Times New Roman3" fo:font-size="10pt" fo:language="en" fo:country="US" fo:font-style="normal" fo:font-weight="normal" officeooo:rsid="0314a15f"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8" style:family="paragraph" style:parent-style-name="Exalted">
      <style:text-properties style:use-window-font-color="true" loext:opacity="0%" style:font-name="Times New Roman3"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9" style:family="paragraph" style:parent-style-name="Sidebar">
      <style:text-properties style:use-window-font-color="true" loext:opacity="0%" style:font-name="Times New Roman3"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0" style:family="paragraph" style:parent-style-name="Sidebar">
      <style:text-properties style:use-window-font-color="true" loext:opacity="0%" style:font-name="Times New Roman3"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1" style:family="paragraph" style:parent-style-name="Sidebar">
      <style:text-properties style:use-window-font-color="true" loext:opacity="0%" style:font-name="Times New Roman3"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2" style:family="paragraph" style:parent-style-name="Sidebar">
      <style:text-properties style:use-window-font-color="true" loext:opacity="0%" style:font-name="Times New Roman3"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3" style:family="paragraph" style:parent-style-name="Sidebar">
      <style:text-properties style:use-window-font-color="true" loext:opacity="0%" style:font-name="Times New Roman3" fo:font-size="10pt" fo:language="en" fo:country="US" fo:font-style="normal" officeooo:rsid="0307145a" officeooo:paragraph-rsid="030c25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4" style:family="paragraph" style:parent-style-name="Exalted">
      <style:text-properties style:use-window-font-color="true" loext:opacity="0%" style:font-name="Times New Roman3" fo:font-size="10pt" fo:language="en" fo:country="US" fo:font-style="normal" officeooo:rsid="03a7b523"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5" style:family="paragraph" style:parent-style-name="Exalted">
      <style:text-properties style:use-window-font-color="true" loext:opacity="0%" style:font-name="Times New Roman3" fo:font-size="10pt" fo:language="en" fo:country="US" fo:font-style="normal" officeooo:rsid="03a7b523" officeooo:paragraph-rsid="03a8e6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6" style:family="paragraph" style:parent-style-name="Exalted">
      <style:text-properties style:use-window-font-color="true" loext:opacity="0%" style:font-name="Times New Roman3" fo:font-size="10pt" fo:language="en" fo:country="US" fo:font-style="normal" officeooo:rsid="025c3b50"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7" style:family="paragraph" style:parent-style-name="Exalted">
      <style:text-properties style:use-window-font-color="true" loext:opacity="0%" style:font-name="Times New Roman3" fo:font-size="10pt" fo:language="en" fo:country="US" fo:font-style="normal" officeooo:rsid="0034a0c5"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8" style:family="paragraph" style:parent-style-name="Exalted">
      <style:text-properties style:use-window-font-color="true" loext:opacity="0%" style:font-name="Times New Roman3" fo:font-size="10pt" fo:language="en" fo:country="US" fo:font-style="normal" officeooo:rsid="01af0094"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9" style:family="paragraph" style:parent-style-name="Exalted">
      <style:text-properties style:use-window-font-color="true" loext:opacity="0%" style:font-name="Times New Roman3" fo:font-size="10pt" fo:language="en" fo:country="US" fo:font-style="normal" officeooo:rsid="0137c2b3"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0" style:family="paragraph" style:parent-style-name="Exalted">
      <style:text-properties style:use-window-font-color="true" loext:opacity="0%" style:font-name="Times New Roman3" fo:font-size="10pt" fo:language="en" fo:country="US" fo:font-style="normal" officeooo:rsid="022f1612"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1" style:family="paragraph" style:parent-style-name="Standard">
      <style:text-properties style:use-window-font-color="true" loext:opacity="0%" style:font-name="Times New Roman3" fo:font-size="10pt" fo:language="en" fo:country="US" fo:font-style="normal" officeooo:rsid="032e38b6"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2" style:family="paragraph" style:parent-style-name="Sidebar">
      <style:text-properties style:use-window-font-color="true" loext:opacity="0%" style:font-name="Times New Roman3" fo:font-size="10pt" fo:language="en" fo:country="US" fo:font-style="normal" officeooo:rsid="03b82973" officeooo:paragraph-rsid="03b829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3" style:family="paragraph" style:parent-style-name="Sidebar">
      <style:text-properties style:use-window-font-color="true" loext:opacity="0%" style:font-name="Times New Roman3" fo:font-size="10pt" fo:language="en" fo:country="US" fo:font-style="normal" officeooo:rsid="03bb26d5" officeooo:paragraph-rsid="03bb26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4" style:family="paragraph" style:parent-style-name="Sidebar">
      <style:text-properties style:use-window-font-color="true" loext:opacity="0%" style:font-name="Times New Roman3" fo:font-size="10pt" fo:language="en" fo:country="US" fo:font-style="normal" officeooo:rsid="03bb26d5"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5" style:family="paragraph" style:parent-style-name="Exalted">
      <style:text-properties style:use-window-font-color="true" loext:opacity="0%" style:font-name="Times New Roman3"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6" style:family="paragraph" style:parent-style-name="Sidebar">
      <style:text-properties style:use-window-font-color="true" loext:opacity="0%" style:font-name="Times New Roman3" fo:font-size="10pt" fo:language="en" fo:country="US" fo:font-style="normal" officeooo:rsid="03bb5727"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7" style:family="paragraph" style:parent-style-name="Exalted">
      <style:text-properties style:use-window-font-color="true" loext:opacity="0%" style:font-name="Times New Roman3" fo:font-size="10pt" fo:language="en" fo:country="US" fo:font-style="normal" officeooo:rsid="03d99da8" officeooo:paragraph-rsid="03d99d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8" style:family="paragraph" style:parent-style-name="Sidebar">
      <style:text-properties style:use-window-font-color="true" loext:opacity="0%" style:font-name="Times New Roman3" fo:font-size="10pt" fo:language="en" fo:country="US" fo:font-style="normal" officeooo:rsid="03ee5360" officeooo:paragraph-rsid="03ee536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40177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4"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5"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3b12b"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3b12b"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8"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595a5" officeooo:paragraph-rsid="03f595a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9"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595a5"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fo:font-weight="bold" officeooo:rsid="03f595a5"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2" style:family="paragraph" style:parent-style-name="Table_20_Heading">
      <style:paragraph-properties fo:margin-left="0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092aa"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403e9e1" officeooo:paragraph-rsid="0403e9e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4" style:family="paragraph" style:parent-style-name="Exalted">
      <style:text-properties style:use-window-font-color="true" loext:opacity="0%" style:font-name="Times New Roman3"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5" style:family="paragraph" style:parent-style-name="Exalted">
      <style:text-properties style:use-window-font-color="true" loext:opacity="0%" style:font-name="Times New Roman3"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6" style:family="paragraph" style:parent-style-name="Standard">
      <style:text-properties style:use-window-font-color="true" loext:opacity="0%" style:font-name="Times New Roman3"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7" style:family="paragraph" style:parent-style-name="Exalted">
      <style:text-properties style:use-window-font-color="true" loext:opacity="0%" style:font-name="Times New Roman3"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9" style:family="paragraph" style:parent-style-name="Exalted">
      <style:text-properties style:use-window-font-color="true" loext:opacity="0%" style:font-name="Times New Roman3" fo:font-size="10pt" fo:language="en" fo:country="US" fo:font-weight="normal" officeooo:rsid="03ec26ab" officeooo:paragraph-rsid="03edbc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0" style:family="paragraph" style:parent-style-name="Exalted">
      <style:text-properties style:use-window-font-color="true" loext:opacity="0%" style:font-name="Times New Roman3" fo:font-size="10pt" fo:language="en" fo:country="US" fo:font-weight="normal" officeooo:rsid="0235b21c" officeooo:paragraph-rsid="03ffb8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fo:font-weight="normal" officeooo:rsid="03f595a5" officeooo:paragraph-rsid="04013d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fo:font-weight="normal" officeooo:rsid="03f595a5" officeooo:paragraph-rsid="04013d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3" style:family="paragraph" style:parent-style-name="Exalted">
      <style:text-properties style:use-window-font-color="true" loext:opacity="0%" style:font-name="Times New Roman3"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504" style:family="paragraph" style:parent-style-name="Exalted">
      <style:text-properties style:use-window-font-color="true" loext:opacity="0%" style:font-name="Times New Roman3"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505" style:family="paragraph" style:parent-style-name="Exalted">
      <style:text-properties style:use-window-font-color="true" loext:opacity="0%" style:font-name="Times New Roman3" fo:font-size="10pt" officeooo:rsid="03856b40" officeooo:paragraph-rsid="0387e226" style:letter-kerning="false" style:font-name-asian="Spectral1" style:font-size-asian="10pt" style:language-asian="zh" style:country-asian="CN" style:font-name-complex="Spectral1" style:font-size-complex="10pt" style:language-complex="hi" style:country-complex="IN"/>
    </style:style>
    <style:style style:name="P506" style:family="paragraph" style:parent-style-name="Exalted">
      <style:text-properties style:use-window-font-color="true" loext:opacity="0%" style:font-name="Times New Roman3" fo:font-size="10pt" officeooo:rsid="038851a3" officeooo:paragraph-rsid="038851a3" style:letter-kerning="false" style:font-name-asian="Spectral1" style:font-size-asian="10pt" style:language-asian="zh" style:country-asian="CN" style:font-name-complex="Spectral1" style:font-size-complex="10pt" style:language-complex="hi" style:country-complex="IN"/>
    </style:style>
    <style:style style:name="P507" style:family="paragraph" style:parent-style-name="Exalted">
      <style:text-properties style:use-window-font-color="true" loext:opacity="0%" style:font-name="Times New Roman3" fo:font-size="10pt" fo:font-style="normal" officeooo:rsid="038dec6f" officeooo:paragraph-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8" style:family="paragraph" style:parent-style-name="Table_20_Contents">
      <style:text-properties style:use-window-font-color="true" loext:opacity="0%" style:font-name="Times New Roman3" fo:font-size="9pt" fo:language="en" fo:country="US" fo:font-weight="normal" officeooo:rsid="01399717" officeooo:paragraph-rsid="03b1386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9"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1"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510"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5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5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77ec" style:letter-kerning="false" style:font-name-asian="Spectral1" style:font-size-asian="10pt" style:language-asian="zh" style:country-asian="CN" style:font-name-complex="Spectral1" style:font-size-complex="10pt" style:language-complex="hi" style:country-complex="IN"/>
    </style:style>
    <style:style style:name="P5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5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517"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518"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519"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0"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1"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2"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3" style:family="paragraph" style:parent-style-name="Sidebar_20_Heading">
      <style:text-properties fo:color="#980000" loext:opacity="100%" style:font-name="Modern Antiqua" fo:language="en" fo:country="US" fo:font-weight="bold" officeooo:paragraph-rsid="002c01cd" style:font-name-asian="Modern Antiqua1" style:font-weight-asian="bold" style:font-name-complex="Modern Antiqua1"/>
    </style:style>
    <style:style style:name="P524"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3a7b523" style:font-name-asian="Modern Antiqua1" style:font-weight-asian="bold" style:font-name-complex="Modern Antiqua1"/>
    </style:style>
    <style:style style:name="P525"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6" style:family="paragraph" style:parent-style-name="Sidebar_20_Heading">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7"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8"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9"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7e67eb" officeooo:paragraph-rsid="037e67e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1"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38851a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2"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533"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16b167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b82973" officeooo:paragraph-rsid="03b8297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3e6023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edbc3e" officeooo:paragraph-rsid="03edbc3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5"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546"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547" style:family="paragraph" style:parent-style-name="Exalted">
      <style:paragraph-properties fo:margin-top="0in" fo:margin-bottom="0in" style:contextual-spacing="false" fo:line-height="100%" fo:text-align="center" style:justify-single-word="false"/>
      <style:text-properties style:font-name="Times New Roman3" fo:font-size="11pt" fo:language="en" fo:country="US" fo:font-weight="bold" officeooo:paragraph-rsid="01bf27c9" style:font-name-asian="Droid Serif" style:font-size-asian="11pt" style:font-weight-asian="bold" style:font-name-complex="Droid Serif" style:font-size-complex="11pt"/>
    </style:style>
    <style:style style:name="P548" style:family="paragraph" style:parent-style-name="Exalted">
      <style:paragraph-properties fo:margin-top="0in" fo:margin-bottom="0in" style:contextual-spacing="false" fo:line-height="100%" fo:text-align="center" style:justify-single-word="false"/>
      <style:text-properties style:font-name="Times New Roman3" fo:font-size="11pt" fo:language="en" fo:country="US" fo:font-weight="bold" officeooo:rsid="021b5f99" officeooo:paragraph-rsid="01bf27c9" style:font-name-asian="Droid Serif" style:font-size-asian="11pt" style:font-weight-asian="bold" style:font-name-complex="Droid Serif" style:font-size-complex="11pt"/>
    </style:style>
    <style:style style:name="P549" style:family="paragraph" style:parent-style-name="Exalted">
      <style:text-properties officeooo:paragraph-rsid="01d85cee"/>
    </style:style>
    <style:style style:name="P550" style:family="paragraph" style:parent-style-name="Exalted">
      <style:paragraph-properties fo:text-align="center" style:justify-single-word="false"/>
      <style:text-properties fo:font-variant="small-caps" fo:color="#1c1c1c" loext:opacity="100%" style:text-outline="false" style:font-name="Envision Roman1" fo:font-size="22pt" fo:language="en" fo:country="US" fo:text-shadow="1pt 1pt" officeooo:rsid="02792806" officeooo:paragraph-rsid="02792806" style:letter-kerning="false" style:font-name-asian="Modern Antiqua1" style:font-size-asian="20pt" style:language-asian="zh" style:country-asian="CN" style:font-name-complex="Modern Antiqua1" style:font-size-complex="20pt" style:language-complex="hi" style:country-complex="IN"/>
    </style:style>
    <style:style style:name="P551" style:family="paragraph" style:parent-style-name="Exalted">
      <style:text-properties fo:font-variant="small-caps" fo:color="#1c1c1c" loext:opacity="100%" style:text-outline="false" style:font-name="Envision Roman1" fo:font-size="22pt" fo:language="en" fo:country="US" fo:text-shadow="1pt 1pt" officeooo:rsid="0279105e" officeooo:paragraph-rsid="0279105e" style:letter-kerning="false" style:font-name-asian="Modern Antiqua1" style:font-size-asian="20pt" style:language-asian="zh" style:country-asian="CN" style:font-name-complex="Modern Antiqua1" style:font-size-complex="20pt" style:language-complex="hi" style:country-complex="IN"/>
    </style:style>
    <style:style style:name="P552" style:family="paragraph" style:parent-style-name="Exalted">
      <style:text-properties officeooo:rsid="0372d879" officeooo:paragraph-rsid="0372d879"/>
    </style:style>
    <style:style style:name="P553" style:family="paragraph" style:parent-style-name="Exalted">
      <style:text-properties officeooo:paragraph-rsid="0387e226"/>
    </style:style>
    <style:style style:name="P554" style:family="paragraph" style:parent-style-name="Exalted">
      <style:text-properties officeooo:paragraph-rsid="0390854d"/>
    </style:style>
    <style:style style:name="P555" style:family="paragraph" style:parent-style-name="Exalted">
      <style:text-properties officeooo:rsid="03918d0d" officeooo:paragraph-rsid="03918d0d"/>
    </style:style>
    <style:style style:name="P556" style:family="paragraph" style:parent-style-name="Sidebar">
      <style:text-properties officeooo:paragraph-rsid="038a0e3b"/>
    </style:style>
    <style:style style:name="P557" style:family="paragraph" style:parent-style-name="Exalted">
      <style:text-properties officeooo:paragraph-rsid="01f9d686"/>
    </style:style>
    <style:style style:name="P558" style:family="paragraph" style:parent-style-name="Table_20_Contents">
      <style:text-properties officeooo:paragraph-rsid="03b13860"/>
    </style:style>
    <style:style style:name="P5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font-size="9pt" fo:language="en" fo:country="US" officeooo:paragraph-rsid="03b13860" style:font-size-asian="9pt" style:font-size-complex="9pt"/>
    </style:style>
    <style:style style:name="P560" style:family="paragraph" style:parent-style-name="Heading_20_4">
      <style:text-properties officeooo:rsid="03fb7045" officeooo:paragraph-rsid="03fb7045"/>
    </style:style>
    <style:style style:name="P561" style:family="paragraph" style:parent-style-name="Standard">
      <style:text-properties officeooo:rsid="03fe2b95" officeooo:paragraph-rsid="03fe2b95"/>
    </style:style>
    <style:style style:name="P562" style:family="paragraph" style:parent-style-name="Heading_20_1" style:master-page-name="Standard">
      <style:paragraph-properties style:page-number="auto" fo:break-before="column"/>
      <style:text-properties fo:language="en" fo:country="US" officeooo:paragraph-rsid="0279105e" style:language-asian="zh" style:country-asian="CN" style:language-complex="hi" style:country-complex="IN"/>
    </style:style>
    <style:style style:name="P563" style:family="paragraph" style:parent-style-name="Exalted" style:list-style-name="Exalt_20_Dot">
      <style:paragraph-properties fo:margin-top="0in" fo:margin-bottom="0.139in" style:contextual-spacing="false" fo:line-height="100%"/>
      <style:text-properties fo:language="en" fo:country="US" officeooo:paragraph-rsid="03aa0926"/>
    </style:style>
    <style:style style:name="P564" style:family="paragraph" style:parent-style-name="Exalted" style:list-style-name="Exalt_20_Dot">
      <style:paragraph-properties fo:margin-top="0in" fo:margin-bottom="0.139in" style:contextual-spacing="false" fo:line-height="100%"/>
      <style:text-properties fo:language="en" fo:country="US" officeooo:paragraph-rsid="03a7b523"/>
    </style:style>
    <style:style style:name="P565" style:family="paragraph" style:parent-style-name="Exalted" style:list-style-name="Exalted_20_1a">
      <style:text-properties fo:language="en" fo:country="US"/>
    </style:style>
    <style:style style:name="P566" style:family="paragraph" style:parent-style-name="Exalted" style:list-style-name="Exalted_20_1a">
      <style:text-properties fo:language="en" fo:country="US" officeooo:paragraph-rsid="01fbfa55"/>
    </style:style>
    <style:style style:name="P567" style:family="paragraph" style:parent-style-name="Exalted" style:list-style-name="Exalted_20_1a">
      <style:text-properties fo:language="en" fo:country="US" officeooo:paragraph-rsid="01cb12cb"/>
    </style:style>
    <style:style style:name="P568" style:family="paragraph" style:parent-style-name="Exalted" style:list-style-name="Exalted_20_1a">
      <style:text-properties fo:language="en" fo:country="US" officeooo:paragraph-rsid="01a971ca"/>
    </style:style>
    <style:style style:name="P569" style:family="paragraph" style:parent-style-name="Exalted" style:list-style-name="Exalted_20_1a">
      <style:text-properties fo:language="en" fo:country="US" officeooo:paragraph-rsid="01ab26ea"/>
    </style:style>
    <style:style style:name="P570" style:family="paragraph" style:parent-style-name="Exalted" style:list-style-name="Exalted_20_1a">
      <style:text-properties fo:language="en" fo:country="US" officeooo:paragraph-rsid="01a84ba1"/>
    </style:style>
    <style:style style:name="P571" style:family="paragraph" style:parent-style-name="Exalted" style:list-style-name="Exalted_20_1a">
      <style:text-properties fo:language="en" fo:country="US" officeooo:paragraph-rsid="01a24ee7"/>
    </style:style>
    <style:style style:name="P572" style:family="paragraph" style:parent-style-name="Exalted" style:list-style-name="Exalted_20_1a">
      <style:text-properties fo:language="en" fo:country="US" officeooo:paragraph-rsid="02ee8473"/>
    </style:style>
    <style:style style:name="P573" style:family="paragraph" style:parent-style-name="Exalted" style:list-style-name="Exalted_20_1a">
      <style:text-properties fo:language="en" fo:country="US" officeooo:paragraph-rsid="02cd681c"/>
    </style:style>
    <style:style style:name="P574" style:family="paragraph" style:parent-style-name="Exalted" style:list-style-name="Exalted_20_1a">
      <style:text-properties fo:language="en" fo:country="US" officeooo:paragraph-rsid="01e4d72e"/>
    </style:style>
    <style:style style:name="P575" style:family="paragraph" style:parent-style-name="Exalted" style:list-style-name="Exalted_20_1a">
      <style:text-properties fo:language="en" fo:country="US" style:language-asian="zh" style:country-asian="CN" style:language-complex="hi" style:country-complex="IN"/>
    </style:style>
    <style:style style:name="P576" style:family="paragraph" style:parent-style-name="Exalted" style:list-style-name="Exalted_20_1a">
      <style:text-properties fo:language="en" fo:country="US" officeooo:paragraph-rsid="01a24ee7" style:language-asian="zh" style:country-asian="CN" style:language-complex="hi" style:country-complex="IN"/>
    </style:style>
    <style:style style:name="P577" style:family="paragraph" style:parent-style-name="Exalted" style:list-style-name="Exalt_20_Dot">
      <style:text-properties fo:language="en" fo:country="US" officeooo:paragraph-rsid="0210aff6" style:language-asian="zh" style:country-asian="CN" style:language-complex="hi" style:country-complex="IN"/>
    </style:style>
    <style:style style:name="P578" style:family="paragraph" style:parent-style-name="Exalted" style:list-style-name="Exalted_20_1a">
      <style:text-properties fo:language="en" fo:country="US" officeooo:rsid="01c6aa15" officeooo:paragraph-rsid="0234bfc8"/>
    </style:style>
    <style:style style:name="P579" style:family="paragraph" style:parent-style-name="Exalted" style:list-style-name="Exalt_20_Dot">
      <style:text-properties fo:language="en" fo:country="US" officeooo:rsid="00516ee0" officeooo:paragraph-rsid="00298537"/>
    </style:style>
    <style:style style:name="P580" style:family="paragraph" style:parent-style-name="Exalted" style:list-style-name="Exalt_20_Dot">
      <style:text-properties fo:language="en" fo:country="US" officeooo:rsid="00c30d17" officeooo:paragraph-rsid="00298537"/>
    </style:style>
    <style:style style:name="P581" style:family="paragraph" style:parent-style-name="Exalted" style:list-style-name="Exalt_20_Dot">
      <style:text-properties fo:language="en" fo:country="US" officeooo:rsid="014499f2" officeooo:paragraph-rsid="014499f2"/>
    </style:style>
    <style:style style:name="P582"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583"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584" style:family="paragraph" style:parent-style-name="Exalted" style:list-style-name="Exalted_20_Center_20_Dot">
      <style:paragraph-properties fo:margin-top="0in" fo:margin-bottom="0in" style:contextual-spacing="false"/>
      <style:text-properties fo:language="en" fo:country="US" officeooo:paragraph-rsid="03aa0926"/>
    </style:style>
    <style:style style:name="P585" style:family="paragraph" style:parent-style-name="Exalted" style:list-style-name="Exalted_20_Center_20_Dot">
      <style:text-properties fo:language="en" fo:country="US" officeooo:paragraph-rsid="03aa0926"/>
    </style:style>
    <style:style style:name="P586"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587"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588" style:family="paragraph" style:parent-style-name="Exalted" style:list-style-name="Exalted_20_Center_20_Dot">
      <style:text-properties fo:language="en" fo:country="US" officeooo:paragraph-rsid="002d8637"/>
    </style:style>
    <style:style style:name="P589" style:family="paragraph" style:parent-style-name="Exalted" style:list-style-name="Exalted_20_Center_20_Dot">
      <style:paragraph-properties fo:margin-top="0in" fo:margin-bottom="0in" style:contextual-spacing="false"/>
      <style:text-properties fo:language="en" fo:country="US" officeooo:rsid="02a89d7d" officeooo:paragraph-rsid="02a89d7d"/>
    </style:style>
    <style:style style:name="P590" style:family="paragraph" style:parent-style-name="Exalted" style:list-style-name="Exalted_20_Center_20_Dot">
      <style:paragraph-properties fo:margin-top="0in" fo:margin-bottom="0in" style:contextual-spacing="false"/>
      <style:text-properties fo:language="en" fo:country="US" fo:font-weight="normal" officeooo:rsid="02b84cb8" officeooo:paragraph-rsid="02b84cb8" style:font-weight-asian="normal" style:font-weight-complex="normal"/>
    </style:style>
    <style:style style:name="P591" style:family="paragraph" style:parent-style-name="Exalted" style:list-style-name="Exalted_20_1a">
      <style:text-properties fo:language="en" fo:country="US" fo:font-weight="normal" officeooo:rsid="02cc3f0f" officeooo:paragraph-rsid="02d2f22b" style:font-weight-asian="normal" style:font-weight-complex="normal"/>
    </style:style>
    <style:style style:name="P592"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593"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594" style:family="paragraph" style:parent-style-name="Exalted" style:list-style-name="Exalted_20_1a">
      <style:text-properties fo:language="en" fo:country="US" officeooo:rsid="02eca62c" officeooo:paragraph-rsid="02eca62c"/>
    </style:style>
    <style:style style:name="P595"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596" style:family="paragraph" style:parent-style-name="Exalted" style:list-style-name="Exalted_20_1a">
      <style:text-properties fo:language="en" fo:country="US" officeooo:rsid="02ee8473" officeooo:paragraph-rsid="02ee8473"/>
    </style:style>
    <style:style style:name="P597" style:family="paragraph" style:parent-style-name="Exalted" style:list-style-name="Exalted_20_1a">
      <style:text-properties fo:language="en" fo:country="US" officeooo:rsid="02ee8473" officeooo:paragraph-rsid="02eeea95"/>
    </style:style>
    <style:style style:name="P598" style:family="paragraph" style:parent-style-name="Exalted" style:list-style-name="Exalted_20_1a">
      <style:text-properties fo:language="en" fo:country="US" officeooo:rsid="02ee8473" officeooo:paragraph-rsid="02ef2cde"/>
    </style:style>
    <style:style style:name="P599" style:family="paragraph" style:parent-style-name="Exalted" style:list-style-name="Exalted_20_1a">
      <style:text-properties fo:language="en" fo:country="US" officeooo:rsid="02ef2cde" officeooo:paragraph-rsid="02ef2cde"/>
    </style:style>
    <style:style style:name="P600" style:family="paragraph" style:parent-style-name="Exalted" style:list-style-name="Exalted_20_1a">
      <style:text-properties fo:language="en" fo:country="US" officeooo:rsid="02f0aaea" officeooo:paragraph-rsid="02f0aaea"/>
    </style:style>
    <style:style style:name="P601" style:family="paragraph" style:parent-style-name="Exalted" style:list-style-name="Exalt_20_Dot">
      <style:text-properties fo:language="en" fo:country="US" officeooo:rsid="00d50c18" officeooo:paragraph-rsid="020c31d3"/>
    </style:style>
    <style:style style:name="P602" style:family="paragraph" style:parent-style-name="Exalted" style:list-style-name="Exalt_20_Dot">
      <style:text-properties fo:language="en" fo:country="US" officeooo:rsid="03a2eaed" officeooo:paragraph-rsid="03a2eaed"/>
    </style:style>
    <style:style style:name="P603" style:family="paragraph" style:parent-style-name="Exalted" style:list-style-name="Exalt_20_Dot">
      <style:text-properties fo:language="en" fo:country="US" officeooo:paragraph-rsid="0210aff6"/>
    </style:style>
    <style:style style:name="P604" style:family="paragraph" style:parent-style-name="Exalted" style:list-style-name="Exalt_20_Dot">
      <style:text-properties fo:language="en" fo:country="US" officeooo:paragraph-rsid="01bf27c9"/>
    </style:style>
    <style:style style:name="P605" style:family="paragraph" style:parent-style-name="Exalted" style:list-style-name="Exalt_20_Dot">
      <style:text-properties fo:language="en" fo:country="US" officeooo:paragraph-rsid="01d85cee"/>
    </style:style>
    <style:style style:name="P606" style:family="paragraph" style:parent-style-name="Exalted" style:list-style-name="Exalt_20_Dot">
      <style:paragraph-properties fo:margin-top="0in" fo:margin-bottom="0in" style:contextual-spacing="false"/>
      <style:text-properties fo:language="en" fo:country="US" officeooo:paragraph-rsid="03a7b523"/>
    </style:style>
    <style:style style:name="P607" style:family="paragraph" style:parent-style-name="Exalted" style:list-style-name="Exalt_20_Dot">
      <style:text-properties fo:language="en" fo:country="US" officeooo:paragraph-rsid="03a7b523"/>
    </style:style>
    <style:style style:name="P608" style:family="paragraph" style:parent-style-name="Exalted" style:list-style-name="Exalt_20_Dot">
      <style:text-properties fo:language="en" fo:country="US" officeooo:paragraph-rsid="01d51720"/>
    </style:style>
    <style:style style:name="P609" style:family="paragraph" style:parent-style-name="Exalted" style:list-style-name="Exalt_20_Dot">
      <style:text-properties fo:language="en" fo:country="US" officeooo:paragraph-rsid="03ef4e49"/>
    </style:style>
    <style:style style:name="P610" style:family="paragraph" style:parent-style-name="Exalted" style:list-style-name="Exalt_20_Dot">
      <style:text-properties fo:language="en" fo:country="US" officeooo:paragraph-rsid="00cf5781"/>
    </style:style>
    <style:style style:name="P611"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612" style:family="paragraph" style:parent-style-name="Exalted" style:list-style-name="Exalted_20_1a">
      <style:text-properties fo:language="en" fo:country="US" fo:font-weight="bold" officeooo:rsid="02cc3f0f" officeooo:paragraph-rsid="02cd681c" style:font-weight-asian="bold" style:font-weight-complex="bold"/>
    </style:style>
    <style:style style:name="P613" style:family="paragraph" style:parent-style-name="Exalted" style:list-style-name="Exalted_20_1a">
      <style:text-properties fo:language="en" fo:country="US" fo:font-weight="bold" officeooo:rsid="02cd8770" officeooo:paragraph-rsid="02cd8770" style:font-weight-asian="bold" style:font-weight-complex="bold"/>
    </style:style>
    <style:style style:name="P614" style:family="paragraph" style:parent-style-name="Exalted" style:list-style-name="Exalted_20_1a">
      <style:text-properties fo:language="en" fo:country="US" fo:font-weight="bold" officeooo:rsid="02cd681c" officeooo:paragraph-rsid="02cd681c" style:font-weight-asian="bold" style:font-weight-complex="bold"/>
    </style:style>
    <style:style style:name="P615"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616"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617" style:family="paragraph" style:parent-style-name="Exalted" style:list-style-name="Exalted_20_1a">
      <style:text-properties fo:language="en" fo:country="US" fo:font-weight="bold" officeooo:paragraph-rsid="01e4d72e" style:font-weight-asian="bold" style:font-weight-complex="bold"/>
    </style:style>
    <style:style style:name="P618"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619"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620" style:family="paragraph" style:parent-style-name="Exalted" style:list-style-name="Exalted_20_1a">
      <style:text-properties fo:language="en" fo:country="US" officeooo:rsid="0245a24a" officeooo:paragraph-rsid="03aa0926"/>
    </style:style>
    <style:style style:name="P621" style:family="paragraph" style:parent-style-name="Exalted" style:list-style-name="Exalt_20_Dot">
      <style:text-properties fo:language="en" fo:country="US" officeooo:rsid="031f9ddc" officeooo:paragraph-rsid="03a7b523"/>
    </style:style>
    <style:style style:name="P622"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623"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624" style:family="paragraph" style:parent-style-name="Exalted" style:list-style-name="List_20_1">
      <style:text-properties fo:language="en" fo:country="US" officeooo:paragraph-rsid="00721635"/>
    </style:style>
    <style:style style:name="P625" style:family="paragraph" style:parent-style-name="Exalted" style:list-style-name="Exalt_20_Dot">
      <style:text-properties fo:language="en" fo:country="US" officeooo:rsid="02bc01cf" officeooo:paragraph-rsid="02bc01cf"/>
    </style:style>
    <style:style style:name="P626" style:family="paragraph" style:parent-style-name="Exalted" style:list-style-name="Exalted_20_1a"/>
    <style:style style:name="P627" style:family="paragraph" style:parent-style-name="Exalted" style:list-style-name="Exalted_20_1a">
      <style:text-properties officeooo:paragraph-rsid="01fbfa55"/>
    </style:style>
    <style:style style:name="P628" style:family="paragraph" style:parent-style-name="Exalted" style:list-style-name="Exalted_20_1a">
      <style:paragraph-properties fo:break-before="column"/>
    </style:style>
    <style:style style:name="P629" style:family="paragraph" style:parent-style-name="Exalted" style:list-style-name="Exalted_20_1a">
      <style:text-properties officeooo:paragraph-rsid="019f83ed"/>
    </style:style>
    <style:style style:name="P630" style:family="paragraph" style:parent-style-name="Exalted" style:list-style-name="Exalted_20_1a">
      <style:text-properties officeooo:paragraph-rsid="01cb12cb"/>
    </style:style>
    <style:style style:name="P631" style:family="paragraph" style:parent-style-name="Exalted" style:list-style-name="Exalted_20_1a">
      <style:text-properties officeooo:paragraph-rsid="04005240"/>
    </style:style>
    <style:style style:name="P632" style:family="paragraph" style:parent-style-name="Exalted" style:list-style-name="Exalted_20_1a">
      <style:text-properties officeooo:paragraph-rsid="01a24ee7"/>
    </style:style>
    <style:style style:name="P633" style:family="paragraph" style:parent-style-name="Exalted" style:list-style-name="Exalted_20_1a">
      <style:text-properties officeooo:paragraph-rsid="02eeea95"/>
    </style:style>
    <style:style style:name="P634" style:family="paragraph" style:parent-style-name="Exalted" style:list-style-name="Exalt_20_Dot">
      <style:text-properties style:use-window-font-color="true" loext:opacity="0%" style:font-name="Times New Roman3" fo:font-size="10pt" fo:language="en" fo:country="US" officeooo:rsid="03a2eaed" officeooo:paragraph-rsid="03a2eaed" style:letter-kerning="false" style:font-name-asian="Spectral1" style:font-size-asian="10pt" style:language-asian="zh" style:country-asian="CN" style:font-name-complex="Spectral1" style:font-size-complex="10pt" style:language-complex="hi" style:country-complex="IN"/>
    </style:style>
    <style:style style:name="P635" style:family="paragraph" style:parent-style-name="Exalted" style:list-style-name="Exalt_20_Dot">
      <style:text-properties style:use-window-font-color="true" loext:opacity="0%" style:font-name="Times New Roman3"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636" style:family="paragraph" style:parent-style-name="Exalted" style:list-style-name="Exalt_20_Dot">
      <style:text-properties style:use-window-font-color="true" loext:opacity="0%" style:font-name="Times New Roman3" fo:font-size="10pt" fo:language="en" fo:country="US" officeooo:rsid="01b7392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37" style:family="paragraph" style:parent-style-name="Exalted" style:list-style-name="Exalt_20_Dot">
      <style:text-properties style:use-window-font-color="true" loext:opacity="0%" style:font-name="Times New Roman3" fo:font-size="10pt" fo:language="en" fo:country="US" officeooo:rsid="03aa8a2a" officeooo:paragraph-rsid="03aa8a2a" style:letter-kerning="false" style:font-name-asian="Spectral1" style:font-size-asian="10pt" style:language-asian="zh" style:country-asian="CN" style:font-name-complex="Spectral1" style:font-size-complex="10pt" style:language-complex="hi" style:country-complex="IN"/>
    </style:style>
    <style:style style:name="P638" style:family="paragraph" style:parent-style-name="Exalted" style:list-style-name="Exalt_20_Dot">
      <style:text-properties style:use-window-font-color="true" loext:opacity="0%" style:font-name="Times New Roman3" fo:font-size="10pt" fo:language="en" fo:country="US" officeooo:rsid="01b79399"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39" style:family="paragraph" style:parent-style-name="Exalted" style:list-style-name="Exalt_20_Dot">
      <style:text-properties style:use-window-font-color="true" loext:opacity="0%" style:font-name="Times New Roman3"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640" style:family="paragraph" style:parent-style-name="Exalted" style:list-style-name="Exalt_20_Dot">
      <style:text-properties style:use-window-font-color="true" loext:opacity="0%" style:font-name="Times New Roman3" fo:font-size="10pt" fo:language="en" fo:country="US"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641" style:family="paragraph" style:parent-style-name="Exalted" style:list-style-name="Exalt_20_Dot">
      <style:text-properties style:use-window-font-color="true" loext:opacity="0%" style:font-name="Times New Roman3" fo:font-size="10pt" fo:language="en" fo:country="US"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642" style:family="paragraph" style:parent-style-name="Exalted" style:list-style-name="List_20_1">
      <style:text-properties style:use-window-font-color="true" loext:opacity="0%" style:font-name="Times New Roman3" fo:font-size="10pt" fo:language="en" fo:country="US"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643" style:family="paragraph" style:parent-style-name="Exalted" style:list-style-name="Exalt_20_Dot">
      <style:text-properties style:use-window-font-color="true" loext:opacity="0%" style:font-name="Times New Roman3"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44" style:family="paragraph" style:parent-style-name="Exalted" style:list-style-name="Exalt_20_Dot">
      <style:text-properties style:use-window-font-color="true" loext:opacity="0%" style:font-name="Times New Roman3" fo:font-size="10pt" fo:language="en" fo:country="US" fo:font-style="normal" fo:font-weight="normal" officeooo:rsid="03bd2843"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45" style:family="paragraph" style:parent-style-name="Exalted" style:list-style-name="Exalted_20_1a">
      <style:text-properties style:use-window-font-color="true" loext:opacity="0%" style:font-name="Times New Roman3"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46" style:family="paragraph" style:parent-style-name="Exalted" style:list-style-name="Exalt_20_Dot">
      <style:text-properties style:use-window-font-color="true" loext:opacity="0%" style:font-name="Times New Roman3"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47" style:family="paragraph" style:parent-style-name="Exalted" style:list-style-name="Exalted_20_1a">
      <style:text-properties style:font-name="Times New Roman1" fo:language="en" fo:country="US" fo:font-weight="bold" officeooo:rsid="02cc3f0f" officeooo:paragraph-rsid="02d2f22b" style:font-name-asian="Times New Roman1" style:font-weight-asian="bold" style:font-name-complex="Times New Roman1" style:font-weight-complex="bold"/>
    </style:style>
    <style:style style:name="P648" style:family="paragraph" style:parent-style-name="Heading_20_2">
      <style:paragraph-properties fo:break-before="page"/>
      <style:text-properties fo:language="en" fo:country="US" officeooo:paragraph-rsid="02142f2b"/>
    </style:style>
    <style:style style:name="P649"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650" style:family="paragraph" style:parent-style-name="Heading_20_2">
      <style:paragraph-properties fo:margin-top="0in" fo:margin-bottom="0in" style:contextual-spacing="false" fo:line-height="100%" fo:break-before="column"/>
      <style:text-properties fo:language="en" fo:country="US" officeooo:paragraph-rsid="03a7b523"/>
    </style:style>
    <style:style style:name="P651" style:family="paragraph" style:parent-style-name="Heading_20_2">
      <style:paragraph-properties fo:break-before="column"/>
      <style:text-properties fo:language="en" fo:country="US" officeooo:paragraph-rsid="03470c8c"/>
    </style:style>
    <style:style style:name="P652" style:family="paragraph" style:parent-style-name="Heading_20_2" style:master-page-name="Standard">
      <style:paragraph-properties style:page-number="auto" fo:break-before="page"/>
      <style:text-properties fo:language="en" fo:country="US" officeooo:paragraph-rsid="020c31d3"/>
    </style:style>
    <style:style style:name="P653" style:family="paragraph" style:parent-style-name="Heading_20_2">
      <style:paragraph-properties fo:break-before="page"/>
      <style:text-properties fo:language="en" fo:country="US" officeooo:paragraph-rsid="020c31d3"/>
    </style:style>
    <style:style style:name="P654" style:family="paragraph" style:parent-style-name="Heading_20_2">
      <style:paragraph-properties fo:break-before="column"/>
      <style:text-properties fo:language="en" fo:country="US" officeooo:paragraph-rsid="020c31d3"/>
    </style:style>
    <style:style style:name="P655"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656" style:family="paragraph" style:parent-style-name="Heading_20_2">
      <style:paragraph-properties fo:break-before="column"/>
      <style:text-properties fo:language="en" fo:country="US" style:language-asian="zh" style:country-asian="CN" style:language-complex="hi" style:country-complex="IN"/>
    </style:style>
    <style:style style:name="P657" style:family="paragraph" style:parent-style-name="Heading_20_2">
      <style:text-properties fo:language="en" fo:country="US" officeooo:paragraph-rsid="03a91da3" style:language-asian="zh" style:country-asian="CN" style:language-complex="hi" style:country-complex="IN"/>
    </style:style>
    <style:style style:name="P658" style:family="paragraph" style:parent-style-name="Heading_20_2">
      <style:text-properties fo:language="en" fo:country="US" officeooo:paragraph-rsid="02064562" style:language-asian="zh" style:country-asian="CN" style:language-complex="hi" style:country-complex="IN"/>
    </style:style>
    <style:style style:name="P659" style:family="paragraph" style:parent-style-name="Heading_20_2">
      <style:paragraph-properties fo:break-before="column"/>
      <style:text-properties fo:language="en" fo:country="US" officeooo:paragraph-rsid="029b6c2e"/>
    </style:style>
    <style:style style:name="P660" style:family="paragraph" style:parent-style-name="Heading_20_2">
      <style:text-properties fo:language="en" fo:country="US"/>
    </style:style>
    <style:style style:name="P661" style:family="paragraph" style:parent-style-name="Heading_20_2">
      <style:paragraph-properties fo:break-before="column"/>
      <style:text-properties fo:language="en" fo:country="US"/>
    </style:style>
    <style:style style:name="P662" style:family="paragraph" style:parent-style-name="Heading_20_2">
      <style:paragraph-properties fo:break-before="column"/>
      <style:text-properties fo:language="en" fo:country="US" officeooo:paragraph-rsid="021b7836"/>
    </style:style>
    <style:style style:name="P663" style:family="paragraph" style:parent-style-name="Heading_20_2">
      <style:text-properties fo:language="en" fo:country="US" officeooo:paragraph-rsid="03aa0926"/>
    </style:style>
    <style:style style:name="P664" style:family="paragraph" style:parent-style-name="Heading_20_2">
      <style:text-properties fo:language="en" fo:country="US" officeooo:paragraph-rsid="03a7b523"/>
    </style:style>
    <style:style style:name="P665" style:family="paragraph" style:parent-style-name="Heading_20_2">
      <style:text-properties fo:language="en" fo:country="US" officeooo:paragraph-rsid="01d51720"/>
    </style:style>
    <style:style style:name="P666" style:family="paragraph" style:parent-style-name="Heading_20_2">
      <style:paragraph-properties fo:break-before="column"/>
      <style:text-properties fo:language="en" fo:country="US" officeooo:paragraph-rsid="01d51720"/>
    </style:style>
    <style:style style:name="P667" style:family="paragraph" style:parent-style-name="Heading_20_2">
      <style:paragraph-properties fo:break-before="column"/>
      <style:text-properties fo:language="en" fo:country="US" officeooo:rsid="01e18372" officeooo:paragraph-rsid="01e18372"/>
    </style:style>
    <style:style style:name="P668" style:family="paragraph" style:parent-style-name="Heading_20_2">
      <style:paragraph-properties fo:break-before="page"/>
      <style:text-properties fo:language="en" fo:country="US" officeooo:rsid="01e37a51" officeooo:paragraph-rsid="01e37a51"/>
    </style:style>
    <style:style style:name="P669" style:family="paragraph" style:parent-style-name="Heading_20_2">
      <style:text-properties fo:language="en" fo:country="US" officeooo:rsid="001bf7cd" officeooo:paragraph-rsid="002c01cd"/>
    </style:style>
    <style:style style:name="P670" style:family="paragraph" style:parent-style-name="Heading_20_2">
      <style:paragraph-properties fo:break-before="column"/>
      <style:text-properties fo:language="en" fo:country="US" officeooo:paragraph-rsid="0258bb2b"/>
    </style:style>
    <style:style style:name="P671" style:family="paragraph" style:parent-style-name="Heading_20_2">
      <style:text-properties fo:language="en" fo:country="US" officeooo:paragraph-rsid="016f6608"/>
    </style:style>
    <style:style style:name="P672" style:family="paragraph" style:parent-style-name="Heading_20_2">
      <style:text-properties fo:language="en" fo:country="US" officeooo:paragraph-rsid="03433895"/>
    </style:style>
    <style:style style:name="P673" style:family="paragraph" style:parent-style-name="Heading_20_2">
      <style:text-properties fo:language="en" fo:country="US" officeooo:paragraph-rsid="00ba471b"/>
    </style:style>
    <style:style style:name="P674" style:family="paragraph" style:parent-style-name="Heading_20_2">
      <style:text-properties fo:language="en" fo:country="US" officeooo:paragraph-rsid="002d8637"/>
    </style:style>
    <style:style style:name="P675" style:family="paragraph" style:parent-style-name="Heading_20_2">
      <style:paragraph-properties fo:break-before="column"/>
      <style:text-properties fo:language="en" fo:country="US" officeooo:paragraph-rsid="002d8637"/>
    </style:style>
    <style:style style:name="P676" style:family="paragraph" style:parent-style-name="Heading_20_2">
      <style:text-properties fo:font-variant="small-caps" fo:color="#333333" loext:opacity="100%" style:font-name="Goudy Old Style1"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677" style:family="paragraph" style:parent-style-name="Heading_20_2">
      <style:paragraph-properties fo:break-before="column"/>
      <style:text-properties officeooo:paragraph-rsid="03aa0926"/>
    </style:style>
    <style:style style:name="P678" style:family="paragraph" style:parent-style-name="Heading_20_2">
      <style:paragraph-properties fo:break-before="column"/>
    </style:style>
    <style:style style:name="P679" style:family="paragraph" style:parent-style-name="Heading_20_3">
      <style:text-properties fo:language="en" fo:country="US"/>
    </style:style>
    <style:style style:name="P680" style:family="paragraph" style:parent-style-name="Heading_20_3">
      <style:paragraph-properties fo:break-before="column"/>
      <style:text-properties fo:language="en" fo:country="US"/>
    </style:style>
    <style:style style:name="P681" style:family="paragraph" style:parent-style-name="Heading_20_3">
      <style:text-properties fo:language="en" fo:country="US" officeooo:paragraph-rsid="04013db3"/>
    </style:style>
    <style:style style:name="P682" style:family="paragraph" style:parent-style-name="Heading_20_3">
      <style:text-properties fo:language="en" fo:country="US" officeooo:paragraph-rsid="00298537"/>
    </style:style>
    <style:style style:name="P683" style:family="paragraph" style:parent-style-name="Heading_20_3">
      <style:text-properties fo:language="en" fo:country="US" officeooo:rsid="02e1b178" officeooo:paragraph-rsid="02e1b178"/>
    </style:style>
    <style:style style:name="P684" style:family="paragraph" style:parent-style-name="Heading_20_3">
      <style:text-properties fo:language="en" fo:country="US" officeooo:rsid="02eb09fa" officeooo:paragraph-rsid="02eb09fa"/>
    </style:style>
    <style:style style:name="P685" style:family="paragraph" style:parent-style-name="Heading_20_3">
      <style:paragraph-properties fo:break-before="column"/>
      <style:text-properties fo:language="en" fo:country="US" officeooo:paragraph-rsid="020c31d3"/>
    </style:style>
    <style:style style:name="P686" style:family="paragraph" style:parent-style-name="Heading_20_3">
      <style:text-properties fo:language="en" fo:country="US" officeooo:paragraph-rsid="020c31d3"/>
    </style:style>
    <style:style style:name="P687" style:family="paragraph" style:parent-style-name="Heading_20_3">
      <style:text-properties fo:language="en" fo:country="US" officeooo:rsid="0172e5ce" officeooo:paragraph-rsid="020c31d3"/>
    </style:style>
    <style:style style:name="P688" style:family="paragraph" style:parent-style-name="Heading_20_3">
      <style:text-properties fo:language="en" fo:country="US" officeooo:rsid="01120dad" officeooo:paragraph-rsid="020c31d3"/>
    </style:style>
    <style:style style:name="P689" style:family="paragraph" style:parent-style-name="Heading_20_3">
      <style:text-properties fo:language="en" fo:country="US" officeooo:paragraph-rsid="029b6c2e"/>
    </style:style>
    <style:style style:name="P690" style:family="paragraph" style:parent-style-name="Heading_20_3">
      <style:paragraph-properties fo:break-before="column"/>
      <style:text-properties fo:language="en" fo:country="US" officeooo:paragraph-rsid="029b6c2e"/>
    </style:style>
    <style:style style:name="P691" style:family="paragraph" style:parent-style-name="Heading_20_3">
      <style:text-properties fo:language="en" fo:country="US" officeooo:rsid="01be8d7e" officeooo:paragraph-rsid="01be8d7e"/>
    </style:style>
    <style:style style:name="P692" style:family="paragraph" style:parent-style-name="Heading_20_3">
      <style:text-properties fo:language="en" fo:country="US" officeooo:rsid="01bf27c9" officeooo:paragraph-rsid="01d12445"/>
    </style:style>
    <style:style style:name="P693" style:family="paragraph" style:parent-style-name="Heading_20_3">
      <style:text-properties fo:language="en" fo:country="US" style:language-asian="zh" style:country-asian="CN" style:language-complex="hi" style:country-complex="IN"/>
    </style:style>
    <style:style style:name="P694" style:family="paragraph" style:parent-style-name="Heading_20_3">
      <style:text-properties fo:language="en" fo:country="US" officeooo:paragraph-rsid="03aa0926" style:language-asian="zh" style:country-asian="CN" style:language-complex="hi" style:country-complex="IN"/>
    </style:style>
    <style:style style:name="P695" style:family="paragraph" style:parent-style-name="Heading_20_3">
      <style:text-properties fo:language="en" fo:country="US" officeooo:rsid="02207c61" officeooo:paragraph-rsid="01bf27c9"/>
    </style:style>
    <style:style style:name="P696" style:family="paragraph" style:parent-style-name="Heading_20_3">
      <style:text-properties fo:language="en" fo:country="US" officeooo:paragraph-rsid="01d80887"/>
    </style:style>
    <style:style style:name="P697" style:family="paragraph" style:parent-style-name="Heading_20_3">
      <style:text-properties fo:language="en" fo:country="US" officeooo:paragraph-rsid="01bf27c9"/>
    </style:style>
    <style:style style:name="P698" style:family="paragraph" style:parent-style-name="Heading_20_3">
      <style:text-properties fo:language="en" fo:country="US" officeooo:rsid="005016ed" officeooo:paragraph-rsid="01bf27c9"/>
    </style:style>
    <style:style style:name="P699" style:family="paragraph" style:parent-style-name="Heading_20_3">
      <style:text-properties fo:language="en" fo:country="US" officeooo:paragraph-rsid="03aa0926"/>
    </style:style>
    <style:style style:name="P700" style:family="paragraph" style:parent-style-name="Heading_20_3">
      <style:paragraph-properties fo:break-before="column"/>
      <style:text-properties fo:language="en" fo:country="US" officeooo:paragraph-rsid="03aa0926"/>
    </style:style>
    <style:style style:name="P701" style:family="paragraph" style:parent-style-name="Heading_20_3">
      <style:text-properties fo:language="en" fo:country="US" officeooo:paragraph-rsid="03a7b523"/>
    </style:style>
    <style:style style:name="P702" style:family="paragraph" style:parent-style-name="Heading_20_3">
      <style:paragraph-properties fo:break-before="auto" fo:break-after="auto"/>
      <style:text-properties fo:language="en" fo:country="US" officeooo:paragraph-rsid="03a7b523"/>
    </style:style>
    <style:style style:name="P703" style:family="paragraph" style:parent-style-name="Heading_20_3">
      <style:text-properties fo:language="en" fo:country="US" officeooo:rsid="004d4646" officeooo:paragraph-rsid="002c01cd"/>
    </style:style>
    <style:style style:name="P704" style:family="paragraph" style:parent-style-name="Heading_20_3">
      <style:paragraph-properties fo:break-before="column"/>
      <style:text-properties fo:language="en" fo:country="US" officeooo:paragraph-rsid="01eb68a8"/>
    </style:style>
    <style:style style:name="P705" style:family="paragraph" style:parent-style-name="Heading_20_3">
      <style:text-properties fo:language="en" fo:country="US" officeooo:paragraph-rsid="01e7bcc2"/>
    </style:style>
    <style:style style:name="P706" style:family="paragraph" style:parent-style-name="Heading_20_3">
      <style:text-properties fo:language="en" fo:country="US" officeooo:paragraph-rsid="01e18372"/>
    </style:style>
    <style:style style:name="P707" style:family="paragraph" style:parent-style-name="Heading_20_3">
      <style:text-properties fo:language="en" fo:country="US" officeooo:paragraph-rsid="002c01cd"/>
    </style:style>
    <style:style style:name="P708" style:family="paragraph" style:parent-style-name="Heading_20_3">
      <style:text-properties fo:language="en" fo:country="US" officeooo:paragraph-rsid="0387e226"/>
    </style:style>
    <style:style style:name="P709" style:family="paragraph" style:parent-style-name="Heading_20_3">
      <style:text-properties fo:language="en" fo:country="US" officeooo:rsid="008a779c" officeooo:paragraph-rsid="0387e226"/>
    </style:style>
    <style:style style:name="P710" style:family="paragraph" style:parent-style-name="Heading_20_3">
      <style:text-properties fo:language="en" fo:country="US" officeooo:paragraph-rsid="01e3d505"/>
    </style:style>
    <style:style style:name="P711" style:family="paragraph" style:parent-style-name="Heading_20_3">
      <style:paragraph-properties fo:break-before="column"/>
      <style:text-properties fo:language="en" fo:country="US" officeooo:paragraph-rsid="02881cf7"/>
    </style:style>
    <style:style style:name="P712" style:family="paragraph" style:parent-style-name="Heading_20_3">
      <style:text-properties fo:language="en" fo:country="US" officeooo:rsid="0115ebc8" officeooo:paragraph-rsid="002c01cd"/>
    </style:style>
    <style:style style:name="P713" style:family="paragraph" style:parent-style-name="Heading_20_3">
      <style:text-properties fo:language="en" fo:country="US" officeooo:rsid="00a45f71" officeooo:paragraph-rsid="0258bb2b"/>
    </style:style>
    <style:style style:name="P714" style:family="paragraph" style:parent-style-name="Heading_20_3">
      <style:text-properties fo:language="en" fo:country="US" fo:font-style="normal" officeooo:rsid="0133877d" officeooo:paragraph-rsid="03b82973" style:font-style-asian="normal" style:font-style-complex="normal"/>
    </style:style>
    <style:style style:name="P715" style:family="paragraph" style:parent-style-name="Heading_20_3">
      <style:text-properties fo:language="en" fo:country="US" officeooo:paragraph-rsid="00c0e581"/>
    </style:style>
    <style:style style:name="P716" style:family="paragraph" style:parent-style-name="Heading_20_3">
      <style:text-properties fo:language="en" fo:country="US" officeooo:paragraph-rsid="002d8637"/>
    </style:style>
    <style:style style:name="P717" style:family="paragraph" style:parent-style-name="Heading_20_3">
      <style:paragraph-properties fo:break-before="auto" fo:break-after="auto"/>
      <style:text-properties fo:language="en" fo:country="US" officeooo:paragraph-rsid="03277319"/>
    </style:style>
    <style:style style:name="P718" style:family="paragraph" style:parent-style-name="Heading_20_3">
      <style:text-properties fo:language="en" fo:country="US" officeooo:paragraph-rsid="00cf5781"/>
    </style:style>
    <style:style style:name="P719" style:family="paragraph" style:parent-style-name="Heading_20_3">
      <style:paragraph-properties fo:break-before="column"/>
      <style:text-properties fo:language="en" fo:country="US" officeooo:paragraph-rsid="00cf5781"/>
    </style:style>
    <style:style style:name="P720" style:family="paragraph" style:parent-style-name="Heading_20_3">
      <style:paragraph-properties fo:break-before="column"/>
      <style:text-properties fo:color="#000000" loext:opacity="100%" style:font-name="Mercury Text G2 Semibold2"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721" style:family="paragraph" style:parent-style-name="Heading_20_3">
      <style:text-properties fo:color="#000000" loext:opacity="100%" style:font-name="Mercury Text G2 Semibold2"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722" style:family="paragraph" style:parent-style-name="Heading_20_3">
      <style:text-properties fo:color="#ff8000" loext:opacity="100%" fo:language="en" fo:country="US"/>
    </style:style>
    <style:style style:name="P723" style:family="paragraph" style:parent-style-name="Heading_20_3">
      <style:text-properties fo:color="#ff0000" loext:opacity="100%" fo:language="en" fo:country="US" officeooo:paragraph-rsid="029dfb2b"/>
    </style:style>
    <style:style style:name="P724" style:family="paragraph" style:parent-style-name="Heading_20_3">
      <style:text-properties fo:color="#b2b2b2" loext:opacity="100%" fo:language="en" fo:country="US"/>
    </style:style>
    <style:style style:name="P725" style:family="paragraph" style:parent-style-name="Heading_20_3">
      <style:text-properties fo:color="#55308d" loext:opacity="100%" fo:language="en" fo:country="US"/>
    </style:style>
    <style:style style:name="P726" style:family="paragraph" style:parent-style-name="Heading_20_3">
      <style:paragraph-properties fo:break-before="column"/>
      <style:text-properties fo:color="#111111" loext:opacity="100%" fo:language="en" fo:country="US"/>
    </style:style>
    <style:style style:name="P727" style:family="paragraph" style:parent-style-name="Heading_20_3">
      <style:text-properties fo:color="#00a933" loext:opacity="100%" fo:language="en" fo:country="US"/>
    </style:style>
    <style:style style:name="P728" style:family="paragraph" style:parent-style-name="Heading_20_3">
      <style:text-properties fo:color="#2a6099" loext:opacity="100%" fo:language="en" fo:country="US" officeooo:rsid="0372d879" officeooo:paragraph-rsid="0372d879" style:language-asian="zh" style:country-asian="CN" style:language-complex="hi" style:country-complex="IN"/>
    </style:style>
    <style:style style:name="P729" style:family="paragraph" style:parent-style-name="Heading_20_3">
      <style:text-properties fo:color="#355269" loext:opacity="100%"/>
    </style:style>
    <style:style style:name="P730"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37c8d35" officeooo:paragraph-rsid="037c8d3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31"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32"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33" style:family="paragraph" style:parent-style-name="Heading_20_3">
      <style:text-properties style:use-window-font-color="true" loext:opacity="0%" style:font-name="Times New Roman3"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34" style:family="paragraph" style:parent-style-name="Sidebar" style:list-style-name="Exalt_20_Dot">
      <style:text-properties fo:language="en" fo:country="US" officeooo:paragraph-rsid="02b84cb8"/>
    </style:style>
    <style:style style:name="P735" style:family="paragraph" style:parent-style-name="Sidebar" style:list-style-name="Exalt_20_Dot">
      <style:text-properties fo:language="en" fo:country="US" officeooo:paragraph-rsid="02b9b9d3"/>
    </style:style>
    <style:style style:name="P736" style:family="paragraph" style:parent-style-name="Sidebar" style:list-style-name="Exalt_20_Dot">
      <style:text-properties fo:language="en" fo:country="US" officeooo:rsid="02b84cb8" officeooo:paragraph-rsid="02b9b9d3"/>
    </style:style>
    <style:style style:name="P737" style:family="paragraph" style:parent-style-name="Sidebar" style:list-style-name="Exalt_20_Dot">
      <style:text-properties fo:language="en" fo:country="US" officeooo:rsid="01e4ec3c" officeooo:paragraph-rsid="023b0e56"/>
    </style:style>
    <style:style style:name="P738" style:family="paragraph" style:parent-style-name="Sidebar" style:list-style-name="Exalt_20_Dot">
      <style:text-properties style:use-window-font-color="true" loext:opacity="0%" style:font-name="Times New Roman3"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39" style:family="paragraph" style:parent-style-name="Sidebar" style:list-style-name="Exalted_20_1a">
      <style:text-properties style:use-window-font-color="true" loext:opacity="0%" style:font-name="Times New Roman3"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40" style:family="paragraph" style:parent-style-name="Sidebar" style:list-style-name="Exalted_20_1a">
      <style:text-properties style:use-window-font-color="true" loext:opacity="0%" style:font-name="Times New Roman3" fo:font-size="10pt" fo:language="en" fo:country="US" fo:font-style="normal" officeooo:rsid="0308eda3" officeooo:paragraph-rsid="0308ed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41" style:family="paragraph" style:parent-style-name="Sidebar" style:list-style-name="Exalted_20_1a">
      <style:text-properties style:use-window-font-color="true" loext:opacity="0%" style:font-name="Times New Roman3" fo:font-size="10pt" fo:language="en" fo:country="US" fo:font-style="normal" fo:font-weight="normal" officeooo:rsid="0308eda3" officeooo:paragraph-rsid="0308ed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107e886" style:font-style-asian="italic" style:font-style-complex="italic"/>
    </style:style>
    <style:style style:name="T19" style:family="text">
      <style:text-properties fo:font-style="italic" officeooo:rsid="00aaa546" style:font-style-asian="italic" style:font-style-complex="italic"/>
    </style:style>
    <style:style style:name="T20" style:family="text">
      <style:text-properties fo:font-style="italic" officeooo:rsid="01753a92" style:font-style-asian="italic" style:font-style-complex="italic"/>
    </style:style>
    <style:style style:name="T21" style:family="text">
      <style:text-properties fo:font-style="italic" officeooo:rsid="017731fd" style:font-style-asian="italic" style:font-style-complex="italic"/>
    </style:style>
    <style:style style:name="T22" style:family="text">
      <style:text-properties fo:font-style="italic" officeooo:rsid="0227dba7" style:font-style-asian="italic" style:font-style-complex="italic"/>
    </style:style>
    <style:style style:name="T23" style:family="text">
      <style:text-properties fo:font-style="italic" officeooo:rsid="0234bfc8" style:font-style-asian="italic" style:font-style-complex="italic"/>
    </style:style>
    <style:style style:name="T24" style:family="text">
      <style:text-properties fo:font-style="italic" officeooo:rsid="0043cba1" style:font-style-asian="italic" style:font-style-complex="italic"/>
    </style:style>
    <style:style style:name="T25" style:family="text">
      <style:text-properties fo:font-style="italic" officeooo:rsid="0301804a" style:font-style-asian="italic" style:font-style-complex="italic"/>
    </style:style>
    <style:style style:name="T26" style:family="text">
      <style:text-properties fo:font-style="italic" officeooo:rsid="03100af0" style:font-style-asian="italic" style:font-style-complex="italic"/>
    </style:style>
    <style:style style:name="T27" style:family="text">
      <style:text-properties fo:font-style="italic" officeooo:rsid="031f9ddc" style:font-style-asian="italic" style:font-style-complex="italic"/>
    </style:style>
    <style:style style:name="T28" style:family="text">
      <style:text-properties fo:font-style="italic" officeooo:rsid="0322609a" style:font-style-asian="italic" style:font-style-complex="italic"/>
    </style:style>
    <style:style style:name="T29" style:family="text">
      <style:text-properties fo:font-style="italic" officeooo:rsid="03242a28" style:font-style-asian="italic" style:font-style-complex="italic"/>
    </style:style>
    <style:style style:name="T30" style:family="text">
      <style:text-properties fo:font-style="italic" officeooo:rsid="03313512" style:font-style-asian="italic" style:font-style-complex="italic"/>
    </style:style>
    <style:style style:name="T31" style:family="text">
      <style:text-properties fo:font-style="italic" officeooo:rsid="0347fb77" style:font-style-asian="italic" style:font-style-complex="italic"/>
    </style:style>
    <style:style style:name="T32" style:family="text">
      <style:text-properties fo:font-style="italic" officeooo:rsid="0224a1c0" style:font-style-asian="italic" style:font-style-complex="italic"/>
    </style:style>
    <style:style style:name="T33" style:family="text">
      <style:text-properties fo:font-style="italic" officeooo:rsid="0385ee94" style:font-style-asian="italic" style:font-style-complex="italic"/>
    </style:style>
    <style:style style:name="T34" style:family="text">
      <style:text-properties fo:font-style="italic" officeooo:rsid="038c7faa" style:font-style-asian="italic" style:font-style-complex="italic"/>
    </style:style>
    <style:style style:name="T35" style:family="text">
      <style:text-properties fo:font-style="italic" officeooo:rsid="008207f2" style:font-style-asian="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21a39a5" style:font-style-asian="italic" style:font-weight-asian="normal" style:font-style-complex="italic" style:font-weight-complex="normal"/>
    </style:style>
    <style:style style:name="T38" style:family="text">
      <style:text-properties fo:font-style="italic" fo:font-weight="normal" officeooo:rsid="021cfad8" style:font-style-asian="italic" style:font-weight-asian="normal" style:font-style-complex="italic" style:font-weight-complex="normal"/>
    </style:style>
    <style:style style:name="T39" style:family="text">
      <style:text-properties fo:font-style="italic" fo:font-weight="normal" officeooo:rsid="023663bc" style:font-style-asian="italic" style:font-weight-asian="normal" style:font-style-complex="italic" style:font-weight-complex="normal"/>
    </style:style>
    <style:style style:name="T40"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1"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2"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3"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4" style:family="text">
      <style:text-properties fo:font-style="italic" fo:font-weight="normal" officeooo:rsid="01cb12cb" style:language-asian="zh" style:country-asian="CN" style:font-style-asian="italic" style:font-weight-asian="normal" style:language-complex="hi" style:country-complex="IN" style:font-style-complex="italic" style:font-weight-complex="normal"/>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1e4d72e" style:font-style-asian="italic" style:font-weight-asian="bold" style:font-style-complex="italic" style:font-weight-complex="bold"/>
    </style:style>
    <style:style style:name="T47" style:family="text">
      <style:text-properties fo:font-style="italic" style:language-asian="zh" style:country-asian="CN" style:font-style-asian="italic" style:language-complex="hi" style:country-complex="IN" style:font-style-complex="italic"/>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weight="bold" officeooo:rsid="009a91ad" style:font-weight-asian="bold" style:font-weight-complex="bold"/>
    </style:style>
    <style:style style:name="T51" style:family="text">
      <style:text-properties fo:font-weight="bold" officeooo:rsid="021cfad8" style:font-weight-asian="bold" style:font-weight-complex="bold"/>
    </style:style>
    <style:style style:name="T52" style:family="text">
      <style:text-properties fo:font-weight="bold" officeooo:rsid="021b85ee" style:font-weight-asian="bold" style:font-weight-complex="bold"/>
    </style:style>
    <style:style style:name="T53" style:family="text">
      <style:text-properties fo:font-weight="bold" officeooo:rsid="0276431b" style:font-weight-asian="bold" style:font-weight-complex="bold"/>
    </style:style>
    <style:style style:name="T54" style:family="text">
      <style:text-properties fo:font-weight="bold" officeooo:rsid="0201883f" style:font-weight-asian="bold" style:font-weight-complex="bold"/>
    </style:style>
    <style:style style:name="T55" style:family="text">
      <style:text-properties fo:font-weight="bold" officeooo:rsid="01759625" style:font-weight-asian="bold" style:font-weight-complex="bold"/>
    </style:style>
    <style:style style:name="T56" style:family="text">
      <style:text-properties fo:font-weight="bold" officeooo:rsid="007462cd" style:font-weight-asian="bold" style:font-weight-complex="bold"/>
    </style:style>
    <style:style style:name="T57" style:family="text">
      <style:text-properties fo:font-weight="bold" officeooo:rsid="003529b2" style:font-weight-asian="bold" style:font-weight-complex="bold"/>
    </style:style>
    <style:style style:name="T58" style:family="text">
      <style:text-properties fo:font-weight="bold" officeooo:rsid="002e8d5c" style:font-weight-asian="bold" style:font-weight-complex="bold"/>
    </style:style>
    <style:style style:name="T59" style:family="text">
      <style:text-properties fo:font-weight="bold" officeooo:rsid="01e90535" style:font-weight-asian="bold" style:font-weight-complex="bold"/>
    </style:style>
    <style:style style:name="T60" style:family="text">
      <style:text-properties fo:font-weight="bold" officeooo:rsid="00b4a535" style:font-weight-asian="bold" style:font-weight-complex="bold"/>
    </style:style>
    <style:style style:name="T61" style:family="text">
      <style:text-properties fo:font-weight="bold" officeooo:rsid="00bb4b95" style:font-weight-asian="bold" style:font-weight-complex="bold"/>
    </style:style>
    <style:style style:name="T62" style:family="text">
      <style:text-properties fo:font-weight="bold" officeooo:rsid="00bf6be3" style:font-weight-asian="bold" style:font-weight-complex="bold"/>
    </style:style>
    <style:style style:name="T63" style:family="text">
      <style:text-properties fo:font-weight="bold" officeooo:rsid="00c2c749" style:font-weight-asian="bold" style:font-weight-complex="bold"/>
    </style:style>
    <style:style style:name="T64" style:family="text">
      <style:text-properties fo:font-weight="bold" officeooo:rsid="00dede93" style:font-weight-asian="bold" style:font-weight-complex="bold"/>
    </style:style>
    <style:style style:name="T65" style:family="text">
      <style:text-properties fo:font-weight="bold" officeooo:rsid="00c2d379" style:font-weight-asian="bold" style:font-weight-complex="bold"/>
    </style:style>
    <style:style style:name="T66" style:family="text">
      <style:text-properties fo:font-weight="bold" officeooo:rsid="00c67bb3" style:font-weight-asian="bold" style:font-weight-complex="bold"/>
    </style:style>
    <style:style style:name="T67" style:family="text">
      <style:text-properties fo:font-weight="bold" officeooo:rsid="00e17880" style:font-weight-asian="bold" style:font-weight-complex="bold"/>
    </style:style>
    <style:style style:name="T68" style:family="text">
      <style:text-properties fo:font-weight="bold" officeooo:rsid="00e32eda" style:font-weight-asian="bold" style:font-weight-complex="bold"/>
    </style:style>
    <style:style style:name="T69" style:family="text">
      <style:text-properties fo:font-weight="bold" officeooo:rsid="00f69dbf" style:font-weight-asian="bold" style:font-weight-complex="bold"/>
    </style:style>
    <style:style style:name="T70" style:family="text">
      <style:text-properties fo:font-weight="bold" officeooo:rsid="01402009" style:font-weight-asian="bold" style:font-weight-complex="bold"/>
    </style:style>
    <style:style style:name="T71" style:family="text">
      <style:text-properties fo:font-weight="bold" officeooo:rsid="016f6608" style:font-weight-asian="bold" style:font-weight-complex="bold"/>
    </style:style>
    <style:style style:name="T72" style:family="text">
      <style:text-properties fo:font-weight="bold" officeooo:rsid="01a6da0b" style:font-weight-asian="bold" style:font-weight-complex="bold"/>
    </style:style>
    <style:style style:name="T73" style:family="text">
      <style:text-properties fo:font-weight="bold" officeooo:rsid="01bf27c9" style:font-weight-asian="bold" style:font-weight-complex="bold"/>
    </style:style>
    <style:style style:name="T74" style:family="text">
      <style:text-properties fo:font-weight="bold" officeooo:rsid="0031ee51" style:font-weight-asian="bold" style:font-weight-complex="bold"/>
    </style:style>
    <style:style style:name="T75" style:family="text">
      <style:text-properties fo:font-weight="bold" officeooo:rsid="002dc86c" style:font-weight-asian="bold" style:font-weight-complex="bold"/>
    </style:style>
    <style:style style:name="T76" style:family="text">
      <style:text-properties fo:font-weight="bold" officeooo:rsid="002f4cf8" style:font-weight-asian="bold" style:font-weight-complex="bold"/>
    </style:style>
    <style:style style:name="T77" style:family="text">
      <style:text-properties fo:font-weight="bold" officeooo:rsid="02b84cb8" style:font-weight-asian="bold" style:font-weight-complex="bold"/>
    </style:style>
    <style:style style:name="T78" style:family="text">
      <style:text-properties fo:font-weight="bold" officeooo:rsid="02dfbf01" style:font-weight-asian="bold" style:font-weight-complex="bold"/>
    </style:style>
    <style:style style:name="T79" style:family="text">
      <style:text-properties fo:font-weight="bold" officeooo:rsid="02fa5885" style:font-weight-asian="bold" style:font-weight-complex="bold"/>
    </style:style>
    <style:style style:name="T80" style:family="text">
      <style:text-properties fo:font-weight="bold" officeooo:rsid="0308eda3" style:font-weight-asian="bold" style:font-weight-complex="bold"/>
    </style:style>
    <style:style style:name="T81" style:family="text">
      <style:text-properties fo:font-weight="bold" officeooo:rsid="024f5df5" style:font-weight-asian="bold" style:font-weight-complex="bold"/>
    </style:style>
    <style:style style:name="T82" style:family="text">
      <style:text-properties fo:font-weight="bold" officeooo:rsid="009473e8" style:font-weight-asian="bold" style:font-weight-complex="bold"/>
    </style:style>
    <style:style style:name="T83" style:family="text">
      <style:text-properties fo:font-weight="bold" officeooo:rsid="0031715c" style:font-weight-asian="bold" style:font-weight-complex="bold"/>
    </style:style>
    <style:style style:name="T84" style:family="text">
      <style:text-properties fo:font-weight="bold" officeooo:rsid="01c02e4d" style:font-weight-asian="bold" style:font-weight-complex="bold"/>
    </style:style>
    <style:style style:name="T85" style:family="text">
      <style:text-properties fo:font-weight="bold" officeooo:rsid="01a36d7d" style:font-weight-asian="bold" style:font-weight-complex="bold"/>
    </style:style>
    <style:style style:name="T86" style:family="text">
      <style:text-properties fo:font-weight="bold" officeooo:rsid="0395af68" style:font-weight-asian="bold" style:font-weight-complex="bold"/>
    </style:style>
    <style:style style:name="T87" style:family="text">
      <style:text-properties fo:font-weight="bold" officeooo:rsid="03a8e656" style:font-weight-asian="bold" style:font-weight-complex="bold"/>
    </style:style>
    <style:style style:name="T88" style:family="text">
      <style:text-properties fo:font-weight="bold" officeooo:rsid="03dc2c81" style:font-weight-asian="bold" style:font-weight-complex="bold"/>
    </style:style>
    <style:style style:name="T89" style:family="text">
      <style:text-properties fo:font-weight="bold" officeooo:rsid="03e61749" style:font-weight-asian="bold" style:font-weight-complex="bold"/>
    </style:style>
    <style:style style:name="T90" style:family="text">
      <style:text-properties fo:font-weight="bold" officeooo:rsid="03edbc3e" style:font-weight-asian="bold" style:font-weight-complex="bold"/>
    </style:style>
    <style:style style:name="T91" style:family="text">
      <style:text-properties fo:font-weight="bold" officeooo:rsid="0024f521" style:font-weight-asian="bold"/>
    </style:style>
    <style:style style:name="T92" style:family="text">
      <style:text-properties fo:font-weight="bold" style:language-asian="zh" style:country-asian="CN" style:font-weight-asian="bold" style:language-complex="hi" style:country-complex="IN" style:font-weight-complex="bold"/>
    </style:style>
    <style:style style:name="T93" style:family="text">
      <style:text-properties fo:font-weight="bold" officeooo:rsid="01cb12cb" style:language-asian="zh" style:country-asian="CN" style:font-weight-asian="bold" style:language-complex="hi" style:country-complex="IN" style:font-weight-complex="bold"/>
    </style:style>
    <style:style style:name="T94" style:family="text">
      <style:text-properties fo:font-weight="bold" officeooo:rsid="02334fb5" style:language-asian="zh" style:country-asian="CN" style:font-weight-asian="bold" style:language-complex="hi" style:country-complex="IN" style:font-weight-complex="bold"/>
    </style:style>
    <style:style style:name="T95" style:family="text">
      <style:text-properties fo:font-weight="bold" officeooo:rsid="0234bfc8" style:language-asian="zh" style:country-asian="CN" style:font-weight-asian="bold" style:language-complex="hi" style:country-complex="IN" style:font-weight-complex="bold"/>
    </style:style>
    <style:style style:name="T96" style:family="text">
      <style:text-properties fo:font-weight="bold" officeooo:rsid="02800c65" style:language-asian="zh" style:country-asian="CN" style:font-weight-asian="bold" style:language-complex="hi" style:country-complex="IN" style:font-weight-complex="bold"/>
    </style:style>
    <style:style style:name="T97" style:family="text">
      <style:text-properties fo:font-weight="bold" officeooo:rsid="0281433e" style:language-asian="zh" style:country-asian="CN" style:font-weight-asian="bold" style:language-complex="hi" style:country-complex="IN" style:font-weight-complex="bold"/>
    </style:style>
    <style:style style:name="T98" style:family="text">
      <style:text-properties fo:font-weight="bold" officeooo:rsid="02c491be" style:language-asian="zh" style:country-asian="CN" style:font-weight-asian="bold" style:language-complex="hi" style:country-complex="IN" style:font-weight-complex="bold"/>
    </style:style>
    <style:style style:name="T99" style:family="text">
      <style:text-properties fo:font-weight="bold" officeooo:rsid="040324ff" style:language-asian="zh" style:country-asian="CN" style:font-weight-asian="bold" style:language-complex="hi" style:country-complex="IN" style:font-weight-complex="bold"/>
    </style:style>
    <style:style style:name="T100" style:family="text">
      <style:text-properties officeooo:rsid="001650a2"/>
    </style:style>
    <style:style style:name="T101" style:family="text">
      <style:text-properties fo:font-weight="normal" style:font-weight-asian="normal" style:font-weight-complex="normal"/>
    </style:style>
    <style:style style:name="T102" style:family="text">
      <style:text-properties fo:font-weight="normal" officeooo:rsid="021b85ee" style:font-weight-asian="normal" style:font-weight-complex="normal"/>
    </style:style>
    <style:style style:name="T103" style:family="text">
      <style:text-properties fo:font-weight="normal" officeooo:rsid="021cfad8" style:font-weight-asian="normal" style:font-weight-complex="normal"/>
    </style:style>
    <style:style style:name="T104" style:family="text">
      <style:text-properties fo:font-weight="normal" officeooo:rsid="0143ebf9" style:font-weight-asian="normal" style:font-weight-complex="normal"/>
    </style:style>
    <style:style style:name="T105" style:family="text">
      <style:text-properties fo:font-weight="normal" officeooo:rsid="02207c61" style:font-weight-asian="normal" style:font-weight-complex="normal"/>
    </style:style>
    <style:style style:name="T106" style:family="text">
      <style:text-properties fo:font-weight="normal" officeooo:rsid="0128ef08" style:font-weight-asian="normal" style:font-weight-complex="normal"/>
    </style:style>
    <style:style style:name="T107" style:family="text">
      <style:text-properties fo:font-weight="normal" officeooo:rsid="00622ddd" style:font-weight-asian="normal" style:font-weight-complex="normal"/>
    </style:style>
    <style:style style:name="T108" style:family="text">
      <style:text-properties fo:font-weight="normal" officeooo:rsid="0201883f" style:font-weight-asian="normal" style:font-weight-complex="normal"/>
    </style:style>
    <style:style style:name="T109" style:family="text">
      <style:text-properties fo:font-weight="normal" officeooo:rsid="02029273" style:font-weight-asian="normal" style:font-weight-complex="normal"/>
    </style:style>
    <style:style style:name="T110" style:family="text">
      <style:text-properties fo:font-weight="normal" officeooo:rsid="0174aa5f" style:font-weight-asian="normal" style:font-weight-complex="normal"/>
    </style:style>
    <style:style style:name="T111" style:family="text">
      <style:text-properties fo:font-weight="normal" officeooo:rsid="01759625" style:font-weight-asian="normal" style:font-weight-complex="normal"/>
    </style:style>
    <style:style style:name="T112" style:family="text">
      <style:text-properties fo:font-weight="normal" officeooo:rsid="007462cd" style:font-weight-asian="normal" style:font-weight-complex="normal"/>
    </style:style>
    <style:style style:name="T113" style:family="text">
      <style:text-properties fo:font-weight="normal" officeooo:rsid="0074dd25" style:font-weight-asian="normal" style:font-weight-complex="normal"/>
    </style:style>
    <style:style style:name="T114" style:family="text">
      <style:text-properties fo:font-weight="normal" officeooo:rsid="00aac0b5" style:font-weight-asian="normal" style:font-weight-complex="normal"/>
    </style:style>
    <style:style style:name="T115" style:family="text">
      <style:text-properties fo:font-weight="normal" officeooo:rsid="01429cbf" style:font-weight-asian="normal" style:font-weight-complex="normal"/>
    </style:style>
    <style:style style:name="T116" style:family="text">
      <style:text-properties fo:font-weight="normal" officeooo:rsid="00a98c17" style:font-weight-asian="normal" style:font-weight-complex="normal"/>
    </style:style>
    <style:style style:name="T117" style:family="text">
      <style:text-properties fo:font-weight="normal" officeooo:rsid="003529b2" style:font-weight-asian="normal" style:font-weight-complex="normal"/>
    </style:style>
    <style:style style:name="T118" style:family="text">
      <style:text-properties fo:font-weight="normal" officeooo:rsid="004ea4c6" style:font-weight-asian="normal" style:font-weight-complex="normal"/>
    </style:style>
    <style:style style:name="T119" style:family="text">
      <style:text-properties fo:font-weight="normal" officeooo:rsid="005088d3" style:font-weight-asian="normal" style:font-weight-complex="normal"/>
    </style:style>
    <style:style style:name="T120" style:family="text">
      <style:text-properties fo:font-weight="normal" officeooo:rsid="002e8d5c" style:font-weight-asian="normal" style:font-weight-complex="normal"/>
    </style:style>
    <style:style style:name="T121" style:family="text">
      <style:text-properties fo:font-weight="normal" officeooo:rsid="0031334c" style:font-weight-asian="normal" style:font-weight-complex="normal"/>
    </style:style>
    <style:style style:name="T122" style:family="text">
      <style:text-properties fo:font-weight="normal" officeooo:rsid="008c0327" style:font-weight-asian="normal" style:font-weight-complex="normal"/>
    </style:style>
    <style:style style:name="T123" style:family="text">
      <style:text-properties fo:font-weight="normal" officeooo:rsid="008a50de" style:font-weight-asian="normal" style:font-weight-complex="normal"/>
    </style:style>
    <style:style style:name="T124" style:family="text">
      <style:text-properties fo:font-weight="normal" officeooo:rsid="004fef15" style:font-weight-asian="normal" style:font-weight-complex="normal"/>
    </style:style>
    <style:style style:name="T125" style:family="text">
      <style:text-properties fo:font-weight="normal" officeooo:rsid="00a065b5" style:font-weight-asian="normal" style:font-weight-complex="normal"/>
    </style:style>
    <style:style style:name="T126" style:family="text">
      <style:text-properties fo:font-weight="normal" officeooo:rsid="00b4a535" style:font-weight-asian="normal" style:font-weight-complex="normal"/>
    </style:style>
    <style:style style:name="T127" style:family="text">
      <style:text-properties fo:font-weight="normal" officeooo:rsid="00bb4b95" style:font-weight-asian="normal" style:font-weight-complex="normal"/>
    </style:style>
    <style:style style:name="T128" style:family="text">
      <style:text-properties fo:font-weight="normal" officeooo:rsid="00c2d379" style:font-weight-asian="normal" style:font-weight-complex="normal"/>
    </style:style>
    <style:style style:name="T129" style:family="text">
      <style:text-properties fo:font-weight="normal" officeooo:rsid="00c2c749" style:font-weight-asian="normal" style:font-weight-complex="normal"/>
    </style:style>
    <style:style style:name="T130" style:family="text">
      <style:text-properties fo:font-weight="normal" officeooo:rsid="00e32eda" style:font-weight-asian="normal" style:font-weight-complex="normal"/>
    </style:style>
    <style:style style:name="T131" style:family="text">
      <style:text-properties fo:font-weight="normal" officeooo:rsid="016f6608" style:font-weight-asian="normal" style:font-weight-complex="normal"/>
    </style:style>
    <style:style style:name="T132" style:family="text">
      <style:text-properties fo:font-weight="normal" officeooo:rsid="017731fd" style:font-weight-asian="normal" style:font-weight-complex="normal"/>
    </style:style>
    <style:style style:name="T133" style:family="text">
      <style:text-properties fo:font-weight="normal" officeooo:rsid="01794078" style:font-weight-asian="normal" style:font-weight-complex="normal"/>
    </style:style>
    <style:style style:name="T134" style:family="text">
      <style:text-properties fo:font-weight="normal" officeooo:rsid="017a22ac" style:font-weight-asian="normal" style:font-weight-complex="normal"/>
    </style:style>
    <style:style style:name="T135" style:family="text">
      <style:text-properties fo:font-weight="normal" officeooo:rsid="01bf27c9" style:font-weight-asian="normal" style:font-weight-complex="normal"/>
    </style:style>
    <style:style style:name="T136" style:family="text">
      <style:text-properties fo:font-weight="normal" officeooo:rsid="0031ee51" style:font-weight-asian="normal" style:font-weight-complex="normal"/>
    </style:style>
    <style:style style:name="T137" style:family="text">
      <style:text-properties fo:font-weight="normal" officeooo:rsid="00326c54" style:font-weight-asian="normal" style:font-weight-complex="normal"/>
    </style:style>
    <style:style style:name="T138" style:family="text">
      <style:text-properties fo:font-weight="normal" officeooo:rsid="00ebe61e" style:font-weight-asian="normal" style:font-weight-complex="normal"/>
    </style:style>
    <style:style style:name="T139" style:family="text">
      <style:text-properties fo:font-weight="normal" officeooo:rsid="0034d9a4" style:font-weight-asian="normal" style:font-weight-complex="normal"/>
    </style:style>
    <style:style style:name="T140" style:family="text">
      <style:text-properties fo:font-weight="normal" officeooo:rsid="01e7bcc2" style:font-weight-asian="normal" style:font-weight-complex="normal"/>
    </style:style>
    <style:style style:name="T141" style:family="text">
      <style:text-properties fo:font-weight="normal" officeooo:rsid="01e9fcda" style:font-weight-asian="normal" style:font-weight-complex="normal"/>
    </style:style>
    <style:style style:name="T142" style:family="text">
      <style:text-properties fo:font-weight="normal" officeooo:rsid="0285ef45" style:font-weight-asian="normal" style:font-weight-complex="normal"/>
    </style:style>
    <style:style style:name="T143" style:family="text">
      <style:text-properties fo:font-weight="normal" officeooo:rsid="02869452" style:font-weight-asian="normal" style:font-weight-complex="normal"/>
    </style:style>
    <style:style style:name="T144" style:family="text">
      <style:text-properties fo:font-weight="normal" officeooo:rsid="028c1cc3" style:font-weight-asian="normal" style:font-weight-complex="normal"/>
    </style:style>
    <style:style style:name="T145" style:family="text">
      <style:text-properties fo:font-weight="normal" officeooo:rsid="0297a7d9" style:font-weight-asian="normal" style:font-weight-complex="normal"/>
    </style:style>
    <style:style style:name="T146" style:family="text">
      <style:text-properties fo:font-weight="normal" officeooo:rsid="02b09e70" style:font-weight-asian="normal" style:font-weight-complex="normal"/>
    </style:style>
    <style:style style:name="T147" style:family="text">
      <style:text-properties fo:font-weight="normal" officeooo:rsid="02b1c24c" style:font-weight-asian="normal" style:font-weight-complex="normal"/>
    </style:style>
    <style:style style:name="T148" style:family="text">
      <style:text-properties fo:font-weight="normal" officeooo:rsid="02af6912" style:font-weight-asian="normal" style:font-weight-complex="normal"/>
    </style:style>
    <style:style style:name="T149" style:family="text">
      <style:text-properties fo:font-weight="normal" officeooo:rsid="02ba6d58" style:font-weight-asian="normal" style:font-weight-complex="normal"/>
    </style:style>
    <style:style style:name="T150" style:family="text">
      <style:text-properties fo:font-weight="normal" officeooo:rsid="02b84cb8" style:font-weight-asian="normal" style:font-weight-complex="normal"/>
    </style:style>
    <style:style style:name="T151" style:family="text">
      <style:text-properties fo:font-weight="normal" officeooo:rsid="030d883f" style:font-weight-asian="normal" style:font-weight-complex="normal"/>
    </style:style>
    <style:style style:name="T152" style:family="text">
      <style:text-properties fo:font-weight="normal" officeooo:rsid="024f5df5" style:font-weight-asian="normal" style:font-weight-complex="normal"/>
    </style:style>
    <style:style style:name="T153" style:family="text">
      <style:text-properties fo:font-weight="normal" officeooo:rsid="025110e3" style:font-weight-asian="normal" style:font-weight-complex="normal"/>
    </style:style>
    <style:style style:name="T154" style:family="text">
      <style:text-properties fo:font-weight="normal" officeooo:rsid="01a0ca19" style:font-weight-asian="normal" style:font-weight-complex="normal"/>
    </style:style>
    <style:style style:name="T155" style:family="text">
      <style:text-properties fo:font-weight="normal" officeooo:rsid="009473e8" style:font-weight-asian="normal" style:font-weight-complex="normal"/>
    </style:style>
    <style:style style:name="T156" style:family="text">
      <style:text-properties fo:font-weight="normal" officeooo:rsid="0094d531" style:font-weight-asian="normal" style:font-weight-complex="normal"/>
    </style:style>
    <style:style style:name="T157" style:family="text">
      <style:text-properties fo:font-weight="normal" officeooo:rsid="005ff534" style:font-weight-asian="normal" style:font-weight-complex="normal"/>
    </style:style>
    <style:style style:name="T158" style:family="text">
      <style:text-properties fo:font-weight="normal" officeooo:rsid="00ac4a79" style:font-weight-asian="normal" style:font-weight-complex="normal"/>
    </style:style>
    <style:style style:name="T159" style:family="text">
      <style:text-properties fo:font-weight="normal" officeooo:rsid="013de1d5" style:font-weight-asian="normal" style:font-weight-complex="normal"/>
    </style:style>
    <style:style style:name="T160" style:family="text">
      <style:text-properties fo:font-weight="normal" officeooo:rsid="0031715c" style:font-weight-asian="normal" style:font-weight-complex="normal"/>
    </style:style>
    <style:style style:name="T161" style:family="text">
      <style:text-properties fo:font-weight="normal" officeooo:rsid="01c02e4d" style:font-weight-asian="normal" style:font-weight-complex="normal"/>
    </style:style>
    <style:style style:name="T162" style:family="text">
      <style:text-properties fo:font-weight="normal" officeooo:rsid="01252c8d" style:font-weight-asian="normal" style:font-weight-complex="normal"/>
    </style:style>
    <style:style style:name="T163" style:family="text">
      <style:text-properties fo:font-weight="normal" officeooo:rsid="03a8e656" style:font-weight-asian="normal" style:font-weight-complex="normal"/>
    </style:style>
    <style:style style:name="T164" style:family="text">
      <style:text-properties fo:font-weight="normal" officeooo:rsid="0122abee" style:font-weight-asian="normal" style:font-weight-complex="normal"/>
    </style:style>
    <style:style style:name="T165" style:family="text">
      <style:text-properties fo:font-weight="normal" officeooo:rsid="0129a416" style:font-weight-asian="normal" style:font-weight-complex="normal"/>
    </style:style>
    <style:style style:name="T166" style:family="text">
      <style:text-properties fo:font-weight="normal" officeooo:rsid="005e808a" style:font-weight-asian="normal" style:font-weight-complex="normal"/>
    </style:style>
    <style:style style:name="T167" style:family="text">
      <style:text-properties fo:font-weight="normal" officeooo:rsid="03bdba75" style:font-weight-asian="normal" style:font-weight-complex="normal"/>
    </style:style>
    <style:style style:name="T168" style:family="text">
      <style:text-properties fo:font-weight="normal" officeooo:rsid="03de7089" style:font-weight-asian="normal" style:font-weight-complex="normal"/>
    </style:style>
    <style:style style:name="T169" style:family="text">
      <style:text-properties fo:font-weight="normal" officeooo:rsid="03e61749" style:font-weight-asian="normal" style:font-weight-complex="normal"/>
    </style:style>
    <style:style style:name="T170" style:family="text">
      <style:text-properties fo:font-weight="normal" style:language-asian="zh" style:country-asian="CN" style:font-weight-asian="normal" style:language-complex="hi" style:country-complex="IN" style:font-weight-complex="normal"/>
    </style:style>
    <style:style style:name="T171" style:family="text">
      <style:text-properties fo:font-weight="normal" officeooo:rsid="01cb12cb" style:language-asian="zh" style:country-asian="CN" style:font-weight-asian="normal" style:language-complex="hi" style:country-complex="IN" style:font-weight-complex="normal"/>
    </style:style>
    <style:style style:name="T172" style:family="text">
      <style:text-properties fo:font-weight="normal" officeooo:rsid="02262021" style:language-asian="zh" style:country-asian="CN" style:font-weight-asian="normal" style:language-complex="hi" style:country-complex="IN" style:font-weight-complex="normal"/>
    </style:style>
    <style:style style:name="T173" style:family="text">
      <style:text-properties fo:font-weight="normal" officeooo:rsid="02800c65" style:language-asian="zh" style:country-asian="CN" style:font-weight-asian="normal" style:language-complex="hi" style:country-complex="IN" style:font-weight-complex="normal"/>
    </style:style>
    <style:style style:name="T174" style:family="text">
      <style:text-properties fo:font-weight="normal" officeooo:rsid="02c491be" style:language-asian="zh" style:country-asian="CN" style:font-weight-asian="normal" style:language-complex="hi" style:country-complex="IN" style:font-weight-complex="normal"/>
    </style:style>
    <style:style style:name="T175" style:family="text">
      <style:text-properties fo:font-weight="normal" officeooo:rsid="0345449d" style:language-asian="zh" style:country-asian="CN" style:font-weight-asian="normal" style:language-complex="hi" style:country-complex="IN" style:font-weight-complex="normal"/>
    </style:style>
    <style:style style:name="T176" style:family="text">
      <style:text-properties fo:font-weight="normal" officeooo:rsid="0370c62c" style:language-asian="zh" style:country-asian="CN" style:font-weight-asian="normal" style:language-complex="hi" style:country-complex="IN" style:font-weight-complex="normal"/>
    </style:style>
    <style:style style:name="T177" style:family="text">
      <style:text-properties style:use-window-font-color="true" loext:opacity="0%" style:font-name="Times New Roman3" fo:font-size="10pt" style:letter-kerning="false" style:font-name-asian="Spectral1" style:font-size-asian="10pt" style:language-asian="zh" style:country-asian="CN" style:font-name-complex="Spectral1" style:font-size-complex="10pt" style:language-complex="hi" style:country-complex="IN"/>
    </style:style>
    <style:style style:name="T178" style:family="text">
      <style:text-properties style:use-window-font-color="true" loext:opacity="0%" style:font-name="Times New Roman3"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style:use-window-font-color="true" loext:opacity="0%" style:font-name="Times New Roman3"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style:use-window-font-color="true" loext:opacity="0%" style:font-name="Times New Roman3"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style:use-window-font-color="true" loext:opacity="0%" style:font-name="Times New Roman3"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82" style:family="text">
      <style:text-properties style:use-window-font-color="true" loext:opacity="0%" style:font-name="Times New Roman3"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83" style:family="text">
      <style:text-properties style:use-window-font-color="true" loext:opacity="0%" style:font-name="Times New Roman3" fo:font-size="10pt" officeooo:rsid="02557a36" style:letter-kerning="false" style:font-name-asian="Spectral1" style:font-size-asian="10pt" style:language-asian="zh" style:country-asian="CN" style:font-name-complex="Spectral1" style:font-size-complex="10pt" style:language-complex="hi" style:country-complex="IN"/>
    </style:style>
    <style:style style:name="T184" style:family="text">
      <style:text-properties style:use-window-font-color="true" loext:opacity="0%" style:font-name="Times New Roman3"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85" style:family="text">
      <style:text-properties style:use-window-font-color="true" loext:opacity="0%" style:font-name="Times New Roman3"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86" style:family="text">
      <style:text-properties style:use-window-font-color="true" loext:opacity="0%" style:font-name="Times New Roman3"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3"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3"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3"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3"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3"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3"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3"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3"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3"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3"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3"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3"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3"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3"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3"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3"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3"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3"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3"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3"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3"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3"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3"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3"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3"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3"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3"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3"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3"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3"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3"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3"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3"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3"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3"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3"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3"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3"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3"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3"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3"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3"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3"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3"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3"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3"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3"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3"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3"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3"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3"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3"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3" fo:font-size="10pt" officeooo:rsid="03375378"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3" fo:font-size="10pt" officeooo:rsid="0282c55d"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3" fo:font-size="10pt" officeooo:rsid="03370209"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3"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3" fo:font-size="10pt" officeooo:rsid="02636801"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3"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3"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3"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3"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3"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3"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3"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3"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3"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3"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3"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3" fo:font-size="10pt" officeooo:rsid="00528e2b"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3"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3"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3"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3"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3"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3"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3"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3"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style:use-window-font-color="true" loext:opacity="0%" style:font-name="Times New Roman3"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style:use-window-font-color="true" loext:opacity="0%" style:font-name="Times New Roman3"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style:use-window-font-color="true" loext:opacity="0%" style:font-name="Times New Roman3" fo:font-size="10pt" officeooo:rsid="0387e226" style:letter-kerning="false" style:font-name-asian="Spectral1" style:font-size-asian="10pt" style:language-asian="zh" style:country-asian="CN" style:font-name-complex="Spectral1" style:font-size-complex="10pt" style:language-complex="hi" style:country-complex="IN"/>
    </style:style>
    <style:style style:name="T267" style:family="text">
      <style:text-properties style:use-window-font-color="true" loext:opacity="0%" style:font-name="Times New Roman3" fo:font-size="10pt" officeooo:rsid="03a2eaed" style:letter-kerning="false" style:font-name-asian="Spectral1" style:font-size-asian="10pt" style:language-asian="zh" style:country-asian="CN" style:font-name-complex="Spectral1" style:font-size-complex="10pt" style:language-complex="hi" style:country-complex="IN"/>
    </style:style>
    <style:style style:name="T268" style:family="text">
      <style:text-properties style:use-window-font-color="true" loext:opacity="0%" style:font-name="Times New Roman3" fo:font-size="10pt" officeooo:rsid="03e1333c" style:letter-kerning="false" style:font-name-asian="Spectral1" style:font-size-asian="10pt" style:language-asian="zh" style:country-asian="CN" style:font-name-complex="Spectral1" style:font-size-complex="10pt" style:language-complex="hi" style:country-complex="IN"/>
    </style:style>
    <style:style style:name="T269" style:family="text">
      <style:text-properties style:use-window-font-color="true" loext:opacity="0%" style:font-name="Times New Roman3" fo:font-size="10pt" officeooo:rsid="03fb7045" style:letter-kerning="false" style:font-name-asian="Spectral1" style:font-size-asian="10pt" style:language-asian="zh" style:country-asian="CN" style:font-name-complex="Spectral1" style:font-size-complex="10pt" style:language-complex="hi" style:country-complex="IN"/>
    </style:style>
    <style:style style:name="T270" style:family="text">
      <style:text-properties style:use-window-font-color="true" loext:opacity="0%" style:font-name="Times New Roman3" fo:font-size="10pt" style:letter-kerning="false" style:font-name-asian="Spectral1" style:font-size-asian="10pt" style:language-asian="zh" style:country-asian="CN" style:font-name-complex="Spectral1" style:language-complex="hi" style:country-complex="IN"/>
    </style:style>
    <style:style style:name="T271" style:family="text">
      <style:text-properties style:use-window-font-color="true" loext:opacity="0%" style:font-name="Times New Roman3" fo:font-size="10pt" officeooo:rsid="017c85d4" style:letter-kerning="false" style:font-name-asian="Spectral1" style:font-size-asian="10pt" style:language-asian="zh" style:country-asian="CN" style:font-name-complex="Spectral1" style:language-complex="hi" style:country-complex="IN"/>
    </style:style>
    <style:style style:name="T272" style:family="text">
      <style:text-properties style:use-window-font-color="true" loext:opacity="0%" style:font-name="Times New Roman3"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3" style:family="text">
      <style:text-properties style:use-window-font-color="true" loext:opacity="0%" style:font-name="Times New Roman3"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4" style:family="text">
      <style:text-properties style:use-window-font-color="true" loext:opacity="0%" style:font-name="Times New Roman3"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5" style:family="text">
      <style:text-properties style:use-window-font-color="true" loext:opacity="0%" style:font-name="Times New Roman3" fo:font-size="10pt" officeooo:rsid="03e96e12" style:letter-kerning="false" style:font-name-asian="Spectral1" style:font-size-asian="10pt" style:font-name-complex="Spectral1" style:font-size-complex="10pt"/>
    </style:style>
    <style:style style:name="T276" style:family="text">
      <style:text-properties style:use-window-font-color="true" loext:opacity="0%" style:font-name="Times New Roman3" fo:font-size="10pt" officeooo:rsid="03ec26ab" style:letter-kerning="false" style:font-name-asian="Spectral1" style:font-size-asian="10pt" style:font-name-complex="Spectral1" style:font-size-complex="10pt"/>
    </style:style>
    <style:style style:name="T277"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8" style:family="text">
      <style:text-properties style:use-window-font-color="true" loext:opacity="0%" style:font-name="Times New Roman3"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9" style:family="text">
      <style:text-properties style:use-window-font-color="true" loext:opacity="0%" style:font-name="Times New Roman3"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0" style:family="text">
      <style:text-properties style:use-window-font-color="true" loext:opacity="0%" style:font-name="Times New Roman3"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1" style:family="text">
      <style:text-properties style:use-window-font-color="true" loext:opacity="0%" style:font-name="Times New Roman3"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2" style:family="text">
      <style:text-properties style:use-window-font-color="true" loext:opacity="0%" style:font-name="Times New Roman3"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3" style:family="text">
      <style:text-properties style:use-window-font-color="true" loext:opacity="0%" style:font-name="Times New Roman3"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4" style:family="text">
      <style:text-properties style:use-window-font-color="true" loext:opacity="0%" style:font-name="Times New Roman3"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5" style:family="text">
      <style:text-properties style:use-window-font-color="true" loext:opacity="0%" style:font-name="Times New Roman3"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6" style:family="text">
      <style:text-properties style:use-window-font-color="true" loext:opacity="0%" style:font-name="Times New Roman3"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7" style:family="text">
      <style:text-properties style:use-window-font-color="true" loext:opacity="0%" style:font-name="Times New Roman3"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8" style:family="text">
      <style:text-properties style:use-window-font-color="true" loext:opacity="0%" style:font-name="Times New Roman3"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9" style:family="text">
      <style:text-properties style:use-window-font-color="true" loext:opacity="0%" style:font-name="Times New Roman3"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0" style:family="text">
      <style:text-properties style:use-window-font-color="true" loext:opacity="0%" style:font-name="Times New Roman3"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1" style:family="text">
      <style:text-properties style:use-window-font-color="true" loext:opacity="0%" style:font-name="Times New Roman3"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2" style:family="text">
      <style:text-properties style:use-window-font-color="true" loext:opacity="0%" style:font-name="Times New Roman3"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3" style:family="text">
      <style:text-properties style:use-window-font-color="true" loext:opacity="0%" style:font-name="Times New Roman3"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3"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3"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3"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7" style:family="text">
      <style:text-properties style:use-window-font-color="true" loext:opacity="0%" style:font-name="Times New Roman3"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8" style:family="text">
      <style:text-properties style:use-window-font-color="true" loext:opacity="0%" style:font-name="Times New Roman3" fo:font-size="10pt"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9" style:family="text">
      <style:text-properties style:use-window-font-color="true" loext:opacity="0%" style:font-name="Times New Roman3" fo:font-size="10pt"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0" style:family="text">
      <style:text-properties style:use-window-font-color="true" loext:opacity="0%" style:font-name="Times New Roman3" fo:font-size="10pt"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1" style:family="text">
      <style:text-properties style:use-window-font-color="true" loext:opacity="0%" style:font-name="Times New Roman3" fo:font-size="10pt" fo:font-style="normal" officeooo: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2" style:family="text">
      <style:text-properties style:use-window-font-color="true" loext:opacity="0%" style:font-name="Times New Roman3" fo:font-size="10pt" fo:font-style="normal" officeooo:rsid="0390854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3" style:family="text">
      <style:text-properties style:use-window-font-color="true" loext:opacity="0%" style:font-name="Times New Roman3" fo:font-size="10pt" fo:font-style="normal" officeooo:rsid="03e133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4"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305" style:family="text">
      <style:text-properties style:use-window-font-color="true" loext:opacity="0%" style:font-name="Times New Roman3"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306"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style>
    <style:style style:name="T307" style:family="text">
      <style:text-properties style:use-window-font-color="true" loext:opacity="0%" style:font-name="Times New Roman3"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style>
    <style:style style:name="T308" style:family="text">
      <style:text-properties style:use-window-font-color="true" loext:opacity="0%" style:font-name="Times New Roman3" fo:font-size="10pt" fo:font-style="normal" officeooo:rsid="032e38b6" style:letter-kerning="false" style:font-name-asian="Spectral1" style:font-size-asian="10pt" style:font-style-asian="normal" style:font-name-complex="Spectral1" style:font-size-complex="10pt" style:font-style-complex="normal"/>
    </style:style>
    <style:style style:name="T309" style:family="text">
      <style:text-properties style:use-window-font-color="true" loext:opacity="0%" style:font-name="Times New Roman3" fo:font-size="10pt" fo:font-style="normal" officeooo:rsid="03aa853e" style:letter-kerning="false" style:font-name-asian="Spectral1" style:font-size-asian="10pt" style:font-style-asian="normal" style:font-name-complex="Spectral1" style:font-size-complex="10pt" style:font-style-complex="normal"/>
    </style:style>
    <style:style style:name="T310" style:family="text">
      <style:text-properties style:use-window-font-color="true" loext:opacity="0%" style:font-name="Times New Roman3"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1" style:family="text">
      <style:text-properties style:use-window-font-color="true" loext:opacity="0%" style:font-name="Times New Roman3"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2" style:family="text">
      <style:text-properties style:use-window-font-color="true" loext:opacity="0%" style:font-name="Times New Roman3"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3" style:family="text">
      <style:text-properties style:use-window-font-color="true" loext:opacity="0%" style:font-name="Times New Roman3"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4" style:family="text">
      <style:text-properties style:use-window-font-color="true" loext:opacity="0%" style:font-name="Times New Roman3"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5" style:family="text">
      <style:text-properties style:use-window-font-color="true" loext:opacity="0%" style:font-name="Times New Roman3"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6" style:family="text">
      <style:text-properties style:use-window-font-color="true" loext:opacity="0%" style:font-name="Times New Roman3"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7" style:family="text">
      <style:text-properties style:use-window-font-color="true" loext:opacity="0%" style:font-name="Times New Roman3"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style:use-window-font-color="true" loext:opacity="0%" style:font-name="Times New Roman3"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style:use-window-font-color="true" loext:opacity="0%" style:font-name="Times New Roman3"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style:use-window-font-color="true" loext:opacity="0%" style:font-name="Times New Roman3"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style:use-window-font-color="true" loext:opacity="0%" style:font-name="Times New Roman3"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style:use-window-font-color="true" loext:opacity="0%" style:font-name="Times New Roman3"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style:use-window-font-color="true" loext:opacity="0%" style:font-name="Times New Roman3"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style:use-window-font-color="true" loext:opacity="0%" style:font-name="Times New Roman3"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5" style:family="text">
      <style:text-properties style:use-window-font-color="true" loext:opacity="0%" style:font-name="Times New Roman3"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6" style:family="text">
      <style:text-properties style:use-window-font-color="true" loext:opacity="0%" style:font-name="Times New Roman3"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7" style:family="text">
      <style:text-properties style:use-window-font-color="true" loext:opacity="0%" style:font-name="Times New Roman3"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8" style:family="text">
      <style:text-properties style:use-window-font-color="true" loext:opacity="0%" style:font-name="Times New Roman3"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9" style:family="text">
      <style:text-properties style:use-window-font-color="true" loext:opacity="0%" style:font-name="Times New Roman3" fo:font-size="10pt"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0" style:family="text">
      <style:text-properties style:use-window-font-color="true" loext:opacity="0%" style:font-name="Times New Roman3" fo:font-size="10pt"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1" style:family="text">
      <style:text-properties style:use-window-font-color="true" loext:opacity="0%" style:font-name="Times New Roman3"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style:use-window-font-color="true" loext:opacity="0%" style:font-name="Times New Roman3"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style:use-window-font-color="true" loext:opacity="0%" style:font-name="Times New Roman3" fo:font-size="10pt" fo:font-style="normal" fo:font-weight="normal" officeooo:rsid="03b7ab4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style:use-window-font-color="true" loext:opacity="0%" style:font-name="Times New Roman3" fo:font-size="10pt" fo:font-style="normal" fo:font-weight="normal" officeooo:rsid="03e432d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style:use-window-font-color="true" loext:opacity="0%" style:font-name="Times New Roman3"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36" style:family="text">
      <style:text-properties style:use-window-font-color="true" loext:opacity="0%" style:font-name="Times New Roman3"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7" style:family="text">
      <style:text-properties style:use-window-font-color="true" loext:opacity="0%" style:font-name="Times New Roman3"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8" style:family="text">
      <style:text-properties style:use-window-font-color="true" loext:opacity="0%" style:font-name="Times New Roman3"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9" style:family="text">
      <style:text-properties style:use-window-font-color="true" loext:opacity="0%" style:font-name="Times New Roman3"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0" style:family="text">
      <style:text-properties style:use-window-font-color="true" loext:opacity="0%" style:font-name="Times New Roman3"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1" style:family="text">
      <style:text-properties style:use-window-font-color="true" loext:opacity="0%" style:font-name="Times New Roman3"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2" style:family="text">
      <style:text-properties style:use-window-font-color="true" loext:opacity="0%" style:font-name="Times New Roman3"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3" style:family="text">
      <style:text-properties style:use-window-font-color="true" loext:opacity="0%" style:font-name="Times New Roman3"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4" style:family="text">
      <style:text-properties style:use-window-font-color="true" loext:opacity="0%" style:font-name="Times New Roman3"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5" style:family="text">
      <style:text-properties style:use-window-font-color="true" loext:opacity="0%" style:font-name="Times New Roman3"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6" style:family="text">
      <style:text-properties style:use-window-font-color="true" loext:opacity="0%" style:font-name="Times New Roman3"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7" style:family="text">
      <style:text-properties style:use-window-font-color="true" loext:opacity="0%" style:font-name="Times New Roman3"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8" style:family="text">
      <style:text-properties style:use-window-font-color="true" loext:opacity="0%" style:font-name="Times New Roman3"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9" style:family="text">
      <style:text-properties style:use-window-font-color="true" loext:opacity="0%" style:font-name="Times New Roman3"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0" style:family="text">
      <style:text-properties style:use-window-font-color="true" loext:opacity="0%" style:font-name="Times New Roman3"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1" style:family="text">
      <style:text-properties style:use-window-font-color="true" loext:opacity="0%" style:font-name="Times New Roman3"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2" style:family="text">
      <style:text-properties style:use-window-font-color="true" loext:opacity="0%" style:font-name="Times New Roman3"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3" style:family="text">
      <style:text-properties style:use-window-font-color="true" loext:opacity="0%" style:font-name="Times New Roman3"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4" style:family="text">
      <style:text-properties style:use-window-font-color="true" loext:opacity="0%" style:font-name="Times New Roman3"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5" style:family="text">
      <style:text-properties style:use-window-font-color="true" loext:opacity="0%" style:font-name="Times New Roman3"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6" style:family="text">
      <style:text-properties style:use-window-font-color="true" loext:opacity="0%" style:font-name="Times New Roman3"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7" style:family="text">
      <style:text-properties style:use-window-font-color="true" loext:opacity="0%" style:font-name="Times New Roman3"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8" style:family="text">
      <style:text-properties style:use-window-font-color="true" loext:opacity="0%" style:font-name="Times New Roman3"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9" style:family="text">
      <style:text-properties style:use-window-font-color="true" loext:opacity="0%" style:font-name="Times New Roman3"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0" style:family="text">
      <style:text-properties style:use-window-font-color="true" loext:opacity="0%" style:font-name="Times New Roman3"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1" style:family="text">
      <style:text-properties style:use-window-font-color="true" loext:opacity="0%" style:font-name="Times New Roman3"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2" style:family="text">
      <style:text-properties style:use-window-font-color="true" loext:opacity="0%" style:font-name="Times New Roman3"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3" style:family="text">
      <style:text-properties style:use-window-font-color="true" loext:opacity="0%" style:font-name="Times New Roman3"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4" style:family="text">
      <style:text-properties style:use-window-font-color="true" loext:opacity="0%" style:font-name="Times New Roman3"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style:use-window-font-color="true" loext:opacity="0%" style:font-name="Times New Roman3"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style:use-window-font-color="true" loext:opacity="0%" style:font-name="Times New Roman3"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3"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3"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3"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3"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3"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3"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3"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3"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3"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3"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3"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3"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3"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3"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3"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3"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3"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3"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3"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3"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3"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3"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3"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3"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3"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3"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3"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4" style:family="text">
      <style:text-properties style:use-window-font-color="true" loext:opacity="0%" style:font-name="Times New Roman3"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5" style:family="text">
      <style:text-properties style:use-window-font-color="true" loext:opacity="0%" style:font-name="Times New Roman3"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6" style:family="text">
      <style:text-properties style:use-window-font-color="true" loext:opacity="0%" style:font-name="Times New Roman3"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style:use-window-font-color="true" loext:opacity="0%" style:font-name="Times New Roman3"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398" style:family="text">
      <style:text-properties style:use-window-font-color="true" loext:opacity="0%" style:font-name="Times New Roman3" fo:font-size="10pt" fo:font-weight="normal" officeooo:rsid="03ec26ab" style:letter-kerning="false" style:font-name-asian="Spectral1" style:font-size-asian="10pt" style:font-weight-asian="normal" style:font-name-complex="Spectral1" style:font-size-complex="10pt" style:font-weight-complex="normal"/>
    </style:style>
    <style:style style:name="T399" style:family="text">
      <style:text-properties style:use-window-font-color="true" loext:opacity="0%" style:font-name="Times New Roman3" fo:font-size="10pt" fo:font-weight="normal" officeooo:rsid="03ee5360" style:letter-kerning="false" style:font-name-asian="Spectral1" style:font-size-asian="10pt" style:font-weight-asian="normal" style:font-name-complex="Spectral1" style:font-size-complex="10pt" style:font-weight-complex="normal"/>
    </style:style>
    <style:style style:name="T400" style:family="text">
      <style:text-properties style:use-window-font-color="true" loext:opacity="0%" style:font-name="Times New Roman3"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1" style:family="text">
      <style:text-properties style:use-window-font-color="true" loext:opacity="0%" style:font-name="Times New Roman3"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2" style:family="text">
      <style:text-properties style:use-window-font-color="true" loext:opacity="0%" style:font-name="Times New Roman3"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3" style:family="text">
      <style:text-properties style:use-window-font-color="true" loext:opacity="0%" style:font-name="Times New Roman3"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4" style:family="text">
      <style:text-properties style:use-window-font-color="true" loext:opacity="0%" style:font-name="Times New Roman3"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5" style:family="text">
      <style:text-properties style:use-window-font-color="true" loext:opacity="0%" style:font-name="Times New Roman3"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6" style:family="text">
      <style:text-properties style:use-window-font-color="true" loext:opacity="0%" style:font-name="Times New Roman3"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7" style:family="text">
      <style:text-properties style:use-window-font-color="true" loext:opacity="0%" style:font-name="Times New Roman3"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8" style:family="text">
      <style:text-properties style:use-window-font-color="true" loext:opacity="0%" style:font-name="Times New Roman3"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9" style:family="text">
      <style:text-properties style:use-window-font-color="true" loext:opacity="0%" style:font-name="Times New Roman3"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0" style:family="text">
      <style:text-properties style:use-window-font-color="true" loext:opacity="0%" style:font-name="Times New Roman3" fo:font-size="10pt" fo:font-weight="bold" officeooo:rsid="0263680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1" style:family="text">
      <style:text-properties style:use-window-font-color="true" loext:opacity="0%" style:font-name="Times New Roman3"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2" style:family="text">
      <style:text-properties style:use-window-font-color="true" loext:opacity="0%" style:font-name="Times New Roman3"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3" style:family="text">
      <style:text-properties style:use-window-font-color="true" loext:opacity="0%" style:font-name="Times New Roman3"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4" style:family="text">
      <style:text-properties style:use-window-font-color="true" loext:opacity="0%" style:font-name="Times New Roman3"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5" style:family="text">
      <style:text-properties style:use-window-font-color="true" loext:opacity="0%" style:font-name="Times New Roman3"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6" style:family="text">
      <style:text-properties style:use-window-font-color="true" loext:opacity="0%" style:font-name="Times New Roman3"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7" style:family="text">
      <style:text-properties style:use-window-font-color="true" loext:opacity="0%" style:font-name="Times New Roman3"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8" style:family="text">
      <style:text-properties style:use-window-font-color="true" loext:opacity="0%" style:font-name="Times New Roman3" fo:font-size="10pt"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9" style:family="text">
      <style:text-properties style:use-window-font-color="true" loext:opacity="0%" style:font-name="Times New Roman3" fo:font-size="10pt"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0" style:family="text">
      <style:text-properties style:use-window-font-color="true" loext:opacity="0%" style:font-name="Times New Roman3" fo:font-size="10pt"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1" style:family="text">
      <style:text-properties style:use-window-font-color="true" loext:opacity="0%" style:font-name="Times New Roman3"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2" style:family="text">
      <style:text-properties style:use-window-font-color="true" loext:opacity="0%" style:font-name="Times New Roman3"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3" style:family="text">
      <style:text-properties style:use-window-font-color="true" loext:opacity="0%" style:font-name="Times New Roman3"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4" style:family="text">
      <style:text-properties style:use-window-font-color="true" loext:opacity="0%" style:font-name="Times New Roman3"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5" style:family="text">
      <style:text-properties style:use-window-font-color="true" loext:opacity="0%" style:font-name="Times New Roman3" fo:font-size="10pt" fo:font-weight="bold" officeooo:rsid="03d99da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6" style:family="text">
      <style:text-properties style:use-window-font-color="true" loext:opacity="0%" style:font-name="Times New Roman3"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427" style:family="text">
      <style:text-properties style:use-window-font-color="true" loext:opacity="0%" style:font-name="Times New Roman3"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28" style:family="text">
      <style:text-properties style:use-window-font-color="true" loext:opacity="0%" style:font-name="Times New Roman3"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29" style:family="text">
      <style:text-properties style:use-window-font-color="true" loext:opacity="0%" style:font-name="Times New Roman3" fo:font-size="10pt" fo:font-weight="bold" officeooo:rsid="03ec26ab" style:letter-kerning="false" style:font-name-asian="Spectral1" style:font-size-asian="10pt" style:font-weight-asian="bold" style:font-name-complex="Spectral1" style:font-size-complex="10pt" style:font-weight-complex="bold"/>
    </style:style>
    <style:style style:name="T430" style:family="text">
      <style:text-properties style:use-window-font-color="true" loext:opacity="0%" style:font-name="Times New Roman3"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1" style:family="text">
      <style:text-properties style:use-window-font-color="true" loext:opacity="0%" style:font-name="Times New Roman3"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2" style:family="text">
      <style:text-properties style:use-window-font-color="true" loext:opacity="0%" style:font-name="Times New Roman3"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3" style:family="text">
      <style:text-properties style:use-window-font-color="true" loext:opacity="0%" style:font-name="Times New Roman3" fo:font-size="10pt"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4" style:family="text">
      <style:text-properties style:use-window-font-color="true" loext:opacity="0%" style:font-name="Times New Roman3"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5" style:family="text">
      <style:text-properties style:use-window-font-color="true" loext:opacity="0%" style:font-name="Times New Roman3"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6" style:family="text">
      <style:text-properties style:use-window-font-color="true" loext:opacity="0%" style:font-name="Times New Roman3" fo:font-size="10pt" fo:font-style="italic" fo:font-weight="normal" officeooo:rsid="01843bb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7" style:family="text">
      <style:text-properties style:use-window-font-color="true" loext:opacity="0%" style:font-name="Times New Roman3"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38" style:family="text">
      <style:text-properties style:use-window-font-color="true" loext:opacity="0%" style:font-name="Times New Roman3"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39" style:family="text">
      <style:text-properties style:use-window-font-color="true" loext:opacity="0%" style:font-name="Times New Roman3"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0" style:family="text">
      <style:text-properties style:use-window-font-color="true" loext:opacity="0%" style:font-name="Times New Roman3"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1" style:family="text">
      <style:text-properties style:use-window-font-color="true" loext:opacity="0%" style:font-name="Times New Roman3"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2" style:family="text">
      <style:text-properties style:use-window-font-color="true" loext:opacity="0%" style:font-name="Times New Roman3"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3" style:family="text">
      <style:text-properties style:use-window-font-color="true" loext:opacity="0%" style:font-name="Times New Roman3"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4" style:family="text">
      <style:text-properties style:use-window-font-color="true" loext:opacity="0%" style:font-name="Times New Roman3"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5" style:family="text">
      <style:text-properties style:use-window-font-color="true" loext:opacity="0%" style:font-name="Times New Roman3"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6" style:family="text">
      <style:text-properties style:use-window-font-color="true" loext:opacity="0%" style:font-name="Times New Roman3"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7" style:family="text">
      <style:text-properties style:use-window-font-color="true" loext:opacity="0%" style:font-name="Times New Roman3"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8" style:family="text">
      <style:text-properties style:use-window-font-color="true" loext:opacity="0%" style:font-name="Times New Roman3"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9" style:family="text">
      <style:text-properties style:use-window-font-color="true" loext:opacity="0%" style:font-name="Times New Roman3"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0" style:family="text">
      <style:text-properties style:use-window-font-color="true" loext:opacity="0%" style:font-name="Times New Roman3"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1" style:family="text">
      <style:text-properties style:use-window-font-color="true" loext:opacity="0%" style:font-name="Times New Roman3"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2" style:family="text">
      <style:text-properties style:use-window-font-color="true" loext:opacity="0%" style:font-name="Times New Roman3" fo:font-size="10pt"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3" style:family="text">
      <style:text-properties style:use-window-font-color="true" loext:opacity="0%" style:font-name="Times New Roman3" fo:font-size="10pt" fo:font-style="italic" officeooo:rsid="038fbbe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4" style:family="text">
      <style:text-properties style:use-window-font-color="true" loext:opacity="0%" style:font-name="Times New Roman3" fo:font-size="10pt" fo:font-style="italic" officeooo:rsid="03e1333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5" style:family="text">
      <style:text-properties style:use-window-font-color="true" loext:opacity="0%" style:font-name="Times New Roman3"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56" style:family="text">
      <style:text-properties style:use-window-font-color="true" loext:opacity="0%" style:font-name="Times New Roman3"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57" style:family="text">
      <style:text-properties style:use-window-font-color="true" loext:opacity="0%" style:font-name="Times New Roman3"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58" style:family="text">
      <style:text-properties style:use-window-font-color="true" loext:opacity="0%" style:font-name="Times New Roman3"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59" style:family="text">
      <style:text-properties style:use-window-font-color="true" loext:opacity="0%" style:font-name="Times New Roman3"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60" style:family="text">
      <style:text-properties style:use-window-font-color="true" loext:opacity="0%" style:font-name="Times New Roman3"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61" style:family="text">
      <style:text-properties style:use-window-font-color="true" loext:opacity="0%" style:font-name="Times New Roman3"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62" style:family="text">
      <style:text-properties style:use-window-font-color="true" loext:opacity="0%" style:font-name="Times New Roman3"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63" style:family="text">
      <style:text-properties style:use-window-font-color="true" loext:opacity="0%" style:font-name="Times New Roman3"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464" style:family="text">
      <style:text-properties style:use-window-font-color="true" loext:opacity="0%" style:font-name="Times New Roman3" fo:font-size="10pt" fo:language="en" fo:country="US" officeooo:rsid="01cb4ba0" style:letter-kerning="false" style:font-name-asian="Spectral1" style:font-size-asian="10pt" style:language-asian="zh" style:country-asian="CN" style:font-name-complex="Spectral1" style:font-size-complex="10pt" style:language-complex="hi" style:country-complex="IN"/>
    </style:style>
    <style:style style:name="T465" style:family="text">
      <style:text-properties style:use-window-font-color="true" loext:opacity="0%" style:font-name="Times New Roman3"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6" style:family="text">
      <style:text-properties style:use-window-font-color="true" loext:opacity="0%" style:font-name="Times New Roman3"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7" style:family="text">
      <style:text-properties style:use-window-font-color="true" loext:opacity="0%" style:font-name="Times New Roman3"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8" style:family="text">
      <style:text-properties style:use-window-font-color="true" loext:opacity="0%" style:font-name="Times New Roman3"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9" style:family="text">
      <style:text-properties style:use-window-font-color="true" loext:opacity="0%" style:font-name="Times New Roman3"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0" style:family="text">
      <style:text-properties style:use-window-font-color="true" loext:opacity="0%" style:font-name="Times New Roman3"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1" style:family="text">
      <style:text-properties style:use-window-font-color="true" loext:opacity="0%" style:font-name="Times New Roman3"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2" style:family="text">
      <style:text-properties style:use-window-font-color="true" loext:opacity="0%" style:font-name="Times New Roman3" fo:font-size="10pt" fo:language="en" fo:country="US"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3" style:family="text">
      <style:text-properties style:use-window-font-color="true" loext:opacity="0%" style:font-name="Times New Roman3" fo:font-size="10pt" fo:language="en" fo:country="US"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4" style:family="text">
      <style:text-properties style:use-window-font-color="true" loext:opacity="0%" style:font-name="Times New Roman3" fo:font-size="10pt" fo:language="en" fo:country="US" fo:font-style="normal" officeooo:rsid="0389ea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5" style:family="text">
      <style:text-properties style:use-window-font-color="true" loext:opacity="0%" style:font-name="Times New Roman3" fo:font-size="10pt" fo:language="en" fo:country="US" fo:font-style="normal" officeooo:rsid="038a0e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6" style:family="text">
      <style:text-properties style:use-window-font-color="true" loext:opacity="0%" style:font-name="Times New Roman3"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77" style:family="text">
      <style:text-properties style:use-window-font-color="true" loext:opacity="0%" style:font-name="Times New Roman3"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78" style:family="text">
      <style:text-properties style:use-window-font-color="true" loext:opacity="0%" style:font-name="Times New Roman3" fo:font-size="10pt" fo:language="en" fo:country="US" fo:font-style="italic" officeooo:rsid="038a0e3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9" style:family="text">
      <style:text-properties style:use-window-font-color="true" loext:opacity="0%" style:font-name="Times New Roman3" fo:font-size="10pt" fo:language="en" fo:country="US"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80" style:family="text">
      <style:text-properties style:use-window-font-color="true" loext:opacity="0%" style:font-name="Times New Roman3" fo:font-size="10pt" fo:language="en" fo:country="US"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1" style:family="text">
      <style:text-properties style:use-window-font-color="true" loext:opacity="0%" style:font-name="Times New Roman3"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2" style:family="text">
      <style:text-properties style:use-window-font-color="true" loext:opacity="0%" style:font-name="Times New Roman3"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3" style:family="text">
      <style:text-properties style:use-window-font-color="true" loext:opacity="0%" style:font-name="Times New Roman3"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4" style:family="text">
      <style:text-properties style:use-window-font-color="true" loext:opacity="0%" style:font-name="Times New Roman3" officeooo:rsid="001bf7cd" style:letter-kerning="false" style:font-name-asian="Spectral1" style:language-asian="zh" style:country-asian="CN" style:font-name-complex="Spectral1" style:language-complex="hi" style:country-complex="IN"/>
    </style:style>
    <style:style style:name="T485" style:family="text">
      <style:text-properties style:use-window-font-color="true" loext:opacity="0%" style:font-name="Times New Roman3" officeooo:rsid="002c01cd" style:letter-kerning="false" style:font-name-asian="Spectral1" style:language-asian="zh" style:country-asian="CN" style:font-name-complex="Spectral1" style:language-complex="hi" style:country-complex="IN"/>
    </style:style>
    <style:style style:name="T486"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487"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488" style:family="text">
      <style:text-properties style:use-window-font-color="true" loext:opacity="0%" style:font-name="Times New Roman1"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489" style:family="text">
      <style:text-properties style:use-window-font-color="true" loext:opacity="0%" style:font-name="Times New Roman1"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490" style:family="text">
      <style:text-properties style:use-window-font-color="true" loext:opacity="0%" style:font-name="Times New Roman1" fo:font-size="10pt" style:letter-kerning="false" style:font-name-asian="Times New Roman1" style:font-size-asian="10pt" style:language-asian="zh" style:country-asian="CN" style:font-name-complex="Times New Roman1" style:font-size-complex="10pt" style:language-complex="hi" style:country-complex="IN"/>
    </style:style>
    <style:style style:name="T491" style:family="text">
      <style:text-properties style:use-window-font-color="true" loext:opacity="0%" style:font-name="Times New Roman1" fo:font-size="10pt" officeooo:rsid="0076c0e5" style:letter-kerning="false" style:font-name-asian="Times New Roman1" style:font-size-asian="10pt" style:language-asian="zh" style:country-asian="CN" style:font-name-complex="Times New Roman1" style:font-size-complex="10pt" style:language-complex="hi" style:country-complex="IN" style:font-weight-complex="normal"/>
    </style:style>
    <style:style style:name="T492" style:family="text">
      <style:text-properties style:use-window-font-color="true" loext:opacity="0%" style:font-name="Times New Roman1" fo:font-size="10pt" officeooo:rsid="02cd681c" style:letter-kerning="false" style:font-name-asian="Times New Roman1" style:font-size-asian="10pt" style:language-asian="zh" style:country-asian="CN" style:font-name-complex="Times New Roman1" style:font-size-complex="10pt" style:language-complex="hi" style:country-complex="IN"/>
    </style:style>
    <style:style style:name="T493" style:family="text">
      <style:text-properties style:use-window-font-color="true" loext:opacity="0%" style:font-name="Times New Roman1" fo:font-size="10pt" fo:font-weight="normal" style:letter-kerning="false"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494" style:family="text">
      <style:text-properties style:use-window-font-color="true" loext:opacity="0%" style:font-name="Times New Roman1" fo:font-size="10pt" fo:font-weight="normal" officeooo:rsid="0076c0e5" style:letter-kerning="false"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495" style:family="text">
      <style:text-properties style:use-window-font-color="true" loext:opacity="0%" style:font-name="Times New Roman1" fo:font-size="10pt" fo:font-weight="normal" officeooo:rsid="00701832" style:letter-kerning="false"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496" style:family="text">
      <style:text-properties style:use-window-font-color="true" loext:opacity="0%" style:font-name="Times New Roman1" fo:font-size="10pt" fo:font-weight="normal" officeooo:rsid="0074200d" style:letter-kerning="false"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497" style:family="text">
      <style:text-properties style:use-window-font-color="true" loext:opacity="0%" style:font-name="Times New Roman1" fo:font-size="10pt" fo:font-weight="normal" officeooo:rsid="02cfe073" style:letter-kerning="false"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498" style:family="text">
      <style:text-properties style:use-window-font-color="true" loext:opacity="0%" style:font-name="Times New Roman1" fo:font-size="10pt" fo:font-weight="normal" officeooo:rsid="02cd681c" style:letter-kerning="false"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499" style:family="text">
      <style:text-properties style:use-window-font-color="true" loext:opacity="0%" style:font-name="Times New Roman1" fo:font-size="10pt" fo:font-weight="normal" officeooo:rsid="02cd8770" style:letter-kerning="false"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500" style:family="text">
      <style:text-properties style:use-window-font-color="true" loext:opacity="0%" style:font-name="Times New Roman1" fo:font-size="10pt" fo:font-weight="normal" officeooo:rsid="02d3d341" style:letter-kerning="false"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501" style:family="text">
      <style:text-properties style:use-window-font-color="true" loext:opacity="0%" style:font-name="Times New Roman1" fo:font-size="10pt" fo:font-weight="bold" officeooo:rsid="02d73c1f" style:letter-kerning="false"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502" style:family="text">
      <style:text-properties style:use-window-font-color="true" loext:opacity="0%" style:font-name="Times New Roman1" fo:font-size="10pt" fo:font-weight="bold" officeooo:rsid="02cd681c" style:letter-kerning="false"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503" style:family="text">
      <style:text-properties fo:font-style="normal" style:font-style-asian="normal" style:font-style-complex="normal"/>
    </style:style>
    <style:style style:name="T504" style:family="text">
      <style:text-properties fo:font-style="normal" officeooo:rsid="01e4ec3c" style:font-style-asian="normal" style:font-style-complex="normal"/>
    </style:style>
    <style:style style:name="T505" style:family="text">
      <style:text-properties fo:font-style="normal" officeooo:rsid="021a837b" style:font-style-asian="normal" style:font-style-complex="normal"/>
    </style:style>
    <style:style style:name="T506" style:family="text">
      <style:text-properties fo:font-style="normal" officeooo:rsid="022f1612" style:font-style-asian="normal" style:font-style-complex="normal"/>
    </style:style>
    <style:style style:name="T507" style:family="text">
      <style:text-properties fo:font-style="normal" officeooo:rsid="02495ce9" style:font-style-asian="normal" style:font-style-complex="normal"/>
    </style:style>
    <style:style style:name="T508" style:family="text">
      <style:text-properties fo:font-style="normal" officeooo:rsid="018fd281" style:font-style-asian="normal" style:font-style-complex="normal"/>
    </style:style>
    <style:style style:name="T509" style:family="text">
      <style:text-properties fo:font-style="normal" officeooo:rsid="019176f0" style:font-style-asian="normal" style:font-style-complex="normal"/>
    </style:style>
    <style:style style:name="T510" style:family="text">
      <style:text-properties fo:font-style="normal" officeooo:rsid="01bb45c2" style:font-style-asian="normal" style:font-style-complex="normal"/>
    </style:style>
    <style:style style:name="T511" style:family="text">
      <style:text-properties fo:font-style="normal" officeooo:rsid="01b8cc2e" style:font-style-asian="normal" style:font-style-complex="normal"/>
    </style:style>
    <style:style style:name="T512" style:family="text">
      <style:text-properties fo:font-style="normal" officeooo:rsid="01af0094" style:font-style-asian="normal" style:font-style-complex="normal"/>
    </style:style>
    <style:style style:name="T513" style:family="text">
      <style:text-properties fo:font-style="normal" officeooo:rsid="00a98c17" style:font-style-asian="normal" style:font-style-complex="normal"/>
    </style:style>
    <style:style style:name="T514" style:family="text">
      <style:text-properties fo:font-style="normal" officeooo:rsid="01429cbf" style:font-style-asian="normal" style:font-style-complex="normal"/>
    </style:style>
    <style:style style:name="T515" style:family="text">
      <style:text-properties fo:font-style="normal" officeooo:rsid="01768e46" style:font-style-asian="normal" style:font-style-complex="normal"/>
    </style:style>
    <style:style style:name="T516" style:family="text">
      <style:text-properties fo:font-style="normal" officeooo:rsid="010f9d9f" style:font-style-asian="normal" style:font-style-complex="normal"/>
    </style:style>
    <style:style style:name="T517" style:family="text">
      <style:text-properties fo:font-style="normal" officeooo:rsid="011079e4" style:font-style-asian="normal" style:font-style-complex="normal"/>
    </style:style>
    <style:style style:name="T518" style:family="text">
      <style:text-properties fo:font-style="normal" officeooo:rsid="00474dff" style:font-style-asian="normal" style:font-style-complex="normal"/>
    </style:style>
    <style:style style:name="T519" style:family="text">
      <style:text-properties fo:font-style="normal" officeooo:rsid="00482ba7" style:font-style-asian="normal" style:font-style-complex="normal"/>
    </style:style>
    <style:style style:name="T520" style:family="text">
      <style:text-properties fo:font-style="normal" officeooo:rsid="0026aaed" style:font-style-asian="normal" style:font-style-complex="normal"/>
    </style:style>
    <style:style style:name="T521" style:family="text">
      <style:text-properties fo:font-style="normal" officeooo:rsid="00288480" style:font-style-asian="normal" style:font-style-complex="normal"/>
    </style:style>
    <style:style style:name="T522" style:family="text">
      <style:text-properties fo:font-style="normal" officeooo:rsid="0028f010" style:font-style-asian="normal" style:font-style-complex="normal"/>
    </style:style>
    <style:style style:name="T523" style:family="text">
      <style:text-properties fo:font-style="normal" officeooo:rsid="0039ad64" style:font-style-asian="normal" style:font-style-complex="normal"/>
    </style:style>
    <style:style style:name="T524" style:family="text">
      <style:text-properties fo:font-style="normal" officeooo:rsid="003aadc5" style:font-style-asian="normal" style:font-style-complex="normal"/>
    </style:style>
    <style:style style:name="T525" style:family="text">
      <style:text-properties fo:font-style="normal" officeooo:rsid="005b5ba8" style:font-style-asian="normal" style:font-style-complex="normal"/>
    </style:style>
    <style:style style:name="T526" style:family="text">
      <style:text-properties fo:font-style="normal" officeooo:rsid="00479faa" style:font-style-asian="normal" style:font-style-complex="normal"/>
    </style:style>
    <style:style style:name="T527" style:family="text">
      <style:text-properties fo:font-style="normal" officeooo:rsid="00bc4b2c" style:font-style-asian="normal" style:font-style-complex="normal"/>
    </style:style>
    <style:style style:name="T528" style:family="text">
      <style:text-properties fo:font-style="normal" officeooo:rsid="00bf6be3" style:font-style-asian="normal" style:font-style-complex="normal"/>
    </style:style>
    <style:style style:name="T529" style:family="text">
      <style:text-properties fo:font-style="normal" officeooo:rsid="00fa40c8" style:font-style-asian="normal" style:font-style-complex="normal"/>
    </style:style>
    <style:style style:name="T530" style:family="text">
      <style:text-properties fo:font-style="normal" officeooo:rsid="0133877d" style:font-style-asian="normal" style:font-style-complex="normal"/>
    </style:style>
    <style:style style:name="T531" style:family="text">
      <style:text-properties fo:font-style="normal" officeooo:rsid="01753a92" style:font-style-asian="normal" style:font-style-complex="normal"/>
    </style:style>
    <style:style style:name="T532" style:family="text">
      <style:text-properties fo:font-style="normal" officeooo:rsid="017731fd" style:font-style-asian="normal" style:font-style-complex="normal"/>
    </style:style>
    <style:style style:name="T533" style:family="text">
      <style:text-properties fo:font-style="normal" officeooo:rsid="0294a4c3" style:font-style-asian="normal" style:font-style-complex="normal"/>
    </style:style>
    <style:style style:name="T534" style:family="text">
      <style:text-properties fo:font-style="normal" officeooo:rsid="02955da7" style:font-style-asian="normal" style:font-style-complex="normal"/>
    </style:style>
    <style:style style:name="T535" style:family="text">
      <style:text-properties fo:font-style="normal" officeooo:rsid="0322609a" style:font-style-asian="normal" style:font-style-complex="normal"/>
    </style:style>
    <style:style style:name="T536" style:family="text">
      <style:text-properties fo:font-style="normal" officeooo:rsid="0332cf79" style:font-style-asian="normal" style:font-style-complex="normal"/>
    </style:style>
    <style:style style:name="T537" style:family="text">
      <style:text-properties fo:font-style="normal" officeooo:rsid="03313512" style:font-style-asian="normal" style:font-style-complex="normal"/>
    </style:style>
    <style:style style:name="T538" style:family="text">
      <style:text-properties fo:font-style="normal" officeooo:rsid="0347fb77" style:font-style-asian="normal" style:font-style-complex="normal"/>
    </style:style>
    <style:style style:name="T539" style:family="text">
      <style:text-properties fo:font-style="normal" officeooo:rsid="0224a1c0" style:font-style-asian="normal" style:font-style-complex="normal"/>
    </style:style>
    <style:style style:name="T540" style:family="text">
      <style:text-properties fo:font-style="normal" officeooo:rsid="016322be" style:font-style-asian="normal" style:font-style-complex="normal"/>
    </style:style>
    <style:style style:name="T541" style:family="text">
      <style:text-properties fo:font-style="normal" officeooo:rsid="038ab427" style:font-style-asian="normal" style:font-style-complex="normal"/>
    </style:style>
    <style:style style:name="T542" style:family="text">
      <style:text-properties fo:font-style="normal" officeooo:rsid="038c7faa" style:font-style-asian="normal" style:font-style-complex="normal"/>
    </style:style>
    <style:style style:name="T543" style:family="text">
      <style:text-properties fo:font-style="normal" officeooo:rsid="03ac2fc1" style:font-style-asian="normal" style:font-style-complex="normal"/>
    </style:style>
    <style:style style:name="T544" style:family="text">
      <style:text-properties fo:font-style="normal" officeooo:rsid="03ee5360" style:font-style-asian="normal" style:font-style-complex="normal"/>
    </style:style>
    <style:style style:name="T545" style:family="text">
      <style:text-properties fo:font-style="normal" fo:font-weight="normal" style:font-style-asian="normal" style:font-weight-asian="normal" style:font-style-complex="normal" style:font-weight-complex="normal"/>
    </style:style>
    <style:style style:name="T546" style:family="text">
      <style:text-properties fo:font-style="normal" fo:font-weight="normal" officeooo:rsid="021cfad8" style:font-style-asian="normal" style:font-weight-asian="normal" style:font-style-complex="normal" style:font-weight-complex="normal"/>
    </style:style>
    <style:style style:name="T547" style:family="text">
      <style:text-properties fo:font-style="normal" fo:font-weight="normal" officeooo:rsid="0029c7c1" style:font-style-asian="normal" style:font-weight-asian="normal" style:font-style-complex="normal" style:font-weight-complex="normal"/>
    </style:style>
    <style:style style:name="T548" style:family="text">
      <style:text-properties fo:font-style="normal" fo:font-weight="normal" officeooo:rsid="002b8513" style:font-style-asian="normal" style:font-weight-asian="normal" style:font-style-complex="normal" style:font-weight-complex="normal"/>
    </style:style>
    <style:style style:name="T549" style:family="text">
      <style:text-properties fo:font-style="normal" fo:font-weight="normal" officeooo:rsid="002d6c57" style:font-style-asian="normal" style:font-weight-asian="normal" style:font-style-complex="normal" style:font-weight-complex="normal"/>
    </style:style>
    <style:style style:name="T550" style:family="text">
      <style:text-properties fo:font-style="normal" fo:font-weight="normal" officeooo:rsid="02eda527" style:font-style-asian="normal" style:font-weight-asian="normal" style:font-style-complex="normal" style:font-weight-complex="normal"/>
    </style:style>
    <style:style style:name="T551"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52"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53"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54"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55"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56"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57" style:family="text">
      <style:text-properties fo:font-style="normal" fo:font-weight="bold" style:font-style-asian="normal" style:font-weight-asian="bold" style:font-style-complex="normal" style:font-weight-complex="bold"/>
    </style:style>
    <style:style style:name="T558" style:family="text">
      <style:text-properties fo:font-style="normal" fo:font-weight="bold" officeooo:rsid="02eda527" style:font-style-asian="normal" style:font-weight-asian="bold" style:font-style-complex="normal" style:font-weight-complex="bold"/>
    </style:style>
    <style:style style:name="T559"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60"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61"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62" style:family="text">
      <style:text-properties fo:font-style="normal" style:text-underline-style="none" officeooo:rsid="003aadc5" style:font-style-asian="normal" style:font-style-complex="normal"/>
    </style:style>
    <style:style style:name="T563" style:family="text">
      <style:text-properties officeooo:rsid="00e00666"/>
    </style:style>
    <style:style style:name="T564"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65"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66" style:family="text">
      <style:text-properties officeooo:rsid="016a7ba5"/>
    </style:style>
    <style:style style:name="T567" style:family="text">
      <style:text-properties officeooo:rsid="00550f90"/>
    </style:style>
    <style:style style:name="T568" style:family="text">
      <style:text-properties officeooo:rsid="005a8b59"/>
    </style:style>
    <style:style style:name="T569" style:family="text">
      <style:text-properties officeooo:rsid="005328f2"/>
    </style:style>
    <style:style style:name="T570" style:family="text">
      <style:text-properties officeooo:rsid="01e21da2"/>
    </style:style>
    <style:style style:name="T571" style:family="text">
      <style:text-properties officeooo:rsid="01e4ec3c"/>
    </style:style>
    <style:style style:name="T572" style:family="text">
      <style:text-properties officeooo:rsid="01fbd8fb"/>
    </style:style>
    <style:style style:name="T573" style:family="text">
      <style:text-properties officeooo:rsid="01fbdcdf"/>
    </style:style>
    <style:style style:name="T574" style:family="text">
      <style:text-properties officeooo:rsid="01f772a2"/>
    </style:style>
    <style:style style:name="T575" style:family="text">
      <style:text-properties officeooo:rsid="01f72cb7"/>
    </style:style>
    <style:style style:name="T576" style:family="text">
      <style:text-properties officeooo:rsid="01e75d6c"/>
    </style:style>
    <style:style style:name="T577" style:family="text">
      <style:text-properties officeooo:rsid="01ee6686"/>
    </style:style>
    <style:style style:name="T578" style:family="text">
      <style:text-properties officeooo:rsid="01f61080"/>
    </style:style>
    <style:style style:name="T579" style:family="text">
      <style:text-properties officeooo:rsid="021a39a5"/>
    </style:style>
    <style:style style:name="T580" style:family="text">
      <style:text-properties officeooo:rsid="0216b22c"/>
    </style:style>
    <style:style style:name="T581" style:family="text">
      <style:text-properties officeooo:rsid="021b5f99"/>
    </style:style>
    <style:style style:name="T582" style:family="text">
      <style:text-properties officeooo:rsid="020de9ba"/>
    </style:style>
    <style:style style:name="T583" style:family="text">
      <style:text-properties officeooo:rsid="021b85ee"/>
    </style:style>
    <style:style style:name="T584" style:family="text">
      <style:text-properties officeooo:rsid="021cfad8"/>
    </style:style>
    <style:style style:name="T585" style:family="text">
      <style:text-properties officeooo:rsid="0174aa5f"/>
    </style:style>
    <style:style style:name="T586" style:family="text">
      <style:text-properties fo:language="en" fo:country="US"/>
    </style:style>
    <style:style style:name="T587" style:family="text">
      <style:text-properties fo:language="en" fo:country="US" fo:font-weight="bold" style:font-weight-asian="bold" style:font-weight-complex="bold"/>
    </style:style>
    <style:style style:name="T588" style:family="text">
      <style:text-properties fo:language="en" fo:country="US" fo:font-weight="bold" style:language-asian="zh" style:country-asian="CN" style:font-weight-asian="bold" style:language-complex="hi" style:country-complex="IN" style:font-weight-complex="bold"/>
    </style:style>
    <style:style style:name="T589" style:family="text">
      <style:text-properties fo:language="en" fo:country="US" fo:font-weight="bold" officeooo:rsid="0225086f" style:language-asian="zh" style:country-asian="CN" style:font-weight-asian="bold" style:language-complex="hi" style:country-complex="IN" style:font-weight-complex="bold"/>
    </style:style>
    <style:style style:name="T590" style:family="text">
      <style:text-properties fo:language="en" fo:country="US" style:language-asian="zh" style:country-asian="CN" style:language-complex="hi" style:country-complex="IN"/>
    </style:style>
    <style:style style:name="T591" style:family="text">
      <style:text-properties fo:language="en" fo:country="US" officeooo:rsid="03741a7e" style:language-asian="zh" style:country-asian="CN" style:language-complex="hi" style:country-complex="IN"/>
    </style:style>
    <style:style style:name="T592" style:family="text">
      <style:text-properties fo:language="en" fo:country="US" officeooo:rsid="037c8d35" style:language-asian="zh" style:country-asian="CN" style:language-complex="hi" style:country-complex="IN"/>
    </style:style>
    <style:style style:name="T593" style:family="text">
      <style:text-properties fo:language="en" fo:country="US" officeooo:rsid="01cb12cb" style:language-asian="zh" style:country-asian="CN" style:language-complex="hi" style:country-complex="IN"/>
    </style:style>
    <style:style style:name="T594" style:family="text">
      <style:text-properties fo:language="en" fo:country="US" officeooo:rsid="019f7722"/>
    </style:style>
    <style:style style:name="T595" style:family="text">
      <style:text-properties fo:language="en" fo:country="US" style:language-asian="zxx" style:country-asian="none" style:language-complex="zxx" style:country-complex="none"/>
    </style:style>
    <style:style style:name="T596" style:family="text">
      <style:text-properties fo:language="en" fo:country="US" officeooo:rsid="019f83ed"/>
    </style:style>
    <style:style style:name="T597" style:family="text">
      <style:text-properties fo:language="en" fo:country="US" officeooo:rsid="03741a7e"/>
    </style:style>
    <style:style style:name="T598" style:family="text">
      <style:text-properties fo:language="en" fo:country="US" officeooo:rsid="02a0449f"/>
    </style:style>
    <style:style style:name="T599" style:family="text">
      <style:text-properties officeooo:rsid="01d4c8b9"/>
    </style:style>
    <style:style style:name="T600" style:family="text">
      <style:text-properties officeooo:rsid="01d5d980"/>
    </style:style>
    <style:style style:name="T601" style:family="text">
      <style:text-properties officeooo:rsid="022120ad"/>
    </style:style>
    <style:style style:name="T602" style:family="text">
      <style:text-properties officeooo:rsid="01935851"/>
    </style:style>
    <style:style style:name="T603" style:family="text">
      <style:text-properties officeooo:rsid="0139b460"/>
    </style:style>
    <style:style style:name="T604" style:family="text">
      <style:text-properties officeooo:rsid="01275f42"/>
    </style:style>
    <style:style style:name="T605" style:family="text">
      <style:text-properties officeooo:rsid="0145b949"/>
    </style:style>
    <style:style style:name="T606" style:family="text">
      <style:text-properties officeooo:rsid="018fd281"/>
    </style:style>
    <style:style style:name="T607" style:family="text">
      <style:text-properties officeooo:rsid="017a453b"/>
    </style:style>
    <style:style style:name="T608" style:family="text">
      <style:text-properties officeooo:rsid="025743bb"/>
    </style:style>
    <style:style style:name="T609" style:family="text">
      <style:text-properties officeooo:rsid="025110e3"/>
    </style:style>
    <style:style style:name="T610" style:family="text">
      <style:text-properties officeooo:rsid="02301d6a"/>
    </style:style>
    <style:style style:name="T611" style:family="text">
      <style:text-properties officeooo:rsid="02588a97"/>
    </style:style>
    <style:style style:name="T612" style:family="text">
      <style:text-properties officeooo:rsid="02736607"/>
    </style:style>
    <style:style style:name="T613" style:family="text">
      <style:text-properties officeooo:rsid="02029273"/>
    </style:style>
    <style:style style:name="T614" style:family="text">
      <style:text-properties officeooo:rsid="0201883f"/>
    </style:style>
    <style:style style:name="T615" style:family="text">
      <style:text-properties officeooo:rsid="02791b12"/>
    </style:style>
    <style:style style:name="T616" style:family="text">
      <style:text-properties officeooo:rsid="0081887f"/>
    </style:style>
    <style:style style:name="T617" style:family="text">
      <style:text-properties officeooo:rsid="01e207ed"/>
    </style:style>
    <style:style style:name="T618" style:family="text">
      <style:text-properties officeooo:rsid="01e33e46"/>
    </style:style>
    <style:style style:name="T619" style:family="text">
      <style:text-properties officeooo:rsid="008207f2"/>
    </style:style>
    <style:style style:name="T620" style:family="text">
      <style:text-properties officeooo:rsid="01b99a0a"/>
    </style:style>
    <style:style style:name="T621" style:family="text">
      <style:text-properties officeooo:rsid="01a499f4"/>
    </style:style>
    <style:style style:name="T622" style:family="text">
      <style:text-properties officeooo:rsid="01a36d7d"/>
    </style:style>
    <style:style style:name="T623" style:family="text">
      <style:text-properties officeooo:rsid="00aece6e"/>
    </style:style>
    <style:style style:name="T624" style:family="text">
      <style:text-properties officeooo:rsid="01adc4c3"/>
    </style:style>
    <style:style style:name="T625" style:family="text">
      <style:text-properties officeooo:rsid="01af0094"/>
    </style:style>
    <style:style style:name="T626" style:family="text">
      <style:text-properties officeooo:rsid="028cd9a7"/>
    </style:style>
    <style:style style:name="T627" style:family="text">
      <style:text-properties officeooo:rsid="00b3e824"/>
    </style:style>
    <style:style style:name="T628" style:family="text">
      <style:text-properties officeooo:rsid="008ba1f4"/>
    </style:style>
    <style:style style:name="T629" style:family="text">
      <style:text-properties officeooo:rsid="00bb3360"/>
    </style:style>
    <style:style style:name="T630" style:family="text">
      <style:text-properties officeooo:rsid="0170ed13"/>
    </style:style>
    <style:style style:name="T631" style:family="text">
      <style:text-properties officeooo:rsid="00ef49fd"/>
    </style:style>
    <style:style style:name="T632" style:family="text">
      <style:text-properties officeooo:rsid="00aebce9"/>
    </style:style>
    <style:style style:name="T633" style:family="text">
      <style:text-properties officeooo:rsid="00481275"/>
    </style:style>
    <style:style style:name="T634" style:family="text">
      <style:text-properties officeooo:rsid="01768e46"/>
    </style:style>
    <style:style style:name="T635" style:family="text">
      <style:text-properties officeooo:rsid="010f9d9f"/>
    </style:style>
    <style:style style:name="T636" style:family="text">
      <style:text-properties officeooo:rsid="0046a8df"/>
    </style:style>
    <style:style style:name="T637" style:family="text">
      <style:text-properties officeooo:rsid="002d4e92"/>
    </style:style>
    <style:style style:name="T638" style:family="text">
      <style:text-properties officeooo:rsid="0040e854"/>
    </style:style>
    <style:style style:name="T639" style:family="text">
      <style:text-properties officeooo:rsid="001c5d83"/>
    </style:style>
    <style:style style:name="T640" style:family="text">
      <style:text-properties officeooo:rsid="00337814"/>
    </style:style>
    <style:style style:name="T641" style:family="text">
      <style:text-properties officeooo:rsid="0056baf0"/>
    </style:style>
    <style:style style:name="T642" style:family="text">
      <style:text-properties officeooo:rsid="0024d6b0"/>
    </style:style>
    <style:style style:name="T643" style:family="text">
      <style:text-properties officeooo:rsid="00479faa"/>
    </style:style>
    <style:style style:name="T644" style:family="text">
      <style:text-properties officeooo:rsid="005cf1e6"/>
    </style:style>
    <style:style style:name="T645" style:family="text">
      <style:text-properties officeooo:rsid="002e8d5c"/>
    </style:style>
    <style:style style:name="T646" style:family="text">
      <style:text-properties officeooo:rsid="0030dbbb"/>
    </style:style>
    <style:style style:name="T647" style:family="text">
      <style:text-properties officeooo:rsid="0030ef8e"/>
    </style:style>
    <style:style style:name="T648" style:family="text">
      <style:text-properties officeooo:rsid="00316635"/>
    </style:style>
    <style:style style:name="T649" style:family="text">
      <style:text-properties officeooo:rsid="0039ad64"/>
    </style:style>
    <style:style style:name="T650" style:family="text">
      <style:text-properties officeooo:rsid="003aadc5"/>
    </style:style>
    <style:style style:name="T651" style:family="text">
      <style:text-properties officeooo:rsid="00595c56"/>
    </style:style>
    <style:style style:name="T652" style:family="text">
      <style:text-properties officeooo:rsid="005b29ea"/>
    </style:style>
    <style:style style:name="T653" style:family="text">
      <style:text-properties officeooo:rsid="005b5ba8"/>
    </style:style>
    <style:style style:name="T654" style:family="text">
      <style:text-properties officeooo:rsid="00438115"/>
    </style:style>
    <style:style style:name="T655" style:family="text">
      <style:text-properties officeooo:rsid="0045e079"/>
    </style:style>
    <style:style style:name="T656" style:family="text">
      <style:text-properties officeooo:rsid="006a401a"/>
    </style:style>
    <style:style style:name="T657" style:family="text">
      <style:text-properties officeooo:rsid="0076064a"/>
    </style:style>
    <style:style style:name="T658" style:family="text">
      <style:text-properties officeooo:rsid="007111e3"/>
    </style:style>
    <style:style style:name="T659" style:family="text">
      <style:text-properties officeooo:rsid="008ed2c5"/>
    </style:style>
    <style:style style:name="T660" style:family="text">
      <style:text-properties officeooo:rsid="007abe56"/>
    </style:style>
    <style:style style:name="T661" style:family="text">
      <style:text-properties officeooo:rsid="007c5fc7"/>
    </style:style>
    <style:style style:name="T662" style:family="text">
      <style:text-properties officeooo:rsid="00861342"/>
    </style:style>
    <style:style style:name="T663" style:family="text">
      <style:text-properties officeooo:rsid="007e358f"/>
    </style:style>
    <style:style style:name="T664" style:family="text">
      <style:text-properties officeooo:rsid="00890b88"/>
    </style:style>
    <style:style style:name="T665" style:family="text">
      <style:text-properties officeooo:rsid="00630207"/>
    </style:style>
    <style:style style:name="T666" style:family="text">
      <style:text-properties officeooo:rsid="00659497"/>
    </style:style>
    <style:style style:name="T667" style:family="text">
      <style:text-properties officeooo:rsid="00661842"/>
    </style:style>
    <style:style style:name="T668" style:family="text">
      <style:text-properties officeooo:rsid="008109db"/>
    </style:style>
    <style:style style:name="T669" style:family="text">
      <style:text-properties officeooo:rsid="00876f7f"/>
    </style:style>
    <style:style style:name="T670" style:family="text">
      <style:text-properties officeooo:rsid="0207dae6"/>
    </style:style>
    <style:style style:name="T671"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672"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673"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674" style:family="text">
      <style:text-properties officeooo:rsid="0286ded3"/>
    </style:style>
    <style:style style:name="T675" style:family="text">
      <style:text-properties officeooo:rsid="00bc3a2f"/>
    </style:style>
    <style:style style:name="T676" style:family="text">
      <style:text-properties officeooo:rsid="01f86938"/>
    </style:style>
    <style:style style:name="T677" style:family="text">
      <style:text-properties officeooo:rsid="020bc67b"/>
    </style:style>
    <style:style style:name="T678" style:family="text">
      <style:text-properties fo:color="#0b5394" loext:opacity="100%" style:font-name="Envision Roman1"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679" style:family="text">
      <style:text-properties officeooo:rsid="0024f4eb"/>
    </style:style>
    <style:style style:name="T680" style:family="text">
      <style:text-properties officeooo:rsid="001f67ae"/>
    </style:style>
    <style:style style:name="T681" style:family="text">
      <style:text-properties officeooo:rsid="00283fa3"/>
    </style:style>
    <style:style style:name="T682" style:family="text">
      <style:text-properties officeooo:rsid="001fc191"/>
    </style:style>
    <style:style style:name="T683" style:family="text">
      <style:text-properties officeooo:rsid="0022d796"/>
    </style:style>
    <style:style style:name="T684" style:family="text">
      <style:text-properties officeooo:rsid="0023e787"/>
    </style:style>
    <style:style style:name="T685" style:family="text">
      <style:text-properties officeooo:rsid="00242bc3"/>
    </style:style>
    <style:style style:name="T686" style:family="text">
      <style:text-properties officeooo:rsid="0034a0c5"/>
    </style:style>
    <style:style style:name="T687" style:family="text">
      <style:text-properties officeooo:rsid="0035ec62"/>
    </style:style>
    <style:style style:name="T688" style:family="text">
      <style:text-properties officeooo:rsid="003e7aeb"/>
    </style:style>
    <style:style style:name="T689" style:family="text">
      <style:text-properties officeooo:rsid="0046d388"/>
    </style:style>
    <style:style style:name="T690" style:family="text">
      <style:text-properties officeooo:rsid="004c1971"/>
    </style:style>
    <style:style style:name="T691" style:family="text">
      <style:text-properties officeooo:rsid="004c4297"/>
    </style:style>
    <style:style style:name="T692" style:family="text">
      <style:text-properties officeooo:rsid="004e3cf3"/>
    </style:style>
    <style:style style:name="T693" style:family="text">
      <style:text-properties officeooo:rsid="005a8888"/>
    </style:style>
    <style:style style:name="T694" style:family="text">
      <style:text-properties officeooo:rsid="005f7de5"/>
    </style:style>
    <style:style style:name="T695" style:family="text">
      <style:text-properties officeooo:rsid="00610a67"/>
    </style:style>
    <style:style style:name="T696" style:family="text">
      <style:text-properties officeooo:rsid="00616d90"/>
    </style:style>
    <style:style style:name="T697" style:family="text">
      <style:text-properties officeooo:rsid="0062bc04"/>
    </style:style>
    <style:style style:name="T698" style:family="text">
      <style:text-properties officeooo:rsid="00714c55"/>
    </style:style>
    <style:style style:name="T699" style:family="text">
      <style:text-properties style:letter-kerning="false" style:font-name-asian="Spectral1" style:language-asian="zh" style:country-asian="CN" style:font-name-complex="Spectral1" style:language-complex="hi" style:country-complex="IN"/>
    </style:style>
    <style:style style:name="T700" style:family="text">
      <style:text-properties officeooo:rsid="00714c55" style:letter-kerning="false" style:font-name-asian="Spectral1" style:language-asian="zh" style:country-asian="CN" style:font-name-complex="Spectral1" style:language-complex="hi" style:country-complex="IN"/>
    </style:style>
    <style:style style:name="T701" style:family="text">
      <style:text-properties officeooo:rsid="00f2d8da" style:letter-kerning="false" style:font-name-asian="Spectral1" style:language-asian="zh" style:country-asian="CN" style:font-name-complex="Spectral1" style:language-complex="hi" style:country-complex="IN"/>
    </style:style>
    <style:style style:name="T702" style:family="text">
      <style:text-properties officeooo:rsid="00f502c5" style:letter-kerning="false" style:font-name-asian="Spectral1" style:language-asian="zh" style:country-asian="CN" style:font-name-complex="Spectral1" style:language-complex="hi" style:country-complex="IN"/>
    </style:style>
    <style:style style:name="T703" style:family="text">
      <style:text-properties officeooo:rsid="024ca3b8" style:letter-kerning="false" style:font-name-asian="Spectral1" style:language-asian="zh" style:country-asian="CN" style:font-name-complex="Spectral1" style:language-complex="hi" style:country-complex="IN"/>
    </style:style>
    <style:style style:name="T704" style:family="text">
      <style:text-properties officeooo:rsid="00516ee0"/>
    </style:style>
    <style:style style:name="T705" style:family="text">
      <style:text-properties officeooo:rsid="0096ed6c"/>
    </style:style>
    <style:style style:name="T706" style:family="text">
      <style:text-properties officeooo:rsid="00970e7a"/>
    </style:style>
    <style:style style:name="T707" style:family="text">
      <style:text-properties officeooo:rsid="0097cb0b"/>
    </style:style>
    <style:style style:name="T708" style:family="text">
      <style:text-properties officeooo:rsid="00aaa546"/>
    </style:style>
    <style:style style:name="T709" style:family="text">
      <style:text-properties officeooo:rsid="00b35848"/>
    </style:style>
    <style:style style:name="T710" style:family="text">
      <style:text-properties officeooo:rsid="00b4a535"/>
    </style:style>
    <style:style style:name="T711" style:family="text">
      <style:text-properties officeooo:rsid="00bb4b95"/>
    </style:style>
    <style:style style:name="T712" style:family="text">
      <style:text-properties officeooo:rsid="00bf6be3"/>
    </style:style>
    <style:style style:name="T713" style:family="text">
      <style:text-properties officeooo:rsid="00bfb460"/>
    </style:style>
    <style:style style:name="T714" style:family="text">
      <style:text-properties officeooo:rsid="00c2c749"/>
    </style:style>
    <style:style style:name="T715" style:family="text">
      <style:text-properties officeooo:rsid="00c67bb3"/>
    </style:style>
    <style:style style:name="T716" style:family="text">
      <style:text-properties officeooo:rsid="00c6c3d4"/>
    </style:style>
    <style:style style:name="T717" style:family="text">
      <style:text-properties officeooo:rsid="00c891ff"/>
    </style:style>
    <style:style style:name="T718" style:family="text">
      <style:text-properties officeooo:rsid="00cc6290"/>
    </style:style>
    <style:style style:name="T719" style:family="text">
      <style:text-properties officeooo:rsid="00d04610"/>
    </style:style>
    <style:style style:name="T720" style:family="text">
      <style:text-properties officeooo:rsid="00d3c6e4"/>
    </style:style>
    <style:style style:name="T721" style:family="text">
      <style:text-properties officeooo:rsid="00da4487"/>
    </style:style>
    <style:style style:name="T722" style:family="text">
      <style:text-properties officeooo:rsid="00da89f6"/>
    </style:style>
    <style:style style:name="T723" style:family="text">
      <style:text-properties officeooo:rsid="00dede93"/>
    </style:style>
    <style:style style:name="T724" style:family="text">
      <style:text-properties officeooo:rsid="00e07abb"/>
    </style:style>
    <style:style style:name="T725" style:family="text">
      <style:text-properties officeooo:rsid="00e32eda"/>
    </style:style>
    <style:style style:name="T726" style:family="text">
      <style:text-properties officeooo:rsid="00e56b80"/>
    </style:style>
    <style:style style:name="T727" style:family="text">
      <style:text-properties officeooo:rsid="003ad390"/>
    </style:style>
    <style:style style:name="T728" style:family="text">
      <style:text-properties officeooo:rsid="006bb508"/>
    </style:style>
    <style:style style:name="T729" style:family="text">
      <style:text-properties officeooo:rsid="005a77df"/>
    </style:style>
    <style:style style:name="T730" style:family="text">
      <style:text-properties officeooo:rsid="0034d9a4"/>
    </style:style>
    <style:style style:name="T731" style:family="text">
      <style:text-properties officeooo:rsid="0036a936"/>
    </style:style>
    <style:style style:name="T732" style:family="text">
      <style:text-properties officeooo:rsid="0031715c"/>
    </style:style>
    <style:style style:name="T733" style:family="text">
      <style:text-properties officeooo:rsid="0034fbae"/>
    </style:style>
    <style:style style:name="T734" style:family="text">
      <style:text-properties officeooo:rsid="004bdb7a"/>
    </style:style>
    <style:style style:name="T735" style:family="text">
      <style:text-properties officeooo:rsid="00ed2e98"/>
    </style:style>
    <style:style style:name="T736" style:family="text">
      <style:text-properties officeooo:rsid="00efa456"/>
    </style:style>
    <style:style style:name="T737" style:family="text">
      <style:text-properties officeooo:rsid="00f2d8da"/>
    </style:style>
    <style:style style:name="T738" style:family="text">
      <style:text-properties officeooo:rsid="00fa40c8"/>
    </style:style>
    <style:style style:name="T739" style:family="text">
      <style:text-properties officeooo:rsid="0105d8d8"/>
    </style:style>
    <style:style style:name="T740" style:family="text">
      <style:text-properties officeooo:rsid="0107e886"/>
    </style:style>
    <style:style style:name="T741" style:family="text">
      <style:text-properties officeooo:rsid="0108993b"/>
    </style:style>
    <style:style style:name="T742" style:family="text">
      <style:text-properties officeooo:rsid="011d6703"/>
    </style:style>
    <style:style style:name="T743" style:family="text">
      <style:text-properties officeooo:rsid="011eec99"/>
    </style:style>
    <style:style style:name="T744" style:family="text">
      <style:text-properties officeooo:rsid="01252c8d"/>
    </style:style>
    <style:style style:name="T745" style:family="text">
      <style:text-properties officeooo:rsid="012ef4ea"/>
    </style:style>
    <style:style style:name="T746" style:family="text">
      <style:text-properties style:language-asian="zh" style:country-asian="CN" style:language-complex="hi" style:country-complex="IN"/>
    </style:style>
    <style:style style:name="T747" style:family="text">
      <style:text-properties officeooo:rsid="01cb12cb" style:language-asian="zh" style:country-asian="CN" style:language-complex="hi" style:country-complex="IN"/>
    </style:style>
    <style:style style:name="T748" style:family="text">
      <style:text-properties officeooo:rsid="01cb4ba0" style:language-asian="zh" style:country-asian="CN" style:language-complex="hi" style:country-complex="IN"/>
    </style:style>
    <style:style style:name="T749" style:family="text">
      <style:text-properties officeooo:rsid="02800c65" style:language-asian="zh" style:country-asian="CN" style:language-complex="hi" style:country-complex="IN"/>
    </style:style>
    <style:style style:name="T750" style:family="text">
      <style:text-properties officeooo:rsid="02c491be" style:language-asian="zh" style:country-asian="CN" style:language-complex="hi" style:country-complex="IN"/>
    </style:style>
    <style:style style:name="T751" style:family="text">
      <style:text-properties officeooo:rsid="032e38b6" style:language-asian="zh" style:country-asian="CN" style:language-complex="hi" style:country-complex="IN"/>
    </style:style>
    <style:style style:name="T752" style:family="text">
      <style:text-properties officeooo:rsid="01a24ee7" style:language-asian="zh" style:country-asian="CN" style:language-complex="hi" style:country-complex="IN"/>
    </style:style>
    <style:style style:name="T753" style:family="text">
      <style:text-properties officeooo:rsid="0371448e" style:language-asian="zh" style:country-asian="CN" style:language-complex="hi" style:country-complex="IN"/>
    </style:style>
    <style:style style:name="T754" style:family="text">
      <style:text-properties officeooo:rsid="0371a3b9" style:language-asian="zh" style:country-asian="CN" style:language-complex="hi" style:country-complex="IN"/>
    </style:style>
    <style:style style:name="T755" style:family="text">
      <style:text-properties officeooo:rsid="03e96e12" style:language-asian="zh" style:country-asian="CN" style:language-complex="hi" style:country-complex="IN"/>
    </style:style>
    <style:style style:name="T756" style:family="text">
      <style:text-properties officeooo:rsid="03eb3eec" style:language-asian="zh" style:country-asian="CN" style:language-complex="hi" style:country-complex="IN"/>
    </style:style>
    <style:style style:name="T757" style:family="text">
      <style:text-properties officeooo:rsid="03ec26ab" style:language-asian="zh" style:country-asian="CN" style:language-complex="hi" style:country-complex="IN"/>
    </style:style>
    <style:style style:name="T758" style:family="text">
      <style:text-properties officeooo:rsid="013639a4"/>
    </style:style>
    <style:style style:name="T759" style:family="text">
      <style:text-properties officeooo:rsid="013c36f4"/>
    </style:style>
    <style:style style:name="T760" style:family="text">
      <style:text-properties officeooo:rsid="01402009"/>
    </style:style>
    <style:style style:name="T761" style:family="text">
      <style:text-properties officeooo:rsid="014ae673"/>
    </style:style>
    <style:style style:name="T762" style:family="text">
      <style:text-properties officeooo:rsid="014f6c4d"/>
    </style:style>
    <style:style style:name="T763" style:family="text">
      <style:text-properties officeooo:rsid="0151726f"/>
    </style:style>
    <style:style style:name="T764" style:family="text">
      <style:text-properties officeooo:rsid="01532ab9"/>
    </style:style>
    <style:style style:name="T765" style:family="text">
      <style:text-properties officeooo:rsid="0158f016"/>
    </style:style>
    <style:style style:name="T766" style:family="text">
      <style:text-properties officeooo:rsid="015ae894"/>
    </style:style>
    <style:style style:name="T767" style:family="text">
      <style:text-properties officeooo:rsid="015bf88a"/>
    </style:style>
    <style:style style:name="T768" style:family="text">
      <style:text-properties officeooo:rsid="015ebcd3"/>
    </style:style>
    <style:style style:name="T769" style:family="text">
      <style:text-properties officeooo:rsid="0166c8de"/>
    </style:style>
    <style:style style:name="T770" style:family="text">
      <style:text-properties officeooo:rsid="016c6497"/>
    </style:style>
    <style:style style:name="T771" style:family="text">
      <style:text-properties officeooo:rsid="016e3dcc"/>
    </style:style>
    <style:style style:name="T772" style:family="text">
      <style:text-properties officeooo:rsid="016f6608"/>
    </style:style>
    <style:style style:name="T773" style:family="text">
      <style:text-properties officeooo:rsid="0171212d"/>
    </style:style>
    <style:style style:name="T774" style:family="text">
      <style:text-properties officeooo:rsid="01729ec0"/>
    </style:style>
    <style:style style:name="T775" style:family="text">
      <style:text-properties officeooo:rsid="0173b402"/>
    </style:style>
    <style:style style:name="T776" style:family="text">
      <style:text-properties officeooo:rsid="01753a92"/>
    </style:style>
    <style:style style:name="T777" style:family="text">
      <style:text-properties officeooo:rsid="017731fd"/>
    </style:style>
    <style:style style:name="T778" style:family="text">
      <style:text-properties officeooo:rsid="0178857f"/>
    </style:style>
    <style:style style:name="T779" style:family="text">
      <style:text-properties officeooo:rsid="01794078"/>
    </style:style>
    <style:style style:name="T780" style:family="text">
      <style:text-properties officeooo:rsid="017a22ac"/>
    </style:style>
    <style:style style:name="T781" style:family="text">
      <style:text-properties officeooo:rsid="017b9dbc"/>
    </style:style>
    <style:style style:name="T782" style:family="text">
      <style:text-properties officeooo:rsid="01885d0b"/>
    </style:style>
    <style:style style:name="T783" style:family="text">
      <style:text-properties officeooo:rsid="01bf27c9"/>
    </style:style>
    <style:style style:name="T784" style:family="text">
      <style:text-properties officeooo:rsid="01c02e4d"/>
    </style:style>
    <style:style style:name="T785" style:family="text">
      <style:text-properties officeooo:rsid="00edbdc0"/>
    </style:style>
    <style:style style:name="T786" style:family="text">
      <style:text-properties officeooo:rsid="00efa20a"/>
    </style:style>
    <style:style style:name="T787" style:family="text">
      <style:text-properties officeooo:rsid="00f3b559"/>
    </style:style>
    <style:style style:name="T788" style:family="text">
      <style:text-properties officeooo:rsid="0128ef08"/>
    </style:style>
    <style:style style:name="T789" style:family="text">
      <style:text-properties officeooo:rsid="005016ed"/>
    </style:style>
    <style:style style:name="T790" style:family="text">
      <style:text-properties fo:color="#000000" loext:opacity="100%" style:font-name="Mercury Text G2 Semibold2" fo:font-size="13pt" fo:text-shadow="none" fo:font-weight="normal" officeooo:rsid="01db875b" style:letter-kerning="false" style:font-name-asian="Modern Antiqua1" style:font-size-asian="12pt" style:font-name-complex="Modern Antiqua1" style:font-size-complex="12pt"/>
    </style:style>
    <style:style style:name="T791" style:family="text">
      <style:text-properties officeooo:rsid="01e3d505"/>
    </style:style>
    <style:style style:name="T792" style:family="text">
      <style:text-properties fo:color="#111111" loext:opacity="100%" style:font-name="Mercury Text G2 Semibold" fo:font-size="11pt" fo:font-style="italic" fo:font-weight="normal" officeooo:rsid="03dff95d"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793" style:family="text">
      <style:text-properties fo:font-variant="small-caps" fo:color="#333333" loext:opacity="100%" style:font-name="Goudy Old Style1"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794" style:family="text">
      <style:text-properties officeooo:rsid="020f2868"/>
    </style:style>
    <style:style style:name="T795" style:family="text">
      <style:text-properties officeooo:rsid="02156010"/>
    </style:style>
    <style:style style:name="T796" style:family="text">
      <style:text-properties officeooo:rsid="022074bf"/>
    </style:style>
    <style:style style:name="T797" style:family="text">
      <style:text-properties officeooo:rsid="0232888b"/>
    </style:style>
    <style:style style:name="T798" style:family="text">
      <style:text-properties officeooo:rsid="0248fc00"/>
    </style:style>
    <style:style style:name="T799" style:family="text">
      <style:text-properties officeooo:rsid="024ca3b8"/>
    </style:style>
    <style:style style:name="T800" style:family="text">
      <style:text-properties officeooo:rsid="024e2fb6"/>
    </style:style>
    <style:style style:name="T801" style:family="text">
      <style:text-properties officeooo:rsid="025136df"/>
    </style:style>
    <style:style style:name="T802" style:family="text">
      <style:text-properties officeooo:rsid="025574e7"/>
    </style:style>
    <style:style style:name="T803" style:family="text">
      <style:text-properties officeooo:rsid="0258af07"/>
    </style:style>
    <style:style style:name="T804" style:family="text">
      <style:text-properties officeooo:rsid="00a45f71"/>
    </style:style>
    <style:style style:name="T805" style:family="text">
      <style:text-properties officeooo:rsid="02712390"/>
    </style:style>
    <style:style style:name="T806" style:family="text">
      <style:text-properties officeooo:rsid="0273e425"/>
    </style:style>
    <style:style style:name="T807" style:family="text">
      <style:text-properties officeooo:rsid="0274213b"/>
    </style:style>
    <style:style style:name="T808" style:family="text">
      <style:text-properties officeooo:rsid="02aa0970"/>
    </style:style>
    <style:style style:name="T809" style:family="text">
      <style:text-properties officeooo:rsid="02ac4402"/>
    </style:style>
    <style:style style:name="T810" style:family="text">
      <style:text-properties officeooo:rsid="02adffc4"/>
    </style:style>
    <style:style style:name="T811" style:family="text">
      <style:text-properties officeooo:rsid="02b84cb8"/>
    </style:style>
    <style:style style:name="T812" style:family="text">
      <style:text-properties officeooo:rsid="02b9b9d3"/>
    </style:style>
    <style:style style:name="T813" style:family="text">
      <style:text-properties officeooo:rsid="02b9c436"/>
    </style:style>
    <style:style style:name="T814" style:family="text">
      <style:text-properties officeooo:rsid="02ba3637"/>
    </style:style>
    <style:style style:name="T815" style:family="text">
      <style:text-properties officeooo:rsid="02ba6d58"/>
    </style:style>
    <style:style style:name="T816" style:family="text">
      <style:text-properties officeooo:rsid="02c104ef"/>
    </style:style>
    <style:style style:name="T817" style:family="text">
      <style:text-properties style:font-weight-asian="normal" style:font-weight-complex="normal"/>
    </style:style>
    <style:style style:name="T818" style:family="text">
      <style:text-properties style:font-name="Times New Roman1" fo:font-weight="bold" officeooo:rsid="02cc3f0f" style:font-name-asian="Times New Roman1" style:font-weight-asian="bold" style:font-name-complex="Times New Roman1" style:font-weight-complex="bold"/>
    </style:style>
    <style:style style:name="T819" style:family="text">
      <style:text-properties style:font-name="Times New Roman1" fo:font-weight="bold" officeooo:rsid="02cd681c" style:font-name-asian="Times New Roman1" style:font-weight-asian="bold" style:font-name-complex="Times New Roman1" style:font-weight-complex="bold"/>
    </style:style>
    <style:style style:name="T820" style:family="text">
      <style:text-properties style:font-name="Times New Roman1" fo:font-weight="normal" officeooo:rsid="02cc3f0f" style:font-name-asian="Times New Roman1" style:font-weight-asian="normal" style:font-name-complex="Times New Roman1" style:font-weight-complex="normal"/>
    </style:style>
    <style:style style:name="T821" style:family="text">
      <style:text-properties style:font-name="Times New Roman1" fo:font-weight="normal" officeooo:rsid="02cd681c" style:font-name-asian="Times New Roman1" style:font-weight-asian="normal" style:font-name-complex="Times New Roman1" style:font-weight-complex="normal"/>
    </style:style>
    <style:style style:name="T822" style:family="text">
      <style:text-properties style:font-name="Times New Roman1" fo:font-weight="normal" officeooo:rsid="02d1783e" style:font-name-asian="Times New Roman1" style:font-weight-asian="normal" style:font-name-complex="Times New Roman1" style:font-weight-complex="normal"/>
    </style:style>
    <style:style style:name="T823" style:family="text">
      <style:text-properties style:font-name="Times New Roman1" fo:font-style="italic" style:font-name-asian="Times New Roman1" style:font-style-asian="italic" style:font-name-complex="Times New Roman1" style:font-style-complex="italic"/>
    </style:style>
    <style:style style:name="T824" style:family="text">
      <style:text-properties style:font-name="Times New Roman1" fo:font-style="italic" fo:font-weight="bold" style:font-name-asian="Times New Roman1" style:font-style-asian="italic" style:font-weight-asian="bold" style:font-name-complex="Times New Roman1" style:font-style-complex="italic" style:font-weight-complex="bold"/>
    </style:style>
    <style:style style:name="T825" style:family="text">
      <style:text-properties style:font-name="Times New Roman1" officeooo:rsid="02cd681c" style:font-name-asian="Times New Roman1" style:font-name-complex="Times New Roman1"/>
    </style:style>
    <style:style style:name="T826" style:family="text">
      <style:text-properties officeooo:rsid="02d9ffde"/>
    </style:style>
    <style:style style:name="T827" style:family="text">
      <style:text-properties officeooo:rsid="02dd371b"/>
    </style:style>
    <style:style style:name="T828" style:family="text">
      <style:text-properties officeooo:rsid="02eb09fa"/>
    </style:style>
    <style:style style:name="T829" style:family="text">
      <style:text-properties officeooo:rsid="02eb3b61"/>
    </style:style>
    <style:style style:name="T830" style:family="text">
      <style:text-properties officeooo:rsid="02eca62c"/>
    </style:style>
    <style:style style:name="T831" style:family="text">
      <style:text-properties officeooo:rsid="02f2891b"/>
    </style:style>
    <style:style style:name="T832" style:family="text">
      <style:text-properties officeooo:rsid="0307145a"/>
    </style:style>
    <style:style style:name="T833" style:family="text">
      <style:text-properties officeooo:rsid="0308eda3"/>
    </style:style>
    <style:style style:name="T834" style:family="text">
      <style:text-properties officeooo:rsid="030ac3fd"/>
    </style:style>
    <style:style style:name="T835" style:family="text">
      <style:text-properties officeooo:rsid="030daaab"/>
    </style:style>
    <style:style style:name="T836" style:family="text">
      <style:text-properties officeooo:rsid="03123ca1"/>
    </style:style>
    <style:style style:name="T837" style:family="text">
      <style:text-properties officeooo:rsid="03134218"/>
    </style:style>
    <style:style style:name="T838" style:family="text">
      <style:text-properties officeooo:rsid="0314a15f"/>
    </style:style>
    <style:style style:name="T839" style:family="text">
      <style:text-properties officeooo:rsid="03190b6e"/>
    </style:style>
    <style:style style:name="T840" style:family="text">
      <style:text-properties officeooo:rsid="0322609a"/>
    </style:style>
    <style:style style:name="T841" style:family="text">
      <style:text-properties officeooo:rsid="03242a28"/>
    </style:style>
    <style:style style:name="T842" style:family="text">
      <style:text-properties officeooo:rsid="03308634"/>
    </style:style>
    <style:style style:name="T843" style:family="text">
      <style:text-properties officeooo:rsid="03313512"/>
    </style:style>
    <style:style style:name="T844" style:family="text">
      <style:text-properties officeooo:rsid="033c23ae"/>
    </style:style>
    <style:style style:name="T845" style:family="text">
      <style:text-properties officeooo:rsid="033dc24a"/>
    </style:style>
    <style:style style:name="T846" style:family="text">
      <style:text-properties officeooo:rsid="03422246"/>
    </style:style>
    <style:style style:name="T847" style:family="text">
      <style:text-properties officeooo:rsid="0347fb77"/>
    </style:style>
    <style:style style:name="T848" style:family="text">
      <style:text-properties officeooo:rsid="03531f72"/>
    </style:style>
    <style:style style:name="T849" style:family="text">
      <style:text-properties officeooo:rsid="03549311"/>
    </style:style>
    <style:style style:name="T850" style:family="text">
      <style:text-properties officeooo:rsid="03573092"/>
    </style:style>
    <style:style style:name="T851" style:family="text">
      <style:text-properties officeooo:rsid="0358037e"/>
    </style:style>
    <style:style style:name="T852" style:family="text">
      <style:text-properties officeooo:rsid="035893f4"/>
    </style:style>
    <style:style style:name="T853" style:family="text">
      <style:text-properties officeooo:rsid="03599ade"/>
    </style:style>
    <style:style style:name="T854" style:family="text">
      <style:text-properties officeooo:rsid="0359c240"/>
    </style:style>
    <style:style style:name="T855" style:family="text">
      <style:text-properties officeooo:rsid="035bafb0"/>
    </style:style>
    <style:style style:name="T856" style:family="text">
      <style:text-properties officeooo:rsid="035d0920"/>
    </style:style>
    <style:style style:name="T857" style:family="text">
      <style:text-properties officeooo:rsid="035d2f73"/>
    </style:style>
    <style:style style:name="T858" style:family="text">
      <style:text-properties officeooo:rsid="035fb3ea"/>
    </style:style>
    <style:style style:name="T859" style:family="text">
      <style:text-properties officeooo:rsid="03614b39"/>
    </style:style>
    <style:style style:name="T860" style:family="text">
      <style:text-properties officeooo:rsid="0169eab9"/>
    </style:style>
    <style:style style:name="T861" style:family="text">
      <style:text-properties officeooo:rsid="019a753b"/>
    </style:style>
    <style:style style:name="T862" style:family="text">
      <style:text-properties officeooo:rsid="019e2814"/>
    </style:style>
    <style:style style:name="T863" style:family="text">
      <style:text-properties officeooo:rsid="01a0ca19"/>
    </style:style>
    <style:style style:name="T864" style:family="text">
      <style:text-properties officeooo:rsid="01a22d37"/>
    </style:style>
    <style:style style:name="T865" style:family="text">
      <style:text-properties officeooo:rsid="0235104e"/>
    </style:style>
    <style:style style:name="T866" style:family="text">
      <style:text-properties officeooo:rsid="00903bf3"/>
    </style:style>
    <style:style style:name="T867" style:family="text">
      <style:text-properties officeooo:rsid="011ee9a0"/>
    </style:style>
    <style:style style:name="T868" style:family="text">
      <style:text-properties officeooo:rsid="017272a4"/>
    </style:style>
    <style:style style:name="T869" style:family="text">
      <style:text-properties officeooo:rsid="00b5f713"/>
    </style:style>
    <style:style style:name="T870" style:family="text">
      <style:text-properties officeooo:rsid="01757d9f"/>
    </style:style>
    <style:style style:name="T871" style:family="text">
      <style:text-properties officeooo:rsid="0118603c"/>
    </style:style>
    <style:style style:name="T872" style:family="text">
      <style:text-properties officeooo:rsid="0118f6a1"/>
    </style:style>
    <style:style style:name="T873" style:family="text">
      <style:text-properties officeooo:rsid="00e92c5a"/>
    </style:style>
    <style:style style:name="T874" style:family="text">
      <style:text-properties officeooo:rsid="0136eecf"/>
    </style:style>
    <style:style style:name="T875" style:family="text">
      <style:text-properties officeooo:rsid="0136f95d"/>
    </style:style>
    <style:style style:name="T876" style:family="text">
      <style:text-properties officeooo:rsid="0137aada"/>
    </style:style>
    <style:style style:name="T877" style:family="text">
      <style:text-properties officeooo:rsid="00208dba"/>
    </style:style>
    <style:style style:name="T878" style:family="text">
      <style:text-properties officeooo:rsid="001f1656"/>
    </style:style>
    <style:style style:name="T879" style:family="text">
      <style:text-properties officeooo:rsid="00be218d"/>
    </style:style>
    <style:style style:name="T880" style:family="text">
      <style:text-properties officeooo:rsid="0045e5d3"/>
    </style:style>
    <style:style style:name="T881" style:family="text">
      <style:text-properties officeooo:rsid="005df729"/>
    </style:style>
    <style:style style:name="T882" style:family="text">
      <style:text-properties officeooo:rsid="005fb36f"/>
    </style:style>
    <style:style style:name="T883" style:family="text">
      <style:text-properties officeooo:rsid="0157b23c"/>
    </style:style>
    <style:style style:name="T884" style:family="text">
      <style:text-properties officeooo:rsid="01621c1e"/>
    </style:style>
    <style:style style:name="T885" style:family="text">
      <style:text-properties officeooo:rsid="00b04743"/>
    </style:style>
    <style:style style:name="T886" style:family="text">
      <style:text-properties officeooo:rsid="00b0e8f3"/>
    </style:style>
    <style:style style:name="T887" style:family="text">
      <style:text-properties officeooo:rsid="00b26215"/>
    </style:style>
    <style:style style:name="T888" style:family="text">
      <style:text-properties officeooo:rsid="03633f8e"/>
    </style:style>
    <style:style style:name="T889" style:family="text">
      <style:text-properties officeooo:rsid="03644d99"/>
    </style:style>
    <style:style style:name="T890" style:family="text">
      <style:text-properties officeooo:rsid="0365a7e9"/>
    </style:style>
    <style:style style:name="T891" style:family="text">
      <style:text-properties officeooo:rsid="03673a80"/>
    </style:style>
    <style:style style:name="T892" style:family="text">
      <style:text-properties officeooo:rsid="03741a7e"/>
    </style:style>
    <style:style style:name="T893" style:family="text">
      <style:text-properties officeooo:rsid="03775fbf"/>
    </style:style>
    <style:style style:name="T894" style:family="text">
      <style:text-properties officeooo:rsid="037f3d67"/>
    </style:style>
    <style:style style:name="T895" style:family="text">
      <style:text-properties officeooo:rsid="03831364"/>
    </style:style>
    <style:style style:name="T896" style:family="text">
      <style:text-properties officeooo:rsid="0383f40d"/>
    </style:style>
    <style:style style:name="T897" style:family="text">
      <style:text-properties officeooo:rsid="038475c2"/>
    </style:style>
    <style:style style:name="T898" style:family="text">
      <style:text-properties officeooo:rsid="0385ee94"/>
    </style:style>
    <style:style style:name="T899" style:family="text">
      <style:text-properties officeooo:rsid="038851a3"/>
    </style:style>
    <style:style style:name="T900" style:family="text">
      <style:text-properties officeooo:rsid="038c7faa"/>
    </style:style>
    <style:style style:name="T901" style:family="text">
      <style:text-properties officeooo:rsid="038fbbea"/>
    </style:style>
    <style:style style:name="T902" style:family="text">
      <style:text-properties officeooo:rsid="03969b58"/>
    </style:style>
    <style:style style:name="T903" style:family="text">
      <style:text-properties officeooo:rsid="03a0143d"/>
    </style:style>
    <style:style style:name="T904" style:family="text">
      <style:text-properties officeooo:rsid="03a09963"/>
    </style:style>
    <style:style style:name="T905" style:family="text">
      <style:text-properties officeooo:rsid="03a4b427"/>
    </style:style>
    <style:style style:name="T906" style:family="text">
      <style:text-properties officeooo:rsid="03a8e656"/>
    </style:style>
    <style:style style:name="T907" style:family="text">
      <style:text-properties officeooo:rsid="03aa8a2a"/>
    </style:style>
    <style:style style:name="T908" style:family="text">
      <style:text-properties officeooo:rsid="03b2b93d"/>
    </style:style>
    <style:style style:name="T909" style:family="text">
      <style:text-properties officeooo:rsid="03b738db"/>
    </style:style>
    <style:style style:name="T910" style:family="text">
      <style:text-properties officeooo:rsid="03b82973"/>
    </style:style>
    <style:style style:name="T911" style:family="text">
      <style:text-properties officeooo:rsid="03b90633"/>
    </style:style>
    <style:style style:name="T912" style:family="text">
      <style:text-properties officeooo:rsid="03bb26d5"/>
    </style:style>
    <style:style style:name="T913" style:family="text">
      <style:text-properties officeooo:rsid="03bb5727"/>
    </style:style>
    <style:style style:name="T914" style:family="text">
      <style:text-properties fo:font-size="9pt" style:font-size-asian="9pt" style:font-size-complex="9pt"/>
    </style:style>
    <style:style style:name="T915" style:family="text">
      <style:text-properties fo:font-size="9pt" officeooo:rsid="014e85a7" style:font-size-asian="9pt" style:font-size-complex="9pt"/>
    </style:style>
    <style:style style:name="T916" style:family="text">
      <style:text-properties officeooo:rsid="015a9740"/>
    </style:style>
    <style:style style:name="T917" style:family="text">
      <style:text-properties officeooo:rsid="03c0e029"/>
    </style:style>
    <style:style style:name="T918" style:family="text">
      <style:text-properties officeooo:rsid="03c2107a"/>
    </style:style>
    <style:style style:name="T919" style:family="text">
      <style:text-properties officeooo:rsid="03d3a0ab"/>
    </style:style>
    <style:style style:name="T920" style:family="text">
      <style:text-properties officeooo:rsid="03d62d3e"/>
    </style:style>
    <style:style style:name="T921" style:family="text">
      <style:text-properties officeooo:rsid="03d79726"/>
    </style:style>
    <style:style style:name="T922" style:family="text">
      <style:text-properties officeooo:rsid="03e51383"/>
    </style:style>
    <style:style style:name="T923" style:family="text">
      <style:text-properties officeooo:rsid="03e6023c"/>
    </style:style>
    <style:style style:name="T924" style:family="text">
      <style:text-properties officeooo:rsid="03e61749"/>
    </style:style>
    <style:style style:name="T925" style:family="text">
      <style:text-properties officeooo:rsid="03edbc3e"/>
    </style:style>
    <style:style style:name="T926" style:family="text">
      <style:text-properties officeooo:rsid="03ee5360"/>
    </style:style>
    <style:style style:name="T927" style:family="text">
      <style:text-properties officeooo:rsid="03ef4e49"/>
    </style:style>
    <style:style style:name="T928" style:family="text">
      <style:text-properties officeooo:rsid="03f092aa"/>
    </style:style>
    <style:style style:name="T929" style:family="text">
      <style:text-properties officeooo:rsid="03f3b12b"/>
    </style:style>
    <style:style style:name="T930" style:family="text">
      <style:text-properties officeooo:rsid="03f595a5"/>
    </style:style>
    <style:style style:name="T931" style:family="text">
      <style:text-properties officeooo:rsid="03f7d7c5"/>
    </style:style>
    <style:style style:name="T932" style:family="text">
      <style:text-properties officeooo:rsid="03f8b889"/>
    </style:style>
    <style:style style:name="T933" style:family="text">
      <style:text-properties officeooo:rsid="03fb615d"/>
    </style:style>
    <style:style style:name="T934" style:family="text">
      <style:text-properties officeooo:rsid="03fb7045"/>
    </style:style>
    <style:style style:name="T935" style:family="text">
      <style:text-properties officeooo:rsid="03fd6067"/>
    </style:style>
    <style:style style:name="T936" style:family="text">
      <style:text-properties officeooo:rsid="03fd6d50"/>
    </style:style>
    <style:style style:name="T937" style:family="text">
      <style:text-properties officeooo:rsid="04013db3"/>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2" text:outline-level="1">Introduction</text:h>
      <text:section text:style-name="Sect1" text:name="TextSection">
        <text:h text:style-name="P679" text:outline-level="3">Themes</text:h>
        <text:p text:style-name="P11">Exalted is a game where the heroes are demigods, fonts of power. <text:s/>That which mortals toil and test against fall easily against the might of the Exalts, and the Exalts now test their mettle against the monsters and problems of the world: from the chaotic <text:span text:style-name="T100">F</text:span>ae beasts which rip at the edges of the world, to the horrid effects of greed and systemic corruption that hides in the hearts of man.</text:p>
        <text:p text:style-name="P11">More often than not, they will succeed in what they have set their mind to-yet they must explore the consequences and repercussions of such actions.</text:p>
        <text:p text:style-name="P11">To play Exalted, there are a few core setting themes that should be followed:</text:p>
        <text:p text:style-name="P213">Actions are Momentous</text:p>
        <text:p text:style-name="P11">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11">From the small, personal stories to world-shattering changes, the Exalt stands at the center of it.</text:p>
        <text:p text:style-name="P213">What is Done Cannot be Undone</text:p>
        <text:p text:style-name="P11">Exaltations cannot be rescinded, the dead cannot return to life except in a hollow mockery of what they once were, and the progress of time is constantly moving forward. Exalts must face the consequences of all their actions. </text:p>
        <text:p text:style-name="P213">The Heroes are Flawed</text:p>
        <text:p text:style-name="P6">Despite all of their powers and might, Exalts are still human and carry with them their flaws—and this does not make them any less of a hero.</text:p>
        <text:h text:style-name="P679" text:outline-level="3">Dice</text:h>
        <text:p text:style-name="P6"><text:span text:style-name="T1">Exalted Reincarnated </text:span>uses multiple ten-sided dice (d10s). It is suggested to have fifteen dice (real or virtual). The dice will represent digits between 1 and 10. <text:s/>(Some dice will have a 0, treat that as a 10).</text:p>
        <text:h text:style-name="P680" text:outline-level="3">Unofficial</text:h>
        <text:p text:style-name="P137"><text:span text:style-name="T48">Exalted</text:span>, by <text:span text:style-name="T48">Onyx Path Publishing,</text:span> is a role-playing game blending together high-action combat, social intrigue, and epic-scale actions from demigod heroes.</text:p>
        <text:p text:style-name="P4">The setting is full of rich lore, intricacies, and horrors that inspire and captivate the mind, begging to be explored by a hero of grand scale.</text:p>
        <text:p text:style-name="P4">However, the complexity and sheer size of the rules structure makes playing the game a daunting task, even for experienced role-players.</text:p>
        <text:p text:style-name="P137"><text:span text:style-name="T48">Exalted Reincarnated</text:span> is a fan-made work to rebuild and recreate Exalted from the ground up to better match its rich Lore, Setting, and Style.</text:p>
        <text:p text:style-name="P5">This is Fan-Made material. It is unofficial, and makes no claims of ownership over Onyx Path Publishing materials.</text:p>
        <text:p text:style-name="P5">You will need the official <text:span text:style-name="T1">Exalted </text:span>books for lore, setting and reference material. <text:span text:style-name="T1">Exalted Reincarnated</text:span> makes assumptions based off of Third Edition, but can be played with any of the editions.</text:p>
        <text:h text:style-name="P679" text:outline-level="3">Feedback</text:h>
        <text:p text:style-name="P5">This project is constantly evolving and changing. If you find problems or want to simply share suggestions, please do so! </text:p>
        <text:p text:style-name="P5"/>
        <text:p text:style-name="P546">Have fun!</text:p>
        <text:h text:style-name="P648" text:outline-level="2">Setting</text:h>
        <text:p text:style-name="P4">Creation trembles, poised at the turn of a new age. She strains as the systems and rules which long held her together collapse around her. Her population have become thrown into chaos, a time uncertain.</text:p>
        <text:p text:style-name="P4">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4">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4">The Great City of Thorns has fallen, another wellspring of Death and her servants bubbling up from the ever-present threat of the Underworld.</text:p>
        <text:p text:style-name="P4">The silent and secretive Sidereals, those Seers from their hidden places, watch, attempting to hold together what strands of Fate and Reality they might, bickering on what Is and what Shall Be.</text:p>
        <text:p text:style-name="P4">All the while, the minor powers seek to claim their own lands and hold in this uncertain time.</text:p>
        <text:p text:style-name="P545">In this time, the Sun has brought his Chosen back, those great heroes, those terrible Mad Emperors.</text:p>
        <text:h text:style-name="P680" text:outline-level="3">History </text:h>
        <text:p text:style-name="P213">The Time of <text:span text:style-name="T746">Glory</text:span></text:p>
        <text:p text:style-name="P444">In the First Age of Mankind, the Exalted—those mortals gifted with a portion of the god’s powers—reigned from above. And at their forefront were the brightest among them, the Chosen of the Sun—the Solars.</text:p>
        <text:p text:style-name="P444">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P213">The Time of Madness</text:p>
        <text:p text:style-name="P444">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444">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444">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444">The Heavens raged at this affront and sealed themselves off from Creation. This was enough to shock the Exalted, and though it was bloody, they managed to survive though the lands of Creation were permanently scarred and changed.</text:p>
        <text:p text:style-name="P213"><text:span text:style-name="T795">The</text:span> Time of <text:span text:style-name="T795">Sorrow</text:span></text:p>
        <text:p text:style-name="P444">The Dragonblooded, the most numerous and most mortal of the Exalted, were those that were left to pick up the pieces in the rubble of the First Age. Slowly, over millennia, they rebuilt. While it was a shadow of what it once was, it became a peace of sorts. They managed to stabilize the world, beat back a thousand dooms and angry Gods that threatened the mortals of the broken, shrunken lands of Creation.</text:p>
        <text:p text:style-name="P444">But over time, the natural distrust of the other Exalts and their actions turned to fear, eventually turning their gaze inward into a sort of pride. Left to pick up the pieces, to salvage the mess of others, they soon started to feel it was their divine duty, and in a way a judgment that their worth was better than all others.</text:p>
        <text:p text:style-name="P444"><text:soft-page-break/>This Pride soon became doctrine, and one mandated by their new Scarlet Empress. All other Exalts, should they not swear fealty to the Dragonblooded, would be seen as dangers to be removed.</text:p>
        <text:p text:style-name="P444">This pride only grew when the Outer Provinces rebelled and separated at this mandate. <text:s/>It only grew as their Empress was slain—now a martyr to the cause. A Holy Symbol of their greatness shattered and broken by the morally corrupt “<text:span text:style-name="T904">O</text:span>ther.”</text:p>
        <text:p text:style-name="P213">The Time of Tumult</text:p>
        <text:p text:style-name="P444">Today, the lands of the central Realm is in a constant state of a civil war—though none dare to call it a war. Each Dragonblooded house vies for the throne, each declaring an (often dubious) tie to the great Scarlet Empress as proof. Among them is Mnemon, a proven descendant of the Empress, but she has Exalted as a Solar and all have banded against her to stop her.</text:p>
        <text:p text:style-name="P444">A great Lunar General rebelled against the House Tepet, splitting their Northern lands in twain. He has renamed himself the Bull of the North, and has become a constant threat from the outside.</text:p>
        <text:p text:style-name="P444">Among all this chaos, in the central realm and the scattered city-states of the rebellious Outer Provinces, wander the Wyld Hunt. What was once a unified, independent gathering of Exalts tasked with dealing with demons, <text:span text:style-name="T903">F</text:span>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p>
      </text:section>
      <text:h text:style-name="P212" text:outline-level="1">Character Creation</text:h>
      <text:p text:style-name="P550"/>
      <text:section text:style-name="Sect1" text:name="Section1">
        <text:p text:style-name="P11">Aspects of the character are measured in <text:span text:style-name="T49">Dot Ratings,</text:span> the higher number representing greater proficiency. <text:s/>Dot ratings range from 0-5, with 0 being untrained, 2 average, and 5 masterful.</text:p>
        <text:p text:style-name="Exalted"><text:span text:style-name="T586">An online character sheet is provided </text:span><text:a xlink:type="simple" xlink:href="https://docs.google.com/spreadsheets/d/1x2HMrSpvbnjuPyWsJxIqGz17zCdvyaTQnok4N7NBqFk/edit?usp=sharing" text:style-name="Internet_20_link" text:visited-style-name="Visited_20_Internet_20_Link"><text:span text:style-name="T586">here</text:span></text:a><text:span text:style-name="T586">. </text:span><text:span text:style-name="T594">(S</text:span><text:span text:style-name="T586">o long as this is the most up-to-date version of the pdf.</text:span><text:span text:style-name="T594">)</text:span></text:p>
        <text:h text:style-name="P676" text:outline-level="2">Steps</text:h>
        <text:list xml:id="list2854354090" text:style-name="Exalted_20_1a">
          <text:list-item>
            <text:p text:style-name="P565">Choose your Exaltation and associated Caste, noting down any special abilities granted. <text:line-break/><text:line-break/>Your Exaltation will influence everything about your character, f<text:span text:style-name="T746">rom what charms they may take, so take some time exploring your options.</text:span></text:p>
          </text:list-item>
          <text:list-item>
            <text:p text:style-name="P626"><text:span text:style-name="T590">Choose Three </text:span><text:a xlink:type="simple" xlink:href="#Intimacies|outline" text:style-name="Internet_20_link" text:visited-style-name="Visited_20_Internet_20_Link"><text:span text:style-name="T595">Intimacies</text:span></text:a><text:span text:style-name="T590">, which are simple sentences that describes your relation or devotions to certain ideals, people, or places. </text:span></text:p>
            <text:p text:style-name="P575">Your Intimacies together should answer the questions:</text:p>
            <text:list>
              <text:list-item>
                <text:p text:style-name="P565">What is a tie I have to the world around me? Why do I care whether the world is destroyed or not?</text:p>
              </text:list-item>
              <text:list-item>
                <text:p text:style-name="P575">What pushes me to continue forward, in spite of all the hardship, danger, and anguish I will encounter?</text:p>
              </text:list-item>
              <text:list-item>
                <text:p text:style-name="P575">Why do I stick with the party? Is there a particular character I resonate with? Do we share a common goal?</text:p>
              </text:list-item>
            </text:list>
          </text:list-item>
          <text:list-item>
            <text:p text:style-name="P627"><text:span text:style-name="T586">Choose your character’s </text:span><text:a xlink:type="simple" xlink:href="#The Great Curse|outline" text:style-name="Internet_20_link" text:visited-style-name="Visited_20_Internet_20_Link"><text:span text:style-name="Internet_20_link"><text:span text:style-name="T586">Great Curse</text:span></text:span></text:a><text:span text:style-name="T586">, the character flaw which your Exalt struggles with day in and day out. Example Great Curses are provided with your Exaltation, as each exalt tends to follow similar themes, but they by no means need to be followed verbatim.</text:span></text:p>
            <text:p text:style-name="P566">Describing a Great Curse should <text:span text:style-name="T746">answer these questions:</text:span></text:p>
            <text:p text:style-name="P566"><text:span text:style-name="T92">How is the character flawed?</text:span><text:span text:style-name="T746"><text:line-break/>How does the Curse describe your character? Are they overly compassionate, taking on the worlds ills onto themselves at their own detriment? Are they a braggart, who cannot help but show off?</text:span></text:p>
            <text:p text:style-name="P566"><text:span text:style-name="T49">What </text:span><text:span text:style-name="T92">aggravates</text:span><text:span text:style-name="T49"> the flaw?</text:span><text:line-break/>What is something that you can encounter in the world that will cause the Great Curse to rear its ugly head? <text:s/>Is it the sight of those in power mistreating those that they are supposed to protect? </text:p>
            <text:p text:style-name="P566"><text:span text:style-name="T92">What happens?</text:span><text:span text:style-name="T746"><text:line-break/>When your character cannot take the accumulated stress of their adventures anymore, what action will they (most likely) take? Do they shut themselves off from the world? Do they take action, ignoring any potential consequences</text:span></text:p>
            <text:p text:style-name="P565"/>
          </text:list-item>
          <text:list-item>
            <text:p text:style-name="P628"><text:span text:style-name="T586">Distribute </text:span><text:span text:style-name="T587">16 dots </text:span><text:span text:style-name="T586">into </text:span><text:a xlink:type="simple" xlink:href="#Attributes" text:style-name="Internet_20_link" text:visited-style-name="Visited_20_Internet_20_Link"><text:span text:style-name="T586">Attributes</text:span></text:a><text:span text:style-name="T586">. </text:span><text:span text:style-name="T590">Each must be at least 1, and no more than 5. Attributes are your general skills, applied constantly to the world.</text:span></text:p>
            <text:p text:style-name="P565"><text:span text:style-name="T746">Suggested Spread:<text:line-break/></text:span><text:span text:style-name="T47">[4, 3, 3, 3, 2, 1]</text:span></text:p>
          </text:list-item>
          <text:list-item>
            <text:p text:style-name="P626"><text:span text:style-name="T596">Describe your specific skills, or </text:span><text:a xlink:type="simple" xlink:href="#Abilities" text:style-name="Internet_20_link" text:visited-style-name="Visited_20_Internet_20_Link"><text:span text:style-name="T586">Abilities</text:span></text:a><text:span text:style-name="T586">.</text:span></text:p>
            <text:list>
              <text:list-item>
                <text:p text:style-name="P565">Record any Supernatural Abilities granted from your Exaltation.</text:p>
              </text:list-item>
              <text:list-item>
                <text:p text:style-name="P578"><text:span text:style-name="T746">Choose </text:span><text:span text:style-name="T95">3</text:span><text:span text:style-name="T92"> Abilities</text:span><text:span text:style-name="T170">, </text:span><text:span text:style-name="T172">which are </text:span><text:span text:style-name="T175">your primary skills—</text:span><text:span text:style-name="T176">these represent </text:span><text:span text:style-name="T175">what your character is </text:span><text:span text:style-name="T43">known</text:span><text:span text:style-name="T556"> for.</text:span></text:p>
                <text:p text:style-name="P578"><text:span text:style-name="T552">Set </text:span><text:span text:style-name="T553">them </text:span><text:span text:style-name="T552">to either:<text:line-break/></text:span><text:span text:style-name="T40">[5, 4, </text:span><text:span text:style-name="T41">3</text:span><text:span text:style-name="T40">] </text:span><text:span text:style-name="T552"><text:s/>or </text:span><text:span text:style-name="T42">[</text:span><text:span text:style-name="T40">4</text:span><text:span text:style-name="T42">, 4, 4]</text:span></text:p>
              </text:list-item>
              <text:list-item>
                <text:p text:style-name="P567"><text:span text:style-name="T747">Spend </text:span><text:span text:style-name="T93">1</text:span><text:span text:style-name="T95">5</text:span><text:span text:style-name="T93"> dots</text:span><text:span text:style-name="T171"> in the </text:span><text:span text:style-name="T44">remaining</text:span><text:span text:style-name="T171"> Abilities, with none being higher than </text:span><text:span text:style-name="T93">3 </text:span><text:span text:style-name="T171">at this time.</text:span></text:p>
                <text:p text:style-name="P568">Suggested: <text:line-break/><text:span text:style-name="T2">[3, </text:span><text:span text:style-name="T23">3,</text:span><text:span text:style-name="T2"> </text:span><text:span text:style-name="T22">2</text:span><text:span text:style-name="T2">, 2, 2, 1, 1, </text:span><text:span text:style-name="T22">1</text:span><text:span text:style-name="T2">]</text:span></text:p>
              </text:list-item>
            </text:list>
          </text:list-item>
          <text:list-item>
            <text:p text:style-name="P569">Gain <text:span text:style-name="T78">3</text:span><text:span text:style-name="T49"> Lesser Powers,</text:span> which are situational and unique effects your character can have in the world.</text:p>
            <text:p text:style-name="P569">Powers can be any combination of:</text:p>
            <text:list>
              <text:list-item>
                <text:p text:style-name="P565">Charms.</text:p>
              </text:list-item>
              <text:list-item>
                <text:p text:style-name="P565">Spells</text:p>
              </text:list-item>
              <text:list-item>
                <text:p text:style-name="P565">Martial Arts</text:p>
              </text:list-item>
              <text:list-item>
                <text:p text:style-name="P565">Artifact Evocations.</text:p>
              </text:list-item>
            </text:list>
          </text:list-item>
          <text:list-item>
            <text:p text:style-name="P629"><text:span text:style-name="T586">Detail out the </text:span><text:a xlink:type="simple" xlink:href="#Armor and Weapons" text:style-name="Internet_20_link" text:visited-style-name="Visited_20_Internet_20_Link"><text:span text:style-name="T586">Armor and Weapons</text:span></text:a><text:span text:style-name="T586"> your character uses. Any other mundane equipment the character has need not be written down—so long as it is a reasonable thing for your character to carry, it may be used.</text:span></text:p>
          </text:list-item>
          <text:list-item>
            <text:p text:style-name="P630"><text:span text:style-name="T590">You may now spend </text:span><text:span text:style-name="T588">1</text:span><text:span text:style-name="T589">6</text:span><text:span text:style-name="T588"> xp</text:span><text:span text:style-name="T590"> freely. </text:span><text:span text:style-name="T593">You </text:span><text:span text:style-name="T464">may use this to increase Abilities past </text:span><text:span text:style-name="T479">3</text:span><text:span text:style-name="T480">.</text:span></text:p>
            <text:p text:style-name="P567"><text:span text:style-name="T748">K</text:span><text:span text:style-name="T746">eep </text:span><text:span text:style-name="T222">any experience</text:span><text:span text:style-name="T746"> that is unspent.</text:span></text:p>
          </text:list-item>
        </text:list>
        <table:table table:name="Table2" table:style-name="Table2">
          <table:table-column table:style-name="Table2.A"/>
          <table:table-column table:style-name="Table2.B"/>
          <table:table-row table:style-name="TableLine3063793892784">
            <table:table-cell table:style-name="Table2.A1" table:number-columns-spanned="2" office:value-type="string">
              <text:p text:style-name="P17">Experience Costs</text:p>
            </table:table-cell>
            <table:covered-table-cell/>
          </table:table-row>
          <table:table-row table:style-name="TableLine3063793893872">
            <table:table-cell table:style-name="Table2.A2" office:value-type="string">
              <text:p text:style-name="P221">Attribute</text:p>
            </table:table-cell>
            <table:table-cell table:style-name="Table2.B2" office:value-type="float" office:value="4">
              <text:p text:style-name="P222">4</text:p>
            </table:table-cell>
          </table:table-row>
          <table:table-row table:style-name="TableLine3063793888160">
            <table:table-cell table:style-name="Table2.A2" office:value-type="string">
              <text:p text:style-name="P221">Ability</text:p>
            </table:table-cell>
            <table:table-cell table:style-name="Table2.B2" office:value-type="float" office:value="2">
              <text:p text:style-name="P221">2</text:p>
            </table:table-cell>
          </table:table-row>
          <table:table-row table:style-name="TableLine3063793888976">
            <table:table-cell table:style-name="Table2.A4" table:number-columns-spanned="2" office:value-type="string">
              <text:p text:style-name="P18">Powers</text:p>
            </table:table-cell>
            <table:covered-table-cell/>
          </table:table-row>
          <table:table-row table:style-name="TableLine3063655094880">
            <table:table-cell table:style-name="Table2.A2" office:value-type="string">
              <text:p text:style-name="P221">Lesser</text:p>
            </table:table-cell>
            <table:table-cell table:style-name="Table2.B2" office:value-type="float" office:value="6">
              <text:p text:style-name="P223">6</text:p>
            </table:table-cell>
          </table:table-row>
          <table:table-row table:style-name="TableLine3063655095968">
            <table:table-cell table:style-name="Table2.A6" office:value-type="string">
              <text:p text:style-name="P221">Greater<text:line-break/>(Requires Essence 3)</text:p>
            </table:table-cell>
            <table:table-cell table:style-name="Table2.B6" office:value-type="float" office:value="8">
              <text:p text:style-name="P223">8</text:p>
            </table:table-cell>
          </table:table-row>
          <table:table-row table:style-name="TableLine3063655100048">
            <table:table-cell table:style-name="Table2.A2" office:value-type="string">
              <text:p text:style-name="P221">Capstone <text:line-break/>(Requires Essence 5)</text:p>
            </table:table-cell>
            <table:table-cell table:style-name="Table2.B2" office:value-type="float" office:value="10">
              <text:p text:style-name="P223">10</text:p>
            </table:table-cell>
          </table:table-row>
        </table:table>
        <text:p text:style-name="P11"/>
        <text:list xml:id="list145855848275634" text:continue-numbering="true" text:style-name="Exalted_20_1a">
          <text:list-item>
            <text:p text:style-name="P631"><text:soft-page-break/><text:span text:style-name="T590">Detail the character’s </text:span><text:a xlink:type="simple" xlink:href="#Merits" text:style-name="Internet_20_link" text:visited-style-name="Visited_20_Internet_20_Link"><text:span text:style-name="T595">Merits</text:span></text:a><text:span text:style-name="T590">, which are external aspects of your character—allies, money, </text:span><text:span text:style-name="T463">backgrounds, and history.</text:span></text:p>
            <text:list>
              <text:list-item>
                <text:p text:style-name="P565"><text:span text:style-name="T746">Write two </text:span><text:span text:style-name="T92">Facts</text:span><text:span text:style-name="T746"> about the character’s past.</text:span></text:p>
                <text:list>
                  <text:list-item>
                    <text:p text:style-name="P575">One should be dedicated to your history, such as the city they lived in, or if they are from an important family lineage.</text:p>
                  </text:list-item>
                  <text:list-item>
                    <text:p text:style-name="P575">The other should be dedicated to a past accomplishment. Often, this is directly tied to why you were chosen to be an Exalt.</text:p>
                  </text:list-item>
                </text:list>
              </text:list-item>
              <text:list-item>
                <text:p text:style-name="P565">Mark down <text:span text:style-name="T49">two</text:span> <text:span text:style-name="T226">standard</text:span> <text:span text:style-name="T72">L</text:span><text:span text:style-name="T49">anguages</text:span>: one representing your local tongue, and one common to the all the Player Characters (typically Riverspeak).</text:p>
              </text:list-item>
              <text:list-item>
                <text:p text:style-name="P570"><text:span text:style-name="T750">Gain</text:span><text:span text:style-name="T746"> </text:span><text:span text:style-name="T99">6</text:span><text:span text:style-name="T92"> </text:span><text:span text:style-name="T98">Dots </text:span><text:span text:style-name="T174">of Merits</text:span><text:span text:style-name="T92">, </text:span><text:span text:style-name="T746">with which to purchase additional merit dots. </text:span><text:span text:style-name="T750">A </text:span><text:span text:style-name="T98">4 dot</text:span><text:span text:style-name="T174"> merit may only be purchased with storyteller permission</text:span></text:p>
                <text:p text:style-name="P570"><text:span text:style-name="T746">Suggested: <text:line-break/></text:span><text:span text:style-name="T47">[3,2,1]</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533">Starting with a Greater Merit</text:p>
              <text:p text:style-name="P216">With Storyteller permission, you may start with a 4-dot merit, which will place you “in debt” by 1 Keystone. </text:p>
              <text:p text:style-name="P216">This takes the form of an unresolved story tie related to that merit. Perhaps you are on the run for stealing it. Maybe it is defective somehow, or in great danger of falling apart?</text:p>
            </table:table-cell>
          </table:table-row>
        </table:table>
        <table:table table:name="Table40" table:style-name="Table40">
          <table:table-column table:style-name="Table40.A"/>
          <table:table-column table:style-name="Table40.B"/>
          <table:table-column table:style-name="Table40.C"/>
          <table:table-row table:style-name="Table40.1">
            <table:table-cell table:style-name="Table40.A1" table:number-columns-spanned="3" office:value-type="string">
              <text:p text:style-name="P64">Armor</text:p>
            </table:table-cell>
            <table:covered-table-cell/>
            <table:covered-table-cell/>
          </table:table-row>
          <table:table-row table:style-name="Table40.2">
            <table:table-cell table:style-name="Table40.A2" office:value-type="string">
              <text:p text:style-name="P64"/>
            </table:table-cell>
            <table:table-cell table:style-name="Table40.B2" office:value-type="string">
              <text:p text:style-name="P482"><text:span text:style-name="T698">Block</text:span> Modifier</text:p>
            </table:table-cell>
            <table:table-cell table:style-name="Table40.C2" office:value-type="string">
              <text:p text:style-name="P83">Evasion Modifier</text:p>
            </table:table-cell>
          </table:table-row>
          <table:table-row table:style-name="Table40.3">
            <table:table-cell table:style-name="Table40.A3" office:value-type="string">
              <text:p text:style-name="P226">Light</text:p>
            </table:table-cell>
            <table:table-cell table:style-name="Table40.B3" office:value-type="string">
              <text:p text:style-name="P87"><text:s/><text:span text:style-name="T927">+0</text:span></text:p>
            </table:table-cell>
            <table:table-cell table:style-name="Table40.C3" office:value-type="string">
              <text:p text:style-name="P87"><text:s/>+1</text:p>
            </table:table-cell>
          </table:table-row>
          <table:table-row table:style-name="Table40.4">
            <table:table-cell table:style-name="Table40.A4" office:value-type="string">
              <text:p text:style-name="P56">Medium</text:p>
            </table:table-cell>
            <table:table-cell table:style-name="Table40.B4" office:value-type="string">
              <text:p text:style-name="P57">+<text:span text:style-name="T679">1</text:span></text:p>
            </table:table-cell>
            <table:table-cell table:style-name="Table40.C4" office:value-type="string">
              <text:p text:style-name="P268">+0</text:p>
            </table:table-cell>
          </table:table-row>
          <table:table-row table:style-name="Table40.1">
            <table:table-cell table:style-name="Table40.A5" office:value-type="string">
              <text:p text:style-name="P514">Heavy</text:p>
            </table:table-cell>
            <table:table-cell table:style-name="Table40.B5" office:value-type="string">
              <text:p text:style-name="P514">+<text:span text:style-name="T679">2</text:span></text:p>
            </table:table-cell>
            <table:table-cell table:style-name="Table40.C5" office:value-type="string">
              <text:p text:style-name="P514">-<text:span text:style-name="T927">1</text:span></text:p>
            </table:table-cell>
          </table:table-row>
        </table:table>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table:number-columns-spanned="4" office:value-type="string">
              <text:p text:style-name="P492"><text:span text:style-name="T933">Mundane </text:span>Weapons</text:p>
            </table:table-cell>
            <table:covered-table-cell/>
            <table:covered-table-cell/>
            <table:covered-table-cell/>
          </table:table-row>
          <table:table-row table:style-name="Table38.2">
            <table:table-cell table:style-name="Table38.A2" office:value-type="string">
              <text:p text:style-name="P63"/>
            </table:table-cell>
            <table:table-cell table:style-name="Table38.B2" office:value-type="string">
              <text:p text:style-name="P493">Acc.</text:p>
            </table:table-cell>
            <table:table-cell table:style-name="Table38.C2" office:value-type="string">
              <text:p text:style-name="P493">Full (Glancing)</text:p>
            </table:table-cell>
            <table:table-cell table:style-name="Table38.D2" office:value-type="string">
              <text:p text:style-name="P487">Notes</text:p>
            </table:table-cell>
          </table:table-row>
          <table:table-row table:style-name="Table38.3">
            <table:table-cell table:style-name="Table38.A3" office:value-type="string">
              <text:p text:style-name="P434">Unarmed</text:p>
            </table:table-cell>
            <table:table-cell table:style-name="Table38.B3" office:value-type="string">
              <text:p text:style-name="P403">+0</text:p>
            </table:table-cell>
            <table:table-cell table:style-name="Table38.B3" office:value-type="string">
              <text:p text:style-name="P403">+0</text:p>
            </table:table-cell>
            <table:table-cell table:style-name="Table38.D3" office:value-type="string">
              <text:p text:style-name="P435">Mundane Brawl</text:p>
            </table:table-cell>
          </table:table-row>
          <table:table-row table:style-name="Table38.4">
            <table:table-cell table:style-name="Table38.A3" table:number-columns-spanned="4" office:value-type="string">
              <text:p text:style-name="P485">Close-Range Weapons (Melee)</text:p>
            </table:table-cell>
            <table:covered-table-cell/>
            <table:covered-table-cell/>
            <table:covered-table-cell/>
          </table:table-row>
          <table:table-row table:style-name="Table38.5">
            <table:table-cell table:style-name="Table38.A5" office:value-type="string">
              <text:p text:style-name="P431">Light</text:p>
            </table:table-cell>
            <table:table-cell table:style-name="Table38.B5" office:value-type="string">
              <text:p text:style-name="P86"><text:s/><text:span text:style-name="T927">+</text:span><text:span text:style-name="T931">3</text:span></text:p>
            </table:table-cell>
            <table:table-cell table:style-name="Table38.C5" office:value-type="string">
              <text:p text:style-name="P86"><text:s/>+<text:span text:style-name="T929">1(0)</text:span></text:p>
            </table:table-cell>
            <table:table-cell table:style-name="Table38.D5" office:value-type="string">
              <text:p text:style-name="P435">Dexterity-<text:span text:style-name="T937">only</text:span></text:p>
            </table:table-cell>
          </table:table-row>
          <table:table-row table:style-name="Table38.6">
            <table:table-cell table:style-name="Table38.A3" office:value-type="string">
              <text:p text:style-name="P54">Medium</text:p>
            </table:table-cell>
            <table:table-cell table:style-name="Table38.B3" office:value-type="string">
              <text:p text:style-name="P55">+<text:span text:style-name="T932">1</text:span></text:p>
            </table:table-cell>
            <table:table-cell table:style-name="Table38.B3" office:value-type="string">
              <text:p text:style-name="P270">+<text:span text:style-name="T929">1</text:span>(<text:span text:style-name="T932">1</text:span>)</text:p>
            </table:table-cell>
            <table:table-cell table:style-name="Table38.D3" office:value-type="string">
              <text:p text:style-name="P435"/>
            </table:table-cell>
          </table:table-row>
          <table:table-row table:style-name="Table38.1">
            <table:table-cell table:style-name="Table38.A7" office:value-type="string">
              <text:p text:style-name="P513">Heavy</text:p>
            </table:table-cell>
            <table:table-cell table:style-name="Table38.B7" office:value-type="string">
              <text:p text:style-name="P513">+<text:span text:style-name="T929">0</text:span></text:p>
            </table:table-cell>
            <table:table-cell table:style-name="Table38.C7" office:value-type="string">
              <text:p text:style-name="P516">+2(1)</text:p>
            </table:table-cell>
            <table:table-cell table:style-name="Table38.D7" office:value-type="string">
              <text:p text:style-name="P438"><text:span text:style-name="T937">S</text:span>trength<text:span text:style-name="T929">-</text:span><text:span text:style-name="T937">only</text:span></text:p>
            </table:table-cell>
          </table:table-row>
          <table:table-row table:style-name="Table38.1">
            <table:table-cell table:style-name="Table38.A8" table:number-columns-spanned="4" office:value-type="string">
              <text:p text:style-name="P489">Ranged Weapons (Archery, Thrown)</text:p>
            </table:table-cell>
            <table:covered-table-cell/>
            <table:covered-table-cell/>
            <table:covered-table-cell/>
          </table:table-row>
          <table:table-row table:style-name="Table38.1">
            <table:table-cell table:style-name="Table38.A9" office:value-type="string">
              <text:p text:style-name="P431">Light</text:p>
            </table:table-cell>
            <table:table-cell table:style-name="Table38.B9" office:value-type="string">
              <text:p text:style-name="P86"><text:s/><text:span text:style-name="T927">+</text:span><text:span text:style-name="T929">2</text:span></text:p>
            </table:table-cell>
            <table:table-cell table:style-name="Table38.C9" office:value-type="string">
              <text:p text:style-name="P86"><text:s/>+<text:span text:style-name="T930">0</text:span><text:span text:style-name="T929">(0)</text:span></text:p>
            </table:table-cell>
            <table:table-cell table:style-name="Table38.D9" office:value-type="string">
              <text:p text:style-name="P435">Dexterity-<text:span text:style-name="T937">only</text:span></text:p>
            </table:table-cell>
          </table:table-row>
          <table:table-row table:style-name="Table38.1">
            <table:table-cell table:style-name="Table38.A10" office:value-type="string">
              <text:p text:style-name="P502">Medium</text:p>
            </table:table-cell>
            <table:table-cell table:style-name="Table38.B10" office:value-type="string">
              <text:p text:style-name="P501">+1</text:p>
            </table:table-cell>
            <table:table-cell table:style-name="Table38.B10" office:value-type="string">
              <text:p text:style-name="P501">+1(0)</text:p>
            </table:table-cell>
            <table:table-cell table:style-name="Table38.D10" office:value-type="string">
              <text:p text:style-name="P490"/>
            </table:table-cell>
          </table:table-row>
          <table:table-row table:style-name="Table38.1">
            <table:table-cell table:style-name="Table38.A11" office:value-type="string">
              <text:p text:style-name="P273">Heavy</text:p>
            </table:table-cell>
            <table:table-cell table:style-name="Table38.B11" office:value-type="string">
              <text:p text:style-name="P274">+0</text:p>
            </table:table-cell>
            <table:table-cell table:style-name="Table38.C11" office:value-type="string">
              <text:p text:style-name="P274">+2(0)</text:p>
            </table:table-cell>
            <table:table-cell table:style-name="Table38.D11" office:value-type="string">
              <text:p text:style-name="P438">Strength <text:span text:style-name="T929">-</text:span><text:span text:style-name="T937">only</text:span></text:p>
            </table:table-cell>
          </table:table-row>
        </table:table>
        <text:h text:style-name="P681" text:outline-level="3">Finishing Touches</text:h>
        <text:p text:style-name="P11">Once your character has been finalized, it<text:span text:style-name="T746"> is time to record static values. If you are using the provided character sheet, this next part will be completed automatically.</text:span></text:p>
        <text:list xml:id="list145856940750012" text:continue-list="list145855848275634" text:style-name="Exalted_20_1a">
          <text:list-item text:start-value="1">
            <text:p text:style-name="P626"><text:span text:style-name="T586">Choose a name for your character and describe them. This description should include your </text:span><text:a xlink:type="simple" xlink:href="#Anima Banner" text:style-name="Internet_20_link" text:visited-style-name="Visited_20_Internet_20_Link"><text:span text:style-name="T586">Anima Banner</text:span></text:a><text:span text:style-name="T586">, the personal soulshape of light that surrounds your character when brimming with power.</text:span></text:p>
          </text:list-item>
          <text:list-item>
            <text:p text:style-name="P632"><text:span text:style-name="T590">Set your </text:span><text:a xlink:type="simple" xlink:href="#Essence" text:style-name="Internet_20_link" text:visited-style-name="Visited_20_Internet_20_Link"><text:span text:style-name="T595">Essence</text:span></text:a><text:span text:style-name="T590"> to 1, the starting point for all Exalts. This sets you apart from most mortals who do not have an essence rating at all. (Essence 0). </text:span></text:p>
          </text:list-item>
          <text:list-item>
            <text:p text:style-name="P571"><text:span text:style-name="T746">Start with a </text:span><text:span text:style-name="T92">Mote Pool of </text:span><text:span text:style-name="T94">8</text:span><text:span text:style-name="T746">, which is how you empower might charms, spells, and techniques. The pool starts completely filled.</text:span></text:p>
          </text:list-item>
          <text:list-item>
            <text:p text:style-name="P565"><text:span text:style-name="T92">Health</text:span><text:span text:style-name="T746"><text:line-break/>Set to 20, then add (Physique) additional points.</text:span><text:line-break/>In a combat scene, represents how l<text:span text:style-name="T746">ong you may remain in the fight before collapsing from fatigue.</text:span></text:p>
          </text:list-item>
          <text:list-item>
            <text:p text:style-name="P626"><text:span text:style-name="T588">Accuracy</text:span><text:span text:style-name="T590">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text:span text:style-name="T586">Weapons</text:span></text:a><text:span text:style-name="T590">.</text:span></text:p>
          </text:list-item>
          <text:list-item>
            <text:p text:style-name="P571"><text:span text:style-name="T92">Damage</text:span><text:span text:style-name="T746"><text:line-break/>Greater of (Strength, Dexterity, or Essence), </text:span><text:span text:style-name="T752">and add your bonus </text:span><text:span text:style-name="T746">from (Weapon).</text:span></text:p>
            <text:p text:style-name="P576">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532">Rounding</text:p>
              <text:p text:style-name="P216"><text:span text:style-name="T746">When taking the average of numbers, a</text:span>lways round up to the nearest whole number.</text:p>
            </table:table-cell>
          </table:table-row>
        </table:table>
        <text:list xml:id="list145855570697567" text:continue-numbering="true" text:style-name="Exalted_20_1a">
          <text:list-item>
            <text:p text:style-name="P565"><text:span text:style-name="T92">Evasion</text:span><text:span text:style-name="T746"><text:line-break/>(Dexterity + Athletics)/2 + (Armor Modifier)</text:span></text:p>
          </text:list-item>
          <text:list-item>
            <text:p text:style-name="P571"><text:span text:style-name="T92">Block</text:span><text:span text:style-name="T746"><text:line-break/>(Strength + Physique)/2 + (Armor Modifier)</text:span></text:p>
          </text:list-item>
          <text:list-item>
            <text:p text:style-name="P571"><text:span text:style-name="T92">Resolve</text:span><text:span text:style-name="T170"><text:line-break/>(Wits + Integrity)/2.<text:line-break/>Used to defend against anything that would sway your mind and actions, from deceptively sweet words to mind-altering Spells.</text:span></text:p>
          </text:list-item>
        </text:list>
        <text:h text:style-name="P649" text:outline-level="2"><text:soft-page-break/>Advancement</text:h>
        <text:p text:style-name="P164">Essence increases automatically depending on how much <text:span text:style-name="T50">total</text:span> xp has <text:span text:style-name="T178">been gained, </text:span><text:span text:style-name="T179">(+</text:span><text:span text:style-name="T227">30</text:span><text:span text:style-name="T179">xp) for each level.</text:span></text:p>
        <table:table table:name="Table5" table:style-name="Table5">
          <table:table-column table:style-name="Table5.A"/>
          <table:table-column table:style-name="Table5.B"/>
          <table:table-row table:style-name="Table5.1">
            <table:table-cell table:style-name="Table5.A1" office:value-type="string">
              <text:p text:style-name="P302">Essence</text:p>
            </table:table-cell>
            <table:table-cell table:style-name="Table5.A1" office:value-type="string">
              <text:p text:style-name="P303">Total XP</text:p>
            </table:table-cell>
          </table:table-row>
          <table:table-row table:style-name="TableLine3064000088304">
            <table:table-cell table:style-name="Table5.A2" office:value-type="string">
              <text:p text:style-name="P313">1</text:p>
            </table:table-cell>
            <table:table-cell table:style-name="Table5.B2" office:value-type="float" office:value="0">
              <text:p text:style-name="P314">0</text:p>
            </table:table-cell>
          </table:table-row>
          <table:table-row table:style-name="TableLine3064000091296">
            <table:table-cell table:style-name="Table5.A5" office:value-type="string">
              <text:p text:style-name="P313">2</text:p>
            </table:table-cell>
            <table:table-cell table:style-name="Table5.B3" office:value-type="float" office:value="30">
              <text:p text:style-name="P321">30</text:p>
            </table:table-cell>
          </table:table-row>
          <table:table-row table:style-name="TableLine3064000094016">
            <table:table-cell table:style-name="Table5.A2" office:value-type="string">
              <text:p text:style-name="P313">3</text:p>
            </table:table-cell>
            <table:table-cell table:style-name="Table5.B2" office:value-type="float" office:value="60">
              <text:p text:style-name="P314"><text:span text:style-name="T826">6</text:span>0</text:p>
            </table:table-cell>
          </table:table-row>
          <table:table-row table:style-name="TableLine3064000091840">
            <table:table-cell table:style-name="Table5.A5" office:value-type="string">
              <text:p text:style-name="P313">4</text:p>
            </table:table-cell>
            <table:table-cell table:style-name="Table5.B3" office:value-type="float" office:value="90">
              <text:p text:style-name="P322">90</text:p>
            </table:table-cell>
          </table:table-row>
          <table:table-row table:style-name="TableLine3064000079872">
            <table:table-cell table:style-name="Table5.A2" office:value-type="string">
              <text:p text:style-name="P313">5</text:p>
            </table:table-cell>
            <table:table-cell table:style-name="Table5.B2" office:value-type="float" office:value="120">
              <text:p text:style-name="P323">1<text:span text:style-name="T826">20</text:span></text:p>
            </table:table-cell>
          </table:table-row>
          <table:table-row table:style-name="Table5.7">
            <table:table-cell table:style-name="Table5.A7" office:value-type="string">
              <text:p text:style-name="P324">6 <text:span text:style-name="T566">(</text:span>+<text:span text:style-name="T566">)</text:span></text:p>
            </table:table-cell>
            <table:table-cell table:style-name="Table5.A7" office:value-type="string">
              <text:p text:style-name="P325">150 (+50)</text:p>
            </table:table-cell>
          </table:table-row>
        </table:table>
        <table:table table:name="Table6" table:style-name="Table6">
          <table:table-column table:style-name="Table6.A"/>
          <table:table-row table:style-name="Table6.1">
            <table:table-cell table:style-name="Table6.A1" office:value-type="string">
              <text:p text:style-name="P519">Essence 6+</text:p>
              <text:p text:style-name="P375">Once an Exalt reaches Essence 6, they start to transcend mortal boundaries. They may push their Attributes and Abilities past <text:span text:style-name="T563">rating</text:span> 5, up to their current Essence Level.</text:p>
              <text:p text:style-name="P375"/>
              <text:p text:style-name="P375">Each Essence Level past 6 requires 50 xp.</text:p>
            </table:table-cell>
          </table:table-row>
        </table:table>
        <text:p text:style-name="P164"><text:span text:style-name="T810">Remember that e</text:span><text:span text:style-name="T704">ach Essence </text:span><text:span text:style-name="T567">Rank</text:span><text:span text:style-name="T704"> provide</text:span><text:span text:style-name="T568">s</text:span><text:span text:style-name="T704">:</text:span></text:p>
        <text:list xml:id="list1490590227" text:style-name="Exalt_20_Dot">
          <text:list-item>
            <text:p text:style-name="P579"><text:span text:style-name="T759">+5</text:span> <text:span text:style-name="T180">Health</text:span></text:p>
          </text:list-item>
          <text:list-item>
            <text:p text:style-name="P580">+<text:span text:style-name="T797">2</text:span> <text:span text:style-name="T690">Maximum </text:span>Motes</text:p>
          </text:list-item>
          <text:list-item>
            <text:p text:style-name="P581"><text:span text:style-name="T810">Ensures a m</text:span>inimum <text:span text:style-name="T761">Base </text:span>Damage of (Essence)</text:p>
          </text:list-item>
        </text:list>
        <text:p text:style-name="P165">At <text:span text:style-name="T49">Essence 3</text:span><text:span text:style-name="T101"> and </text:span><text:span text:style-name="T49">Essence 5</text:span><text:span text:style-name="T101">, the character gains access to purchasing </text:span><text:span text:style-name="T49">Greater</text:span><text:span text:style-name="T101"> and </text:span><text:span text:style-name="T49">Capstone</text:span><text:span text:style-name="T101"> charms, respectively.</text:span></text:p>
        <text:p text:style-name="P166"><text:span text:style-name="T101">You may only save up to </text:span><text:span text:style-name="T49">One</text:span><text:span text:style-name="T343"> </text:span><text:span text:style-name="T400">Power’s</text:span><text:span text:style-name="T343"> worth of experience to purchase higher level powers </text:span><text:span text:style-name="T370">on reaching thi</text:span><text:span text:style-name="T371">s</text:span><text:span text:style-name="T370"> milestone</text:span><text:span text:style-name="T148">—e.g. you cannot reach Essence 3 and then suddenly have </text:span><text:span text:style-name="T147">5</text:span><text:span text:style-name="T148"> Greater Charms </text:span><text:span text:style-name="T146">in your repertoire</text:span></text:p>
        <text:h text:style-name="P720" text:outline-level="3">XP Gain</text:h>
        <text:p text:style-name="P167">Player Characters in the same group should be kept at the same amount of experience points, so that no single character gets significantly ahead or behind others—<text:span text:style-name="T809">as well, it takes the entire group to create moments, not individuals.</text:span></text:p>
        <text:p text:style-name="P168">Players should gain <text:span text:style-name="T49">Two XP</text:span><text:span text:style-name="T101"> as a base for each Session, and gain an additional </text:span><text:span text:style-name="T49">One XP</text:span><text:span text:style-name="T101"> for meeting any and each of the following:</text:span></text:p>
        <text:list xml:id="list3118826842" text:style-name="Exalted_20_Center_20_Dot">
          <text:list-item>
            <text:p text:style-name="P582">Creating a moment of excellent roleplay.</text:p>
          </text:list-item>
          <text:list-item>
            <text:p text:style-name="P582">A character falling victim to their Great Curse, impeding their journey in some way. This does not need to be a Limit Break.</text:p>
          </text:list-item>
          <text:list-item>
            <text:p text:style-name="P583">Reaching a milestone in a player character’s personal story.</text:p>
          </text:list-item>
          <text:list-item>
            <text:p text:style-name="P589">Reaching a milestone <text:span text:style-name="T808">in t</text:span>he overarching Story.</text:p>
          </text:list-item>
          <text:list-item>
            <text:p text:style-name="P583">Suffering a <text:span text:style-name="T808">great</text:span> defeat.</text:p>
          </text:list-item>
        </text:list>
        <text:p text:style-name="P169"><text:span text:style-name="T811">Gain </text:span><text:span text:style-name="T77">Two XP </text:span><text:span text:style-name="T150">for any of the following:</text:span></text:p>
        <text:list xml:id="list145855113533977" text:continue-numbering="true" text:style-name="Exalted_20_Center_20_Dot">
          <text:list-item>
            <text:p text:style-name="P590">Finishing a Story.</text:p>
          </text:list-item>
          <text:list-item>
            <text:p text:style-name="P590">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522">Tuning Experience Gain</text:p>
              <text:p text:style-name="P216">Consider how long you want to play the game, and adjust your base Experience gain <text:span text:style-name="T813">based on how quickly you want to meet milestones</text:span>. <text:span text:style-name="T812">Remember that:</text:span></text:p>
              <text:list xml:id="list145856325544784" text:continue-list="list1490590227" text:style-name="Exalt_20_Dot">
                <text:list-item>
                  <text:p text:style-name="P734"><text:span text:style-name="T812">An average of </text:span><text:span text:style-name="T811">5xp will be </text:span><text:span text:style-name="T827">6</text:span><text:span text:style-name="T811"> sessions a level, <text:line-break/>or 30 </text:span><text:span text:style-name="T827">S</text:span><text:span text:style-name="T811">essions to reach Essence 6.</text:span></text:p>
                </text:list-item>
                <text:list-item>
                  <text:p text:style-name="P736"><text:span text:style-name="T812">An average of </text:span>7xp will be <text:span text:style-name="T228">4</text:span> sessions a level, <text:line-break/>or 22 Sessions to reach Essence 6</text:p>
                </text:list-item>
                <text:list-item>
                  <text:p text:style-name="P735"><text:span text:style-name="T812">An average of </text:span><text:span text:style-name="T811">10 xp will be </text:span><text:span text:style-name="T827">3</text:span><text:span text:style-name="T811"> sessions a level, <text:line-break/>or 15 Sessions to reach Essence 6.</text:span></text:p>
                </text:list-item>
              </text:list>
            </table:table-cell>
          </table:table-row>
        </table:table>
        <text:h text:style-name="P682" text:outline-level="3">Gaining Resources</text:h>
        <text:p text:style-name="P164"><text:span text:style-name="T814">Project </text:span>Resources should be sought out and rewarded, based on the Player’s actions in the story—<text:span text:style-name="T569">it represents </text:span><text:span text:style-name="T814">everything from</text:span><text:span text:style-name="T569"> riches, favors, </text:span><text:span text:style-name="T815">or</text:span><text:span text:style-name="T569"> manpower gathered.</text:span></text:p>
        <text:p text:style-name="P503"><text:span text:style-name="T817">Each point of Resources is equivalent to a dot of Merits, or a scale of a World Project. <text:s/>However, Merits or Projects of Scale </text:span><text:span text:style-name="T49">4 or Higher</text:span><text:span text:style-name="T817"> must seek out a </text:span><text:span text:style-name="T49">Keystone </text:span><text:span text:style-name="T817">to complete the project.</text:span></text:p>
        <text:p text:style-name="P170"><text:span text:style-name="T397">Unlike Experience Points, Resources </text:span><text:span text:style-name="T438">do not</text:span><text:span text:style-name="T335"> need to be the same between characters—deciding who gets what is completely a decision that can be done in character, if something is limited.</text:span></text:p>
        <text:h text:style-name="P651" text:outline-level="2"><text:soft-page-break/>Alternate Starts</text:h>
        <text:h text:style-name="P683" text:outline-level="3">Higher Essence Starts</text:h>
        <text:p text:style-name="P376">If you wish to start at higher Essence, the following are <text:span text:style-name="T2">suggested</text:span> paths for character advancement—<text:span text:style-name="T847">you are not </text:span><text:span text:style-name="T31">required</text:span><text:span text:style-name="T538"> to level up this way.</text:span></text:p>
        <text:p text:style-name="P376">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3064000091568">
            <table:table-cell table:style-name="Table7.A1" office:value-type="string">
              <text:p text:style-name="P304"/>
            </table:table-cell>
            <table:table-cell table:style-name="Table7.A1" office:value-type="string">
              <text:p text:style-name="P310">Ess 2</text:p>
            </table:table-cell>
            <table:table-cell table:style-name="Table7.A1" office:value-type="string">
              <text:p text:style-name="P310">Ess 3</text:p>
            </table:table-cell>
            <table:table-cell table:style-name="Table7.A1" office:value-type="string">
              <text:p text:style-name="P310">Ess 4</text:p>
            </table:table-cell>
            <table:table-cell table:style-name="Table7.A1" office:value-type="string">
              <text:p text:style-name="P310">Ess 5</text:p>
            </table:table-cell>
          </table:table-row>
          <table:table-row table:style-name="TableLine3064000093472">
            <table:table-cell table:style-name="Table7.A2" office:value-type="string">
              <text:p text:style-name="P305">Attributes</text:p>
            </table:table-cell>
            <table:table-cell table:style-name="Table7.B2" office:value-type="float" office:value="1">
              <text:p text:style-name="P315">1</text:p>
            </table:table-cell>
            <table:table-cell table:style-name="Table7.B2" office:value-type="float" office:value="3">
              <text:p text:style-name="P315">3</text:p>
            </table:table-cell>
            <table:table-cell table:style-name="Table7.B2" office:value-type="float" office:value="4">
              <text:p text:style-name="P315">4</text:p>
            </table:table-cell>
            <table:table-cell table:style-name="Table7.E2" office:value-type="float" office:value="5">
              <text:p text:style-name="P316">5</text:p>
            </table:table-cell>
          </table:table-row>
          <table:table-row table:style-name="TableLine3064000095104">
            <table:table-cell table:style-name="Table7.A5" office:value-type="string">
              <text:p text:style-name="P311">Abilities</text:p>
            </table:table-cell>
            <table:table-cell table:style-name="Table7.B3" office:value-type="float" office:value="4">
              <text:p text:style-name="P326">4</text:p>
            </table:table-cell>
            <table:table-cell table:style-name="Table7.B3" office:value-type="float" office:value="5">
              <text:p text:style-name="P326">5</text:p>
            </table:table-cell>
            <table:table-cell table:style-name="Table7.B3" office:value-type="float" office:value="7">
              <text:p text:style-name="P327">7</text:p>
            </table:table-cell>
            <table:table-cell table:style-name="Table7.E3" office:value-type="float" office:value="8">
              <text:p text:style-name="P327">8</text:p>
            </table:table-cell>
          </table:table-row>
          <table:table-row table:style-name="TableLine3064000081232">
            <table:table-cell table:style-name="Table7.A2" office:value-type="string">
              <text:p text:style-name="P311">Lesser Powers</text:p>
            </table:table-cell>
            <table:table-cell table:style-name="Table7.B2" office:value-type="float" office:value="3">
              <text:p text:style-name="P326">3</text:p>
            </table:table-cell>
            <table:table-cell table:style-name="Table7.B2" office:value-type="float" office:value="5">
              <text:p text:style-name="P326">5</text:p>
            </table:table-cell>
            <table:table-cell table:style-name="Table7.B2" office:value-type="float" office:value="6">
              <text:p text:style-name="P327">6</text:p>
            </table:table-cell>
            <table:table-cell table:style-name="Table7.E2" office:value-type="float" office:value="7">
              <text:p text:style-name="P327">7</text:p>
            </table:table-cell>
          </table:table-row>
          <table:table-row table:style-name="TableLine3064000082048">
            <table:table-cell table:style-name="Table7.A5" office:value-type="string">
              <text:p text:style-name="P311">Greater Powers</text:p>
            </table:table-cell>
            <table:table-cell table:style-name="Table7.B5" office:value-type="string">
              <text:p text:style-name="P328">-</text:p>
            </table:table-cell>
            <table:table-cell table:style-name="Table7.B3" office:value-type="float" office:value="1">
              <text:p text:style-name="P329">1</text:p>
            </table:table-cell>
            <table:table-cell table:style-name="Table7.D5" office:value-type="string">
              <text:p text:style-name="P327">3</text:p>
            </table:table-cell>
            <table:table-cell table:style-name="Table7.E3" office:value-type="float" office:value="4">
              <text:p text:style-name="P327">4</text:p>
            </table:table-cell>
          </table:table-row>
          <table:table-row table:style-name="Table7.6">
            <table:table-cell table:style-name="Table7.A2" office:value-type="string">
              <text:p text:style-name="P311">Capstone Powers</text:p>
            </table:table-cell>
            <table:table-cell table:style-name="Table7.B6" office:value-type="string">
              <text:p text:style-name="P330">-</text:p>
            </table:table-cell>
            <table:table-cell table:style-name="Table7.C6" office:value-type="string">
              <text:p text:style-name="P330">-</text:p>
            </table:table-cell>
            <table:table-cell table:style-name="Table7.D6" office:value-type="string">
              <text:p text:style-name="P330">-</text:p>
            </table:table-cell>
            <table:table-cell table:style-name="Table7.E2" office:value-type="float" office:value="1">
              <text:p text:style-name="P331">1</text:p>
            </table:table-cell>
          </table:table-row>
          <table:table-row table:style-name="Table7.7">
            <table:table-cell table:style-name="Table7.A7" office:value-type="string">
              <text:p text:style-name="P312">Merits/Projects</text:p>
            </table:table-cell>
            <table:table-cell table:style-name="Table7.B7" office:value-type="float" office:value="5">
              <text:p text:style-name="P332">5</text:p>
            </table:table-cell>
            <table:table-cell table:style-name="Table7.B7" office:value-type="float" office:value="10">
              <text:p text:style-name="P332">10</text:p>
            </table:table-cell>
            <table:table-cell table:style-name="Table7.B7" office:value-type="float" office:value="15">
              <text:p text:style-name="P332">15</text:p>
            </table:table-cell>
            <table:table-cell table:style-name="Table7.E7" office:value-type="float" office:value="20">
              <text:p text:style-name="P332">20</text:p>
            </table:table-cell>
          </table:table-row>
        </table:table>
        <table:table table:name="Table8" table:style-name="Table8">
          <table:table-column table:style-name="Table8.A"/>
          <table:table-row table:style-name="Table8.1">
            <table:table-cell table:style-name="Table8.A1" office:value-type="string">
              <text:p text:style-name="P534">Player Character Exceptionalism</text:p>
              <text:p text:style-name="P217">Player Characters are unusual <text:span text:style-name="T570">in </text:span><text:span text:style-name="T571">just how quickly</text:span><text:span text:style-name="T570"> they progres</text:span><text:span text:style-name="T571">s, and are not bound by their Exaltations limits. This is </text:span><text:span text:style-name="T3">unusual</text:span><text:span text:style-name="T504"> and not representative </text:span><text:span text:style-name="T278">of the world at large.</text:span></text:p>
              <text:p text:style-name="P459">For example, it often takes decades or even a millennia to reach Essence 5, a marker that may be reached within a year for your Player Characters.</text:p>
              <text:p text:style-name="P459">As well, non-Player Characters are far more restricted by their Exaltation: the vast majority of Dragonbloods are at Essence 2 or lower, for example. </text:p>
              <text:p text:style-name="P460">This is ignored for the sake of fun, and making sure each Player at the table are at the same level.</text:p>
              <text:p text:style-name="P459">If you truly wish to exaggerate the difference between Exaltations <text:span text:style-name="T572">for Player Characters </text:span><text:span text:style-name="T573">(this is not recommended for new Players)</text:span>, use the following:</text:p>
              <text:list xml:id="list145855141105226" text:continue-numbering="true" text:style-name="Exalt_20_Dot">
                <text:list-item>
                  <text:p text:style-name="P738"><text:span text:style-name="T49">Dragonbloods </text:span><text:span text:style-name="T59">and </text:span><text:span text:style-name="T49">Liminals</text:span> <text:span text:style-name="T574">advance at +</text:span><text:span text:style-name="T828">30</text:span><text:span text:style-name="T574">xp until Essence 3, </text:span><text:span text:style-name="T575">+50xp </text:span><text:span text:style-name="T574">until</text:span><text:span text:style-name="T575"> Essence </text:span><text:span text:style-name="T574">5</text:span><text:span text:style-name="T575">, then +100xp after Essence 5.</text:span></text:p>
                </text:list-item>
                <text:list-item>
                  <text:p text:style-name="P738">Most <text:span text:style-name="T576">other </text:span>Exalts start at Essence 2, with an extra <text:span text:style-name="T828">8</text:span>xp to spend <text:span text:style-name="T577">at character creation. </text:span><text:span text:style-name="T578">They advance every +</text:span><text:span text:style-name="T828">30</text:span><text:span text:style-name="T578">xp until Essence 5, then at +50xp.</text:span></text:p>
                </text:list-item>
                <text:list-item>
                  <text:p text:style-name="P737"><text:span text:style-name="T336">Solars, Abyssals, </text:span><text:span text:style-name="T339">and </text:span><text:span text:style-name="T336">Infernals</text:span><text:span text:style-name="T277"> start at Essence 3, with an extra 1</text:span><text:span text:style-name="T293">2</text:span><text:span text:style-name="T277">xp to spend </text:span><text:span text:style-name="T279">at character creation. </text:span><text:span text:style-name="T280">They advance every +20xp until Essence 5, then +40xp.</text:span><text:span text:style-name="T279"> </text:span></text:p>
                </text:list-item>
              </text:list>
            </table:table-cell>
          </table:table-row>
        </table:table>
        <text:h text:style-name="P684" text:outline-level="3">Mortal Start</text:h>
        <text:p text:style-name="P171">It i<text:span text:style-name="T829">s quite natural to want to start the adventure before the Exalted have become what they are. </text:span><text:span text:style-name="T830">This should be taken with great care and coordination with your Players—this a game of the Exalted, not mortals, after all.</text:span></text:p>
        <text:p text:style-name="P377">Even as a mortal, those Destined to become Exalted are heroic, above normal mortals. They follow this creation guidance:</text:p>
        <text:p text:style-name="P172">Steps</text:p>
        <text:list xml:id="list145857109550891" text:continue-list="list145855570697567" text:style-name="Exalted_20_1a">
          <text:list-item text:start-value="1">
            <text:p text:style-name="P594">Distribute <text:span text:style-name="T49">12 dots</text:span><text:span text:style-name="T101"> into Attributes. Each must be at least 1, and no more than </text:span><text:span text:style-name="T49">3</text:span><text:span text:style-name="T101">.</text:span></text:p>
            <text:p text:style-name="P595"><text:span text:style-name="T101">Suggested:</text:span><text:span text:style-name="T49"><text:line-break/></text:span><text:span text:style-name="T101">[3, 3, 2, 2, 1, 1]</text:span></text:p>
          </text:list-item>
          <text:list-item>
            <text:p text:style-name="P594"><text:span text:style-name="T101">Select </text:span><text:span text:style-name="T49">3 Abilities</text:span><text:span text:style-name="T101"> that your character is known for. One of these may be a </text:span><text:span text:style-name="T36">Supernatural Ability</text:span><text:span text:style-name="T545"> that will be gained when Exalting, though they must take the </text:span><text:span text:style-name="T36">Endowed (3)</text:span><text:span text:style-name="T545"> Merit to reflect this.</text:span></text:p>
            <text:p text:style-name="P594"><text:span text:style-name="T545">Set these abilities to:<text:line-break/></text:span><text:span text:style-name="T36">[4, 3, 3]</text:span></text:p>
          </text:list-item>
          <text:list-item>
            <text:p text:style-name="P572"><text:span text:style-name="T550">Distribute </text:span><text:span text:style-name="T558">9 dots</text:span><text:span text:style-name="T550"> in any of the remaining Abilities. None can be brought above 3.</text:span></text:p>
          </text:list-item>
          <text:list-item>
            <text:p text:style-name="P596"><text:span text:style-name="T746">Gain one </text:span><text:span text:style-name="T92">Fact</text:span><text:span text:style-name="T170"> dedicated to your history.</text:span></text:p>
          </text:list-item>
          <text:list-item>
            <text:p text:style-name="P596"><text:span text:style-name="T551">Mark down </text:span><text:span text:style-name="T559">two</text:span><text:span text:style-name="T551"> </text:span><text:span text:style-name="T319">standard</text:span><text:span text:style-name="T551"> </text:span><text:span text:style-name="T560">L</text:span><text:span text:style-name="T559">anguages</text:span><text:span text:style-name="T551">: one representing your local tongue, and one common to the all the Player Characters (typically Riverspeak).</text:span></text:p>
          </text:list-item>
          <text:list-item>
            <text:p text:style-name="P599"><text:span text:style-name="T551">Gain </text:span><text:span text:style-name="T559">4 dots </text:span><text:span text:style-name="T551">of Merits. You may go into keystone debt </text:span><text:span text:style-name="T555">to do so, and may purchase Special or Supernatural Merits.</text:span></text:p>
          </text:list-item>
          <text:list-item>
            <text:p text:style-name="P633"><text:span text:style-name="T586">Detail out the </text:span><text:a xlink:type="simple" xlink:href="#Armor and Weapons" text:style-name="Internet_20_link" text:visited-style-name="Visited_20_Internet_20_Link"><text:span text:style-name="T586">Armor and Weapons</text:span></text:a><text:span text:style-name="T586"> your character uses. Any other mundane equipment the character has need not be written down—so long as it is a reasonable thing for your character to carry, it may be used.</text:span></text:p>
          </text:list-item>
          <text:list-item>
            <text:p text:style-name="P597"><text:span text:style-name="T551">You may now spend</text:span><text:span text:style-name="T559"> </text:span><text:span text:style-name="T561">8</text:span><text:span text:style-name="T559"> xp</text:span><text:span text:style-name="T551"> freely. </text:span><text:span text:style-name="T554">You </text:span><text:span text:style-name="T320">may use this to increase Abilities </text:span><text:span text:style-name="T321">to no more than</text:span><text:span text:style-name="T320"> </text:span><text:span text:style-name="T340">4</text:span><text:span text:style-name="T320">.</text:span></text:p>
          </text:list-item>
          <text:list-item>
            <text:p text:style-name="P598"><text:span text:style-name="T320">Set</text:span><text:span text:style-name="T341"> </text:span><text:span text:style-name="T342">Health</text:span><text:span text:style-name="T341"> </text:span><text:span text:style-name="T320">to </text:span><text:span text:style-name="T324">15</text:span><text:span text:style-name="T320">, then add (Physique) additional points.</text:span></text:p>
          </text:list-item>
          <text:list-item>
            <text:p text:style-name="P600"><text:span text:style-name="T320">T</text:span><text:span text:style-name="T310">he remaining derived values are calculated as normal.</text:span></text:p>
          </text:list-item>
        </text:list>
      </text:section>
      <text:h text:style-name="P562" text:outline-level="1">The Exalted</text:h>
      <text:p text:style-name="P88"/>
      <text:p text:style-name="P88"/>
      <text:section text:style-name="Sect1" text:name="Section2">
        <text:h text:style-name="P722" text:outline-level="3">Solars</text:h>
        <text:p text:style-name="P173"><text:span text:style-name="T177">The Unconquered Sun chooses his </text:span><text:span text:style-name="T236">champions from the greatest of humanity to be its champions. They are the wisest scholars, the greatest generals, and the most esteemed of diplomats. To be a Solar is to be creature of extremes—they are the mightiest of heroes, and often the most cunning of villains.</text:span></text:p>
        <text:p text:style-name="P174"><text:span text:style-name="T236">S</text:span><text:span text:style-name="T177">olars turn their powers inwards, enhancing what Abilities they pursue. As well, they alone can reach past their natural limitations, using high-level Powers sooner than any other Exalt.</text:span></text:p>
        <text:h text:style-name="P723" text:outline-level="3">Dragonblooded</text:h>
        <text:p text:style-name="P445">Lineage is the single most important thing to a Dragonblooded, <text:span text:style-name="T851">as the blood of the Dragons may flare up and grant Exaltation.</text:span> Every single <text:span text:style-name="T850">Dragonblood can trace their heritage back in an unbroken chain towards the Elemental Dragons themselves. </text:span></text:p>
        <text:p text:style-name="P446">As such Dragonblooded form complex societal webs, rife with intrigue, politics, and backstabbing—particularly in the world-spanning empire that is the Realm. Even the far flung, forgotten branches of their family trees will not be safe from such social pressures.</text:p>
        <text:p text:style-name="P446">Every Dragonblood gains access to the five elements: Fire, Water, Air, Earth, and Wood. As well, as the current masters of the world, they gain the ability to naturally lord and command over peoples without restraint.</text:p>
        <text:h text:style-name="P724" text:outline-level="3">Lunars</text:h>
        <text:p text:style-name="P447">Luna, the Many-Faced Moon chooses their champions from those that cannot be bound—not by definitions, not by laws, and <text:span text:style-name="T2">certainly</text:span> not by any forms of slavery. The Chosen are raw, primal heroes, channeling the raw might of nature, the soul, and the chaotic might of the Wyld.</text:p>
        <text:p text:style-name="P447">Lunars gain access to Shapeshifting, Beasts, Spirit, and the Wyld. As well, the<text:span text:style-name="T852">ir gain access to a Half Form, which allows them to enhance and change their </text:span><text:span text:style-name="T853">natural attributes as needed.</text:span></text:p>
        <text:h text:style-name="P725" text:outline-level="3">Sidereals</text:h>
        <text:p text:style-name="P448">The Chosen of Fate, overseen by the Maidens of Destiny, come into power because <text:span text:style-name="T854">they will have always been given that power</text:span>. T<text:span text:style-name="T854">o be a Sidereal is to accept and understand this circular nature of reality. </text:span><text:span text:style-name="T855">The Chosen of the Stars fight and guide the flow of Fate, Destiny, and the nature of reality itself.</text:span></text:p>
        <text:p text:style-name="P449">Sidereals are gifted powers over <text:s/>the aspects of Fate. They may also weave in their own goals and visions into the tapestry of reality. <text:s/>In addition, they gain access to powerful and strange Martial Arts that stretch and bend the nature of reality.</text:p>
        <text:h text:style-name="P726" text:outline-level="3">Abyssals</text:h>
        <text:p text:style-name="P449">The force of Oblivion seeps at the hidden edges of Creation, consuming and destroying what <text:span text:style-name="T2">is </text:span>so that <text:span text:style-name="T2">nothing</text:span> may replace it. <text:s/>Those mortal unlucky enough to be caught in these forces will find themselves split, empty, partially consumed. Within that <text:span text:style-name="T856">shell</text:span> of a broken soul, the power of the void can take root <text:span text:style-name="T856">and form an Abyssal.</text:span></text:p>
        <text:p text:style-name="P450">Abyssals are creatures that are neither alive nor dead, trapped in between realms. Much like the shadows, they take the form of the strongest light source—in this case the Solars—but their substance is nothing of them. What an Abyssals chooses to do with their profane and destructive power is their choice, be it to become a speaker for the dead, spirits of vengeance, <text:span text:style-name="T857">or even those that wish to hearken the end.</text:span></text:p>
        <text:p text:style-name="P451">The powers of the Abyssal revolve around Blood, Flesh, Shadows, and Memory.</text:p>
        <text:h text:style-name="P727" text:outline-level="3">Infernals</text:h>
        <text:p text:style-name="P452">Before even the Age of Glory, there was a war among the Gods, who overthrew their cruel masters. These creatures chafe at their imprisonment and seek to wreak <text:span text:style-name="T859">their unfocused and impotent </text:span><text:span text:style-name="T888">rage upon the creations of the Gods.</text:span></text:p>
        <text:p text:style-name="P453">Infernals are their solution, a force of power given to those that are <text:span text:style-name="T2">not worthy</text:span> to hold such destructive force—and so will use it casually and callously <text:span text:style-name="T858">in whatever </text:span><text:span text:style-name="T890">force</text:span><text:span text:style-name="T858"> this unworthy mortal deems as “right and good.”</text:span></text:p>
        <text:p text:style-name="P453">Their power is an abomination—a thousand pieces of stolen power from the other Exalts, <text:span text:style-name="T858">taken from the foolish</text:span> over millennia <text:span text:style-name="T858">in exchange for pieces of the Yozi’s great, destructive power, and then stitched together into a demon that merges with the mortal.</text:span></text:p>
        <text:p text:style-name="P454">Infernals draw their powers from the nature of <text:span text:style-name="T889">their masters</text:span> themselves, devoting to one path or another. As well, their form can be overwhelmed with their power, showing the power of their demon in a brief moment of unholy power.</text:p>
        <text:h text:style-name="P679" text:outline-level="3">Alchemicals</text:h>
        <text:p text:style-name="P175">The Machine God <text:span text:style-name="T891">left careful arcane instructions to his followers, to build and create protectors while he slept and healed from his grievous wounds. From these byzantine and incomprehensible instructions are born the champions of his followers, and protector of his sleeping form.</text:span></text:p>
        <text:p text:style-name="P208">Alchemicals are mortal souls <text:span text:style-name="T177">born into an artificial body—built by mortal hands, but gifted the spark of exaltation by the sleeping god. </text:span><text:span text:style-name="T264">They </text:span><text:span text:style-name="T265">will always have a small community to protect and lead.</text:span></text:p>
        <text:p text:style-name="P209"><text:span text:style-name="T265">T</text:span><text:span text:style-name="T177">he power of the Alchemical is focused on the magical materials: Orichalcum, Jade, Moonsilver, Starmetal, and Soulsteel. Their powers are modular, allowing swapping of charms and powers as they see fit.</text:span></text:p>
        <text:h text:style-name="P728" text:outline-level="3"><text:soft-page-break/>Getimians</text:h>
        <text:p text:style-name="P552"><text:span text:style-name="T590">&lt;</text:span><text:span text:style-name="T591">todo&gt;</text:span></text:p>
        <text:h text:style-name="P729" text:outline-level="3"><text:span text:style-name="T591">E</text:span><text:span text:style-name="T590">xigents</text:span></text:h>
        <text:p text:style-name="Exalted"><text:span text:style-name="T590">&lt;</text:span><text:span text:style-name="T592">todo&gt;</text:span></text:p>
        <text:p text:style-name="P211">Other Creatures</text:p>
        <text:h text:style-name="P730" text:outline-level="3">The Fair Folk</text:h>
        <text:p text:style-name="P11">&lt;<text:span text:style-name="T892">todo&gt;</text:span></text:p>
        <text:h text:style-name="P679" text:outline-level="3">Dragon Kings</text:h>
        <text:p text:style-name="P557"><text:span text:style-name="T586">&lt;</text:span><text:span text:style-name="T597">todo&gt;</text:span></text:p>
      </text:section>
      <text:h text:style-name="P652" text:outline-level="2"><text:bookmark-start text:name="Attributes"/>Attributes<text:bookmark-end text:name="Attributes"/></text:h>
      <text:section text:style-name="Sect2" text:name="Section9">
        <text:p text:style-name="P131">Attributes are a character’s raw, innate skills. They represent the capacity and limitations of the body, mind, and soul. Attributes may be trained and expanded on, but often take quite a bit of time and effort to do so <text:span text:style-name="T628">which is represented by their experience costs.</text:span></text:p>
        <text:p text:style-name="P131">All Attributes start at Rating One, and may reach up to Rating Five. There is nothing, save death, that can decrease a character’s Attribute below One.</text:p>
      </text:section>
      <text:p text:style-name="P219"/>
      <text:section text:style-name="Sect3" text:name="Section8">
        <text:h text:style-name="P679" text:outline-level="3">Strength</text:h>
        <text:p text:style-name="P140">Physical Force</text:p>
        <text:p text:style-name="P11">Strength represents both the raw muscular strength a character contains, as well as the intuition and practice to use it effectively. </text:p>
        <text:h text:style-name="P679" text:outline-level="3">Dexterity</text:h>
        <text:p text:style-name="P140">Physical Finesse</text:p>
        <text:p text:style-name="P11">Dexterity is the fine control, reflexes, and agility a character has over their own body</text:p>
        <text:h text:style-name="P680" text:outline-level="3">Charisma</text:h>
        <text:p text:style-name="P140">Social Force</text:p>
        <text:p text:style-name="P11">Charisma is a measure of how a character can outwardly express themselves to others through active communication. </text:p>
        <text:h text:style-name="P679" text:outline-level="3">Insight</text:h>
        <text:p text:style-name="P141">Social Finesse</text:p>
        <text:p text:style-name="P131">Insight is a measure of how a character can understand others by observing their actions, words, and expressions. A character with high Insight would be able to correctly guess and understand an other’s motivation to predict their next actions—<text:span text:style-name="T865">as well as manipulate them.</text:span></text:p>
        <text:h text:style-name="P685" text:outline-level="3">Intelligence</text:h>
        <text:p text:style-name="P141">Mental Force</text:p>
        <text:p text:style-name="P131">Intelligence is a measure of how a character can think logically, organize thoughts, absorb information, and connect together disparate pieces of information.</text:p>
        <text:h text:style-name="P686" text:outline-level="3">Wits</text:h>
        <text:p text:style-name="P141">Mental Finesse</text:p>
        <text:p text:style-name="P131"><text:span text:style-name="T247">Wits</text:span> is a measure of intuition, common sense, and fast-thinking. <text:span text:style-name="T866">Whenever a character needs to react quickly, come up with a clever quip, or intuit something with their “Street-Smarts,” they will use Wits.</text:span></text:p>
      </text:section>
      <text:p text:style-name="P11"/>
      <text:h text:style-name="P653" text:outline-level="2">Abilities</text:h>
      <text:section text:style-name="Sect4" text:name="Section13">
        <text:p text:style-name="P131">Abilities are skills that have been honed, trained, and developed through education and experience. Abilities range from Zero (0) to Five (5).</text:p>
        <text:p text:style-name="P131"><text:span text:style-name="T82">Natural</text:span><text:span text:style-name="T155"> </text:span><text:span text:style-name="T156">A</text:span><text:span text:style-name="T155">bilities are those that any mortal (and thus Exalt) has the capacity learn, train, and perform actions with. Characters may always roll with a Natural Ability, even if they have 0 in the rating.</text:span></text:p>
      </text:section>
      <text:section text:style-name="Sect5" text:name="Section11">
        <text:p text:style-name="P133">Martial</text:p>
        <text:h text:style-name="P686" text:outline-level="3">Archery</text:h>
        <text:p text:style-name="P122">Mastery of <text:span text:style-name="T629">physical </text:span>weapons <text:span text:style-name="T629">that deal damage through projectiles. </text:span><text:span text:style-name="T630">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132">Ammunition</text:p>
              <text:p text:style-name="P136"><text:span text:style-name="T1">Exalted</text:span> does not require the Player to keep track of their character’s ammunition. <text:span text:style-name="T867">You only run out when it is dramatically appropriate, </text:span><text:span text:style-name="T868">as decided by the Player.</text:span></text:p>
            </table:table-cell>
          </table:table-row>
        </table:table>
        <text:h text:style-name="P686" text:outline-level="3">Athletics</text:h>
        <text:p text:style-name="P131">Athletics is a measure of <text:span text:style-name="T1">physical motion,</text:span><text:span text:style-name="T503"> </text:span><text:span text:style-name="T513">and covers anything that might constitute </text:span><text:span text:style-name="T514">aerobic exercise.</text:span></text:p>
        <text:h text:style-name="P686" text:outline-level="3">Brawl</text:h>
        <text:p text:style-name="P176">Mastery o<text:span text:style-name="T187">f the body, allowing attacks from any part of the limb, ranging from kicking, punching, tripping, or grappling. While often performed unarmed, Brawl has a selection of weapons that can be used, such as brass knuckles.</text:span></text:p>
        <text:h text:style-name="P686" text:outline-level="3">Melee</text:h>
        <text:p text:style-name="P176">Mastery o<text:span text:style-name="T187">f the </text:span><text:span text:style-name="T188">close-quarter weapons, </text:span><text:span text:style-name="T189">such as swords, </text:span><text:span text:style-name="T223">axes, </text:span><text:span text:style-name="T189">or clubs.</text:span></text:p>
        <text:h text:style-name="P686" text:outline-level="3">Physique</text:h>
        <text:p text:style-name="P504">Note<text:span text:style-name="T101">: Each point of Physique increases your </text:span><text:span text:style-name="T125">H</text:span><text:span text:style-name="T101">ealth by +1.</text:span></text:p>
        <text:p text:style-name="P131"><text:span text:style-name="T345">Physique</text:span><text:span text:style-name="T114"> is the measure of fortitude and well-being, strength and hardiness: the ability to shrug off attacks, poisons, and any debilitation of the body </text:span><text:span text:style-name="T115">or mind</text:span><text:span text:style-name="T114">.</text:span></text:p>
        <text:h text:style-name="P686" text:outline-level="3">Thrown</text:h>
        <text:p text:style-name="P131"><text:span text:style-name="T869">Mastery of </text:span><text:span text:style-name="T629">physical </text:span><text:span text:style-name="T869">weapons </text:span><text:span text:style-name="T629">that deal damage </text:span><text:span text:style-name="T870">hurling weapons at enemies, such as knives, spears, and even improvised objects.</text:span></text:p>
        <text:p text:style-name="P134"><text:span text:style-name="T631">S</text:span>ocial</text:p>
        <text:h text:style-name="P731" text:outline-level="3">Bureaucracy</text:h>
        <text:p text:style-name="P378">Bureaucracy relates to all matters legal, organizational, and mercantile.</text:p>
        <text:h text:style-name="P686" text:outline-level="3">Command</text:h>
        <text:p text:style-name="P131"><text:span text:style-name="T114">Command </text:span><text:span text:style-name="T116">covers the skills necessary to manage, inspire, and otherwise </text:span><text:span text:style-name="T346">direct</text:span><text:span text:style-name="T114"> people, typically in large groups.</text:span></text:p>
        <text:h text:style-name="P686" text:outline-level="3">Integrity</text:h>
        <text:p text:style-name="P131">Integrity is a measure of how tightly a character can keep to their convictions, goals, and objectives <text:span text:style-name="T632">without being influenced by outside forces.</text:span> </text:p>
        <text:h text:style-name="P686" text:outline-level="3">Investigation</text:h>
        <text:p text:style-name="P372">Investigation focuses on the ability to search, uncover, or otherwise procure specific details, often revealing things that others do not want revealed. </text:p>
        <text:h text:style-name="P686" text:outline-level="3">Performance</text:h>
        <text:p text:style-name="P131">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686" text:outline-level="3">Socialize</text:h>
        <text:p text:style-name="P123">Socialization is a way to relate and talk with people, making them feel heard and personally connected <text:span text:style-name="T633">with them.</text:span></text:p>
        <text:h text:style-name="P686" text:outline-level="3">Subterfuge</text:h>
        <text:p text:style-name="P131"><text:span text:style-name="T375">Deception</text:span><text:span text:style-name="T114"> is the art of trickery,</text:span><text:span text:style-name="T157"> manipulation, </text:span><text:span text:style-name="T158">a</text:span><text:span text:style-name="T159">nd physical stealth. I</text:span><text:span text:style-name="T114">ts masters are adept at getting people to do what they want without them even realizing an outside influence is even there.</text:span></text:p>
        <text:p text:style-name="P134">Utility</text:p>
        <text:h text:style-name="P686" text:outline-level="3">Awareness</text:h>
        <text:p text:style-name="P27">Awareness is a measure of alertness and impromptu understanding of events through any and all of the senses.</text:p>
        <text:h text:style-name="P687" text:outline-level="3">Craft</text:h>
        <text:p text:style-name="P131">Craft is used to produce, analyze, and repair physical constructs and moving parts. A crafter knows how to take raw discard material and turn it into a wondrous, machine<text:span text:style-name="T807">s</text:span> intended for mechanical <text:span text:style-name="T806">and aesthetic purposes.</text:span></text:p>
        <text:h text:style-name="P686" text:outline-level="3">Lore</text:h>
        <text:p text:style-name="P15"><text:span text:style-name="T2">Note: </text:span><text:span text:style-name="T36">See the </text:span><text:span text:style-name="T430">special</text:span><text:span text:style-name="T36"> Action</text:span><text:span text:style-name="T39"> </text:span><text:a xlink:type="simple" xlink:href="#Recall Fact" text:style-name="Internet_20_link" text:visited-style-name="Visited_20_Internet_20_Link">Recall Fact</text:a></text:p>
        <text:p text:style-name="P131">Lore is both the breadth and depth of understanding in the world, ranging from geographic knowledge to religion and philosophy.<text:span text:style-name="T297"> </text:span></text:p>
        <text:h text:style-name="P688" text:outline-level="3">Medicine</text:h>
        <text:p text:style-name="P177">Medicine is the study of the body and how it operates, spiritually, <text:span text:style-name="T871">mentally,</text:span> and physically. <text:span text:style-name="T872">Those with high Medicine will know how to treat injuries, gather herbs, and strike at essence flow lines to heal (or harm) their patient.</text:span></text:p>
        <text:h text:style-name="P686" text:outline-level="3">Navigation</text:h>
        <text:p text:style-name="P131">Navigation is the ability to traverse terrains—from land, to sea, to jungle—and come out unscathed and on time. A trained Navigator will know their hand at reigns, the stern of a ship.</text:p>
        <text:h text:style-name="P721" text:outline-level="3">Stealth</text:h>
        <text:p text:style-name="P139">The art of not being seen, from physical stillness to knowing how to blend into a crowd. Also includes some tricks of the trade, such as lockpicking.</text:p>
        <text:h text:style-name="P686" text:outline-level="3">Survival</text:h>
        <text:p text:style-name="P131"><text:span text:style-name="T224">Survival is the ability to tame the wild-lands, </text:span><text:span text:style-name="T221">ranging from scavenging, to identifying dangerous animals, as well as how to track others.</text:span></text:p>
      </text:section>
      <text:section text:style-name="Sect1" text:name="Section12">
        <text:h text:style-name="P654" text:outline-level="2"><text:soft-page-break/>Supernatural Abilities</text:h>
        <text:p text:style-name="P131"><text:span text:style-name="T48">Supernatural</text:span> <text:span text:style-name="T48">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131">For example, those chosen to be a Dragon-Blooded are opened up to the Elemental Abilities of Fire, Water, Air, Earth, and Wood, but are restricted from the Lunar’s Shapeshifting Ability.</text:p>
        <text:p text:style-name="P131">A minimum of Rating One is required to perform any Supernatural Ability, and it cannot be learned without a specific Merit or Exaltation.</text:p>
        <text:p text:style-name="P131">Since Supernatural Abilities are so closely tied with an Exaltation, Gods, or Creature of Power, <text:span text:style-name="T746">most</text:span> will be detailed in their respective books. Occult, however, is the only Supernatural Ability that is available to all Exalts, and even some mortals.</text:p>
        <text:h text:style-name="P686" text:outline-level="3">Occult</text:h>
        <text:p text:style-name="P131">Sorcery is the method of twisting, changing, and exploiting the rules of reality to the practitioner’s favor. The methods of doing so are arcane, often requiring long, drawn-out rituals to perform correctly.</text:p>
        <text:p text:style-name="P96">Occult encompasses many thing, but focuses primarily on Environmental changes, summoning of demons, and control over the spirits of the world.</text:p>
        <text:p text:style-name="P178">All Exalted, and even some mortals, have the potential to learn Occult. <text:span text:style-name="T798">However, they must be Initiated into the arts by some teacher or force. A Player should be able to point to one of their Merits as a reasonable source for their tutalage.</text:span></text:p>
        <text:p text:style-name="P135">Uses</text:p>
        <text:p text:style-name="P131">Occult, as a raw ability, can be used to sense the flows of essence around the player, as well as setup low magic rituals which are called “Thaumaturgies”. Examples include reading tea leaves, laying down a protective salt circle, or performing an exorcism.</text:p>
        <text:p text:style-name="P131">As well, studies in Occult will often give a base level understanding of the difference between Spirits and otherworldly creatures of power—though it will always be filtered through a light of what the practical application is.</text:p>
        <text:p text:style-name="P135">Restrictions</text:p>
        <text:p text:style-name="P131">Occult is a broad skill, one that manipulates the very Essence that life in Creation relies up<text:span text:style-name="T720">on, s</text:span><text:span text:style-name="T220">o it can sometimes be unclear to allow anything and everything through. </text:span><text:span text:style-name="T202">So, there are a few guiding restrictions when using Occult </text:span><text:span text:style-name="T267">and creating custom Spells</text:span><text:span text:style-name="T202">:</text:span></text:p>
        <text:list xml:id="list145855965928573" text:continue-list="list145855141105226" text:style-name="Exalt_20_Dot">
          <text:list-item>
            <text:p text:style-name="P601"><text:span text:style-name="T177">It takes time. Aside from the most basic uses, Occult is highly ritualistic, </text:span><text:span text:style-name="T203">rarely being able to used in </text:span><text:span text:style-name="T204">single action. It also often may only be done in specific times of the day, or with certain reagents.</text:span></text:p>
          </text:list-item>
          <text:list-item>
            <text:p text:style-name="P602"><text:span text:style-name="T204">T</text:span><text:span text:style-name="T177">he cost is typically higher than other powers, and more often than not dips into Anima.</text:span></text:p>
          </text:list-item>
          <text:list-item>
            <text:p text:style-name="P634">Changing the unwilling is particularly difficult, <text:span text:style-name="T905">and cannot be done at introductory powers.</text:span></text:p>
          </text:list-item>
        </text:list>
        <table:table table:name="Table23" table:style-name="Table23">
          <table:table-column table:style-name="Table23.A"/>
          <table:table-row table:style-name="Table23.1">
            <table:table-cell table:style-name="Table23.A1" office:value-type="string">
              <text:p text:style-name="P535">Occult Knowledge</text:p>
              <text:p text:style-name="P370">Having occult confers a certain base level knowledge about spirits, demons, and other aspects of Creation—however <text:span text:style-name="T635">it should be treated as a </text:span><text:span text:style-name="T9">compliment</text:span><text:span text:style-name="T516"> to Lore, not a replacement.</text:span></text:p>
              <text:p text:style-name="P371"><text:span text:style-name="T503">A general rule of thumb is to think of Occult concerned more with the “practical application” of such knowledge, with Lore focusing more on the historical, </text:span><text:span text:style-name="T517">cultural, and general knowledge.</text:span></text:p>
            </table:table-cell>
          </table:table-row>
        </table:table>
        <table:table table:name="Table33" table:style-name="Table33">
          <table:table-column table:style-name="Table33.A"/>
          <table:table-column table:style-name="Table33.B"/>
          <table:table-row table:style-name="TableLine3064000109792">
            <table:table-cell table:style-name="Table33.A1" table:number-columns-spanned="2" office:value-type="string">
              <text:p text:style-name="P306">Sample Thaumaturgies</text:p>
            </table:table-cell>
            <table:covered-table-cell/>
          </table:table-row>
          <table:table-row table:style-name="TableLine3064000102992">
            <table:table-cell table:style-name="Table33.A2" office:value-type="string">
              <text:p text:style-name="P307">Read Tea Leaves</text:p>
            </table:table-cell>
            <table:table-cell table:style-name="Table33.A2" office:value-type="string">
              <text:p text:style-name="P333">While the stars are visible, spend at least 15 minutes performing a ceremony brewing, drinking and then studying tea.</text:p>
              <text:p text:style-name="P333">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3064000111696">
            <table:table-cell table:style-name="Table33.A3" office:value-type="string">
              <text:p text:style-name="P308">Unquenchable Flame</text:p>
            </table:table-cell>
            <table:table-cell table:style-name="Table33.A3" office:value-type="string">
              <text:p text:style-name="P317">Gather and arrange a set of rocks, no wider than the width of a horse, in a geometric pattern favored by <text:span text:style-name="T699">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308">Exorcism</text:p>
            </table:table-cell>
            <table:table-cell table:style-name="Table33.A2" office:value-type="string">
              <text:p text:style-name="P318">By chanting, forming ritualistic circles, and performing a concentrated twisting of Essence, the sorcerer can banish a ghost or other underworld creature back to a Shadowlands.</text:p>
              <text:p text:style-name="P319">This cannot be done with any unwilling, undefeated creature that has an Essence Rating.</text:p>
            </table:table-cell>
          </table:table-row>
          <table:table-row table:style-name="Table33.5">
            <table:table-cell table:style-name="Table33.A2" office:value-type="string">
              <text:p text:style-name="P309">Words of Dreams</text:p>
            </table:table-cell>
            <table:table-cell table:style-name="Table33.A2" office:value-type="string">
              <text:p text:style-name="P320">By staring into a polished mirror, pond, or other reflective surface, and by sacrificing some symbolic link to the target such as a lock of hair, the Sorcerer can appear into the dreams of the target the next time they sleep.</text:p>
            </table:table-cell>
          </table:table-row>
        </table:table>
        <text:p text:style-name="P219"/>
        <text:h text:style-name="P655" text:outline-level="2"><text:soft-page-break/>Custom Abilities</text:h>
        <text:p text:style-name="P157">The provided Abilities are not considered comprehensive or exclusive list-simply a selection that is expected to be most useful in the Exalted setting. <text:span text:style-name="T746">Creating abilities and charms custom to specific characters or settings is not only allowed, but it is encouraged!</text:span></text:p>
        <text:p text:style-name="P95">There are a few guidelines that must be followed when creating a new ability:</text:p>
        <text:list xml:id="list145855129711724" text:continue-numbering="true" text:style-name="Exalt_20_Dot">
          <text:list-item>
            <text:p text:style-name="P577">An ability must be well-defined. If a couple of words do not communicate what the ability is about, and what it encompasses, then the theme needs to be refined some more.</text:p>
          </text:list-item>
          <text:list-item>
            <text:p text:style-name="P603"><text:span text:style-name="T746">It cannot be too broad. The provided abilities in the book should be the upper-limit on how b</text:span><text:span text:style-name="T248">road of a theme an ability should be.</text:span></text:p>
          </text:list-item>
          <text:list-item>
            <text:p text:style-name="P603"><text:span text:style-name="T248">I</text:span><text:span text:style-name="T249">t cannot fully encompass another ability. There will often be overlap between abilities, which is allowed, but the custom ability should not simply be an ability and something else.</text:span></text:p>
          </text:list-item>
        </text:list>
        <text:p text:style-name="P369">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156">Shared Charms</text:p>
              <text:p text:style-name="P158"><text:span text:style-name="T250">W</text:span><text:span text:style-name="T251">hen making </text:span><text:span text:style-name="T252">a new ability that has the same design space as an other ability, many of the charms will be </text:span><text:span text:style-name="T253">exactly the</text:span><text:span text:style-name="T252"> same. A character may use such purchased charm in both abilities, (so long as they meet the minimum ability requirement.) They do not need to purchase the charm twice.</text:span></text:p>
            </table:table-cell>
          </table:table-row>
        </table:table>
        <text:p text:style-name="P214">Example Custom Abilities</text:p>
        <text:list xml:id="list145856149961460" text:continue-numbering="true" text:style-name="Exalt_20_Dot">
          <text:list-item>
            <text:p text:style-name="P603"><text:span text:style-name="T401">Drive</text:span><text:span text:style-name="T347">. Useful for a modern setting. Involves the natural handling of high-speed craft, ranging from finding ways around a complicated city to performing daring maneuvers to shake off pursuers. Pulls heavily from Navigation.</text:span></text:p>
          </text:list-item>
          <text:list-item>
            <text:p text:style-name="P635"><text:span text:style-name="T56">Firearms</text:span><text:span text:style-name="T112">. Useful for a modern setting. In standard Exalted setting, firearms are the exception, a rare bauble and interest to be found. But in a modern setting, this would supplant the Archery ability as the primary ranged ability. </text:span><text:span text:style-name="T113">Many of the charms would be similar.</text:span></text:p>
          </text:list-item>
          <text:list-item>
            <text:p text:style-name="P603"><text:span text:style-name="T411">Cooking</text:span><text:span text:style-name="T376">.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497"/>
        <text:h text:style-name="P659" text:outline-level="2"><text:bookmark-start text:name="Merits"/>Merits<text:bookmark-end text:name="Merits"/></text:h>
        <text:p text:style-name="P143">A Merit is any sort of benefit or background that may help the character, outside of their normal internal powers would grant.</text:p>
        <text:p text:style-name="P143">Merits are often intimately tied to a character’s story—they have wealth because they were born into it—and typically may only be gained or upgraded during character creation, or through the Projects system during campaign.</text:p>
        <text:p text:style-name="P28">Almost all Merits are location or context-dependent, and so are often restricted based on the nature of the story campaign.</text:p>
        <text:p text:style-name="P28">When you purchase Contacts, for example, you must specify wha<text:span text:style-name="T727">t</text:span> their nature is, and their location. i.e. “The assassins of the Eastern Forests.”</text:p>
        <text:p text:style-name="P28">Multiple merits of different locations and types can be purchased.</text:p>
        <text:h text:style-name="P689" text:outline-level="3">Using Merits</text:h>
        <text:p text:style-name="P144">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124">On the rare cases when the outcome is uncertain, an appropriate [Attribute + <text:span text:style-name="T728">(</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180">Exhausting Merits</text:p>
        <text:p text:style-name="P179">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144"><text:span text:style-name="T729">The Storyteller designates the length of time the merit is exhausted, though </text:span><text:span text:style-name="T210">this cannot last longer than a single story.</text:span></text:p>
        <table:table table:name="Table45" table:style-name="Table45">
          <table:table-column table:style-name="Table45.A"/>
          <table:table-row table:style-name="Table45.1">
            <table:table-cell table:style-name="Table45.A1" office:value-type="string">
              <text:p text:style-name="P527">Loss of Merits</text:p>
              <text:p text:style-name="P125">Merits, unlike Powers purchased by the player, are not guaranteed to be <text:span text:style-name="T765">protected for the duration of the story.</text:span></text:p>
              <text:p text:style-name="P126">Temporary restrictions to merits—such as an Ally being unable to help <text:span text:style-name="T729">in this situation, even if the merit isn’t exhausted</text:span>—is explicitly allowed. However, the Storyteller should always be judicious about such decision<text:span text:style-name="T767">s.</text:span></text:p>
              <text:p text:style-name="P127">During dramatic parts of the story—<text:span text:style-name="T766">and with coordination between Storyteller and Player, </text:span><text:span text:style-name="T768">merits can be permanently removed. This may be done through such things as a stunning defeat, or a tragic change in an Ally’s cause.</text:span></text:p>
            </table:table-cell>
          </table:table-row>
        </table:table>
        <text:h text:style-name="P689" text:outline-level="3"><text:soft-page-break/><text:span text:style-name="T746">General</text:span> Merits</text:h>
        <text:p text:style-name="P145">Fact</text:p>
        <text:p text:style-name="P144">(3)</text:p>
        <text:p text:style-name="P144">Facts <text:span text:style-name="T746">are simple, undeniable statements about the character that may help them in their adventures. They are the most free-form of all the merits, and encompass anything from a description of a character’s origin to markers of accomplishments.</text:span></text:p>
        <text:p text:style-name="P144">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528">Fact Levels</text:p>
              <text:p text:style-name="P149">Facts are set to 3 dots for ease of use—they are significant enough to impact the setting <text:span text:style-name="T839">significantly</text:span>, but not world changing. <text:span text:style-name="T839">It is intended to be a “rule of thumb” for what should be written on the character sheet.</text:span></text:p>
              <text:p text:style-name="P227">If there is a need for a higher or lower merit to be written down, it <text:span text:style-name="T895">should </text:span>become its own custom merit.</text:p>
            </table:table-cell>
          </table:table-row>
        </table:table>
        <text:h text:style-name="P689" text:outline-level="3">Natural Merits</text:h>
        <text:p text:style-name="P145">Backing </text:p>
        <text:p text:style-name="P144">The Character is an official in an organization. Their rating represents how much organizational power the character has.</text:p>
        <text:p text:style-name="P144">The Character may instruct subordinates to <text:span text:style-name="T735">P</text:span>erform a Task without question, so long as it is in line with the goals and morals of the organization.</text:p>
        <text:p text:style-name="P144">Backing 2 would either represent being the head of a local organization, or the leader of a local chapter of a global organization, <text:span text:style-name="T735">whereas Backing 5 would represent being the head of a global organization of great note.</text:span></text:p>
        <text:p text:style-name="P145">Bond</text:p>
        <text:p text:style-name="P142"><text:span text:style-name="T91">Special </text:span><text:span text:style-name="T48">Note</text:span>: <text:span text:style-name="T897">Bonds must be purchased by all bonded characters, though they need not be the same level.</text:span></text:p>
        <text:p text:style-name="P144">Your soul has been entwined with another, uniting your Destinies. The character instinctively knows if their Bond is in danger, and the general direction they are in.</text:p>
        <text:p text:style-name="P144">Influence to directly harm, endanger, or otherwise disadvantage their Bond is treated as Unacceptable Influence. This may be used reflexively.</text:p>
        <text:p text:style-name="P145">Contacts </text:p>
        <text:p text:style-name="P144">You have a network of contacts in a given location and class of society willing to give you information. <text:s/><text:span text:style-name="T873">So long as you are in a location of your contacts, there’s always someone with a friendly face, or who knows someone who knows something.</text:span></text:p>
        <text:p text:style-name="P145">Cult</text:p>
        <text:p text:style-name="P144">The Character is a leader and/or target of worship for a religious cult. <text:span text:style-name="T896">They unquestioningly follow your commands, but will also require periodic guidance, attention, and often may do unwanted things in their fervor.</text:span></text:p>
        <text:p text:style-name="P145">Wealth</text:p>
        <text:p text:style-name="P144">Wealth is a renewable source of money. <text:s/>A character with any source of Wealth needs not worry for basic necessities or sustenance, and may always purchase a place to rest.</text:p>
        <text:p text:style-name="P144">Targets can be paid (or bribed) to Perform a Task without needing a roll or any Social Influence. Some characters may refuse this offer, or even be offended by it.</text:p>
        <text:p text:style-name="P145"><text:bookmark-start text:name="Ally"/>Ally<text:bookmark-end text:name="Ally"/></text:p>
        <text:p text:style-name="P143">Allies are individuals, groups, or organizations that a character may call upon to aid them in their endeavors—proven to be an asset.</text:p>
        <text:p text:style-name="P143">Allies are not at the whim and mercy of the character—they have their own lives and concerns to deal with, but they can be assumed to not willingly or knowingly hurt the player character.</text:p>
        <text:p text:style-name="P143">The Rating of Allies represents both the scale and influence of the ally: Rating 1 would be a competent <text:span text:style-name="T894">mortal</text:span> guard. Rating 3 would be an Exalt or a medium spanning organization. Rating 5 would be a high-rating God or an organization such as the Guild.</text:p>
        <table:table table:name="Table48" table:style-name="Table48">
          <table:table-column table:style-name="Table48.A"/>
          <table:table-row table:style-name="Table48.1">
            <table:table-cell table:style-name="Table48.A1" office:value-type="string">
              <text:p text:style-name="P530">Allies in Combat</text:p>
              <text:p text:style-name="P404">Exalted is a story about the Player Characters, <text:span text:style-name="T894">not about the companions they have surrounded themselves with.</text:span></text:p>
              <text:p text:style-name="P405">By default whenever combat breaks out, any Allies will get tied up in their own battle group—splitting off part of the attack force and dealing with them in a parallel combat scene that is only visually referenced, not mechanically.</text:p>
              <text:p text:style-name="P406">However, the Player Character may choose to “Bark Orders” at an ally, which allows the Player to use one of their two actions as the Ally.</text:p>
            </table:table-cell>
          </table:table-row>
        </table:table>
        <text:p text:style-name="P145">Artifact</text:p>
        <text:p text:style-name="P20">(<text:span text:style-name="T736">2-</text:span><text:span text:style-name="T802">5</text:span>)</text:p>
        <text:p text:style-name="P143">Artifacts are items that contain wondrous, supernatural effects upon the world. Artifacts typically have some sort of inherent supernatural usefulness to them that is <text:span text:style-name="T48">immediately available</text:span> on purchase of the artifact.</text:p>
        <text:p text:style-name="P143">Evocations are Powers the artifact contains that must be awakened by <text:span text:style-name="T48">additionally</text:span> purchasing Evocations with xp.</text:p>
        <text:p text:style-name="P143">Rating 2 Artifacts are minor wonders: they have some sort of inherent supernatural usefulness, such as a water skin inlaid with jade that filters and purifies all water within. Rating 2 Artifacts have <text:span text:style-name="T48">no </text:span>Evocations.</text:p>
        <text:p text:style-name="P143">Rating 3 Artifacts <text:span text:style-name="T209">may have a Lesser Evocation</text:span></text:p>
        <text:p text:style-name="P143">Rating 4 Artifacts <text:span text:style-name="T736">may have</text:span><text:span text:style-name="T207"> </text:span><text:span text:style-name="T209">2</text:span><text:span text:style-name="T207"> Evocations, and have a Greater Evocation.</text:span></text:p>
        <text:p text:style-name="P143">Rating 5 Artifacts have <text:span text:style-name="T207">up to </text:span><text:span text:style-name="T209">3</text:span><text:span text:style-name="T207"> Evocations, 2 Greater Evocations, </text:span><text:span text:style-name="T209">and 1 Capstone Evocation.</text:span></text:p>
        <text:p text:style-name="P215"><text:soft-page-break/>Language</text:p>
        <text:p text:style-name="P181">(1-2)</text:p>
        <text:p text:style-name="P11">Each purchase of this merit represents a new language the Player Character has learned to speak, read, and write in. </text:p>
        <text:p text:style-name="P147"><text:span text:style-name="T400">Note</text:span><text:span text:style-name="T343">: All Characters start with 2 Languages, </text:span><text:span text:style-name="T354">typically their Local Tongue, and the trade Language Riverspeak.</text:span></text:p>
        <text:list xml:id="list145856330527442" text:continue-list="list145857109550891" text:style-name="Exalted_20_1a">
          <text:list-item text:start-value="1">
            <text:p text:style-name="P573"><text:span text:style-name="T501">Standard</text:span><text:span text:style-name="T818"> Language</text:span><text:span text:style-name="T820">:</text:span></text:p>
            <text:list>
              <text:list-item>
                <text:p text:style-name="P573"><text:span text:style-name="T821">Specific </text:span><text:span text:style-name="T819">l</text:span><text:span text:style-name="T818">ocal</text:span><text:span text:style-name="T820"> tongue</text:span><text:span text:style-name="T821">.</text:span></text:p>
              </text:list-item>
              <text:list-item>
                <text:p text:style-name="P573"><text:span text:style-name="T821">The </text:span><text:span text:style-name="T820">Trade Language, </text:span><text:span text:style-name="T502">Rivertongue</text:span><text:span text:style-name="T821"> (if not already known)</text:span></text:p>
              </text:list-item>
              <text:list-item>
                <text:p text:style-name="P611"><text:span text:style-name="T491">Directional Language</text:span><text:span text:style-name="T494">: While not a true language in itself, a Directional Language is a collection of general speech patterns and dialects that would fit as “close enough” with </text:span><text:span text:style-name="T495">the local tongue of </text:span><text:span text:style-name="T494">anybody living in the respective Cardinal Directions <text:s/></text:span><text:span text:style-name="T497">(Air, Wood, Fire, Water)</text:span><text:span text:style-name="T494"> </text:span><text:span text:style-name="T496">to communicate most thing. </text:span></text:p>
              </text:list-item>
              <text:list-item>
                <text:p text:style-name="P573"><text:span text:style-name="T818">High Realm</text:span><text:span text:style-name="T820">, </text:span><text:span text:style-name="T821">what is spoken by the elite in the center of the Realm. </text:span><text:span text:style-name="T822">(Realm has completely taken over and eliminated Earthtongue).</text:span></text:p>
              </text:list-item>
            </text:list>
            <text:p text:style-name="P591"><text:span text:style-name="T823">Note:</text:span><text:span text:style-name="T824"> “</text:span><text:span text:style-name="T823">Common” is relative to the character, and depends on the setting. A character from Autochthonia would find Autochthonian common, after all.</text:span></text:p>
          </text:list-item>
          <text:list-item>
            <text:p text:style-name="P647">Uncommon Language: </text:p>
            <text:list>
              <text:list-item>
                <text:p text:style-name="P612"><text:span text:style-name="T825">Old Realm</text:span><text:span text:style-name="T821">, which </text:span><text:span text:style-name="T498">is what most </text:span><text:span text:style-name="T499">First Age</text:span><text:span text:style-name="T498"> </text:span><text:span text:style-name="T499">scrolls</text:span><text:span text:style-name="T498"> are written in, and still spoken by many Gods and Spirits.</text:span></text:p>
              </text:list-item>
              <text:list-item>
                <text:p text:style-name="P613"><text:span text:style-name="T492">D</text:span><text:span text:style-name="T490">ragontongue</text:span><text:span text:style-name="T493">, the language of the Shogunate, enforced to be the common language before the Realm came to existence. </text:span><text:span text:style-name="T500">Some traditional sects of mortals still hold onto this tradition.</text:span></text:p>
              </text:list-item>
              <text:list-item>
                <text:p text:style-name="P614"><text:span text:style-name="T490">Malfean</text:span><text:span text:style-name="T493">, a terrible tongue spoken only by demons.</text:span></text:p>
              </text:list-item>
              <text:list-item>
                <text:p text:style-name="P573"><text:span text:style-name="T502">Autochthonian,</text:span><text:span text:style-name="T498"> A tongue spoken from those trapped inside the body of the great Maker.</text:span></text:p>
              </text:list-item>
            </text:list>
          </text:list-item>
        </text:list>
        <text:h text:style-name="P690" text:outline-level="3">Special Merits</text:h>
        <text:p text:style-name="P145">Master Stylist </text:p>
        <text:p text:style-name="P144">(3) Mortal-Only</text:p>
        <text:p text:style-name="P144"><text:span text:style-name="T730">Allows a mortal to purchase Techniques of a specific Style, (excluding Greater </text:span><text:span text:style-name="T731">Techniques</text:span><text:span text:style-name="T730">), </text:span><text:span text:style-name="T731">and grants them a </text:span><text:span text:style-name="T79">3 </text:span><text:span text:style-name="T731">mote pool that may only be used on the style’s Techniques.</text:span></text:p>
        <text:p text:style-name="P128">A Mortal <text:span text:style-name="T731">may learn this merit on their own, though it is rare.</text:span></text:p>
        <text:p text:style-name="P145">Mutation</text:p>
        <text:p text:style-name="P182">A mutation represents any non-standard body configuration that may be useful to the character. This is a boon <text:span text:style-name="T213">(or curse, depending on attitudes), is granted by sou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334">Sample Mutations</text:p>
            </table:table-cell>
            <table:covered-table-cell/>
            <table:covered-table-cell/>
          </table:table-row>
          <table:table-row table:style-name="TableLine3064000104080">
            <table:table-cell table:style-name="Table46.A2" office:value-type="string">
              <text:p text:style-name="P335">Name</text:p>
            </table:table-cell>
            <table:table-cell table:style-name="Table46.B2" office:value-type="string">
              <text:p text:style-name="P335">Cost</text:p>
            </table:table-cell>
            <table:table-cell table:style-name="Table46.A2" office:value-type="string">
              <text:p text:style-name="P335">Description</text:p>
            </table:table-cell>
          </table:table-row>
          <table:table-row table:style-name="TableLine3064000100816">
            <table:table-cell table:style-name="Table46.A3" office:value-type="string">
              <text:p text:style-name="P336">Toxin Resistance</text:p>
            </table:table-cell>
            <table:table-cell table:style-name="Table46.B3" office:value-type="float" office:value="1">
              <text:p text:style-name="P344">1</text:p>
            </table:table-cell>
            <table:table-cell table:style-name="Table46.A3" office:value-type="string">
              <text:p text:style-name="P344">You can ignore small levels of a <text:span text:style-name="T701">specified class of</text:span> toxin, and gain a <text:span text:style-name="T737">Moderate Advantage when </text:span><text:span text:style-name="T701">resisting</text:span><text:span text:style-name="T737"> larger quantities.</text:span></text:p>
            </table:table-cell>
          </table:table-row>
          <table:table-row table:style-name="TableLine3064000100544">
            <table:table-cell table:style-name="Table46.A2" office:value-type="string">
              <text:p text:style-name="P342">Natural Armor</text:p>
            </table:table-cell>
            <table:table-cell table:style-name="Table46.B4" office:value-type="float" office:value="1">
              <text:p text:style-name="P345">1</text:p>
            </table:table-cell>
            <table:table-cell table:style-name="Table46.A2" office:value-type="string">
              <text:p text:style-name="P345">You have scales, leather, or other natural armor. You are never without your armor.</text:p>
            </table:table-cell>
          </table:table-row>
          <table:table-row table:style-name="TableLine3064000109520">
            <table:table-cell table:style-name="Table46.A3" office:value-type="string">
              <text:p text:style-name="P337">Tail</text:p>
            </table:table-cell>
            <table:table-cell table:style-name="Table46.B3" office:value-type="float" office:value="1">
              <text:p text:style-name="P346">1</text:p>
            </table:table-cell>
            <table:table-cell table:style-name="Table46.A3" office:value-type="string">
              <text:p text:style-name="P346">You have a tail, which can be used as a limited-dexterity appendage.</text:p>
            </table:table-cell>
          </table:table-row>
          <table:table-row table:style-name="TableLine3064000108976">
            <table:table-cell table:style-name="Table46.A2" office:value-type="string">
              <text:p text:style-name="P338">Fins</text:p>
            </table:table-cell>
            <table:table-cell table:style-name="Table46.B4" office:value-type="float" office:value="2">
              <text:p text:style-name="P345">2</text:p>
            </table:table-cell>
            <table:table-cell table:style-name="Table46.A2" office:value-type="string">
              <text:p text:style-name="P345">You may move normally through water. Your fins may be hidden or disguised.</text:p>
            </table:table-cell>
          </table:table-row>
          <table:table-row table:style-name="TableLine3064000103808">
            <table:table-cell table:style-name="Table46.A3" office:value-type="string">
              <text:p text:style-name="P338">Wings</text:p>
            </table:table-cell>
            <table:table-cell table:style-name="Table46.B3" office:value-type="float" office:value="2">
              <text:p text:style-name="P345">2</text:p>
            </table:table-cell>
            <table:table-cell table:style-name="Table46.A3" office:value-type="string">
              <text:p text:style-name="P345">You may fly through the air. Your wings cannot be hidden.</text:p>
            </table:table-cell>
          </table:table-row>
          <table:table-row table:style-name="Table46.1">
            <table:table-cell table:style-name="Table46.A2" office:value-type="string">
              <text:p text:style-name="P338">Wings (<text:span text:style-name="T702">Hideable</text:span>)</text:p>
            </table:table-cell>
            <table:table-cell table:style-name="Table46.B4" office:value-type="float" office:value="3">
              <text:p text:style-name="P345">3</text:p>
            </table:table-cell>
            <table:table-cell table:style-name="Table46.A2" office:value-type="string">
              <text:p text:style-name="P345">You may fly through the air. Your wings can be hidden at any time.</text:p>
            </table:table-cell>
          </table:table-row>
          <table:table-row table:style-name="TableLine3064000119584">
            <table:table-cell table:style-name="Table46.A2" office:value-type="string">
              <text:p text:style-name="P339">Extra <text:span text:style-name="T703">Limbs</text:span></text:p>
            </table:table-cell>
            <table:table-cell table:style-name="Table46.B4" office:value-type="float" office:value="3">
              <text:p text:style-name="P347">3</text:p>
            </table:table-cell>
            <table:table-cell table:style-name="Table46.A2" office:value-type="string">
              <text:p text:style-name="P347">You have another pair of dexterous arms <text:span text:style-name="T799">and hands (o</text:span><text:span text:style-name="T800">r </text:span><text:span text:style-name="T801">legs or</text:span><text:span text:style-name="T800"> tentacles</text:span><text:span text:style-name="T799">)</text:span></text:p>
            </table:table-cell>
          </table:table-row>
        </table:table>
        <text:h text:style-name="P689" text:outline-level="3"><text:bookmark-start text:name="Supernatural Merits"/><text:soft-page-break/>S<text:span text:style-name="T746">upernatural</text:span><text:span text:style-name="T678"> </text:span><text:span text:style-name="T746">Merits</text:span><text:bookmark-end text:name="Supernatural Merits"/></text:h>
        <text:p text:style-name="P129">Most Supernatural Merits require <text:span text:style-name="T2">Storyteller Approval</text:span><text:span text:style-name="T503"> to purchase, </text:span><text:span text:style-name="T533">or to grant </text:span><text:span text:style-name="T534">to followers.</text:span></text:p>
        <text:p text:style-name="P145">Endowment</text:p>
        <text:p text:style-name="P144">(3-5)</text:p>
        <text:p text:style-name="P144"><text:span text:style-name="T732">Gain access to a Supernatural Ability normally outside your purview. </text:span><text:span text:style-name="T733">This must </text:span><text:span text:style-name="T208">be given</text:span><text:span text:style-name="T733"> as a boon from a supernatural entity that already has access to that Supernatural Ability.</text:span></text:p>
        <text:p text:style-name="P130">Mortal Sorcerers must <text:span text:style-name="T734">have this merit to access Sorcery or Necromancy.</text:span></text:p>
        <text:p text:style-name="P130">Endowment grants access to a mote pool of 10 if the character does not have one. This mote pool may only be used for this specific Endowment.</text:p>
        <text:p text:style-name="P144">If a Mortal Exalts with this merit and that supernatural ability is granted to them, they are refunded the merit costs.</text:p>
        <text:p text:style-name="P144"><text:span text:style-name="T49">3</text:span>—<text:span text:style-name="T101">Use of the Ability, but restricted </text:span><text:span text:style-name="T144">in some way:</text:span><text:span text:style-name="T101"> For example: </text:span><text:span text:style-name="T144">Shapeshifting may be granted, but only</text:span><text:span text:style-name="T101"> into only one creature.</text:span></text:p>
        <text:p text:style-name="P144"><text:span text:style-name="T83">4—</text:span><text:span text:style-name="T160">Use of the Ability, r</text:span><text:span text:style-name="T377">estricted in some way. In addition, they may </text:span><text:span text:style-name="T160">purchase </text:span><text:span text:style-name="T378">Lesser</text:span><text:span text:style-name="T136"> </text:span><text:span text:style-name="T160">Charms.</text:span></text:p>
        <text:p text:style-name="P144"><text:span text:style-name="T74">5—</text:span><text:span text:style-name="T136">Use of the Ability </text:span><text:span text:style-name="T137">in its entirety</text:span><text:span text:style-name="T136"> and the ability to purchase</text:span><text:span text:style-name="T138"> Charms</text:span><text:span text:style-name="T139"> </text:span><text:span text:style-name="T145">normally.</text:span></text:p>
      </text:section>
      <text:h text:style-name="P183" text:outline-level="1">The System</text:h>
      <text:p text:style-name="P551"/>
      <text:section text:style-name="Sect1" text:name="Section10">
        <text:h text:style-name="P660" text:outline-level="2">Structure</text:h>
        <text:p text:style-name="P79"><text:span text:style-name="T177">The system of Exalted Reincarnated </text:span><text:span text:style-name="T215">consists of the </text:span><text:span text:style-name="T216">base </text:span><text:span text:style-name="T358">Narrative System, </text:span><text:span text:style-name="T359">Character Abilities,</text:span><text:span text:style-name="T358"> </text:span><text:span text:style-name="T360">and</text:span><text:span text:style-name="T358"> three important subsystems: Encounters, </text:span><text:span text:style-name="T369">Combat,</text:span><text:span text:style-name="T358"> and Projects.</text:span></text:p>
        <text:h text:style-name="P691" text:outline-level="3">Narrative System</text:h>
        <text:p text:style-name="P72"><text:span text:style-name="T358">T</text:span><text:span text:style-name="T343">he</text:span><text:span text:style-name="T400"> </text:span><text:span text:style-name="T405">Base </text:span><text:span text:style-name="T400">Narrative System</text:span><text:span text:style-name="T343"> </text:span><text:span text:style-name="T361">covers </text:span><text:span text:style-name="T362">the base </text:span><text:span text:style-name="T363">interactions of the game, and will most likely span the majority of time spent. <text:s/></text:span><text:span text:style-name="T364">It consists of Action Rolls, Character Powers, as well as detailing out certain specific circumstances that might come up, such as group rolls.</text:span></text:p>
        <text:p text:style-name="P494">For the most part, the Base Narrative System is intended to provide tools to quickly resolve what happens in response to roleplay with a simple roll—something to verify that the characters can actually do what they say they are doing. </text:p>
        <text:p text:style-name="P494">These are all intended to be tools—something you can pick up and put down as needed. Do not feel bound to use them if they are not needed.</text:p>
        <text:h text:style-name="P692" text:outline-level="3">Encounters</text:h>
        <text:p text:style-name="P116"><text:span text:style-name="T783"><text:s/>The </text:span><text:span text:style-name="T73">Encounter</text:span><text:span text:style-name="T135"> subsystem is a framework that the Storyteller can use to provide twists, turns, and satisfying motion for dramatic scenes, ranging from courtrooms to mental mazes to the intricate dance of social maneuvering.</text:span></text:p>
        <text:p text:style-name="P26">The Encounter subsystem is the lightest of the systems, intended to be flexible enough to handle a myriad of possibilities while still retaining structure and predictability.</text:p>
        <text:h text:style-name="P691" text:outline-level="3">Combat</text:h>
        <text:p text:style-name="P80">While a conflict could be <text:span text:style-name="T783">determined by a simple opposed roll, it is rarely satisfying to do so. The</text:span> <text:span text:style-name="T49">Combat</text:span><text:span text:style-name="T101"> subsystem is provided for scenes where violence must be </text:span><text:span text:style-name="T343">performed</text:span><text:span text:style-name="T101"> in glorious battle.</text:span></text:p>
        <text:p text:style-name="P80"><text:span text:style-name="T101">I</text:span><text:span text:style-name="T135">t is the most mechanically involved of the subsystems, in order to give Players the satisfaction of performing shifting tactics and powerful maneuvers that only the Exalted are capable of performing—while not getting bogged down i</text:span><text:span text:style-name="T357">n endless minutia.</text:span></text:p>
        <text:h text:style-name="P693" text:outline-level="3">Projects</text:h>
        <text:p text:style-name="P73">Sometimes there are great stretches of times <text:span text:style-name="T784">that pass by, that are not directly played. Yet the Exalted are constantly busy, creatures of action and motion even if there is not a direct outward change.</text:span></text:p>
        <text:p text:style-name="P184"><text:span text:style-name="T784">The </text:span><text:span text:style-name="T84">Project</text:span><text:span text:style-name="T161"> subsystem details how to handle timeskips, background tasks, and how the Exalt changes the world around them when the world isn’t directly falling apart.</text:span></text:p>
        <text:h text:style-name="P661" text:outline-level="2">Core Mechanics</text:h>
        <text:h text:style-name="P679" text:outline-level="3">Action Rolls</text:h>
        <text:p text:style-name="P359">Whenever an Exalt attempts something that is dangerous, uncertain, or momentous, the Player at the table will <text:span text:style-name="T580">perform</text:span> an <text:span text:style-name="T37">Action</text:span><text:span text:style-name="T36"> Roll</text:span> <text:span text:style-name="T580">to check that </text:span><text:span text:style-name="T579">the action can be performed.</text:span></text:p>
        <text:p text:style-name="P360">Exalted uses a <text:span text:style-name="T2">dice pool</text:span><text:span text:style-name="T503"> system, where </text:span><text:span text:style-name="T505">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505"> and </text:span><text:span text:style-name="T4">Ability: Athletics (2)</text:span><text:span text:style-name="T505"> dice together into their Dice Pool. (6, in this case).</text:span></text:p>
        <text:p text:style-name="P361"><text:span text:style-name="T503">Then, with their full Dice Pool, they roll. For each die face that is showing </text:span><text:span text:style-name="T545">the target number: </text:span><text:span text:style-name="T557">(7)</text:span><text:span text:style-name="T545"> or higher, they gain one success on the action. <text:s/>If the number of successes is higher than the difficulty of the action, the character succeeds.</text:span></text:p>
        <text:p text:style-name="P442">For example, examine the results of six rolled dice:</text:p>
        <text:p text:style-name="P547"><text:span text:style-name="T581">{</text:span>1, <text:span text:style-name="T582">3,</text:span> 4, 7, <text:span text:style-name="T691">9</text:span>, <text:span text:style-name="T691">9</text:span><text:span text:style-name="T581">}</text:span></text:p>
        <text:p text:style-name="P440">This would count as 3 successes, as follows:</text:p>
        <text:p text:style-name="P548"><text:span text:style-name="T486">{0, 0</text:span><text:span text:style-name="T487">,</text:span><text:span text:style-name="T486"> 0, 1, 1, 1}</text:span></text:p>
        <text:p text:style-name="P69"><text:span text:style-name="T311">If the difficulty of the action was </text:span><text:span text:style-name="T337">3</text:span><text:span text:style-name="T311"> or less, the character would succeed on their action.</text:span><text:span text:style-name="T312"> The values of 1, 3, and 4 are not, and do not affect the roll in any way.</text:span></text:p>
        <text:p text:style-name="P74">I<text:span text:style-name="T583">f a die face shows up as the value </text:span><text:span text:style-name="T51">(</text:span><text:span text:style-name="T52">10</text:span><text:span text:style-name="T51">)</text:span><text:span text:style-name="T102">, </text:span><text:span text:style-name="T103">the die generates not one (1), but </text:span><text:span text:style-name="T38">two (2)</text:span><text:span text:style-name="T546"> successes, allowing for critical successes beyond the character’s normal limit.</text:span></text:p>
        <text:p text:style-name="P69"><text:s/>If the roll had instead been:</text:p>
        <text:p text:style-name="P547"><text:span text:style-name="T581">{</text:span>1, <text:span text:style-name="T582">3,</text:span> 4, 7, <text:span text:style-name="T692">9</text:span>, <text:span text:style-name="T584">10</text:span><text:span text:style-name="T581">}</text:span></text:p>
        <text:p text:style-name="P440">This would count as <text:span text:style-name="T584">(4)</text:span> successes:</text:p>
        <text:p text:style-name="P65"><text:span text:style-name="T481">{0, 0</text:span><text:span text:style-name="T482">,</text:span><text:span text:style-name="T481"> 0, 1, 1, </text:span><text:span text:style-name="T483">2</text:span><text:span text:style-name="T481">}</text:span></text:p>
        <text:h text:style-name="P695" text:outline-level="3">When to call for a roll</text:h>
        <text:p text:style-name="P118"><text:span text:style-name="T317">An Action Roll should only be called for </text:span><text:span text:style-name="T318">by the Storyteller</text:span><text:span text:style-name="T317"> when the result of a character’s action is </text:span><text:span text:style-name="T432">uncertain</text:span><text:span text:style-name="T317">. </text:span><text:span text:style-name="T318">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696" text:outline-level="3">Retrying Rolls</text:h>
        <text:p text:style-name="P368">Once a roll has been decided, a Player cannot simply try the action again—it is assumed that the character has already approached the issue from multiple different angles before truly failing <text:span text:style-name="T602">in the roll. </text:span>For example, their failed barter included multiple tiers of money that they were willing to part with.</text:p>
        <text:p text:style-name="P441"><text:span text:style-name="T318">Only </text:span><text:span text:style-name="T785">through powers like a Charm, or </text:span><text:span text:style-name="T786">by a dramatic change of the scene is a re-roll allowed—for example, the marketplace erupting in </text:span><text:span text:style-name="T787">a great conflict, convincing the merchant that they need to sell and leave as quickly as possible.</text:span></text:p>
        <text:h text:style-name="P697" text:outline-level="3"><text:soft-page-break/><text:span text:style-name="T583">Determining </text:span>Difficulty</text:h>
        <text:p text:style-name="P3"><text:span text:style-name="T1">Before a roll is performed</text:span>, the Storyteller should determine the <text:span text:style-name="T48">Difficulty</text:span> of the roll—the number of successes that the roll must match or exceed for the action to be considered a success. <text:span text:style-name="T599">Here is a guiding scale </text:span><text:span text:style-name="T600">for choosing difficulties:</text:span></text:p>
        <text:p text:style-name="P3"/>
        <text:list xml:id="list145856546748170" text:continue-list="list145856149961460" text:style-name="Exalt_20_Dot">
          <text:list-item>
            <text:p text:style-name="P604"><text:span text:style-name="T48">Difficulty 1 (</text:span><text:span text:style-name="T427">Eas</text:span><text:span text:style-name="T428">y</text:span><text:span text:style-name="T48">)<text:line-break/></text:span><text:span text:style-name="T101">This task is challenging to a mere mortal, but a</text:span><text:span text:style-name="T104">n Exalted</text:span><text:span text:style-name="T101"> </text:span><text:span text:style-name="T104">H</text:span><text:span text:style-name="T101">ero is </text:span><text:span text:style-name="T344">more than likely going</text:span><text:span text:style-name="T101"> to pass it: </text:span><text:span text:style-name="T105">though</text:span> there is still a reasonable risk of failing. <text:span text:style-name="T601">P</text:span>icking a lock, calming an irate guardsman, or basic first aid would fall under this category.</text:p>
          </text:list-item>
          <text:list-item>
            <text:p text:style-name="P604"><text:span text:style-name="T48">Difficulty 3 (Typical)</text:span>- <text:span text:style-name="T601">A mortal will find this to be a difficult or challenging task, but an Exalt will most likely be able to pass it with some effort.</text:span></text:p>
          </text:list-item>
          <text:list-item>
            <text:p text:style-name="P604"><text:span text:style-name="T48">Difficulty 5</text:span> <text:span text:style-name="T48">(Difficult)</text:span>- Tasks which are daunting fall in this category—climbing a sheer cliff in winds, charming a staunch Dynast with sweet words, or avoiding the bite of a venomous beast.</text:p>
          </text:list-item>
          <text:list-item>
            <text:p text:style-name="P604"><text:span text:style-name="T48">Difficulty 7 (Challenging)</text:span>- Tasks which should be near-impossible for any mortal. Such as noticing things in pitch darkness, or landing on a precise spot hundreds of feet below.</text:p>
          </text:list-item>
          <text:list-item>
            <text:p text:style-name="P605"><text:span text:style-name="T48">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155"><text:span text:style-name="T49">Difficulty 3</text:span><text:span text:style-name="T101"> should be the default roll.</text:span></text:p>
        <text:h text:style-name="P679" text:outline-level="3"><text:span text:style-name="T746">What to</text:span> Roll?</text:h>
        <text:p text:style-name="P163">A roll should be calle<text:span text:style-name="T539">d </text:span><text:span text:style-name="T32">in response</text:span><text:span text:style-name="T539"> to Player actions, and as a way to </text:span><text:span text:style-name="T451">represent</text:span><text:span text:style-name="T32"> </text:span><text:span text:style-name="T539">what is happening in the action—this is a role-playing game after all! </text:span></text:p>
        <text:p text:style-name="P458">The Attribute and Ability should be chosen based on what most represents the action the Player’s character is described as doing. </text:p>
        <text:p text:style-name="P458">For example, if a character was charming a crowd through song, it would be<text:span text:style-name="T2"> Charisma</text:span> and<text:span text:style-name="T2"> Performance</text:span>.</text:p>
        <text:p text:style-name="P458">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145855168381491" text:continue-numbering="true" text:style-name="Exalt_20_Dot">
          <text:list-item>
            <text:p text:style-name="P605"><text:span text:style-name="T338">Strength</text:span><text:span text:style-name="T281"> <text:tab/>(Physical Force)</text:span></text:p>
          </text:list-item>
          <text:list-item>
            <text:p text:style-name="P605"><text:span text:style-name="T338">Dexterity</text:span><text:span text:style-name="T313"> <text:tab/>(Physical Finesse)</text:span></text:p>
          </text:list-item>
          <text:list-item>
            <text:p text:style-name="P605"><text:span text:style-name="T338">Charisma</text:span><text:span text:style-name="T281"> <text:tab/>(Social Force)</text:span></text:p>
          </text:list-item>
          <text:list-item>
            <text:p text:style-name="P605"><text:span text:style-name="T338">Insight</text:span><text:span text:style-name="T313"> <text:tab/>(Social Finesse)</text:span></text:p>
          </text:list-item>
          <text:list-item>
            <text:p text:style-name="P605"><text:span text:style-name="T338">Intelligence </text:span><text:span text:style-name="T313">(Mental Force)</text:span></text:p>
          </text:list-item>
          <text:list-item>
            <text:p text:style-name="P605"><text:span text:style-name="T338">Wits <text:tab/></text:span><text:span text:style-name="T313">(Mental Finesse)</text:span></text:p>
          </text:list-item>
        </text:list>
        <text:p text:style-name="P549"><text:span text:style-name="T465">A</text:span><text:span text:style-name="T466">bilities are </text:span><text:span text:style-name="T476">specific</text:span><text:span text:style-name="T466"> skills </text:span><text:span text:style-name="T467">relevant to the situation, such as </text:span><text:span text:style-name="T477">Lore</text:span><text:span text:style-name="T467"> for knowledge of history, or </text:span><text:span text:style-name="T477">Craft</text:span><text:span text:style-name="T467"> for the creation of material goods. A full </text:span><text:span text:style-name="T469">description and list</text:span><text:span text:style-name="T470"> of Abilities </text:span><text:span text:style-name="T468">may be found in the </text:span><text:a xlink:type="simple" xlink:href="#Attributes and Abilities" text:style-name="Internet_20_link" text:visited-style-name="Visited_20_Internet_20_Link"><text:span text:style-name="T586">Attributes and Abilities</text:span></text:a><text:span text:style-name="T468"> chapter.</text:span></text:p>
        <text:p text:style-name="P185"><text:span text:style-name="T326">I</text:span><text:span text:style-name="T325">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518">Failing <text:span text:style-name="T585">F</text:span>orward</text:p>
              <text:p text:style-name="P69">In a high-powered setting such as Exalted, properly handling <text:span text:style-name="T200">failure is incredibly important. You, as the Storyteller, are there to make sure that the story keeps moving forward, even if the Players are unable to do so.</text:span></text:p>
              <text:p text:style-name="P77"><text:span text:style-name="T304">It is often helpful to see a failed roll as an opportunity </text:span><text:span text:style-name="T305">for you to move the plot in a way that the Player characters wouldn’t want, rather than simply not succeeding. </text:span></text:p>
              <text:p text:style-name="P119"><text:span text:style-name="T200">W</text:span><text:span text:style-name="T177">hen a Player Character fails on an action, there are a few general paths that you may choose to employ:</text:span></text:p>
              <text:p text:style-name="P362">1. <text:span text:style-name="T2">A simple failure</text:span>—the character don’t do the action, the story continues. Typically you pick this path when the players already know of different paths they may take. Sometimes letting your players step back and reanalyze their approach is <text:span text:style-name="T688">a decent option. You should not pick this option if it would bring the momentum of the scene to a crashing halt.</text:span></text:p>
              <text:p text:style-name="P75"><text:span text:style-name="T270">2. </text:span><text:span text:style-name="T458">A bargained success—</text:span><text:span text:style-name="T306">the character manages to squeeze through a victory, </text:span><text:span text:style-name="T307">but at a great cost. They opened the doors like the wanted, but they alerted everyone to their actions. You, as the Storyteller, are allowed to take a hard action against the player characters when this happens. Remember: you are not there to punish the players, but to set up great adversity and challenges!</text:span></text:p>
              <text:p text:style-name="P76"><text:span text:style-name="T270">3. </text:span><text:span text:style-name="T458">“No, but...”</text:span><text:span text:style-name="T270">—If players have heavily invested in an action, and it just doesn’t work out </text:span><text:span text:style-name="T271">because of bad luck</text:span><text:span text:style-name="T270">, don’t give them </text:span><text:span text:style-name="T458">nothing</text:span><text:span text:style-name="T304">. Sure, they failed at the task they were intending, but another pathway opens. Maybe they failed to convince the Queen of their plight, but the Prince overheard and wishes to speak to them. <text:s/>Be judicious of choosing this option, as overuse may make your game feel consequence-free.</text:span></text:p>
            </table:table-cell>
          </table:table-row>
        </table:table>
        <text:h text:style-name="P656" text:outline-level="2"><text:soft-page-break/>Advantages <text:span text:style-name="T805">and Disadvantages</text:span></text:h>
        <text:p text:style-name="P69">The difficulty of an action can be modified by various conditions, whether it be environmental, helpful, or antagonistic. <text:span text:style-name="T788">These should be provided by the Storyteller </text:span><text:span text:style-name="T217">as deemed appropriate </text:span><text:span text:style-name="T218">to the narrative.</text:span></text:p>
        <text:p text:style-name="P78"><text:span text:style-name="T101">By default, Advantages and </text:span><text:span text:style-name="T106">D</text:span><text:span text:style-name="T101">isadvantages are written in terms of </text:span><text:span text:style-name="T49">dice </text:span><text:span text:style-name="T101">available for the character to roll: (+2/-2 dice). Since this is the default, </text:span><text:span text:style-name="T107">the “dice” moniker is often dropped—if a power ever simply says “+2”, it means to dice.</text:span></text:p>
        <text:p text:style-name="P69"><text:span text:style-name="T365">Whenever a Modifier affects a static value, such as Resolve or Difficulty, you should </text:span><text:span text:style-name="T406">take the average</text:span><text:span text:style-name="T365">, rounding up. <text:s/></text:span><text:span text:style-name="T366">+1 or </text:span><text:span text:style-name="T365">+2 dice is +1 to Resolve, for example. </text:span><text:span text:style-name="T367">Some powers will directly reference Static Value or Difficulty modifiers, </text:span><text:span text:style-name="T368">instead of dice.</text:span></text:p>
        <text:h text:style-name="P698" text:outline-level="3">Assigning Modifiers</text:h>
        <text:p text:style-name="P69"><text:span text:style-name="T789">Modifiers can be granted </text:span><text:span text:style-name="T219">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79">Advantage/Disadvantage</text:p>
            </table:table-cell>
            <table:covered-table-cell/>
            <table:covered-table-cell/>
          </table:table-row>
          <table:table-row table:style-name="Table11.2">
            <table:table-cell table:style-name="Table11.A2" office:value-type="string">
              <text:p text:style-name="P60"/>
            </table:table-cell>
            <table:table-cell table:style-name="Table11.B2" office:value-type="string">
              <text:p text:style-name="P480"><text:span text:style-name="T604">Dice</text:span> </text:p>
            </table:table-cell>
            <table:table-cell table:style-name="Table11.C2" office:value-type="string">
              <text:p text:style-name="P483">Difficulty</text:p>
            </table:table-cell>
          </table:table-row>
          <table:table-row table:style-name="Table11.3">
            <table:table-cell table:style-name="Table11.A3" office:value-type="string">
              <text:p text:style-name="P363">Minor</text:p>
            </table:table-cell>
            <table:table-cell table:style-name="Table11.B3" office:value-type="string">
              <text:p text:style-name="P509">±<text:span text:style-name="T739">1</text:span></text:p>
            </table:table-cell>
            <table:table-cell table:style-name="Table11.C3" office:value-type="string">
              <text:p text:style-name="P509"><text:span text:style-name="T605">±</text:span><text:span text:style-name="T739">0</text:span></text:p>
            </table:table-cell>
          </table:table-row>
          <table:table-row table:style-name="Table11.4">
            <table:table-cell table:style-name="Table11.A4" office:value-type="string">
              <text:p text:style-name="P364">Moderate</text:p>
            </table:table-cell>
            <table:table-cell table:style-name="Table11.B4" office:value-type="string">
              <text:p text:style-name="P81"><text:s/><text:span text:style-name="T488">±</text:span><text:span text:style-name="T489">2</text:span></text:p>
            </table:table-cell>
            <table:table-cell table:style-name="Table11.C4" office:value-type="string">
              <text:p text:style-name="P81"><text:s/><text:span text:style-name="T488">±</text:span><text:span text:style-name="T489">1</text:span></text:p>
            </table:table-cell>
          </table:table-row>
          <table:table-row table:style-name="Table11.5">
            <table:table-cell table:style-name="Table11.A3" office:value-type="string">
              <text:p text:style-name="P364">Major</text:p>
            </table:table-cell>
            <table:table-cell table:style-name="Table11.B3" office:value-type="string">
              <text:p text:style-name="P509">±<text:span text:style-name="T803">4</text:span></text:p>
            </table:table-cell>
            <table:table-cell table:style-name="Table11.C3" office:value-type="string">
              <text:p text:style-name="P509">±<text:span text:style-name="T739">2</text:span></text:p>
            </table:table-cell>
          </table:table-row>
        </table:table>
        <text:p text:style-name="P69">Any <text:span text:style-name="T48">Modifier</text:span> should be something significant to the scene—something that would perturb even an Exalt, <text:span text:style-name="T606">and you should not concern yourself with keeping track of anything and everything that </text:span><text:span text:style-name="T6">could</text:span><text:span text:style-name="T508"> be a modifier. <text:s/></text:span><text:span text:style-name="T509">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71">Natural Modifiers and Difficulty</text:p>
              <text:p text:style-name="P70">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70">If a character uses a charm or power to dismiss part of that difficulty—removing all impairments caused by weather— <text:span text:style-name="T607">it </text:span>is the same as granting them an equivalent Advantage!</text:p>
            </table:table-cell>
          </table:table-row>
        </table:table>
        <text:h text:style-name="P662" text:outline-level="2">Stunting</text:h>
        <text:p text:style-name="P138">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46">let them do so!</text:span></text:p>
        <text:p text:style-name="P97">Stunts should operate off of the “Rule of Cool,” and may bend the rules a bit, both of reality and the game—such as falling great distances to land perfectly in a pose with no damage. Nobody need concern themselves with the useless physics of such a maneuver.</text:p>
        <text:p text:style-name="P138"><text:span text:style-name="T746">If the Stunt is particularly impressive consider rewarding the Player with </text:span><text:a xlink:type="simple" xlink:href="#Anima" text:style-name="Internet_20_link" text:visited-style-name="Visited_20_Internet_20_Link">2 Anima</text:a><text:span text:style-name="T746">.</text:span></text:p>
        <text:p text:style-name="P97">Stunts also do not need to be tied to specific actions. If, as a Storyteller, you find a scene or particular interaction to be moving, reward the players with Anima.</text:p>
        <text:h text:style-name="P657" text:outline-level="2">Excellencies</text:h>
        <text:p text:style-name="P249">Exalts <text:span text:style-name="T746">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103">For example, a Solar will be able to add their Ability Ranks as a number of Successes to their roll, turning what is a certain failure into a success.</text:p>
        <text:p text:style-name="P103"><text:span text:style-name="T308">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308">, </text:span><text:span text:style-name="T309">a measure of how close their Great Curse is to activating.</text:span></text:p>
        <text:h text:style-name="P677" text:outline-level="2"><text:soft-page-break/><text:span text:style-name="T586">Special Action</text:span><text:span text:style-name="T598">s</text:span><text:span text:style-name="T586"> </text:span></text:h>
        <text:p text:style-name="P250">Most rolls are simple: the Player dictates <text:span text:style-name="T603">what they are intending to do, and the Storyteller tells them which (Attribute + Ability) to roll and how much the difficulty will be. </text:span></text:p>
        <text:p text:style-name="P250"><text:span text:style-name="T181">However, there</text:span><text:span text:style-name="T182"> are a few </text:span><text:span text:style-name="T181">specific situations that have special rules:</text:span></text:p>
        <text:h text:style-name="P694" text:outline-level="3">Teamwork</text:h>
        <text:p text:style-name="P456">Whenever a character uses their action to assist another, they may grant <text:span text:style-name="T838">a Moderate Advantage to another (</text:span>+2 dice/<text:span text:style-name="T838">+1 Difficulty)</text:span> without the need to roll.</text:p>
        <text:p text:style-name="P457">If two people teamwork the same target, they may bump it up to a Major Advantage (+4 dice/+2 Diff.), but no more than that is allowed.</text:p>
        <text:h text:style-name="P699" text:outline-level="3">Contested Actions</text:h>
        <text:p text:style-name="P233">Certain actions are contested between abilities of two or more characters, rather than a simple difficulty.</text:p>
        <text:p text:style-name="P233">In this case, all characters simply roll their appropriate Dice Pool, and compare who got the highest number of Successes.</text:p>
        <text:p text:style-name="P234">Taking the Average</text:p>
        <text:p text:style-name="P233"><text:span text:style-name="T282">To speed things along, the Storyteller is encouraged to take the </text:span><text:span text:style-name="T440">average</text:span><text:span text:style-name="T282"> number, rounded down, of the NPC’s dice pool. If they have </text:span><text:span text:style-name="T283">4-5</text:span><text:span text:style-name="T282"> dice, simply state that they get </text:span><text:span text:style-name="T284">got 2 successes and move on.</text:span></text:p>
        <text:p text:style-name="P469">The exception to this guidance are important characters, such as rivals or foes of great challenge.</text:p>
        <text:p text:style-name="P235">There are two characters in the scene: a guard and a thief. The guard is keeping watch, and the thief is attempting to sneak past them. The dice pool for the player-controlled thief would be Dexterity + Stealth.</text:p>
        <text:p text:style-name="P235">Since this is a NPC, and there are no dice-affecting powers active, the storyteller simply takes the average: (Wits + Awareness)/2, <text:span text:style-name="T874">which turns out to be </text:span><text:span text:style-name="T875">3</text:span><text:span text:style-name="T874">.</text:span> Should the thief match or surpass that <text:span text:style-name="T876">difficulty</text:span>, they successfully sneak past.</text:p>
        <text:h text:style-name="P694" text:outline-level="3">Group Rolls</text:h>
        <text:p text:style-name="P409">If <text:span text:style-name="T503">a </text:span><text:span text:style-name="T2">group</text:span><text:span text:style-name="T503"> of people must </text:span><text:span text:style-name="T506">all succeed on the </text:span><text:span text:style-name="T5">same</text:span><text:span text:style-name="T506"> action—such as sneaking—those character who exceed the difficulty may donate any extra successes to their less fortunate group mates at a rate of </text:span><text:span text:style-name="T5">2 successes given</text:span><text:span text:style-name="T506"> per </text:span><text:span text:style-name="T5">1 successes received.</text:span><text:span text:style-name="T506"> This is a special form of </text:span><text:span text:style-name="T507">automatic T</text:span><text:span text:style-name="T506">eamwork.</text:span></text:p>
        <text:p text:style-name="P470">So, if a group trying to succeed at a difficulty 3 check rolls 7, 3, and 1, the Player that rolled 7 would be able to give up their 4 extra successes to give the last Player 2 successes.</text:p>
        <text:h text:style-name="P700" text:outline-level="3"><text:bookmark-start text:name="Recall Fact"/>Recall Fact<text:bookmark-end text:name="Recall Fact"/></text:h>
        <text:p text:style-name="P241">You have two options when determining Facts about the world:</text:p>
        <text:list xml:id="list145856292577487" text:continue-list="list145856330527442" text:style-name="Exalted_20_1a">
          <text:list-item text:start-value="1">
            <text:p text:style-name="P620">Ask the Storyteller a question.</text:p>
          </text:list-item>
          <text:list-item>
            <text:p text:style-name="P620">Introduce a fact that your character “knows” about the world. This must not contradict the established setting in your game. (The Storyteller may veto a fact.)</text:p>
          </text:list-item>
        </text:list>
        <text:p text:style-name="P241">Once you have stated your goal, the Storyteller determines the difficulty of remembering that fact, which you roll against as normal. <text:s/>If successful, the Storyteller must answer the question truthfully, or note the introduced fact as part of reality.</text:p>
        <text:p text:style-name="P241">Typically, this roll is (Intelligence + Lore), but it need not be. You may use any Ability to know things related to that ability—such as using <text:span text:style-name="T2">Archery</text:span><text:span text:style-name="T503">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526">The Non-Omniscient Scholar</text:p>
              <text:p text:style-name="P412"><text:span text:style-name="T634"><text:s/></text:span><text:span text:style-name="T794">You are able to </text:span><text:span text:style-name="T634">recall</text:span><text:span text:style-name="T8"> facts</text:span><text:span text:style-name="T515">, not</text:span><text:span text:style-name="T8"> truths</text:span><text:span text:style-name="T515">. “I want to know if Solars are actually Anathema” is not an appropriate use for Lore, but “Have Solars always been depicted as Anathema?” would be.</text:span></text:p>
              <text:p text:style-name="P236"><text:span text:style-name="T286">As well, facts known by a character are going to be </text:span><text:span text:style-name="T442">highly biased</text:span><text:span text:style-name="T286"> depending on their backstory. As a Storyteller, don’t be afraid to give out advantages/disadvantages! <text:s/>A Dynastic monk </text:span><text:span text:style-name="T285">will have</text:span><text:span text:style-name="T441"> very different</text:span><text:span text:style-name="T285"> sources of information than, say a Sidereal.</text:span><text:span text:style-name="T442"> </text:span></text:p>
            </table:table-cell>
          </table:table-row>
        </table:table>
        <text:h text:style-name="P699" text:outline-level="3">Read Intentions/<text:span text:style-name="T796">Intimacy</text:span></text:h>
        <text:p text:style-name="P233">Reading Intentions is a <text:span text:style-name="T48">Reflexive</text:span> Action.</text:p>
        <text:p text:style-name="P233">When a character desires to understand another, they may attempt to read the Intentions based on their actions, <text:span text:style-name="T840">though this must be in </text:span><text:span text:style-name="T28">response</text:span><text:span text:style-name="T535"> to their target’s actions—you can’t simply read intentions of a character who is doing nothing!</text:span></text:p>
        <text:p text:style-name="P233">On a successful roll against <text:span text:style-name="T689">a difficulty set by the Storyteller, as dictated by the target’s social grace</text:span>, the Player may ask a question to the Storyteller about the target <text:span text:style-name="T841">and the </text:span><text:span text:style-name="T29">character’s action</text:span>, ranging from: “Who are they,” “What are they here (in the scene) for?” “Where are they going?” “Do they intend me harm?”</text:p>
        <text:p text:style-name="P233">The Storyteller is obligated to respond <text:span text:style-name="T1">truthfully </text:span>to the chosen question, though it may be cryptic.</text:p>
        <text:p text:style-name="P233">All Players may attempt the roll, but only the highest-roll gets to ask the question.</text:p>
        <text:h text:style-name="P700" text:outline-level="3"><text:soft-page-break/>Influence Intimacy</text:h>
        <text:p text:style-name="P233"><text:span text:style-name="T229">You may </text:span><text:span text:style-name="T230">grant or </text:span><text:span text:style-name="T448">suppress</text:span><text:span text:style-name="T294"> Intimacies in targets. </text:span>Intimacy changes made this way are temporary. <text:span text:style-name="T848">They last at least a Scene, but will fade away afterwards at the Storyteller’s discretion.</text:span></text:p>
        <text:p text:style-name="P234">Emotion</text:p>
        <text:p text:style-name="P233">Instead of a particular Intimacy, the character may choose to suppress or inflame an <text:span text:style-name="T1">emotion</text:span>. This may have unpredictable effects. This may be useful when targeting a disparate crowd, or if specific intimacies are not known.</text:p>
        <text:p text:style-name="P233"><text:span text:style-name="T327">Emotions are always treated as a </text:span><text:span text:style-name="T322">Moderate Modifier</text:span><text:span text:style-name="T327">, </text:span><text:span text:style-name="T328">and so only gain +/-1 Resolve, </text:span><text:span text:style-name="T323">compared to a full Intimacy.</text:span></text:p>
        <text:h text:style-name="P699" text:outline-level="3">Perform Task</text:h>
        <text:p text:style-name="P233">The character attempts to get another to perform a task <text:span text:style-name="T640">on their behalf. </text:span></text:p>
        <text:p text:style-name="P233"><text:span text:style-name="T57">Note: </text:span><text:span text:style-name="T117">Serious and Life-Changing Tasks will often require a full Scene to occur before the roll may be performed—you can’t simply walk in and change a person’s life! </text:span><text:span text:style-name="T118">The rolls provided are for use for minor characters and unimportant scenes. For more dramatic scenes, </text:span><text:span text:style-name="T119">s</text:span><text:span text:style-name="T117">ee </text:span><text:a xlink:type="simple" xlink:href="#Encounters" text:style-name="Internet_20_link" text:visited-style-name="Visited_20_Internet_20_Link">Encounters</text:a><text:span text:style-name="T117">. </text:span><text:span text:style-name="T124">(If the final roll involves a “Perform Task” ask, the resolve bonus is not applied—the act of performing the encounter wears down the Resolve over the course of the scene.</text:span></text:p>
        <text:list xml:id="list145855441704066" text:continue-list="list145855168381491" text:style-name="Exalt_20_Dot">
          <text:list-item>
            <text:p text:style-name="P563"><text:span text:style-name="T48">Inconvenient task</text:span><text:line-break/>There is at most mild danger, opposition, or time devoted to this task. At most the task will take a few hours—maybe a day.</text:p>
          </text:list-item>
          <text:list-item>
            <text:p text:style-name="P563"><text:span text:style-name="T48">Serious Task<text:line-break/></text:span><text:span text:style-name="T2">(+</text:span><text:span text:style-name="T24">2</text:span><text:span text:style-name="T2"> Resolve) </text:span><text:span text:style-name="T27">Must Leverage an Emotion or Intimacy to attempt.</text:span></text:p>
            <text:p text:style-name="P563">There may be lasting repercussions to performing the task, ranging from physical to social. The task may take days to weeks to complete.</text:p>
          </text:list-item>
          <text:list-item>
            <text:p text:style-name="P563"><text:span text:style-name="T48">Life-Changing</text:span> <text:span text:style-name="T48">Task<text:line-break/></text:span><text:span text:style-name="T2">(+</text:span><text:span text:style-name="T24">4</text:span><text:span text:style-name="T2"> Resolve) Must leverage a</text:span><text:span text:style-name="T25">n</text:span><text:span text:style-name="T2"> Intimacy to attempt.</text:span></text:p>
            <text:p text:style-name="P563">Their lives may be permanently altered by the task, running even the risk of death. Even embarking on the task will have serious consequences.</text:p>
          </text:list-item>
        </text:list>
        <table:table table:name="Table24" table:style-name="Table24">
          <table:table-column table:style-name="Table24.A"/>
          <table:table-row table:style-name="Table24.1">
            <table:table-cell table:style-name="Table24.A1" office:value-type="string">
              <text:p text:style-name="P237">Players on the Defensive</text:p>
              <text:p text:style-name="P236">The Player Characters are the main characters of the story, not NPCs.</text:p>
              <text:p text:style-name="P236">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41">they may be convinced that they need to help another character, but it will not override their free-will to do so.</text:span></text:p>
            </table:table-cell>
          </table:table-row>
        </table:table>
        <text:h text:style-name="P663" text:outline-level="2"><text:bookmark-start text:name="Intimacies"/><text:span text:style-name="T793">S</text:span><text:bookmark-end text:name="Intimacies"/><text:span text:style-name="T793">ocial Interactions</text:span></text:h>
        <text:p text:style-name="P233">Social actions are dependent on how they are approached. Using an inappropriate action for a desired outcome will not work (no roll required) or at least have severe penalties applied.</text:p>
        <text:p text:style-name="P233">For example, no matter how well you roll, you cannot threaten someone into gaining a positive intimacy towards you.</text:p>
        <text:h text:style-name="P699" text:outline-level="3">Intimacies</text:h>
        <text:p text:style-name="P233">All characters have various ideals, desires, and loved ones. An Intimacy is a representation of their core being, who the person is—for better or for worse.</text:p>
        <text:p text:style-name="P233">An <text:span text:style-name="T1">Intimacy</text:span> is a step above a person’s natural likes and dislikes: it is some aspect that defines them in some way.</text:p>
        <text:p text:style-name="P233">Intimacies should be specific and close to your character’s definition and goals:</text:p>
        <text:list xml:id="list145856969880221" text:continue-list="list145855113533977" text:style-name="Exalted_20_Center_20_Dot">
          <text:list-item>
            <text:p text:style-name="P584">“Hatred of the Realm’s Slavery Trade”</text:p>
          </text:list-item>
          <text:list-item>
            <text:p text:style-name="P585">“Trust that inner enlightenment will bring about external good”</text:p>
          </text:list-item>
        </text:list>
        <text:p text:style-name="P233">Intimacies are both a boon and a bane to characters—they have a resistance to any social influence that runs contrary to that Intimacy. However, those same Intimacies may be used to pull the character into increasingly difficult tasks.</text:p>
        <text:p text:style-name="P251">Whenever a character <text:span text:style-name="T503">is confronted with something that </text:span><text:span text:style-name="T2">tugs</text:span><text:span text:style-name="T503"> at their intimacy—such as a convincing argument that the proposed action will help them protect their family, they take a (-2) Resolve. However, if it runs </text:span><text:span text:style-name="T2">counter</text:span><text:span text:style-name="T503"> to their Intimacy, such as their deep-held believe to not harm others, they gain (+2) Resolve.</text:span></text:p>
        <text:p text:style-name="P94">Multiple Intimacies can be in play at the same time.</text:p>
        <table:table table:name="Table25" table:style-name="Table25">
          <table:table-column table:style-name="Table25.A"/>
          <table:table-row table:style-name="Table25.1">
            <table:table-cell table:style-name="Table25.A1" office:value-type="string">
              <text:p text:style-name="P525">Assumed Intimacies</text:p>
              <text:p text:style-name="P9">There are common intimacies to all mortal kinds that don’t need to be explicitly written down, such as the Desire for Safety and Health, and the Fear of Death.</text:p>
              <text:p text:style-name="P9"/>
              <text:p text:style-name="P9">The list of Intimacies written for a character should only be written down if they are notable in their strength—<text:span text:style-name="T636">or in the absence.</text:span></text:p>
            </table:table-cell>
          </table:table-row>
        </table:table>
        <text:h text:style-name="P694" text:outline-level="3"><text:span text:style-name="T790">Temporary</text:span> Intimacies</text:h>
        <text:p text:style-name="P252">Minor, or <text:span text:style-name="T2">temporary</text:span><text:span text:style-name="T503"> Intimacies are those present </text:span><text:span text:style-name="T518">for just a short time, often in response to something that has occurred in the scene—ranging from something as large as great threat to the city appearing, or from something more subtle as Social Influence to incite an emotion.</text:span></text:p>
        <text:p text:style-name="P253"><text:span text:style-name="T503">Minor Intimacies are transitory—and not quite as strong as deeply held beliefs, conferring (+/-1 Resolve). However, their effects can still be quite strong </text:span><text:span text:style-name="T519">on a large scale</text:span><text:span text:style-name="T503">, </text:span><text:span text:style-name="T277">and have </text:span><text:span text:style-name="T287">resulted in societal upheaval and market panics.</text:span></text:p>
        <text:h text:style-name="P699" text:outline-level="3"><text:soft-page-break/>Unacceptable Influence</text:h>
        <text:p text:style-name="P233">There are certain actions and requests that a character will refuse to do, regardless of how convincing, persuasive, or manipulative an Exalt is, <text:span text:style-name="T101">they will not do it. <text:s/></text:span>Unacceptable Influence protects those actions that the character considered antithetical to their very nature, such as betraying loyal causes, violating self preservation, or harming those dearly loved.</text:p>
        <text:p text:style-name="P233">Players, as they know their characters much better than the Storyteller, reserve the sole right to declare if Influence is <text:span text:style-name="T1">Unacceptable</text:span>—though they should justify it to the rest of the group.</text:p>
        <text:h text:style-name="P699" text:outline-level="3">Changing Intimacies</text:h>
        <text:p text:style-name="P233">At the completion of every <text:span text:style-name="T48">Story, </text:span>both the Players and the Storyteller should reevaluate their respective characters and readjust Intimacies as appropriate to reflect what has happened in the Story.</text:p>
        <text:p text:style-name="P255">They may gain, or lose Intimacies<text:span text:style-name="T637"> </text:span>as they see fi<text:span text:style-name="T637">t, </text:span><text:span text:style-name="T638">though </text:span><text:span text:style-name="T190">they should have at least three and at most five.</text:span></text:p>
        <text:h text:style-name="P699" text:outline-level="3">Group <text:span text:style-name="T849">Resolve</text:span></text:h>
        <text:p text:style-name="P233">Social actions against groups of people, rather than individuals, suffer from the lack of intimac<text:span text:style-name="T877">y, as well as logistics. </text:span><text:span text:style-name="T254">Any social action taken against multiple characters with a </text:span><text:span text:style-name="T639">magnitude of “Crowd” </text:span><text:span text:style-name="T878">(50 people)</text:span><text:span text:style-name="T639"> or larger gains +2 to their Resolve.</text:span></text:p>
        <text:p text:style-name="P254"><text:span text:style-name="T234">Crowds of magnitude “City” or larger cannot be addressed by a </text:span><text:span text:style-name="T191">simple</text:span><text:span text:style-name="T234"> roll, </text:span><text:span text:style-name="T235">and instead must be done through an Encounter.</text:span></text:p>
        <table:table table:name="Table26" table:style-name="Table26">
          <table:table-column table:style-name="Table26.A"/>
          <table:table-row table:style-name="Table26.1">
            <table:table-cell table:style-name="Table26.A1" office:value-type="string">
              <text:p text:style-name="P525">Respect Your Group</text:p>
              <text:p text:style-name="P9">Throughout history people have committed horrific acts against each other—acts which still continue to this day. You may desire to show it as a proper challenge to overcome, to the levels that a character will sink to—even so called heroes. That said:</text:p>
              <text:p text:style-name="P22"/>
              <text:p text:style-name="P22">No Person should ever feel uncomfortable at the table.<text:line-break/></text:p>
              <text:p text:style-name="P9">At the end of the day, this is a game that you and your friends are playing in modern times. <text:span text:style-name="T738">Showcasing horrors of the past and the casual atrocities people have done to each other is a decision </text:span><text:span text:style-name="T17">you</text:span><text:span text:style-name="T529"> are making right now.</text:span></text:p>
              <text:p text:style-name="P9"/>
              <text:p text:style-name="P9">Any Player (including the Storyteller) should be allowed to raise their concerns about scenes, direction of story, or other such aspects of the game, and their concern should be respected without question. Move the theme aside and don’t bring it up again.</text:p>
              <text:p text:style-name="P9"/>
              <text:p text:style-name="P9">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p text:style-name="P471"/>
        <text:h text:style-name="P650" text:outline-level="2"><text:bookmark-start text:name="Essence"/>Essence<text:bookmark-end text:name="Essence"/></text:h>
        <text:p text:style-name="P238">Essence is the fundamental energy that flows through the world, all creatures, and mortals—<text:span text:style-name="T860">an energy that Exalts are naturally able to wield to their advantage. </text:span></text:p>
        <text:p text:style-name="P242"><text:span text:style-name="T860">A </text:span>character’s ability to manipulate and channel the energies of the world are measured in <text:span text:style-name="T49">Motes</text:span><text:span text:style-name="T101"> of </text:span><text:span text:style-name="T49">Essence</text:span><text:span text:style-name="T101">, </text:span><text:span text:style-name="T152">a pool of points that is immediately spent for supernatural effects, and slowly regains over time.</text:span></text:p>
        <text:p text:style-name="P32">Motes of Essence regain 1 per Hour when the character is taking explicit action to rest, such as sleeping, playing games, or participating in (relatively) stress-free activities that they enjoy.</text:p>
        <text:p text:style-name="P32">The entire Mote Pool regains after a full night’s of rest, regardless of how large <text:span text:style-name="T608">the pool is.</text:span></text:p>
        <text:p text:style-name="P238"><text:span text:style-name="T153">The mote pool will increase with the </text:span><text:span text:style-name="T152">character’s </text:span><text:span text:style-name="T81">Essence</text:span><text:span text:style-name="T152">, </text:span><text:span text:style-name="T374">which</text:span><text:span text:style-name="T152"> is a measure of how in tune the character is with the flows of energy through and surrounding them. </text:span><text:span text:style-name="T153">This Rating will increase automatically as the character accrues xp.</text:span></text:p>
        <table:table table:name="Table13" table:style-name="Table13">
          <table:table-column table:style-name="Table13.A"/>
          <table:table-row table:style-name="Table13.1">
            <table:table-cell table:style-name="Table13.A1" office:value-type="string">
              <text:p text:style-name="P520">Is it rest if I…</text:p>
              <text:p text:style-name="P238"><text:span text:style-name="T610">I</text:span>f an activity has any dual purpose or gains advantage (aside from the passage of time), it is not considered rest. </text:p>
              <text:p text:style-name="P243">A character may play a game to relax, but <text:span text:style-name="T177">using a game to strategize</text:span> a battle plan is not. Talking jovially (or in commiseration) with fellows is relaxing, while trying to convince friends to join in a plan is not.</text:p>
              <text:p text:style-name="P244">This regeneration rule is intended to <text:span text:style-name="T177">encourage </text:span><text:span text:style-name="T183">roleplaying</text:span> moments of respite, not to force constant calculations and bookkeeping for the Storyteller.</text:p>
            </table:table-cell>
          </table:table-row>
        </table:table>
        <text:h text:style-name="P701" text:outline-level="3"><text:bookmark-start text:name="Anima"/><text:span text:style-name="T609">Anim</text:span><text:span text:style-name="T611">a</text:span><text:bookmark-end text:name="Anima"/></text:h>
        <text:p text:style-name="P91"><text:span text:style-name="T237">E</text:span><text:span text:style-name="T177">xalts are not limited to just their own personal Mote Pool as a source of their powers. The drive of action and movement will spur them to greater and greater heights. This movement of power is represented as </text:span><text:span text:style-name="T439">Anima</text:span><text:span text:style-name="T177">, a type of Essence Flow that is ultimately more fleeting, but brimming with possibilities.</text:span></text:p>
        <text:p text:style-name="P92"><text:span text:style-name="T237">Anima fades away if it is not use</text:span><text:span text:style-name="T238">d—</text:span><text:span text:style-name="T239">I</text:span><text:span text:style-name="T238">f the Exalt engages in rest, </text:span><text:span text:style-name="T239">regaining motes, their</text:span><text:span text:style-name="T238"> accumulated Anima </text:span><text:span text:style-name="T240">dissipates—</text:span><text:span text:style-name="T241">you can only be “brimming with energy” for so long.</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276">Gain Anima </text:p>
            </table:table-cell>
            <table:covered-table-cell/>
          </table:table-row>
          <table:table-row table:style-name="Table14.1">
            <table:table-cell table:style-name="Table14.A2" office:value-type="string">
              <text:p text:style-name="P284">Critical Roll</text:p>
            </table:table-cell>
            <table:table-cell table:style-name="Table14.A2" office:value-type="string">
              <text:p text:style-name="P290"><text:span text:style-name="T915">1</text:span><text:span text:style-name="T914"> Anima for a roll of 8-</text:span><text:span text:style-name="T915">9</text:span><text:span text:style-name="T914"> <text:line-break/></text:span><text:span text:style-name="T915">2 Anima for a roll of 10-11</text:span><text:span text:style-name="T914"><text:line-break/></text:span><text:span text:style-name="T915">4 Anima for a roll of 12+</text:span></text:p>
            </table:table-cell>
          </table:table-row>
          <table:table-row table:style-name="Table14.1">
            <table:table-cell table:style-name="Table14.A3" office:value-type="string">
              <text:p text:style-name="P283">Stunt/Roleplay</text:p>
            </table:table-cell>
            <table:table-cell table:style-name="Table14.A3" office:value-type="string">
              <text:p text:style-name="P298">2 Anima for great stunts and/or roleplay.</text:p>
            </table:table-cell>
          </table:table-row>
          <table:table-row table:style-name="Table14.1">
            <table:table-cell table:style-name="Table14.A2" office:value-type="string">
              <text:p text:style-name="P277">Build Power</text:p>
            </table:table-cell>
            <table:table-cell table:style-name="Table14.A2" office:value-type="string">
              <text:p text:style-name="P289"/>
            </table:table-cell>
          </table:table-row>
        </table:table>
        <text:p text:style-name="P104"/>
        <text:p text:style-name="P105"><text:soft-page-break/>Using Anima</text:p>
        <text:p text:style-name="P464">Anima is used to empower the Exalts Anima Powers, as well as any high-level Charms, Spells, or other sources of power that might call for Anima in its activation cost.</text:p>
        <text:p text:style-name="P465">Additionally, Anima may be used <text:span text:style-name="T906">to empower a character’s</text:span><text:span text:style-name="T87"> </text:span><text:a xlink:type="simple" xlink:href="#Strife" text:style-name="Internet_20_link" text:visited-style-name="Visited_20_Internet_20_Link"><text:span text:style-name="T87">Strife</text:span></text:a><text:span text:style-name="T163">, a way for the Player to wrest control over the narrative in their favor.</text:span></text:p>
        <text:p text:style-name="P475"><text:span text:style-name="T163">L</text:span><text:span text:style-name="T101">astly, there are a couple of raw uses of anima:</text:span></text:p>
        <text:list xml:id="list145857266401450" text:continue-list="list145855441704066" text:style-name="Exalt_20_Dot">
          <text:list-item>
            <text:p text:style-name="P643"><text:span text:style-name="T101">Expending 1 Anima to add 2 Dice to an action. </text:span><text:span text:style-name="T167">This may only be done once per turn—you cannot expend 2 anima to get 4 dice.</text:span></text:p>
          </text:list-item>
          <text:list-item>
            <text:p text:style-name="P644">Anima may be used in place of Motes, at a rate of 1 Anima per Mote. An unlimited amount of Anima may be expended this way.</text:p>
            <text:list>
              <text:list-item>
                <text:p text:style-name="P644">This is usually reserved for when all Motes have been expended, as Anima is typically a more precious resource.</text:p>
              </text:list-item>
            </text:list>
          </text:list-item>
        </text:list>
        <text:p text:style-name="P239">Build Power</text:p>
        <text:p text:style-name="P92"><text:span text:style-name="T242">D</text:span><text:span text:style-name="T177">uring heated moments, such as in Combat or Encounters, </text:span><text:span text:style-name="T238">the Exalt takes a moment to stoke their internal flames, drawing essence from the world around them.</text:span></text:p>
        <text:p text:style-name="P466">The Player describes how the Character focuses themselves, and rolls the appropriate (Attribute + Ability), <text:span text:style-name="T612">gaining a point of Anima for ever 2 successes rolled. <text:s/></text:span><text:span text:style-name="T844">(</text:span><text:span text:style-name="T686">The Critical Roll </text:span><text:span text:style-name="T845">Anima </text:span><text:span text:style-name="T686">bonus does </text:span><text:span text:style-name="T16">not</text:span><text:span text:style-name="T686"> apply on this roll.</text:span><text:span text:style-name="T844">)</text:span></text:p>
        <text:p text:style-name="P466"><text:span text:style-name="T686">Descriptions of Build Power</text:span> can truly be anything. A Dawn Solar may find solace in flourishing their weapon in a display of (Dexterity + Melee). Another may find refuge in their thoughts, looking across others in recollection with a (Int + Lore) roll. </text:p>
        <text:p text:style-name="P467">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467"><text:span text:style-name="T687">For this reason, </text:span>Build Power <text:span text:style-name="T2">cannot</text:span> have another mechanical purpose—you cannot intimidate combatants with a Build Power action; <text:span text:style-name="T687">though </text:span><text:span text:style-name="T740">having the scene or even </text:span><text:span text:style-name="T741">unimportant</text:span><text:span text:style-name="T740"> characters </text:span><text:span text:style-name="T18">reacting</text:span><text:span text:style-name="T740"> to the event is always encouraged.</text:span></text:p>
        <text:p text:style-name="P257">Narrative scope</text:p>
        <text:p text:style-name="P93"><text:span text:style-name="T238">S</text:span><text:span text:style-name="T177">ince Anima fades away so quickly, </text:span><text:span text:style-name="T243">Anima need not be tracked during slower, more narrative portions of the game. Instead, use of Anima can be allowed through taking extra time on their actions: roughly </text:span><text:span text:style-name="T410">5 minutes per Anima</text:span><text:span text:style-name="T243"> expended.</text:span></text:p>
        <text:h text:style-name="P701" text:outline-level="3"><text:bookmark-start text:name="Anima Banner"/>Anima Banner<text:bookmark-end text:name="Anima Banner"/></text:h>
        <text:p text:style-name="P238">As an Exalt gathers energy, their souls become suffused with crackling energy, inflaming it into the seen world in a glorious expression.</text:p>
        <text:p text:style-name="P238"><text:span text:style-name="T231">Ultimately the Anima Banner </text:span><text:span text:style-name="T232">is an </text:span><text:span text:style-name="T449">Aesthetic</text:span><text:span text:style-name="T232"> matter—</text:span><text:span text:style-name="T233">one used for Stunts and descriptions</text:span><text:span text:style-name="T232">. </text:span></text:p>
        <text:p text:style-name="P238"><text:span text:style-name="T746">When using their powers, the Exalted is bathed in their power, the crackling energies surrounding them and forming into a unique expression of their soul—the more power used. </text:span><text:span text:style-name="T751">First, they crackle with subtle energies across their skin. Then, </text:span><text:span text:style-name="T753">this energy leaps across </text:span><text:span text:style-name="T754">outwards, forming an entire colored aura around themselves. </text:span><text:span text:style-name="T751">Finally, they erupt in their glorious fire, their body suffused in energy and their personal symbols visible to all around them.</text:span></text:p>
        <text:p text:style-name="P238"><text:span text:style-name="T295"><text:s/>The Exalt may choose to consciously hide it, if in situations where flaring their banner would be untoward. </text:span><text:span text:style-name="T296">Hiding the anima banner requires </text:span><text:span text:style-name="T450">dedicated</text:span><text:span text:style-name="T296"> concentration</text:span><text:span text:style-name="T295">.</text:span></text:p>
        <text:h text:style-name="P664" text:outline-level="2"><text:bookmark-start text:name="Strife"/>Strife<text:bookmark-end text:name="Strife"/></text:h>
        <text:p text:style-name="P407">The world of Creation will push even the mighty Exalted to the brink, and in those moments of desperation, forcing them to delve into reserves they did not know they had—and can rarely replicate when needed. This moment is called a <text:span text:style-name="T48">Strife</text:span>.</text:p>
        <text:p text:style-name="P407">Strife is a powerful tool for Player Characters to change the world around them. </text:p>
        <text:p text:style-name="P407">By <text:span text:style-name="T613">spending</text:span><text:span text:style-name="T614"> </text:span><text:span text:style-name="T69">3</text:span><text:span text:style-name="T54"> </text:span><text:span text:style-name="T53">Anima</text:span><text:span text:style-name="T108"> </text:span><text:span text:style-name="T109">and performing a Stunt, the Player may:</text:span></text:p>
        <text:list xml:id="list145856934588178" text:continue-numbering="true" text:style-name="Exalt_20_Dot">
          <text:list-item>
            <text:p text:style-name="P636">Use a <text:span text:style-name="T893">Lesser</text:span> <text:span text:style-name="T615">Power they have not purchased, but would otherwise qualify for. </text:span><text:span text:style-name="T907">If they select a Permanent Power or one with an extended duration, it only lasts a Day at most.</text:span></text:p>
          </text:list-item>
          <text:list-item>
            <text:p text:style-name="P637">Reset a Limited-Use Power they have, such as anything that must activated “Once per Story”. This can be done regardless of the level of the Power, and affects Anima Powers. They must still pay the original activation cost of the charm, in addition to the cost of the Strife.</text:p>
          </text:list-item>
          <text:list-item>
            <text:p text:style-name="P638"><text:span text:style-name="T543">Have an impact on the world through narrative means.</text:span><text:span text:style-name="T503"> <text:s/></text:span><text:span text:style-name="T510">T</text:span><text:span text:style-name="T511">he Player should feel free to dictate how they use their powers in a custom-tailored way for the situation, </text:span><text:span text:style-name="T510">though this does require Storyteller approval to make sure it doesn’t </text:span><text:span text:style-name="T7">directly</text:span><text:span text:style-name="T510"> solve the problem of the scene.</text:span></text:p>
          </text:list-item>
        </text:list>
        <text:h text:style-name="P701" text:outline-level="3"><text:span text:style-name="T616">Strif</text:span><text:span text:style-name="T617">e Guidelin</text:span><text:span text:style-name="T618">e</text:span><text:span text:style-name="T617">s</text:span></text:h>
        <text:p text:style-name="P7"><text:span text:style-name="T619">When using a Strife, the action should simply happen without a roll. So long as a character </text:span><text:span text:style-name="T35">should</text:span><text:span text:style-name="T619"> be able to do something, and it is </text:span><text:span text:style-name="T35">cool</text:span><text:span text:style-name="T619"> for them to do so, it </text:span><text:span text:style-name="T35">does.</text:span><text:span text:style-name="T619"> In this way, </text:span><text:span text:style-name="T184">it</text:span><text:span text:style-name="T619"> can be thought of as a more powerful Stunt.</text:span></text:p>
        <text:p text:style-name="P7">There are a few guiding restrictions to keep in mind <text:span text:style-name="T616">with Strifes</text:span>, <text:span text:style-name="T620">which should </text:span></text:p>
        <text:list xml:id="list145856006173713" text:continue-numbering="true" text:style-name="Exalt_20_Dot">
          <text:list-item>
            <text:p text:style-name="P564">Other character’s actions cannot be dictated: only those under control of the Player’s.</text:p>
          </text:list-item>
          <text:list-item>
            <text:p text:style-name="P564">The Action cannot <text:span text:style-name="T1">directly</text:span> solve the scene; it can only assist and guide it.</text:p>
          </text:list-item>
          <text:list-item>
            <text:p text:style-name="P564">The Action should flow naturally from the character—a Solar cannot suddenly shapeshift, for example.</text:p>
          </text:list-item>
        </text:list>
        <text:p text:style-name="P21">Example</text:p>
        <text:p text:style-name="P240"><text:soft-page-break/>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06">“I’m going to use my archery to cause an avalanche”. it changes the environment, stopping any reinforcements—removing the time limit on the challenge, but not destroying their enemy. It assists the Player and their scene greatly, but does not solve it.</text:p>
        <text:h text:style-name="P664" text:outline-level="2"><text:bookmark-start text:name="The Great Curse"/>The Great Curse<text:bookmark-end text:name="The Great Curse"/></text:h>
        <text:p text:style-name="P238">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38">Regardless of its source, every Exalt carries with them the Great Curse, an aggrandized character flaw that can interrupt and sabotage a character’s well meaning in spite of their better nature.</text:p>
        <text:p text:style-name="P256">Each individual Exaltation book details their Great Curse, but it is important to know that these are all <text:span text:style-name="T1">suggestions</text:span>. So long as a character has a flaw that affects their decision, it is an acceptable Great Curse. </text:p>
        <text:p text:style-name="P246">Custom descriptions should always include three aspects: what the flaw exposes in the character, what triggers the flaw, and what the character will (most likely) do when they enter a Limit Break.</text:p>
        <text:list xml:id="list145856399645110" text:continue-numbering="true" text:style-name="Exalt_20_Dot">
          <text:list-item>
            <text:p text:style-name="P606"><text:span text:style-name="T48">Solars</text:span> suffer <text:span text:style-name="T244">from</text:span> their own Ego. They are those that tirelessly seek greatness and perfection, and may find others or even themselves not up to the standards they desire.</text:p>
          </text:list-item>
          <text:list-item>
            <text:p text:style-name="P606"><text:span text:style-name="T48">Lunars</text:span> suffer from being trapped between worlds and are conflicted by the unknown. Are they man or beast? A part of society or apart from it? Their form is constantly shifting, so who are they really?</text:p>
          </text:list-item>
          <text:list-item>
            <text:p text:style-name="P607"><text:span text:style-name="T48">Abyssals</text:span> have a portion of their self consumed by the void: something that is lost and that can never be reclaimed. It may be their name and relations; their lost vitality; a loss of emotion and feeling.</text:p>
          </text:list-item>
        </text:list>
        <table:table table:name="Table15" table:style-name="Table15">
          <table:table-column table:style-name="Table15.A"/>
          <table:table-row table:style-name="Table15.1">
            <table:table-cell table:style-name="Table15.A1" office:value-type="string">
              <text:p text:style-name="P521">Fine Tuning Limit <text:span text:style-name="T621">Gain</text:span></text:p>
              <text:p text:style-name="P410">Limit Gain should always be controlled by the <text:span text:style-name="T2">Player</text:span><text:span text:style-name="T503">, not the Storyteller. While you may setup the </text:span><text:span text:style-name="T527">situations, it is ultimately up to the Player to decide how their character reacts—including if and when they gain Limit.</text:span></text:p>
              <text:p text:style-name="P411"><text:span text:style-name="T527">S</text:span><text:span text:style-name="T503">ome Players will not want to gain Limit at all, others will enjoy pushing their characters back and forth constantly. Both are valid so long as they are having fun.</text:span></text:p>
            </table:table-cell>
          </table:table-row>
        </table:table>
        <text:h text:style-name="P701" text:outline-level="3"><text:bookmark-start text:name="Limit"/>Limit<text:bookmark-end text:name="Limit"/></text:h>
        <text:p text:style-name="P238">The stress and wear of an Exalt’s life will build and press upon them, eventually driving them to a breaking point. This is represented by <text:span text:style-name="T101">Limit Points</text:span>.</text:p>
        <text:p text:style-name="P245">A Character gains <text:span text:style-name="T85">1</text:span><text:span text:style-name="T49"> </text:span><text:span text:style-name="T86">L</text:span><text:span text:style-name="T49">imi</text:span><text:span text:style-name="T85">t</text:span><text:span text:style-name="T622"> by:</text:span></text:p>
        <text:list xml:id="list145856472926046" text:continue-numbering="true" text:style-name="Exalt_20_Dot">
          <text:list-item>
            <text:p text:style-name="P621"><text:span text:style-name="T622">A</text:span>ctivating their Excellency</text:p>
          </text:list-item>
          <text:list-item>
            <text:p text:style-name="P621">Encountering the limit trigger they have detailed as part of the Great Curse.</text:p>
          </text:list-item>
          <text:list-item>
            <text:p text:style-name="P621">Working against one of their Intimacies, <text:span text:style-name="T902">whether by choice or by force.</text:span></text:p>
          </text:list-item>
        </text:list>
        <text:p text:style-name="P238"><text:span text:style-name="T101">Limit Points</text:span> represent how strained the Exalt is—how much wear and tear their psyche and soul is under. <text:span text:style-name="T861">The character starts at 0, not being stressed, </text:span><text:span text:style-name="T862">and can raise up to</text:span><text:span text:style-name="T861"> 10, a level of </text:span><text:span text:style-name="T245">duress</text:span><text:span text:style-name="T861"> which they cannot stand anymore, </text:span><text:span text:style-name="T863">at which point they will </text:span><text:span text:style-name="T864">be forced</text:span><text:span text:style-name="T863"> </text:span><text:span text:style-name="T154">Limit Break.</text:span></text:p>
        <text:p text:style-name="P248">Breaking Early</text:p>
        <text:p text:style-name="P468">When a character is particularly stressed, such as by being defeated, having their goals turned against them, their Intimacies being credibly threatened, or any other event the Player deems “anguishing,” they may see if the character Limit Breaks early.</text:p>
        <text:p text:style-name="P468"><text:span text:style-name="T49">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408"><text:span text:style-name="T503">The Player, knowing their character better than any at the table, may </text:span><text:span text:style-name="T512">forgo the roll altogether and simply decide their character snaps.</text:span><text:span text:style-name="T503"> </text:span><text:span text:style-name="T512">Remember, this should highlight the character’s flaws, and how it can impact and impede the character’s own goals!</text:span></text:p>
        <text:h text:style-name="P702" text:outline-level="3">Limit Break</text:h>
        <text:p text:style-name="P238">When a character <text:span text:style-name="T48">Limit Breaks, </text:span>they lose all perspective on anything that does not align with their <text:span text:style-name="T48">Great Curse</text:span> and will make active and considered effort to fulfill it, <text:span text:style-name="T246">regardless of</text:span> the consequences. </text:p>
        <text:p text:style-name="P238">A character Limit Breaking does not lose their faculties, nor do they forget their Intimacies—but those are simply <text:span text:style-name="T1">secondary</text:span> to their Great Curse. Often they will use convoluted and strange reasoning to justify their actions.</text:p>
        <text:p text:style-name="P238">A Limit Break lasts for an entire scene. Only performing a grave offense against their own deeply-held Intimacies would be enough to snap the character out of their actions <text:span text:style-name="T623">prematurely.</text:span></text:p>
        <text:p text:style-name="P238">At the end of a Limit Break, reset Limit to 0.</text:p>
        <text:p text:style-name="P247">During a Limit Break, the character does not gain any limit—even from activating their Excellencies. This <text:span text:style-name="T624">effectively</text:span> <text:span text:style-name="T185">grants them </text:span><text:span text:style-name="T409">free use of the Excellency for the entire scene</text:span><text:span text:style-name="T185">, though it will still raise their anima level.</text:span></text:p>
        <table:table table:name="Table17" table:style-name="Table17">
          <table:table-column table:style-name="Table17.A"/>
          <text:soft-page-break/>
          <table:table-row table:style-name="Table17.1">
            <table:table-cell table:style-name="Table17.A1" office:value-type="string">
              <text:p text:style-name="P524">Ticking Time Bomb</text:p>
              <text:p text:style-name="P8">There will be occasions when a character enters Limit Break, but turning it into a Limit Break Scene just doesn’t fit—it occurred during a<text:span text:style-name="T625">n otherwise</text:span> lighthearted scene, or when the Exalt is in the middle of nowhere on their own, or the scene was just wrapping up.</text:p>
              <text:p text:style-name="P8"/>
              <text:p text:style-name="P8">If this occurs, with both the Storyteller and Player in agreement, the Character can postpone the Limit Break to a more appropriate scene—just don’t wait <text:span text:style-name="T1">too </text:span>long.</text:p>
            </table:table-cell>
          </table:table-row>
        </table:table>
        <text:p text:style-name="Exalted"/>
        <text:h text:style-name="P661" text:outline-level="2">Storyteller Timelines</text:h>
        <text:p text:style-name="P89">Rather than count the exact minutes and hours of effects, Exalted rel<text:span text:style-name="T186">ies on a more cinematic sense of time.</text:span></text:p>
        <text:list xml:id="list145856939573757" text:continue-numbering="true" text:style-name="Exalt_20_Dot">
          <text:list-item>
            <text:p text:style-name="P615">Round<text:span text:style-name="T101"><text:line-break/></text:span><text:span text:style-name="T110">Enough time for all characters present in the scene to perform at least one set of Actions.</text:span></text:p>
          </text:list-item>
          <text:list-item>
            <text:p text:style-name="P616">Scene<text:span text:style-name="T101"><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616">Session<text:span text:style-name="T101"><text:line-break/>A single sitting of when Players begin and end roleplaying, spanning an entire night.</text:span></text:p>
          </text:list-item>
          <text:list-item>
            <text:p text:style-name="P616">Story<text:span text:style-name="T101"><text:line-break/>Several sessions that form a full narrative arch: from establishing a threat to reaching the resolution.</text:span></text:p>
          </text:list-item>
          <text:list-item>
            <text:p text:style-name="P608"><text:span text:style-name="T55">Chronicle</text:span><text:span text:style-name="T111"><text:line-break/>A complete game, encompassing all the stories relevant to a set of characters.</text:span></text:p>
          </text:list-item>
        </text:list>
        <text:h text:style-name="P665" text:outline-level="2"/>
        <text:h text:style-name="P666" text:outline-level="2"><text:soft-page-break/>Magnitudes</text:h>
        <text:p text:style-name="P89"><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89">Some Powers will declare an increase (or decrease) in a <text:span text:style-name="T1">magnitude</text:span>. Those magnitude definitions are as follow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559">Time Magnitudes</text:p>
            </table:table-cell>
            <table:covered-table-cell/>
            <table:covered-table-cell/>
            <table:covered-table-cell/>
          </table:table-row>
          <table:table-row table:style-name="Table16.1">
            <table:table-cell table:style-name="Table16.A2" office:value-type="string">
              <text:p text:style-name="P558">0</text:p>
            </table:table-cell>
            <table:table-cell table:style-name="Table16.B2" office:value-type="string">
              <text:p text:style-name="P558">Second (Instant)</text:p>
            </table:table-cell>
            <table:table-cell table:style-name="Table16.C2" office:value-type="string">
              <text:p text:style-name="P33">5</text:p>
            </table:table-cell>
            <table:table-cell table:style-name="Table16.D2" office:value-type="string">
              <text:p text:style-name="P508">Month</text:p>
            </table:table-cell>
          </table:table-row>
          <table:table-row table:style-name="Table16.1">
            <table:table-cell table:style-name="Table16.A3" office:value-type="string">
              <text:p text:style-name="P558">1</text:p>
            </table:table-cell>
            <table:table-cell table:style-name="Table16.B3" office:value-type="string">
              <text:p text:style-name="P558">Minute (Moment)</text:p>
            </table:table-cell>
            <table:table-cell table:style-name="Table16.B3" office:value-type="string">
              <text:p text:style-name="P558">6</text:p>
            </table:table-cell>
            <table:table-cell table:style-name="Table16.A3" office:value-type="string">
              <text:p text:style-name="P558">Season</text:p>
            </table:table-cell>
          </table:table-row>
          <table:table-row table:style-name="Table16.4">
            <table:table-cell table:style-name="Table16.A4" office:value-type="string">
              <text:p text:style-name="P558">2</text:p>
            </table:table-cell>
            <table:table-cell table:style-name="Table16.B4" office:value-type="string">
              <text:p text:style-name="P558">Hour</text:p>
            </table:table-cell>
            <table:table-cell table:style-name="Table16.C4" office:value-type="string">
              <text:p text:style-name="P558">7</text:p>
            </table:table-cell>
            <table:table-cell table:style-name="Table16.D4" office:value-type="string">
              <text:p text:style-name="P558">Year</text:p>
            </table:table-cell>
          </table:table-row>
          <table:table-row table:style-name="Table16.1">
            <table:table-cell table:style-name="Table16.A3" office:value-type="string">
              <text:p text:style-name="P558">3</text:p>
            </table:table-cell>
            <table:table-cell table:style-name="Table16.B3" office:value-type="string">
              <text:p text:style-name="P558">Day</text:p>
            </table:table-cell>
            <table:table-cell table:style-name="Table16.B3" office:value-type="string">
              <text:p text:style-name="P558">8</text:p>
            </table:table-cell>
            <table:table-cell table:style-name="Table16.A3" office:value-type="string">
              <text:p text:style-name="P558">Decade</text:p>
            </table:table-cell>
          </table:table-row>
          <table:table-row table:style-name="Table16.6">
            <table:table-cell table:style-name="Table16.A6" office:value-type="string">
              <text:p text:style-name="P558">4</text:p>
            </table:table-cell>
            <table:table-cell table:style-name="Table16.B6" office:value-type="string">
              <text:p text:style-name="P558">Week</text:p>
            </table:table-cell>
            <table:table-cell table:style-name="Table16.C6" office:value-type="string">
              <text:p text:style-name="P558">9</text:p>
            </table:table-cell>
            <table:table-cell table:style-name="Table16.D6" office:value-type="string">
              <text:p text:style-name="P558">Century</text:p>
            </table:table-cell>
          </table:table-row>
        </table:table>
        <text:p text:style-name="P258"/>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301">Group Magnitudes</text:p>
            </table:table-cell>
            <table:covered-table-cell/>
            <table:covered-table-cell/>
            <table:covered-table-cell/>
            <table:covered-table-cell/>
          </table:table-row>
          <table:table-row table:style-name="Table18.1">
            <table:table-cell table:style-name="Table18.A2" office:value-type="string">
              <text:p text:style-name="P48">Scale</text:p>
            </table:table-cell>
            <table:table-cell table:style-name="Table18.B2" office:value-type="string">
              <text:p text:style-name="P48"><text:span text:style-name="T846">Minimum </text:span>Population</text:p>
            </table:table-cell>
            <table:table-cell table:style-name="Table18.C2" office:value-type="string">
              <text:p text:style-name="P48"><text:span text:style-name="T626">Common </text:span>Name</text:p>
            </table:table-cell>
            <table:table-cell table:style-name="Table18.D2" table:number-columns-spanned="2" office:value-type="string">
              <text:p text:style-name="P48">Military Designation<text:span text:style-name="T879">s</text:span></text:p>
            </table:table-cell>
            <table:covered-table-cell/>
          </table:table-row>
          <table:table-row table:style-name="Table18.1">
            <table:table-cell table:style-name="Table18.A3" office:value-type="string">
              <text:p text:style-name="P374">0</text:p>
            </table:table-cell>
            <table:table-cell table:style-name="Table18.B3" office:value-type="string">
              <text:p text:style-name="P47">1</text:p>
            </table:table-cell>
            <table:table-cell table:style-name="Table18.B3" office:value-type="string">
              <text:p text:style-name="P47">Individual</text:p>
            </table:table-cell>
            <table:table-cell table:style-name="Table18.D3" office:value-type="string">
              <text:p text:style-name="P47">-</text:p>
            </table:table-cell>
            <table:table-cell table:style-name="Table18.A3" office:value-type="string">
              <text:p text:style-name="P47">-</text:p>
            </table:table-cell>
          </table:table-row>
          <table:table-row table:style-name="Table18.1">
            <table:table-cell table:style-name="Table18.A4" office:value-type="string">
              <text:p text:style-name="P374">1</text:p>
            </table:table-cell>
            <table:table-cell table:style-name="Table18.B4" office:value-type="string">
              <text:p text:style-name="P47">10</text:p>
            </table:table-cell>
            <table:table-cell table:style-name="Table18.C4" office:value-type="string">
              <text:p text:style-name="P47">Party/Group</text:p>
            </table:table-cell>
            <table:table-cell table:style-name="Table18.D4" office:value-type="string">
              <text:p text:style-name="P47">Squad </text:p>
            </table:table-cell>
            <table:table-cell table:style-name="Table18.E4" office:value-type="string">
              <text:p text:style-name="P121">Fang</text:p>
            </table:table-cell>
          </table:table-row>
          <table:table-row table:style-name="Table18.1">
            <table:table-cell table:style-name="Table18.A3" office:value-type="string">
              <text:p text:style-name="P374">2</text:p>
            </table:table-cell>
            <table:table-cell table:style-name="Table18.B3" office:value-type="string">
              <text:p text:style-name="P47">50</text:p>
            </table:table-cell>
            <table:table-cell table:style-name="Table18.B3" office:value-type="string">
              <text:p text:style-name="P47">Crowd</text:p>
            </table:table-cell>
            <table:table-cell table:style-name="Table18.D3" office:value-type="string">
              <text:p text:style-name="P47">Troop </text:p>
            </table:table-cell>
            <table:table-cell table:style-name="Table18.A3" office:value-type="string">
              <text:p text:style-name="P121">Scale</text:p>
            </table:table-cell>
          </table:table-row>
          <table:table-row table:style-name="Table18.1">
            <table:table-cell table:style-name="Table18.A6" office:value-type="string">
              <text:p text:style-name="P374">3</text:p>
            </table:table-cell>
            <table:table-cell table:style-name="Table18.B6" office:value-type="string">
              <text:p text:style-name="P47">100</text:p>
            </table:table-cell>
            <table:table-cell table:style-name="Table18.C6" office:value-type="string">
              <text:p text:style-name="P47">Hamlet</text:p>
            </table:table-cell>
            <table:table-cell table:style-name="Table18.D6" office:value-type="string">
              <text:p text:style-name="P47">Company </text:p>
            </table:table-cell>
            <table:table-cell table:style-name="Table18.E6" office:value-type="string">
              <text:p text:style-name="P121">Talon</text:p>
            </table:table-cell>
          </table:table-row>
          <table:table-row table:style-name="Table18.1">
            <table:table-cell table:style-name="Table18.A3" office:value-type="string">
              <text:p text:style-name="P374">4</text:p>
            </table:table-cell>
            <table:table-cell table:style-name="Table18.B3" office:value-type="string">
              <text:p text:style-name="P47">500</text:p>
            </table:table-cell>
            <table:table-cell table:style-name="Table18.B3" office:value-type="string">
              <text:p text:style-name="P47">Village</text:p>
            </table:table-cell>
            <table:table-cell table:style-name="Table18.D3" office:value-type="string">
              <text:p text:style-name="P47">Battalion </text:p>
            </table:table-cell>
            <table:table-cell table:style-name="Table18.A3" office:value-type="string">
              <text:p text:style-name="P121">Wing</text:p>
            </table:table-cell>
          </table:table-row>
          <table:table-row table:style-name="Table18.1">
            <table:table-cell table:style-name="Table18.A8" office:value-type="string">
              <text:p text:style-name="P153">5</text:p>
            </table:table-cell>
            <table:table-cell table:style-name="Table18.B8" office:value-type="string">
              <text:p text:style-name="P47">1,000</text:p>
            </table:table-cell>
            <table:table-cell table:style-name="Table18.C8" office:value-type="string">
              <text:p text:style-name="P47">Town</text:p>
            </table:table-cell>
            <table:table-cell table:style-name="Table18.D8" office:value-type="string">
              <text:p text:style-name="P47">Regiment </text:p>
            </table:table-cell>
            <table:table-cell table:style-name="Table18.E8" office:value-type="string">
              <text:p text:style-name="P121">Dragon</text:p>
            </table:table-cell>
          </table:table-row>
          <table:table-row table:style-name="Table18.1">
            <table:table-cell table:style-name="Table18.A3" office:value-type="string">
              <text:p text:style-name="P153">6</text:p>
            </table:table-cell>
            <table:table-cell table:style-name="Table18.B3" office:value-type="string">
              <text:p text:style-name="P47">10,000</text:p>
            </table:table-cell>
            <table:table-cell table:style-name="Table18.B3" office:value-type="string">
              <text:p text:style-name="P47">City</text:p>
            </table:table-cell>
            <table:table-cell table:style-name="Table18.D3" office:value-type="string">
              <text:p text:style-name="P47">Army</text:p>
            </table:table-cell>
            <table:table-cell table:style-name="Table18.A3" office:value-type="string">
              <text:p text:style-name="P121">Legion</text:p>
            </table:table-cell>
          </table:table-row>
          <table:table-row table:style-name="Table18.1">
            <table:table-cell table:style-name="Table18.A10" office:value-type="string">
              <text:p text:style-name="P153">7</text:p>
            </table:table-cell>
            <table:table-cell table:style-name="Table18.B10" office:value-type="string">
              <text:p text:style-name="P47">100,000</text:p>
            </table:table-cell>
            <table:table-cell table:style-name="Table18.C10" office:value-type="string">
              <text:p text:style-name="P47">Prefecture</text:p>
            </table:table-cell>
            <table:table-cell table:style-name="Table18.D10" office:value-type="string">
              <text:p text:style-name="P47">-</text:p>
            </table:table-cell>
            <table:table-cell table:style-name="Table18.E10" office:value-type="string">
              <text:p text:style-name="P47">-</text:p>
            </table:table-cell>
          </table:table-row>
          <table:table-row table:style-name="Table18.1">
            <table:table-cell table:style-name="Table18.A11" office:value-type="string">
              <text:p text:style-name="P153">8</text:p>
            </table:table-cell>
            <table:table-cell table:style-name="Table18.B11" office:value-type="string">
              <text:p text:style-name="P47">1,000,000</text:p>
            </table:table-cell>
            <table:table-cell table:style-name="Table18.C11" office:value-type="string">
              <text:p text:style-name="P47">Province</text:p>
            </table:table-cell>
            <table:table-cell table:style-name="Table18.D11" office:value-type="string">
              <text:p text:style-name="P47">-</text:p>
            </table:table-cell>
            <table:table-cell table:style-name="Table18.E11" office:value-type="string">
              <text:p text:style-name="P47">-</text:p>
            </table:table-cell>
          </table:table-row>
        </table:table>
        <text:p text:style-name="Standard"/>
      </text:section>
      <text:h text:style-name="P356" text:outline-level="1">Encounters</text:h>
      <text:p text:style-name="P109"/>
      <text:p text:style-name="P109"/>
      <text:section text:style-name="Sect1" text:name="Section5">
        <text:h text:style-name="P660" text:outline-level="2">Creating an Encounter</text:h>
        <text:p text:style-name="P109">From the intricate dance of ballroom politics, to battlefield war bands, to the high-drama of a courtroom, an Exalt’s life will be filled with scenes of great importance where the fate of the world hinges on well-spoken speeches or careful deliberation.</text:p>
        <text:p text:style-name="P112">In such moments, one or more Scenes should be dedicated to it. This Encounter <text:span text:style-name="T642">system is</text:span><text:span text:style-name="T520"> </text:span><text:span text:style-name="T521">a </text:span><text:span text:style-name="T10">framework </text:span><text:span text:style-name="T521">intended to help Storytellers craft dramatic scenes, </text:span><text:span text:style-name="T522">and thus </text:span><text:span text:style-name="T288">should be treated as guidelines rather than </text:span><text:span text:style-name="T277">firm</text:span><text:span text:style-name="T288"> rules.</text:span></text:p>
        <text:h text:style-name="P679" text:outline-level="3">Goal</text:h>
        <text:p text:style-name="P365">You have to first decide what the <text:span text:style-name="T101">Goal of the scene </text:span><text:span text:style-name="T36">is</text:span><text:span text:style-name="T545">. What is it the Players </text:span><text:span text:style-name="T547">ultimately </text:span><text:span text:style-name="T545">want? </text:span><text:span text:style-name="T547"><text:s/></text:span><text:span text:style-name="T548">Sometimes it may be obvious from the context, but many other times you may need to ask them what their ultimate goal is. This is the first hurdle in starting an Encounter</text:span><text:span text:style-name="T549">.</text:span></text:p>
        <text:p text:style-name="P109"><text:span text:style-name="T329">It is fine if the goal </text:span><text:span text:style-name="T433">changes</text:span><text:span text:style-name="T329"> during the course of the Encounter, </text:span><text:span text:style-name="T330">there just needs to be something there to start with.</text:span><text:span text:style-name="T329">.</text:span></text:p>
        <table:table table:name="Table27" table:style-name="Table27">
          <table:table-column table:style-name="Table27.A"/>
          <table:table-row table:style-name="Table27.1">
            <table:table-cell table:style-name="Table27.A1" office:value-type="string">
              <text:p text:style-name="P110"><text:span text:style-name="T643">S</text:span>imple Goals</text:p>
              <text:p text:style-name="P218">It’s perfectly fine to have simple, assumed goals. <text:span text:style-name="T644">Not everything needs to have a complex or structured goal; sometimes a primal need is all a goal has to be</text:span>. “Survive” is quite a popular one.</text:p>
            </table:table-cell>
          </table:table-row>
        </table:table>
        <text:h text:style-name="P679" text:outline-level="3">Key Issues</text:h>
        <text:p text:style-name="P366">Once a goal has been established, identify and breakdown what stops the Players from reaching their goals. <text:span text:style-name="T645">(</text:span><text:span text:style-name="T646">2-3 </text:span><text:span text:style-name="T647">are</text:span><text:span text:style-name="T646"> suggested, and never more</text:span><text:span text:style-name="T645"> than 5).</text:span> <text:span text:style-name="T645">Each of these obstacles are </text:span><text:span text:style-name="T58">Key Issues</text:span><text:span text:style-name="T120"> </text:span><text:span text:style-name="T121">that need to be overcome before the goal can be reached.</text:span></text:p>
        <text:p text:style-name="P367"><text:span text:style-name="T121">K</text:span><text:span text:style-name="T101">ey Issues can truly be anything—personal or political entanglements, terrain difficulties, or even logistics issues. So long as it fits the theme of the scene, and is a solid, self-contained idea, it can be a Key Issue.</text:span></text:p>
        <text:p text:style-name="P495"><text:span text:style-name="T648">O</text:span>nce the Key Issues have been identified, decide how <text:span text:style-name="T649">many successful, </text:span><text:span text:style-name="T650">distinct,</text:span><text:span text:style-name="T649"> </text:span><text:span text:style-name="T11">actions</text:span><text:span text:style-name="T523"> must be made </text:span><text:span text:style-name="T524">to overcome the Key Issue. This is an abstracted representation not of difficulty (that is determined by individual rolls), but of </text:span><text:span text:style-name="T12">complexity</text:span><text:span text:style-name="T524">. </text:span></text:p>
        <text:p text:style-name="P496"><text:span text:style-name="T524">Visualizing progress is important in an encounter—and it is recommended you keep your players in the loop that they are working towards their Key Issue! <text:s/>Having a set of tokens to remove, or something as simple as </text:span><text:span text:style-name="T562">check-boxes</text:span><text:span text:style-name="T524"> to fill does wonders!</text:span></text:p>
        <table:table table:name="Table28" table:style-name="Table28">
          <table:table-column table:style-name="Table28.A"/>
          <table:table-column table:style-name="Table28.B"/>
          <table:table-row table:style-name="TableLine3064000159024">
            <table:table-cell table:style-name="Table28.A1" table:number-columns-spanned="2" office:value-type="string">
              <text:p text:style-name="P279">Key Issue Complexity</text:p>
            </table:table-cell>
            <table:covered-table-cell/>
          </table:table-row>
          <table:table-row table:style-name="TableLine3064000153040">
            <table:table-cell table:style-name="Table28.A2" office:value-type="string">
              <text:p text:style-name="P280"/>
            </table:table-cell>
            <table:table-cell table:style-name="Table28.A2" office:value-type="string">
              <text:p text:style-name="P281">Actions</text:p>
            </table:table-cell>
          </table:table-row>
          <table:table-row table:style-name="TableLine3064000163920">
            <table:table-cell table:style-name="Table28.A3" office:value-type="string">
              <text:p text:style-name="P292">Simple</text:p>
            </table:table-cell>
            <table:table-cell table:style-name="Table28.B3" office:value-type="float" office:value="1">
              <text:p text:style-name="P294">1</text:p>
            </table:table-cell>
          </table:table-row>
          <table:table-row table:style-name="Table28.4">
            <table:table-cell table:style-name="Table28.A4" office:value-type="string">
              <text:p text:style-name="P292">Average</text:p>
            </table:table-cell>
            <table:table-cell table:style-name="Table28.B4" office:value-type="float" office:value="3">
              <text:p text:style-name="P294">3</text:p>
            </table:table-cell>
          </table:table-row>
          <table:table-row table:style-name="TableLine3064000164192">
            <table:table-cell table:style-name="Table28.A3" office:value-type="string">
              <text:p text:style-name="P292">Difficult</text:p>
            </table:table-cell>
            <table:table-cell table:style-name="Table28.B3" office:value-type="float" office:value="5">
              <text:p text:style-name="P294">5</text:p>
            </table:table-cell>
          </table:table-row>
          <table:table-row table:style-name="Table28.6">
            <table:table-cell table:style-name="Table28.A3" office:value-type="string">
              <text:p text:style-name="P292">Complex</text:p>
            </table:table-cell>
            <table:table-cell table:style-name="Table28.B3" office:value-type="float" office:value="7">
              <text:p text:style-name="P294">7</text:p>
            </table:table-cell>
          </table:table-row>
        </table:table>
        <text:h text:style-name="P703" text:outline-level="3">Generating Key Issues</text:h>
        <text:p text:style-name="P109"><text:span text:style-name="T314">It can help to visualize distinct challenges relating to the key issue, such as</text:span><text:span text:style-name="T315">: “Number of people to convince </text:span><text:span text:style-name="T314">over to my side</text:span><text:span text:style-name="T315">,” or “stages of stealth to overcome.” However, </text:span><text:span text:style-name="T314">always remember that you are setting up a </text:span><text:span text:style-name="T431">challenge</text:span><text:span text:style-name="T314"> for players to overcome, not the method for which they must go through, and this abstracted count of actions should allow that flexibility!</text:span></text:p>
        <text:p text:style-name="P443"><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p>
        <table:table table:name="Table32" table:style-name="Table32">
          <table:table-column table:style-name="Table32.A"/>
          <table:table-column table:style-name="Table32.B"/>
          <table:table-row table:style-name="TableLine3064000149776">
            <table:table-cell table:style-name="Table32.A1" table:number-columns-spanned="2" office:value-type="string">
              <text:p text:style-name="P17">Sample Key Issues</text:p>
            </table:table-cell>
            <table:covered-table-cell/>
          </table:table-row>
          <table:table-row table:style-name="TableLine3064000162832">
            <table:table-cell table:style-name="Table32.A2" office:value-type="string">
              <text:p text:style-name="P392">1</text:p>
            </table:table-cell>
            <table:table-cell table:style-name="Table32.B2">
              <text:p text:style-name="P221"/>
            </table:table-cell>
          </table:table-row>
          <table:table-row table:style-name="TableLine3064000152224">
            <table:table-cell table:style-name="Table32.A3" office:value-type="string">
              <text:p text:style-name="P190">2</text:p>
            </table:table-cell>
            <table:table-cell table:style-name="Table32.B3">
              <text:p text:style-name="P221"/>
            </table:table-cell>
          </table:table-row>
          <table:table-row table:style-name="TableLine3064000156304">
            <table:table-cell table:style-name="Table32.A2" office:value-type="string">
              <text:p text:style-name="P190">3</text:p>
            </table:table-cell>
            <table:table-cell table:style-name="Table32.B2">
              <text:p text:style-name="P221"/>
            </table:table-cell>
          </table:table-row>
          <table:table-row table:style-name="TableLine3064000159840">
            <table:table-cell table:style-name="Table32.A7" office:value-type="string">
              <text:p text:style-name="P190">4</text:p>
            </table:table-cell>
            <table:table-cell table:style-name="Table32.B3">
              <text:p text:style-name="P221"/>
            </table:table-cell>
          </table:table-row>
          <table:table-row table:style-name="Table32.6">
            <table:table-cell table:style-name="Table32.A6" office:value-type="string">
              <text:p text:style-name="P101">5</text:p>
            </table:table-cell>
            <table:table-cell table:style-name="Table32.B6">
              <text:p text:style-name="P102"/>
            </table:table-cell>
          </table:table-row>
          <table:table-row table:style-name="TableLine3064000160112">
            <table:table-cell table:style-name="Table32.A7" office:value-type="string">
              <text:p text:style-name="P190">6</text:p>
            </table:table-cell>
            <table:table-cell table:style-name="Table32.B3">
              <text:p text:style-name="P221"/>
            </table:table-cell>
          </table:table-row>
          <table:table-row table:style-name="Table32.6">
            <table:table-cell table:style-name="Table32.A8" office:value-type="string">
              <text:p text:style-name="P101">7</text:p>
            </table:table-cell>
            <table:table-cell table:style-name="Table32.B8">
              <text:p text:style-name="P102"/>
            </table:table-cell>
          </table:table-row>
          <table:table-row table:style-name="Table32.6">
            <table:table-cell table:style-name="Table32.A11" office:value-type="string">
              <text:p text:style-name="P101">8</text:p>
            </table:table-cell>
            <table:table-cell table:style-name="Table32.B9">
              <text:p text:style-name="P102"/>
            </table:table-cell>
          </table:table-row>
          <table:table-row table:style-name="Table32.6">
            <table:table-cell table:style-name="Table32.A10" office:value-type="string">
              <text:p text:style-name="P392">9</text:p>
            </table:table-cell>
            <table:table-cell table:style-name="Table32.B8">
              <text:p text:style-name="P393"/>
            </table:table-cell>
          </table:table-row>
          <table:table-row table:style-name="Table32.6">
            <table:table-cell table:style-name="Table32.A11" office:value-type="string">
              <text:p text:style-name="P101">10</text:p>
            </table:table-cell>
            <table:table-cell table:style-name="Table32.B9">
              <text:p text:style-name="P102"/>
            </table:table-cell>
          </table:table-row>
        </table:table>
        <text:p text:style-name="P220"/>
        <text:h text:style-name="P704" text:outline-level="3"><text:soft-page-break/>Complications</text:h>
        <text:p text:style-name="P186">Complications <text:span text:style-name="T651">are anything </text:span><text:span text:style-name="T652">introduced into the Scene by the Storyteller that will distract, inhibit, or otherwise challenge the Player Characters in their pursuit of their goals.</text:span></text:p>
        <text:p text:style-name="P187">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187">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188"><text:span text:style-name="T652">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53">Suspense in a scene is not necessarily surprise: if you give your Players just enough information that there is </text:span><text:span text:style-name="T13">something</text:span><text:span text:style-name="T525">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3064000148688">
            <table:table-cell table:style-name="Table29.A1" table:number-columns-spanned="2" office:value-type="string">
              <text:p text:style-name="P275"><text:span text:style-name="T693">Sample </text:span>Complications </text:p>
            </table:table-cell>
            <table:covered-table-cell/>
          </table:table-row>
          <table:table-row table:style-name="TableLine3064000148960">
            <table:table-cell table:style-name="Table29.A2" office:value-type="string">
              <text:p text:style-name="P287">1</text:p>
            </table:table-cell>
            <table:table-cell table:style-name="Table29.A2" office:value-type="string">
              <text:p text:style-name="P295">There is a mutually exclusive choice the players must make. Should they choose one, the other will become cut off.</text:p>
            </table:table-cell>
          </table:table-row>
          <table:table-row table:style-name="TableLine3064000160928">
            <table:table-cell table:style-name="Table29.A3" office:value-type="string">
              <text:p text:style-name="P295">2</text:p>
            </table:table-cell>
            <table:table-cell table:style-name="Table29.A3" office:value-type="string">
              <text:p text:style-name="P295">The Environment is slowly, consistently deteriorating—<text:span text:style-name="T699">either literally or metaphorically.</text:span></text:p>
            </table:table-cell>
          </table:table-row>
          <table:table-row table:style-name="TableLine3064000161200">
            <table:table-cell table:style-name="Table29.A2" office:value-type="string">
              <text:p text:style-name="P295">3</text:p>
            </table:table-cell>
            <table:table-cell table:style-name="Table29.B4">
              <text:p text:style-name="P293"/>
            </table:table-cell>
          </table:table-row>
          <table:table-row table:style-name="TableLine3064000162560">
            <table:table-cell table:style-name="Table29.A3" office:value-type="string">
              <text:p text:style-name="P295">4</text:p>
            </table:table-cell>
            <table:table-cell table:style-name="Table29.B5">
              <text:p text:style-name="P293"/>
            </table:table-cell>
          </table:table-row>
          <table:table-row table:style-name="TableLine3064000149504">
            <table:table-cell table:style-name="Table29.A2" office:value-type="string">
              <text:p text:style-name="P295">5</text:p>
            </table:table-cell>
            <table:table-cell table:style-name="Table29.B4">
              <text:p text:style-name="P293"/>
            </table:table-cell>
          </table:table-row>
          <table:table-row table:style-name="TableLine3064000179152">
            <table:table-cell table:style-name="Table29.A3" office:value-type="string">
              <text:p text:style-name="P295">6</text:p>
            </table:table-cell>
            <table:table-cell table:style-name="Table29.B5">
              <text:p text:style-name="P293"/>
            </table:table-cell>
          </table:table-row>
          <table:table-row table:style-name="TableLine3064000183232">
            <table:table-cell table:style-name="Table29.A2" office:value-type="string">
              <text:p text:style-name="P295">7</text:p>
            </table:table-cell>
            <table:table-cell table:style-name="Table29.B4">
              <text:p text:style-name="P293"/>
            </table:table-cell>
          </table:table-row>
          <table:table-row table:style-name="Table29.9">
            <table:table-cell table:style-name="Table29.A9" office:value-type="string">
              <text:p text:style-name="P287">8</text:p>
            </table:table-cell>
            <table:table-cell table:style-name="Table29.B9">
              <text:p text:style-name="P288"/>
            </table:table-cell>
          </table:table-row>
          <table:table-row table:style-name="TableLine3064000167456">
            <table:table-cell table:style-name="Table29.A2" office:value-type="string">
              <text:p text:style-name="P295">9</text:p>
            </table:table-cell>
            <table:table-cell table:style-name="Table29.B4">
              <text:p text:style-name="P293"/>
            </table:table-cell>
          </table:table-row>
          <table:table-row table:style-name="Table29.9">
            <table:table-cell table:style-name="Table29.A9" office:value-type="string">
              <text:p text:style-name="P287">10</text:p>
            </table:table-cell>
            <table:table-cell table:style-name="Table29.B9">
              <text:p text:style-name="P288"/>
            </table:table-cell>
          </table:table-row>
        </table:table>
        <text:p text:style-name="P11"/>
        <text:h text:style-name="P667" text:outline-level="2">Playing an Encounter</text:h>
        <text:h text:style-name="P679" text:outline-level="3">Flow</text:h>
        <text:p text:style-name="P109">An Encounter is not like a Combat Scene—the timing is fluid, and actions do not follow a set order, depending primarily on the natural flow of the narrative.</text:p>
        <text:p text:style-name="P151">By default, the concept of “Round” is not necessary in an Encounter—only in the manner that each character gets one action per “Round”--i.e. a character cannot simply chain actions together without others getting a chance to act.</text:p>
        <text:p text:style-name="P152"><text:span text:style-name="T843">However, if an encounter is </text:span><text:span text:style-name="T30">timed</text:span><text:span text:style-name="T537">, you may use </text:span><text:span text:style-name="T536">Turn Order method as detailed in Combat.</text:span></text:p>
        <text:h text:style-name="P705" text:outline-level="3">Consequences</text:h>
        <text:p text:style-name="P189">Consequences are essentially <text:span text:style-name="T49">Complications</text:span><text:span text:style-name="T101"> that arise in</text:span> the story because of <text:span text:style-name="T2">Player Choices</text:span><text:span text:style-name="T503">.</text:span></text:p>
        <text:p text:style-name="P189"><text:span text:style-name="T503">The classic example is that of intimidation: if a Player Character gets what they want through terrorizing people into townsfolk, they should </text:span><text:span text:style-name="T2">get what they want</text:span><text:span text:style-name="T503">, but it will carry with it a price. The townsfolk will find themselves hostile, cowed, or scared of the Players, and be less friendly and forthcoming with information.</text:span></text:p>
        <text:p text:style-name="P189"><text:span text:style-name="T503">Essentially, an Encounter should never remain </text:span><text:span text:style-name="T2">static</text:span><text:span text:style-name="T503">, and should change and update with every character’s action. Think of it like a shifting scene with branching paths—sometimes some actions will close doors and possibilities, while others will open them up. Make sure your Encounter is </text:span><text:span text:style-name="T2">dynamic</text:span><text:span text:style-name="T503">.</text:span></text:p>
        <text:p text:style-name="P191"><text:span text:style-name="T255">However, care should be taken with Consequences: they should never feel like a </text:span><text:span text:style-name="T452">punishment</text:span><text:span text:style-name="T298">. Your job is to keep your Players on their toes, not to discourage them from taking unique and interesting ways to solve a problem. This is a situation where a little bit goes a long way: </text:span><text:span text:style-name="T299">only introduce a mechanically-effecting consequence when it truly matters </text:span><text:span text:style-name="T300">to change the scene.</text:span></text:p>
        <text:h text:style-name="P706" text:outline-level="3">Altering/Adding Goals</text:h>
        <text:p text:style-name="P120">During the Encounter, the Players may decide they want to alter the ultimate goal—perhaps they have decided to push further, or have found an alternate goal they prefer.</text:p>
        <text:p text:style-name="P120">In both cases, the Storyteller should add an additional Key Issue to encapsulate this difference. They may decide to drop a <text:span text:style-name="T880">separate</text:span> existing Key Issue if the altered goal no longer applies.</text:p>
        <text:h text:style-name="P679" text:outline-level="3">Antagonist Goals</text:h>
        <text:p text:style-name="P109">Antagonists are operating on their own goal during the scene, and have their own Key Issues that they must Gather Influence upon.</text:p>
        <text:p text:style-name="P109">Typically, the Antagonist’s Goal and Goals and Key Issues are directly related to the Party’s—whether in direct opposition, or competing to get there first. For convenience sake, these are referred to as the “the same” Key Issue.</text:p>
        <text:p text:style-name="P109">However, antagonists having the same Key Issue is not a <text:span text:style-name="T1">requirement</text:span>—they may be working on a separate Goal for the scene, and they have tangential or completely unrelated Key Issues. Typically, these start out as <text:span text:style-name="T654">h</text:span>idden to the Party.</text:p>
        <table:table table:name="Table30" table:style-name="Table30">
          <table:table-column table:style-name="Table30.A"/>
          <text:soft-page-break/>
          <table:table-row table:style-name="Table30.1">
            <table:table-cell table:style-name="Table30.A1" office:value-type="string">
              <text:p text:style-name="P523">Abstract Antagonists</text:p>
              <text:p text:style-name="P111">It is easy to recognize an antagonist when it is an individual. However, Antagonists can be anything—from mobs of people to an avalanche to <text:span text:style-name="T2">Time itself</text:span> closing off a Key Issue.</text:p>
            </table:table-cell>
          </table:table-row>
        </table:table>
        <text:h text:style-name="P707" text:outline-level="3">Sabotaging <text:span text:style-name="T655">Progress</text:span></text:h>
        <text:p text:style-name="P109">The Antagonist and Party’s <text:span text:style-name="T192">Progress</text:span> tracks are independent of each other, <text:span text:style-name="T654">and can be thought of more as a “race” rather than anything. <text:s/></text:span><text:span text:style-name="T643">However, just like in a race, participants can </text:span><text:span text:style-name="T14">sabotage</text:span><text:span text:style-name="T526"> the other’s progress.</text:span></text:p>
        <text:p text:style-name="P109"><text:span text:style-name="T526">When taking an action, a Player can </text:span><text:span text:style-name="T289">apply one of their actions to removing the progress of an antagonist by one action. <text:s/>Or, they may attempt to wrest control over a completed Key Issue piece by piece—the latter of which often requires one action greater than </text:span></text:p>
        <text:p text:style-name="P109">Control may be taken away if a different side gains more Influence than the previous owner, either by decreasing it through sabotage or reinforcing their own claim.</text:p>
        <text:p text:style-name="P228">In order to wrest control over a complete<text:span text:style-name="T656">d</text:span> Key Issue, you must take 1 <text:span text:style-name="T2">additional</text:span><text:span text:style-name="T503"> action more than what would be normally required. So for an Average (3) complexity issue, you would have to make a total of (4) actions.</text:span></text:p>
        <text:h text:style-name="P708" text:outline-level="3">Encounter End</text:h>
        <text:p text:style-name="P229">The Encounter ends the same Round that all Key Issues become <text:span text:style-name="T1">controlled</text:span>—though they do not need to be under control all by the same <text:span text:style-name="T1">side.</text:span></text:p>
        <text:p text:style-name="P229">If a Goal’s Key Issues are completely controlled by one side, they will achieve their Goal.</text:p>
        <text:p text:style-name="P229">A Goal with split Key Issue control will find they have a <text:span text:style-name="T1">partial</text:span> victory—they do not get the full Goal they wanted, but they do not get nothing at all.</text:p>
        <text:p text:style-name="P229">When weighing a Partial Victory, the Storyteller should lean heavily into the uncontrolled Key Issues—why will this bring trouble to them? Perhaps they get what they want, but only at a certain cost?</text:p>
        <text:h text:style-name="P709" text:outline-level="3">Final Argument</text:h>
        <text:p text:style-name="P230"><text:span text:style-name="T899">Optionally, </text:span>the Encounter is wrapped up with a <text:span text:style-name="T1">Final Argument</text:span>, where a chosen Player <text:span text:style-name="T658">or Storyteller</text:span> summarizes what has happened in the Encounter, rolling it together and pointedly delivering as a capstone. <text:span text:style-name="T658">This can take the form of a grand in character speech, addressing the crowds.</text:span></text:p>
        <text:p text:style-name="P556"><text:span text:style-name="T474">The roll—if there is one—for this moment carries no risk of </text:span><text:span text:style-name="T475">sabotaging existing progress, rather it is a push for </text:span><text:span text:style-name="T478">something more</text:span><text:span text:style-name="T475">.</text:span></text:p>
        <text:h text:style-name="P678" text:outline-level="2"><text:span text:style-name="T746">Characters</text:span><text:span text:style-name="T881"> on the Defens</text:span><text:span text:style-name="T882">e</text:span></text:h>
        <text:p text:style-name="P114">Convincing important characters, <text:span text:style-name="T657">particularly Player Characters,</text:span> <text:span text:style-name="T193">is a single Key Issue with a </text:span><text:span text:style-name="T266">base</text:span><text:span text:style-name="T193"> complexity </text:span><text:span text:style-name="T266">of Average (3), or Difficult (5) if they have an opposing Intimacy to the idea.</text:span></text:p>
        <text:p text:style-name="P113"><text:span text:style-name="T195">This </text:span><text:span text:style-name="T194">can be anything from forcing the character to see their point on an important fact, charming them, lying to them, or even instilling a particular Intimacy.</text:span></text:p>
        <text:p text:style-name="P115"><text:span text:style-name="T193">A </text:span><text:span text:style-name="T177">successful application does not </text:span><text:span text:style-name="T439">force</text:span><text:span text:style-name="T277"> the character to do anything—this isn’t unnatural influence, simply convincing speech. But they should take this new idea as part of their decision process. </text:span><text:span text:style-name="T290">As well, after the idea impacts their life negatively once, they may reconsider and reject it.</text:span></text:p>
        <text:p text:style-name="P553"><text:span text:style-name="T472">A</text:span><text:span text:style-name="T473">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531"><text:span text:style-name="T658">I</text:span>t’s Hard to <text:span text:style-name="T659">C</text:span>onvince Player Characters</text:p>
              <text:p text:style-name="P232"><text:span text:style-name="T660">Ultimately, it’s up to the Player whether or not their character is convinced by something. </text:span><text:span text:style-name="T661">As a Storyteller, you have control over all aspects of the world, and how difficult each action is; the one thing that you don’t have control over is what Player Characters think and do—you </text:span><text:span text:style-name="T196">should</text:span><text:span text:style-name="T661"> only suggest it to the Player, not force it upon them. <text:s/>Even powerful </text:span><text:span text:style-name="T197">effects</text:span><text:span text:style-name="T661">, such as “Theft of Memory,” should be used with caution.</text:span></text:p>
              <text:p text:style-name="P232"><text:span text:style-name="T661">Ultimately, this is a story about the </text:span><text:span text:style-name="T15">Player Characters</text:span><text:span text:style-name="T661"> and their actions, not about Non-Playable characters </text:span><text:span text:style-name="T662">and your world!</text:span></text:p>
              <text:p text:style-name="P231">Social-<text:span text:style-name="T663">focused</text:span> <text:span text:style-name="T663">Antagonists should be primarily represented by their actions </text:span><text:span text:style-name="T664">and charm</text:span><text:span text:style-name="T663"> against other NPC’s. </text:span><text:span text:style-name="T664">While they should not shy away from trying to charm the Player Characters, don’t expect them to succeed!</text:span></text:p>
            </table:table-cell>
          </table:table-row>
        </table:table>
        <text:h text:style-name="Heading_20_3" text:outline-level="3">Environmental Ailments</text:h>
        <text:p text:style-name="P505">The Exalted are <text:span text:style-name="T2">resistant</text:span> to <text:span text:style-name="T899">casual exposure</text:span> disease, warping effects <text:span text:style-name="T898">from the Wyld</text:span>, and <text:span text:style-name="T898">other such external debilitation of the soul, but it does not mean they are </text:span><text:span text:style-name="T33">immune </text:span><text:span text:style-name="T541">to such effects, to say nothing of their mortal</text:span><text:span text:style-name="T898"> followers.</text:span></text:p>
        <text:p text:style-name="P506">Traversing past the threshold of the Wyld, <text:span text:style-name="T900">the catacombs of the Underworld, or in the middle of a plague should </text:span><text:span text:style-name="T34">feel dangerous</text:span><text:span text:style-name="T542"> and risky—if they choose to do such a thing, then they are inviting disaster.</text:span></text:p>
        <text:p text:style-name="P507">Any of these effects should be treated as an Antagonistic Key Issue—at least of Average complexity against an <text:span text:style-name="T901">individual</text:span> Exalt. <text:span text:style-name="T901">(Simple against a mortal). </text:span></text:p>
        <text:p text:style-name="P554"><text:span text:style-name="T301">The Storyteller can advance this Key Issue either as an </text:span><text:span text:style-name="T453">active</text:span><text:span text:style-name="T301"> action of the Environment, or </text:span><text:span text:style-name="T302">as a reflexive effect that happens when the Characters take a specific action.</text:span></text:p>
        <text:p text:style-name="P555"><text:span text:style-name="T473">I</text:span><text:span text:style-name="T471">f successful, the character should gain a dot or two of a deleterious “merit” that must take a Project to remove.</text:span></text:p>
        <text:h text:style-name="P668" text:outline-level="2">Example Encounters</text:h>
        <text:h text:style-name="P710" text:outline-level="3">Example 1: <text:span text:style-name="T791">The Trade Prince</text:span></text:h>
        <text:p text:style-name="P210">On the southern shores of the Inland Sea party decides that they will need a full caravan to traverse the Burning Sands. There is a local Trade-Prince whom they think they can convince to finance and supply them this caravan.</text:p>
        <text:p text:style-name="P213">Goal</text:p>
        <text:p text:style-name="P90">Convince the Trade-Prince to fund their expedition.</text:p>
        <text:p text:style-name="P213">Key Issues</text:p>
        <text:p text:style-name="P11">The Storyteller decides there are 3 Key Issues preventing the Trade-Prince from funding the caravan:</text:p>
        <text:list xml:id="list145855967588891" text:continue-list="list145856292577487" text:style-name="Exalted_20_1a">
          <text:list-item text:start-value="1">
            <text:p text:style-name="P574"><text:span text:style-name="T49"><text:s/></text:span><text:span text:style-name="T75">Monetary concerns <text:line-break/></text:span><text:span text:style-name="T46">(</text:span><text:span text:style-name="T461">Simple—</text:span><text:span text:style-name="T462">1</text:span><text:span text:style-name="T46">)</text:span></text:p>
            <text:p text:style-name="P574">Understandably, the Trade-Prince will need to be convinced it is worth his while to dedicate so many resources to this goal.</text:p>
          </text:list-item>
          <text:list-item>
            <text:p text:style-name="P617">Antagonistic Sycophants <text:line-break/>(<text:span text:style-name="T456">Average—</text:span><text:span text:style-name="T457">3</text:span>)</text:p>
            <text:p text:style-name="P574">The Trade-Prince has surrounded himself with sycophants, who deeply despise any perceived change to their position. The Party must silence their influence.</text:p>
          </text:list-item>
          <text:list-item>
            <text:p text:style-name="P574"><text:span text:style-name="T49">Fear of the Immaculate Order </text:span><text:span text:style-name="T76">Retribution</text:span><text:span text:style-name="T49"> <text:line-break/>(</text:span><text:span text:style-name="T459">Difficult—</text:span><text:span text:style-name="T460">5</text:span><text:span text:style-name="T49">)</text:span> <text:span text:style-name="T45">(Hidden)</text:span></text:p>
            <text:p text:style-name="P574">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P213">Complications</text:p>
        <text:p text:style-name="P191"><text:span text:style-name="T140">Hidden Key Issue. The Storyteller will not </text:span><text:span text:style-name="T141">immediately indicate that the Immaculate Order has a presence in the scene, only dropping </text:span><text:span text:style-name="T142">hints along the way to signal that it</text:span><text:span text:style-name="T143">s influence</text:span><text:span text:style-name="T142"> is here.</text:span></text:p>
        <text:h text:style-name="P711" text:outline-level="3">Example <text:span text:style-name="T791">2</text:span>: Escape</text:h>
        <text:p text:style-name="P16"><text:span text:style-name="T122">T</text:span><text:span text:style-name="T101">hey were on a simple </text:span><text:span text:style-name="T437">reconnaissance </text:span><text:span text:style-name="T101">mission: infiltrate the Guild’s meeting, and discover their end goal. They didn’t realize that a Slave Trader was part of the meeting, nor that their Zenith caste would have such a violent reaction upon discovering this fact.</text:span></text:p>
        <text:p text:style-name="P31">Now, they need to escape before the entire city is called down upon them.</text:p>
        <text:p text:style-name="P213">Goal</text:p>
        <text:p text:style-name="P98">Escape from the Guild Hall.</text:p>
        <text:p text:style-name="P213">Key Issues</text:p>
        <text:list xml:id="list145855725879640" text:continue-list="list145855967588891" text:style-name="Exalted_20_1a">
          <text:list-item text:start-value="1">
            <text:p text:style-name="P618">Physically Escape (silently)<text:line-break/>(<text:span text:style-name="T2">Average</text:span><text:span text:style-name="T447">—</text:span><text:span text:style-name="T2">3)</text:span></text:p>
            <text:p text:style-name="P622">They will need to traverse the complicated and guarded corridors of the guild hall.</text:p>
          </text:list-item>
          <text:list-item>
            <text:p text:style-name="P623"><text:span text:style-name="T177">Remove Presence</text:span><text:line-break/><text:span text:style-name="T2">(Difficult</text:span><text:span text:style-name="T447">—</text:span><text:span text:style-name="T439">5) (optional)</text:span></text:p>
            <text:p text:style-name="P645">If they are to get their plans back on track, they will need to confuse people who saw them into misremembering what happened, and remove any indications that they were here tonight.</text:p>
          </text:list-item>
          <text:list-item>
            <text:p text:style-name="P623"><text:span text:style-name="T177">Calm Rampaging Ally<text:line-break/></text:span><text:span text:style-name="T439">(Difficult</text:span><text:span text:style-name="T447">—</text:span><text:span text:style-name="T439">5)</text:span></text:p>
            <text:p text:style-name="P645">Their Zenith cast ally is currently limit breaking, seeking to destroy the slaver’s guild and free all of the ‘merchandise’ with their sheer force of will. They need to be either appeased or forced to take their mission in a better way.</text:p>
          </text:list-item>
        </text:list>
        <text:p text:style-name="P100">Complications</text:p>
        <text:p text:style-name="P99">This is a timed scene, <text:span text:style-name="T842">with actual defined, structured rounds</text:span>. The Storyteller has decided that on Round 3, the guards will alert the guild hall.</text:p>
        <text:p text:style-name="P99">On Round 5, more guards and innocent bystanders will fill the hall, increasing the difficulty of all stealth rolls.</text:p>
        <text:p text:style-name="P99">On Round <text:span text:style-name="T842">7</text:span>, <text:s/>the gates will be closed, presumably forcing a failure of the scene.</text:p>
      </text:section>
      <text:h text:style-name="P357" text:outline-level="1">Combat</text:h>
      <text:p text:style-name="P109"/>
      <text:p text:style-name="P109"/>
      <text:section text:style-name="Sect1" text:name="Section6">
        <text:p text:style-name="P2"><text:span text:style-name="T484">The Time of Tumult is one of great conflict, and the Exalted that </text:span><text:span text:style-name="T485">live</text:span><text:span text:style-name="T484"> through it will invariably find themselves in armed conflict, wielding their great weapons and powers of destruction.</text:span></text:p>
        <text:h text:style-name="P669" text:outline-level="2">The Combat Round</text:h>
        <text:p text:style-name="P109"><text:span text:style-name="T665">Comba</text:span><text:span text:style-name="T666">t is split into distinct Rounds, </text:span><text:span text:style-name="T667">where each character has a chance to take one </text:span><text:span text:style-name="T256">Action, such as Attacking, using a Charm, or a</text:span><text:span text:style-name="T257">ny other maneuver that they might wish to perform</text:span><text:span text:style-name="T256">. </text:span><text:span text:style-name="T258">Any powers that take up a full action are denoted as </text:span><text:span text:style-name="T412">Simple</text:span><text:span text:style-name="T379"> Powers.</text:span></text:p>
        <text:p text:style-name="P192"><text:span text:style-name="T380">On their turn,</text:span><text:span text:style-name="T343"> a character is able to perform </text:span><text:span text:style-name="T380">two actions, </text:span><text:span text:style-name="T381">though only one can be a</text:span><text:span text:style-name="T413"> Strike</text:span><text:span text:style-name="T381"> by</text:span><text:span text:style-name="T414"> </text:span><text:span text:style-name="T380">default. </text:span><text:span text:style-name="T381">(e.g. </text:span><text:span text:style-name="T343">a single </text:span><text:span text:style-name="T400">Maneuver</text:span><text:span text:style-name="T343"> and </text:span><text:span text:style-name="T400">Strike, </text:span><text:span text:style-name="T382">or </text:span><text:span text:style-name="T415">two Maneuvers</text:span><text:span text:style-name="T382">.</text:span><text:span text:style-name="T381">)</text:span><text:span text:style-name="T382"> </text:span><text:span text:style-name="T383">The Actions may be performed in any order the Player desires.</text:span></text:p>
        <text:p text:style-name="P193"><text:span text:style-name="T382">T</text:span><text:span text:style-name="T343">here are some charms or powers that may grant a bonus action. </text:span><text:span text:style-name="T400">There is a hard limit of </text:span><text:span text:style-name="T425">1 bonus</text:span><text:span text:style-name="T400"> action per </text:span><text:span text:style-name="T425">T</text:span><text:span text:style-name="T400">urn</text:span><text:span text:style-name="T343">, no combination of Powers or effects can exceed that limit. <text:s/></text:span><text:span text:style-name="T384">Supplemental Powers</text:span><text:span text:style-name="T343"> that grant a maneuver’s </text:span><text:span text:style-name="T430">effects </text:span><text:span text:style-name="T310">through do not count to that limi</text:span><text:span text:style-name="T331">t. (e.g. If a Charm that supplements a successful Strike with </text:span><text:span text:style-name="T434">knockback</text:span><text:span text:style-name="T331">.)</text:span></text:p>
        <table:table table:name="Table37" table:style-name="Table37">
          <table:table-column table:style-name="Table37.A"/>
          <table:table-row table:style-name="Table37.1">
            <table:table-cell table:style-name="Table37.A1" office:value-type="string">
              <text:p text:style-name="P536">Combined Actions</text:p>
              <text:p text:style-name="P383">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383">If there is a Stunt, apply the benefits to both rolls.</text:p>
            </table:table-cell>
          </table:table-row>
        </table:table>
        <text:h text:style-name="P712" text:outline-level="3">Turn Order</text:h>
        <text:p text:style-name="P420">In combat, Turns follow a swinging back-and-forth focus: once one character finishes their actions, it is passed to the next side to the opponent with the most narrative weight or physical proximity to the action. <text:s/>For example, if a Player Character is attacking a monster, the monster would be the next to go in the action, and <text:span text:style-name="T922">then the spotlight would swing back to the Player Character closest to the monster.</text:span></text:p>
        <text:p text:style-name="P420">Each character only takes one turn per Round. Once all combatants on a side gone, the remaining characters finish their turns—no character should be skipped in a Round <text:span text:style-name="T919">(unless they willingly passed.)</text:span></text:p>
        <text:p text:style-name="P423">The first person to act in the combat scene should naturally flow from the end of the last scene—if a character launched a surprise attack, or was the first one on the combat scene, they are the one to act first.</text:p>
        <text:p text:style-name="P422"><text:span text:style-name="T923">However, if it unclear (as it often is,) t</text:span>he first character to act is determined by a (Wits + Awareness) roll performed as combat breaks out—the character with the most successes acting first, <text:span text:style-name="T920">(Ties </text:span><text:span text:style-name="T921">are </text:span><text:span text:style-name="T920">resolved with a coin fli</text:span><text:span text:style-name="T922">p</text:span><text:span text:style-name="T920">)</text:span> </text:p>
        <text:p text:style-name="P421">The Storyteller is the ultimate arbiter of the combat flow, guiding this alternating spotlight as they feel best fits the mood, <text:span text:style-name="T923">but characters volunteering for an action, or passing their action over to a fellow character should be encouraged and respected as best as possible.</text:span></text:p>
        <table:table table:name="Table49" table:style-name="Table49">
          <table:table-column table:style-name="Table49.A"/>
          <table:table-row table:style-name="Table49.1">
            <table:table-cell table:style-name="Table49.A1" office:value-type="string">
              <text:p text:style-name="P543">Alternate Turn Order<text:span text:style-name="T745">s</text:span></text:p>
              <text:p text:style-name="P424">Turn Order is a mechanic highly and contentiously discussed. Everyone has their favorite way of handling combat—all with their own individual benefits.</text:p>
              <text:p text:style-name="P424">Ultima<text:span text:style-name="T924">tely, what matters is simply agreement on a system, so that each Player’s turn can be quick and responsive—the exact method can be altered based on personal preferences, or even in response to a specific scene.</text:span></text:p>
              <text:p text:style-name="P425">Here are a few alternates:</text:p>
              <text:p text:style-name="P426">1. <text:span text:style-name="T49">Static</text:span><text:span text:style-name="T101">: At the beginning of combat, all characters roll (1d10) and add (Athletics). Each round, characters go from highest number to lowest.</text:span></text:p>
              <text:p text:style-name="P427"><text:span text:style-name="T101">2.</text:span><text:span text:style-name="T169"> </text:span><text:span text:style-name="T89">Popcorn</text:span><text:span text:style-name="T169">: Each character takes their action, and then the controlling Player designates the next character to act until all have acted in the Round.</text:span></text:p>
              <text:p text:style-name="P426"><text:span text:style-name="T168">3</text:span><text:span text:style-name="T101">. </text:span><text:span text:style-name="T88">Nominated </text:span><text:span text:style-name="T89">Team</text:span><text:span text:style-name="T49">:</text:span><text:span text:style-name="T101"> The side with the highest total number of successes among all characters goes first. Each round, the team nominates which character will act for their turn.</text:span></text:p>
            </table:table-cell>
          </table:table-row>
        </table:table>
        <text:p text:style-name="Heading_20_4"><text:span text:style-name="T792">Held</text:span> Action<text:span text:style-name="T921">s</text:span></text:p>
        <text:p text:style-name="P261"><text:span text:style-name="T259">A </text:span><text:span text:style-name="T268">character may use up one of their actions to wait for a specific event, where they can use their other action to either act </text:span><text:span text:style-name="T454">before</text:span><text:span text:style-name="T303"> or </text:span><text:span text:style-name="T454">after</text:span><text:span text:style-name="T303"> the event, at their discretion. This must be a specific, non-arbitrary event such as “when someone comes through this door.” </text:span><text:span text:style-name="T316">Players </text:span><text:span text:style-name="T436">must </text:span><text:span text:style-name="T316">tell the Storyteller what t</text:span><text:span text:style-name="T334">he event is—they cannot arbitrarily wait.</text:span></text:p>
        <text:p text:style-name="P477">A character may hold their action until it is their Turn again in the next Round. <text:s/>If by this point the event has not happened, the held action is simply lost and the character must take their new Turn as normal.</text:p>
        <text:h text:style-name="P670" text:outline-level="2"><text:soft-page-break/>Zones</text:h>
        <text:p text:style-name="P413">Characters are constantly in motion <text:span text:style-name="T909">in the battlefield—performing acrobatics, running across the walls, and rushing from point to point. Even the least mobile among the exalted do not simply stand in a single spot waiting to be hit.</text:span></text:p>
        <text:p text:style-name="P414">For this reason, rather than lock characters down with a required movement action, the battlefield is split into distinct Zones, <text:span text:style-name="T910">which characters can freely move within and attack each other without limitation.</text:span></text:p>
        <text:p text:style-name="P259">When entering combat, the Storyteller should designate the battlefield into distinct Zones that have logical boundaries related to scene, such as “inside the inn” or “on top of the rooftops.” <text:span text:style-name="T166">Zones should be split up logically based on the terrain, though if the Storyteller may choose to chop up a zone into smaller categories if they feel they are too large (i.e. a north and south side of a long path.)</text:span></text:p>
        <text:p text:style-name="P260"><text:span text:style-name="T164">There is no set size for a zone—</text:span><text:span text:style-name="T165">they can be as large or small as needed.</text:span></text:p>
        <text:h text:style-name="P713" text:outline-level="3">Move</text:h>
        <text:p text:style-name="P30">Take an action to relocate between Zones. <text:span text:style-name="T742">By default, this does not require a roll. <text:s/>However, </text:span><text:span text:style-name="T743">if there are situations such as rough terrain, environmental effects, or if another character is restraining or otherwise blockading a path, a roll will be called for.</text:span></text:p>
        <text:h text:style-name="P713" text:outline-level="3">Attacking between Zones</text:h>
        <text:p text:style-name="P260"><text:span text:style-name="T804">Ranged weapons, such as bows, have the option to attack cross zone lines as though they were in the same zone. However, </text:span><text:span text:style-name="T708">zone boundaries </text:span><text:span text:style-name="T211">often are marked by some sort of barrier, such as walls, which</text:span><text:span text:style-name="T444"> </text:span><text:span text:style-name="T445">would </text:span><text:span text:style-name="T446">still</text:span><text:span text:style-name="T292"> impede</text:span><text:span text:style-name="T19"> </text:span><text:span text:style-name="T530">an attack.</text:span></text:p>
        <table:table table:name="Table19" table:style-name="Table19">
          <table:table-column table:style-name="Table19.A"/>
          <table:table-row table:style-name="Table19.1">
            <table:table-cell table:style-name="Table19.A1" office:value-type="string">
              <text:p text:style-name="P542">Zone of Control</text:p>
              <text:p text:style-name="P472">Occasionally, a Zone might be focused around a character—typically some giant monster that dominates the battlefield, <text:span text:style-name="T912">and often extends just as long as the creature’s reach. </text:span><text:span text:style-name="T913">This is considered a “Zone within a Zone”</text:span></text:p>
              <text:p text:style-name="P473">Aside from being mobile, this Zone follows most of the same rules—characters must be in that Zone to make melee attacks (including the creature itself). <text:s/>But there are a couple special considerations:</text:p>
              <text:p text:style-name="P473">1. The creature can move within and between Static Zones as normal.</text:p>
              <text:p text:style-name="P474">2. The creature can force a <text:span text:style-name="T913">target</text:span> character into its Zone of Control by approaching them. <text:s/><text:span text:style-name="T913">This may be done once freely a turn, targeting a single character within the same Static Zone. (Common Sense may bring other characters in too—such as if a group is describe as huddling together.)</text:span></text:p>
              <text:p text:style-name="P476">3. Characters must always use a roll when attempting to leave the Zone of Control.</text:p>
            </table:table-cell>
          </table:table-row>
        </table:table>
        <text:h text:style-name="P714" text:outline-level="3"/>
        <text:h text:style-name="P661" text:outline-level="2">Maneuvers</text:h>
        <text:p text:style-name="P109">A Maneuver is any action the character performs to gain advantage over the scene—be it to test the <text:span text:style-name="T668">stance </text:span><text:span text:style-name="T669">of their enemies, analyze the battlefield for strategic advantage, </text:span><text:span text:style-name="T260">or to intimidate your foes through physical prowess.</text:span></text:p>
        <text:p text:style-name="P194"><text:span text:style-name="T177">Simple </text:span><text:span text:style-name="T260">C</text:span><text:span text:style-name="T177">harms, Powers, and other effects that do not deal damage are considered to be a Maneuver.</text:span></text:p>
        <text:p text:style-name="P109"><text:span text:style-name="T260">T</text:span><text:span text:style-name="T261">he</text:span><text:span text:style-name="T123"> Player </text:span><text:span text:style-name="T385">describes any action </text:span><text:span text:style-name="T386">that would grant them tactical advantage, a</text:span><text:span text:style-name="T387">nd then rolls the </text:span><text:span text:style-name="T388">appropriate</text:span><text:span text:style-name="T387"> [Att + Abi] dice poo</text:span><text:span text:style-name="T388">l if one is called for.</text:span></text:p>
        <text:p text:style-name="P195"><text:span text:style-name="T389">R</text:span><text:span text:style-name="T343">emember, Exalted follows the dynamic and cinematic model—heroes should be leaping across </text:span><text:span text:style-name="T390">narrow banisters, dancing steel in testing feints, and channeling their inner might during combat. Nearly any action, if described well enough, can gr</text:span><text:span text:style-name="T388">ant a bonus to combat.</text:span></text:p>
        <text:p text:style-name="P262"><text:span text:style-name="T388">T</text:span><text:span text:style-name="T391">he one hard and fast rule of a Maneuver is that it </text:span><text:span text:style-name="T416">cannot deal damage—</text:span><text:span text:style-name="T391">that is a Strike. <text:s/>Knocking back a character through a wall, shattering the wall is a Maneuver. Knocking back a character into a wall, shattering their bones, is a Strike. <text:s/></text:span><text:span text:style-name="T392">(Knocking them back into the wall, breaking it </text:span><text:span text:style-name="T435">and</text:span><text:span text:style-name="T332"> shattering their bones would be a </text:span><text:span text:style-name="T333">Maneuver and Strike actions, which would narratively be combined together</text:span><text:span text:style-name="T332">.</text:span></text:p>
        <table:table table:name="Table3" table:style-name="Table3">
          <table:table-column table:style-name="Table3.A"/>
          <table:table-row table:style-name="Table3.1">
            <table:table-cell table:style-name="Table3.A1" office:value-type="string">
              <text:p text:style-name="P537">On Hit</text:p>
              <text:p text:style-name="P461">Many combat powers will call for something to happen “on hit”. <text:s/><text:span text:style-name="T835">If not specifically calling out a Strike, this</text:span><text:span text:style-name="T834"> can also include Maneuvers that target </text:span><text:span text:style-name="T837">the specified Difficulty </text:span><text:span text:style-name="T835">involving physical contact between the two characters/their weapons. <text:s/>For example, knocking back a character with a kick.</text:span><text:span text:style-name="T837">(or specified difficulty, such as Block and Evasion).</text:span></text:p>
            </table:table-cell>
          </table:table-row>
        </table:table>
        <text:h text:style-name="P679" text:outline-level="3">Build Power</text:h>
        <text:p text:style-name="P196">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538">What can’t I do?</text:p>
              <text:p text:style-name="P384">Maneuvers are simply normal actions taken in combat, and so follow the same rule: “Does this make sense?” There are few hard limits imposed, rather relying on the judgment of the Storyteller and fellow players for the tone of the setting.</text:p>
              <text:p text:style-name="P385">Can you knock back an enemy on a wave of sound by performing an epic ballad on your essence guitar? (Charisma + Performance) Whether or not this is something you want in your game is your choice.</text:p>
              <text:p text:style-name="P386">During combat, Physical Attributes and Martial Abilities can do the most, rarely needing an explanation or stunt to justify their actions. </text:p>
            </table:table-cell>
          </table:table-row>
        </table:table>
        <text:p text:style-name="P219"/>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161"><text:span text:style-name="T417">Sample</text:span><text:span text:style-name="T418"> </text:span><text:span text:style-name="T419">Maneuver </text:span><text:span text:style-name="T420">Effects </text:span></text:p>
            </table:table-cell>
            <table:covered-table-cell/>
            <table:covered-table-cell/>
          </table:table-row>
          <table:table-row table:style-name="Table36.1">
            <table:table-cell table:style-name="Table36.A2" office:value-type="string">
              <text:p text:style-name="P161">Name</text:p>
            </table:table-cell>
            <table:table-cell table:style-name="Table36.B2" office:value-type="string">
              <text:p text:style-name="P161">Difficulty</text:p>
            </table:table-cell>
            <table:table-cell table:style-name="Table36.C2" office:value-type="string">
              <text:p text:style-name="P161">Description</text:p>
            </table:table-cell>
          </table:table-row>
          <table:table-row table:style-name="Table36.1">
            <table:table-cell table:style-name="Table36.A3" office:value-type="string">
              <text:p text:style-name="P415">Weaken Defense</text:p>
            </table:table-cell>
            <table:table-cell table:style-name="Table36.B3" office:value-type="string">
              <text:p text:style-name="P400">(3 / <text:span text:style-name="T911">5 / 8</text:span>)</text:p>
            </table:table-cell>
            <table:table-cell table:style-name="Table36.B3" office:value-type="string">
              <text:p text:style-name="P415">Decrease <text:span text:style-name="T926">a single</text:span> target’s defense. (-1) for a (3+), (-2) for (5+), or (-3) for (8+). <text:span text:style-name="T917">Cannot be stacked.</text:span></text:p>
              <text:p text:style-name="P415"/>
              <text:p text:style-name="P415">This lasts at least a round.</text:p>
            </table:table-cell>
          </table:table-row>
          <table:table-row table:style-name="Table36.4">
            <table:table-cell table:style-name="Table36.A4" office:value-type="string">
              <text:p text:style-name="P415">Break/<text:span text:style-name="T916">Bypass</text:span> Defense</text:p>
            </table:table-cell>
            <table:table-cell table:style-name="Table36.B4" office:value-type="string">
              <text:p text:style-name="P415">(Varies)</text:p>
            </table:table-cell>
            <table:table-cell table:style-name="Table36.C4" office:value-type="string">
              <text:p text:style-name="P418">If a weakness exists, as detailed by the Storyteller, it can break or bypass a defense—effectively setting it to 1.</text:p>
              <text:p text:style-name="P417">Tearing armor off, or trapping a beast in a cage are examples</text:p>
            </table:table-cell>
          </table:table-row>
          <table:table-row table:style-name="Table36.1">
            <table:table-cell table:style-name="Table36.A3" office:value-type="string">
              <text:p text:style-name="P162">Knockback /</text:p>
              <text:p text:style-name="P162">Pull /</text:p>
            </table:table-cell>
            <table:table-cell table:style-name="Table36.B3" office:value-type="string">
              <text:p text:style-name="P394">Block</text:p>
            </table:table-cell>
            <table:table-cell table:style-name="Table36.B3" office:value-type="string">
              <text:p text:style-name="P162">Moves the target <text:span text:style-name="T694">up to</text:span> one <text:span text:style-name="T694">Zone.</text:span></text:p>
            </table:table-cell>
          </table:table-row>
          <table:table-row table:style-name="Table36.1">
            <table:table-cell table:style-name="Table36.A6" office:value-type="string">
              <text:p text:style-name="P394">Hold/</text:p>
              <text:p text:style-name="P396">Grapple/</text:p>
              <text:p text:style-name="P396">Restrain</text:p>
            </table:table-cell>
            <table:table-cell table:style-name="Table36.B6" office:value-type="string">
              <text:p text:style-name="P162">Evasion</text:p>
            </table:table-cell>
            <table:table-cell table:style-name="Table36.C6" office:value-type="string">
              <text:p text:style-name="P224"><text:span text:style-name="T272">Note the number of Successes rolled. The target must make a roll against that number as a difficulty, or else be unable to move.</text:span><text:span text:style-name="T273"><text:line-break/></text:span><text:span text:style-name="T274">This lasts until your next action.</text:span></text:p>
            </table:table-cell>
          </table:table-row>
          <table:table-row table:style-name="Table36.7">
            <table:table-cell table:style-name="Table36.A3" office:value-type="string">
              <text:p text:style-name="P162">Distract /</text:p>
              <text:p text:style-name="P162">Intimidate / <text:span text:style-name="T674">Stun</text:span></text:p>
            </table:table-cell>
            <table:table-cell table:style-name="Table36.B3" office:value-type="string">
              <text:p text:style-name="P162">Resolve</text:p>
            </table:table-cell>
            <table:table-cell table:style-name="Table36.B3" office:value-type="string">
              <text:p text:style-name="P394">You apply a -<text:span text:style-name="T918">2 dice</text:span> disadvantage on another character. <text:span text:style-name="T695">If you exceed their Resolve by +3, this becomes a -</text:span><text:span text:style-name="T918">4 dice</text:span><text:span text:style-name="T695"> Disadvantage.</text:span></text:p>
            </table:table-cell>
          </table:table-row>
          <table:table-row table:style-name="Table36.8">
            <table:table-cell table:style-name="Table36.A8" office:value-type="string">
              <text:p text:style-name="P397">Recover</text:p>
            </table:table-cell>
            <table:table-cell table:style-name="Table36.B8" office:value-type="string">
              <text:p text:style-name="P397">(3 / 5)</text:p>
            </table:table-cell>
            <table:table-cell table:style-name="Table36.C8" office:value-type="string">
              <text:p text:style-name="P416">Remove imposed dice penalties.</text:p>
              <text:p text:style-name="P416">Purge (-2) or lower for 3, and (-4) and lower for 5.</text:p>
            </table:table-cell>
          </table:table-row>
          <table:table-row table:style-name="Table36.9">
            <table:table-cell table:style-name="Table36.A9" office:value-type="string">
              <text:p text:style-name="P162">Smash Scenery</text:p>
            </table:table-cell>
            <table:table-cell table:style-name="Table36.A9" office:value-type="string">
              <text:p text:style-name="P162">Based on <text:span text:style-name="T675">S</text:span>cenery</text:p>
            </table:table-cell>
            <table:table-cell table:style-name="Table36.C9" office:value-type="string">
              <text:p text:style-name="P162">Change the scenery, such as by collapsing a pillar.</text:p>
            </table:table-cell>
          </table:table-row>
          <table:table-row table:style-name="Table36.9">
            <table:table-cell table:style-name="Table36.A4" office:value-type="string">
              <text:p text:style-name="P162">Seek Cover/</text:p>
              <text:p text:style-name="P162">Destroy <text:span text:style-name="T676">C</text:span>over</text:p>
            </table:table-cell>
            <table:table-cell table:style-name="Table36.A4" office:value-type="string">
              <text:p text:style-name="P162">Based on Scenery</text:p>
            </table:table-cell>
            <table:table-cell table:style-name="Table36.C10" office:value-type="string">
              <text:p text:style-name="P162">Attempt to find <text:span text:style-name="T705">c</text:span>over, <text:span text:style-name="T696">granting yourself Minor/Moderate Defense Advantage.</text:span><text:line-break/><text:span text:style-name="T706">You may also destroy other’s cover </text:span><text:span text:style-name="T707">A</text:span><text:span text:style-name="T706">dvantage.</text:span></text:p>
            </table:table-cell>
          </table:table-row>
          <table:table-row table:style-name="Table36.9">
            <table:table-cell table:style-name="Table36.A11" office:value-type="string">
              <text:p text:style-name="P162">Defend Other</text:p>
            </table:table-cell>
            <table:table-cell table:style-name="Table36.A11" office:value-type="string">
              <text:p text:style-name="P162">(<text:span text:style-name="T201">None</text:span>)</text:p>
            </table:table-cell>
            <table:table-cell table:style-name="Table36.C11" office:value-type="string">
              <text:p text:style-name="P398">Select a character in the same Zone as you. <text:s/>Attacks that target them must exceed your Block or their Defense, whichever is higher. <text:span text:style-name="T697">They must remain in the same Zone.</text:span></text:p>
            </table:table-cell>
          </table:table-row>
          <table:table-row table:style-name="Table36.9">
            <table:table-cell table:style-name="Table36.A4" office:value-type="string">
              <text:p text:style-name="P162">Disarm</text:p>
            </table:table-cell>
            <table:table-cell table:style-name="Table36.A4" office:value-type="string">
              <text:p text:style-name="P399">Block</text:p>
            </table:table-cell>
            <table:table-cell table:style-name="Table36.C10" office:value-type="string">
              <text:p text:style-name="P162"><text:span text:style-name="T670">Knock a weapon out of a hand, </text:span><text:span text:style-name="T677">which cannot be reclaimed for a Round.</text:span></text:p>
            </table:table-cell>
          </table:table-row>
          <table:table-row table:style-name="Table36.9">
            <table:table-cell table:style-name="Table36.A11" office:value-type="string">
              <text:p text:style-name="P395">Keep Pace/</text:p>
              <text:p text:style-name="P419">Reactionary Move</text:p>
            </table:table-cell>
            <table:table-cell table:style-name="Table36.A11" office:value-type="string">
              <text:p text:style-name="P224">Evasion</text:p>
            </table:table-cell>
            <table:table-cell table:style-name="Table36.C11" office:value-type="string">
              <text:p text:style-name="P224"><text:span text:style-name="T671">When the target takes a Move Action</text:span><text:span text:style-name="T672">,</text:span><text:span text:style-name="T671"> </text:span><text:span text:style-name="T673">r</text:span><text:span text:style-name="T672">eflexively move one Zone. This does not cost an action.<text:line-break/></text:span><text:span text:style-name="T673">This lasts until your next action.</text:span></text:p>
            </table:table-cell>
          </table:table-row>
        </table:table>
        <text:h text:style-name="P660" text:outline-level="2">Strike</text:h>
        <text:p text:style-name="P11">If you truly wish to kill your opponent, you may do so by <text:span text:style-name="T746">striking at them with a dangerous attack. <text:s/></text:span><text:span text:style-name="T755">These can be performed against any character within range that is not specifically protected by </text:span><text:span text:style-name="T756">some sort </text:span><text:span text:style-name="T757">of narrative defense—such as a wall or a giant chasm. <text:s/>If a character attempts to attack an ineligible target, remind them and ask them to take another action instead.</text:span></text:p>
        <text:p text:style-name="P108">Without the use of a Power or a Stunt, Striking is restricted to the Physical Attributes (Strength, Dexterity), paired with a Martial Ability—typically Archery, Brawl, Melee, or Thrown.</text:p>
        <text:p text:style-name="P263"><text:span text:style-name="T746">The Accuracy of the roll is the (Attribute + Ability) </text:span><text:span text:style-name="T755">dice, plus any bonuses from weapons or powers.</text:span></text:p>
        <text:p text:style-name="P107"><text:span text:style-name="T275">If the roll matches or exceeds the higher value of </text:span><text:span text:style-name="T276">the two Defenses:</text:span><text:span text:style-name="T275"> Block an</text:span><text:span text:style-name="T276">d</text:span><text:span text:style-name="T275"> Evasion, the </text:span><text:span text:style-name="T276">attack hits for </text:span><text:span text:style-name="T429">Full</text:span><text:span text:style-name="T398"> Damage. <text:s/></text:span></text:p>
        <text:p text:style-name="P107"><text:span text:style-name="T398">If the roll only matches or exceeds </text:span><text:span text:style-name="T429">one</text:span><text:span text:style-name="T398"> of the two defenses, the attack hits for the lesser </text:span><text:span text:style-name="T429">Glancing</text:span><text:span text:style-name="T398"> Damage. </text:span><text:span text:style-name="T399">The target was able to either avoid or take the full brunt of the hit, but not enough to leave without a scratch.</text:span></text:p>
        <text:p text:style-name="P499">If the roll is less than both defenses, or has 0 successes, the attack misses and no damage is dealt.</text:p>
        <table:table table:name="Table53" table:style-name="Table53">
          <table:table-column table:style-name="Table53.A"/>
          <table:table-row table:style-name="Table53.1">
            <table:table-cell table:style-name="Table53.A1" office:value-type="string">
              <text:p text:style-name="P544">A Note on Combat </text:p>
              <text:p text:style-name="P428"><text:span text:style-name="T540">I</text:span><text:span text:style-name="T503">f you run through the math, you will notice that characters are most likely to deal Glancing damage </text:span><text:span text:style-name="T544">if they attack an equivalent foe—it is not difficult to raise the highest defense a point or two.</text:span></text:p>
              <text:p text:style-name="P429"><text:span text:style-name="T544">T</text:span><text:span text:style-name="T503">his is intentional, and there are two reasons behind it:</text:span></text:p>
              <text:p text:style-name="P478">1. The game assumes—and encourages—tactical weakening of opponents defenses, as well as gratuitous boosting of their own attacks. Base attacks are unlikely to deal Full damage without said boosts.</text:p>
              <text:p text:style-name="P429"><text:span text:style-name="T503">2. Attacking consumes an action, while defending does not. Therefore, the chance of completely missing and dealing </text:span><text:span text:style-name="T2">no</text:span><text:span text:style-name="T503"> damage is far more punishing than being hit for some damage, and has been weighted accordingly.</text:span></text:p>
            </table:table-cell>
          </table:table-row>
        </table:table>
        <text:h text:style-name="P679" text:outline-level="3">Damage</text:h>
        <text:p text:style-name="P34">Damage is based off of the <text:span text:style-name="T49">Attribute</text:span> used <text:span text:style-name="T925">in the attack. </text:span><text:span text:style-name="T90">Full</text:span><text:span text:style-name="T925"> Damage is (Attribute) + (Essence), while </text:span><text:span text:style-name="T90">Glancing</text:span><text:span text:style-name="T925"> damage is (Attribute)/2, rounded up.</text:span></text:p>
        <text:p text:style-name="P35">Weapons and powers will often boost damage, and will be written as follows:</text:p>
        <text:p text:style-name="P35"><text:tab/><text:span text:style-name="T503">+Full (Glancing)</text:span></text:p>
        <text:p text:style-name="P35">So a power that says “+2(1) damage” would add +2 Full Damage, and +1 Glancing Damage.</text:p>
        <text:p text:style-name="P35">If, through any combination of powers or bonuses, Glancing Damage ever becomes greater than Full Damage, you may choose to deal Glancing damage during a Full hit. <text:s/>(You should never be punished for rolling too well.) </text:p>
        <text:p text:style-name="P35"><text:soft-page-break/>The target loses Health equal to the damage, minus any damage reduction they may gain through Powers. <text:s/>If the damage is reduced all the way to 0, the attack is still considered a hit.</text:p>
        <table:table table:name="Table50" table:style-name="Table50">
          <table:table-column table:style-name="Table50.A"/>
          <table:table-row table:style-name="Table50.1">
            <table:table-cell table:style-name="Table50.A1" office:value-type="string">
              <text:p text:style-name="P539"><text:span text:style-name="T832">Strike</text:span> <text:span text:style-name="T770">Order Resolution.</text:span></text:p>
              <text:p text:style-name="P462">A Strike consists of two parts—the Accuracy roll, and the Damage resolution. Each time, the order favors the defender over the attacker.</text:p>
              <text:p text:style-name="P463"><text:span text:style-name="T101">Supplemental Powers that enhance damage </text:span><text:span text:style-name="T49">do not</text:span><text:span text:style-name="T101"> need to be declared until after the Accuracy roll is determined—if the attack misses, </text:span><text:span text:style-name="T49">don’t waste motes on a failed attack.</text:span></text:p>
              <text:p text:style-name="P455">Use the flow of the table to determine your order, primarily. <text:span text:style-name="T26">What is important is fun, not fiddly timing rules</text:span><text:span text:style-name="T2">. </text:span><text:span text:style-name="T836">This is just here to resolve disagreements.</text:span></text:p>
              <text:list xml:id="list145856721596821" text:continue-list="list145855725879640" text:style-name="Exalted_20_1a">
                <text:list-item text:start-value="1">
                  <text:p text:style-name="P739">Attacker <text:span text:style-name="T833">rolls their Accuracy</text:span>, with all Accuracy-boosting Powers.</text:p>
                </text:list-item>
                <text:list-item>
                  <text:p text:style-name="P739">Defender responds with their Static Value and any defense-boosting Powers.</text:p>
                </text:list-item>
                <text:list-item>
                  <text:p text:style-name="P739">The <text:span text:style-name="T49">Player</text:span><text:span text:style-name="T80">(s)</text:span><text:span text:style-name="T101"> may decide to activate their Excellency—either offensively or Defensively.</text:span></text:p>
                </text:list-item>
                <text:list-item>
                  <text:p text:style-name="P741">If the Attack exceeds the final defense value, it hits. </text:p>
                </text:list-item>
                <text:list-item>
                  <text:p text:style-name="P741">The Attacker declares any supplemental Damage boosting Powers.</text:p>
                </text:list-item>
                <text:list-item>
                  <text:p text:style-name="P741">The Defender dec<text:span text:style-name="T908">l</text:span>ares any supplemental Damage reducing Powers.</text:p>
                </text:list-item>
                <text:list-item>
                  <text:p text:style-name="P740"><text:span text:style-name="T101">The final damage is calculated, </text:span><text:span text:style-name="T151">then</text:span><text:span text:style-name="T101"> Health is removed.</text:span></text:p>
                </text:list-item>
              </text:list>
            </table:table-cell>
          </table:table-row>
        </table:table>
        <text:h text:style-name="P660" text:outline-level="2">Defeat</text:h>
        <text:p text:style-name="P109">Characters who are knocked out of battle are typically not dead—they are simply at the mercy of the opposing characters. <text:span text:style-name="T758">Though, the Storyteller should rightfully note the effects of various types of damages used, such as slashing or piercing, and indicate that minor characters may perish without active action.</text:span></text:p>
        <text:p text:style-name="P197">Characters rarely <text:span text:style-name="T709">fight to the death—or even to the point of being knocked. </text:span><text:span text:style-name="T710">Surrender, escape, or other options will become the pressing concern of any NPC who gets </text:span><text:span text:style-name="T760">at or </text:span><text:span text:style-name="T710">below </text:span><text:span text:style-name="T70">5</text:span><text:span text:style-name="T60"> Health.</text:span><text:span text:style-name="T126"> <text:s/></text:span><text:span text:style-name="T351">They gain an Intimacy of “survival” at this point.</text:span></text:p>
        <text:p text:style-name="P198"><text:span text:style-name="T351">P</text:span><text:span text:style-name="T343">layer characters who are defeated gain </text:span><text:span text:style-name="T400">1 Limit </text:span><text:span text:style-name="T355">from the humiliation</text:span><text:span text:style-name="T343">, regardless of if they are in mortal danger or not.</text:span></text:p>
        <text:h text:style-name="P732" text:outline-level="3">Healing and Recovery</text:h>
        <text:p text:style-name="P11"><text:span text:style-name="T746">Health lost in combat </text:span><text:span text:style-name="T749">is regained much in the same way motes are: through rest and relaxation. <text:s/></text:span><text:span text:style-name="T96">1</text:span><text:span text:style-name="T97">5</text:span><text:span text:style-name="T96"> Points</text:span><text:span text:style-name="T173"> of Health are regained after a full night’s rest, or </text:span><text:span text:style-name="T97">2</text:span><text:span text:style-name="T96"> point</text:span><text:span text:style-name="T97">s</text:span><text:span text:style-name="T173"> per hour if it is interrupted.</text:span></text:p>
        <text:h text:style-name="P679" text:outline-level="3">Death and Dying</text:h>
        <text:p text:style-name="P199">A dramatic moment of deat<text:span text:style-name="T762">h</text:span> is a perfect send-off and ending for one of the members of the Exalted. <text:span text:style-name="T762">However, not all defeats are a dramatic moment—</text:span><text:span text:style-name="T763">sometime it is not time for a character to depart from the story.</text:span></text:p>
        <text:p text:style-name="P199"><text:span text:style-name="T763">The Player is the sole arbiter of the their character’s fate. If it is </text:span><text:span text:style-name="T762">not the time for </text:span><text:span text:style-name="T763">their character’s story</text:span><text:span text:style-name="T762"> to end, </text:span><text:span text:style-name="T763">that death becomes cheated. Somehow, the defy the monumental odds, crawling days through pain and anguish that none other have suffered for help.</text:span></text:p>
        <text:p text:style-name="P200">But <text:span text:style-name="T764">cheating death comes at a cost. The character will be invariably changed from their experience. There will be scars of their encounter—whether it is physical, mental, or social. The Player should work with the Storyteller to come </text:span><text:span text:style-name="T212">up with a consequence from the implausible survival.</text:span></text:p>
        <text:p text:style-name="P379">Suggestions are:</text:p>
        <text:list xml:id="list145856981405892" text:continue-list="list145856939573757" text:style-name="Exalt_20_Dot">
          <text:list-item>
            <text:p text:style-name="P639">A dramatic change in Intimacies—such as the addition of (fear) related to the event.</text:p>
          </text:list-item>
          <text:list-item>
            <text:p text:style-name="P639">A loss of an appropriate merit, <text:span text:style-name="T769">such as an Ally who sacrificed themselves to save the character.</text:span></text:p>
          </text:list-item>
          <text:list-item>
            <text:p text:style-name="P640">Physical reminders of the lost battles, such as scars.</text:p>
          </text:list-item>
          <text:list-item>
            <text:p text:style-name="P641">Recurring nightmares, <text:span text:style-name="T771">where the character is forced to relive the moment of their escaped death.</text:span></text:p>
          </text:list-item>
        </text:list>
        <table:table table:name="Table44" table:style-name="Table44">
          <table:table-column table:style-name="Table44.A"/>
          <table:table-row table:style-name="Table44.1">
            <table:table-cell table:style-name="Table44.A1" office:value-type="string">
              <text:p text:style-name="P540">Antagonist Defeat</text:p>
              <text:p text:style-name="P387">There will be times when an antagonist—<text:span text:style-name="T883">intended to be recurring—is defeated, or otherwise </text:span><text:span text:style-name="T884">dramatically halted.</text:span></text:p>
              <text:p text:style-name="P388">These Characters, like Player Characters, have the ability to escape certain defeat if it best suits the plot. However, they should <text:span text:style-name="T2">also</text:span><text:span text:style-name="T503"> suffer the same consequences for doing so.</text:span></text:p>
              <text:p text:style-name="P388"><text:span text:style-name="T503">Escaping death </text:span><text:span text:style-name="T540">should never be cheap, and should not be done too many times. Let your Players have victories.</text:span></text:p>
            </table:table-cell>
          </table:table-row>
        </table:table>
        <text:h text:style-name="P671" text:outline-level="2">The Environment</text:h>
        <text:p text:style-name="P11">The Environment <text:span text:style-name="T772">itself can be a “character” involved in combat, </text:span><text:span text:style-name="T773">as a way to simulate things ranging from earthquakes to the turning of the night, to things such as the advancement of a firestorm raging through a city.</text:span></text:p>
        <text:p text:style-name="P201">The Environment <text:span text:style-name="T774">is generally impervious to </text:span><text:span text:style-name="T775">any attacks thrown at it (You may throw water at a fire to repel its advances, but typically not pierce it with arrows), and does not have a mind of its own to coordinate.</text:span></text:p>
        <text:p text:style-name="P380">If an Environmental “attack” is <text:span text:style-name="T776">all encompassing in a Zone and predictable</text:span>, such as rumbling earth, a landslide, falling a great distance, or <text:span text:style-name="T776">a burning flame, there is </text:span><text:span text:style-name="T20">no need</text:span><text:span text:style-name="T531"> to make an Attack roll. It is assumed to hit and deal damage.</text:span></text:p>
        <table:table table:name="Table51" table:style-name="Table51" table:template-name="Exalted">
          <table:table-column table:style-name="Table51.A"/>
          <table:table-column table:style-name="Table51.B"/>
          <table:table-row table:style-name="TableLine3064000184864">
            <table:table-cell table:style-name="Table51.A1" table:number-columns-spanned="2" office:value-type="string">
              <text:p text:style-name="P282">Environmental Damage</text:p>
            </table:table-cell>
            <table:covered-table-cell/>
          </table:table-row>
          <table:table-row table:style-name="TableLine3064000186224">
            <table:table-cell table:style-name="Table51.A2" office:value-type="string">
              <text:p text:style-name="P296">Light</text:p>
            </table:table-cell>
            <table:table-cell table:style-name="Table51.B2" office:value-type="float" office:value="3">
              <text:p text:style-name="P296">3</text:p>
            </table:table-cell>
          </table:table-row>
          <table:table-row table:style-name="TableLine3064000183504">
            <table:table-cell table:style-name="Table51.A3" office:value-type="string">
              <text:p text:style-name="P296">Medium</text:p>
            </table:table-cell>
            <table:table-cell table:style-name="Table51.B3" office:value-type="float" office:value="5">
              <text:p text:style-name="P296">5</text:p>
            </table:table-cell>
          </table:table-row>
          <table:table-row table:style-name="TableLine3064000188400">
            <table:table-cell table:style-name="Table51.A2" office:value-type="string">
              <text:p text:style-name="P296">Heavy</text:p>
            </table:table-cell>
            <table:table-cell table:style-name="Table51.B2" office:value-type="float" office:value="7">
              <text:p text:style-name="P296">7</text:p>
            </table:table-cell>
          </table:table-row>
          <table:table-row table:style-name="TableLine3064000191392">
            <table:table-cell table:style-name="Table51.A2" office:value-type="string">
              <text:p text:style-name="P296">Oppressive</text:p>
            </table:table-cell>
            <table:table-cell table:style-name="Table51.B2" office:value-type="float" office:value="9">
              <text:p text:style-name="P297">9</text:p>
            </table:table-cell>
          </table:table-row>
        </table:table>
        <text:h text:style-name="P658" text:outline-level="2"><text:soft-page-break/>Minor Characters</text:h>
        <text:p text:style-name="P381">Minor Characters, <text:span text:style-name="T744">especially those th</text:span><text:span text:style-name="T772">at cannot alone damage their foes will naturally fall into </text:span><text:span text:style-name="T71">Groups</text:span><text:span text:style-name="T131">.</text:span></text:p>
        <text:p text:style-name="P382"><text:span text:style-name="T101">Groups act as a single character, but gain the following bonus based on their </text:span><text:span text:style-name="T49">Group Magnitude:</text:span></text:p>
        <text:list xml:id="list145855972168435" text:continue-numbering="true" text:style-name="Exalt_20_Dot">
          <text:list-item>
            <text:p text:style-name="P646">Add 5 Health for every Magnitude Scale increment.</text:p>
          </text:list-item>
          <text:list-item>
            <text:p text:style-name="P609"><text:span text:style-name="T356">Add 1</text:span><text:span text:style-name="T746"> Damage, 1 Accuracy, and +1 Dice on an action for every Magnitude Scale increment</text:span></text:p>
          </text:list-item>
        </text:list>
        <text:h text:style-name="Heading_20_2" text:outline-level="2">Equipment</text:h>
        <text:h text:style-name="P679" text:outline-level="3">Armor</text:h>
        <text:list xml:id="list3187832803" text:style-name="List_20_1">
          <text:list-item>
            <text:p text:style-name="P624"><text:span text:style-name="T421">L</text:span><text:span text:style-name="T422">ight </text:span><text:span text:style-name="T393">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642"><text:span text:style-name="T49">Medium </text:span><text:span text:style-name="T101">and </text:span><text:span text:style-name="T49">Heavy</text:span><text:span text:style-name="T101"> armors provide increasing </text:span><text:span text:style-name="T162">Block</text:span><text:span text:style-name="T101"> protection, but at the cost of more limited mobility. Most traditional armors, such as breastplates, chain shirts, and articulated plate fit into the Medium or Heavy Category.</text:span></text:p>
          </text:list-item>
        </text:list>
        <table:table table:name="ArmorTable" table:style-name="ArmorTable">
          <table:table-column table:style-name="ArmorTable.A"/>
          <table:table-column table:style-name="ArmorTable.B"/>
          <table:table-column table:style-name="ArmorTable.C"/>
          <table:table-row table:style-name="ArmorTable.1">
            <table:table-cell table:style-name="ArmorTable.A1" table:number-columns-spanned="3" office:value-type="string">
              <text:p text:style-name="P61">Armor</text:p>
            </table:table-cell>
            <table:covered-table-cell/>
            <table:covered-table-cell/>
          </table:table-row>
          <table:table-row table:style-name="ArmorTable.2">
            <table:table-cell table:style-name="ArmorTable.A2" office:value-type="string">
              <text:p text:style-name="P61"/>
            </table:table-cell>
            <table:table-cell table:style-name="ArmorTable.B2" office:value-type="string">
              <text:p text:style-name="P481"><text:span text:style-name="T698">Block</text:span> Modifier</text:p>
            </table:table-cell>
            <table:table-cell table:style-name="ArmorTable.C2" office:value-type="string">
              <text:p text:style-name="P82">Evasion Modifier</text:p>
            </table:table-cell>
          </table:table-row>
          <table:table-row table:style-name="ArmorTable.3">
            <table:table-cell table:style-name="ArmorTable.A3" office:value-type="string">
              <text:p text:style-name="P510">No Armor</text:p>
            </table:table-cell>
            <table:table-cell table:style-name="ArmorTable.B3" office:value-type="string">
              <text:p text:style-name="P401">+0</text:p>
            </table:table-cell>
            <table:table-cell table:style-name="ArmorTable.C3" office:value-type="string">
              <text:p text:style-name="P401">+0</text:p>
            </table:table-cell>
          </table:table-row>
          <table:table-row table:style-name="ArmorTable.4">
            <table:table-cell table:style-name="ArmorTable.A4" office:value-type="string">
              <text:p text:style-name="P225">Light</text:p>
            </table:table-cell>
            <table:table-cell table:style-name="ArmorTable.B4" office:value-type="string">
              <text:p text:style-name="P84"><text:s/><text:span text:style-name="T927">+0</text:span></text:p>
            </table:table-cell>
            <table:table-cell table:style-name="ArmorTable.C4" office:value-type="string">
              <text:p text:style-name="P84"><text:s/>+1</text:p>
            </table:table-cell>
          </table:table-row>
          <table:table-row table:style-name="ArmorTable.5">
            <table:table-cell table:style-name="ArmorTable.A3" office:value-type="string">
              <text:p text:style-name="P50">Medium</text:p>
            </table:table-cell>
            <table:table-cell table:style-name="ArmorTable.B3" office:value-type="string">
              <text:p text:style-name="P51">+<text:span text:style-name="T679">1</text:span></text:p>
            </table:table-cell>
            <table:table-cell table:style-name="ArmorTable.C3" office:value-type="string">
              <text:p text:style-name="P267">+0</text:p>
            </table:table-cell>
          </table:table-row>
          <table:table-row table:style-name="ArmorTable.1">
            <table:table-cell table:style-name="ArmorTable.A6" office:value-type="string">
              <text:p text:style-name="P511">Heavy</text:p>
            </table:table-cell>
            <table:table-cell table:style-name="ArmorTable.B6" office:value-type="string">
              <text:p text:style-name="P511">+<text:span text:style-name="T679">2</text:span></text:p>
            </table:table-cell>
            <table:table-cell table:style-name="ArmorTable.C6" office:value-type="string">
              <text:p text:style-name="P511">-<text:span text:style-name="T927">1</text:span></text:p>
            </table:table-cell>
          </table:table-row>
        </table:table>
        <text:p text:style-name="P561">Artifact Armor gains +1 to Block or Evasion.</text:p>
        <text:h text:style-name="P679" text:outline-level="3"><text:bookmark-start text:name="Weapons"/>Weapons<text:bookmark-end text:name="Weapons"/></text:h>
        <table:table table:name="WeaponTable" table:style-name="WeaponTable">
          <table:table-column table:style-name="WeaponTable.A"/>
          <table:table-column table:style-name="WeaponTable.B"/>
          <table:table-column table:style-name="WeaponTable.C"/>
          <table:table-column table:style-name="WeaponTable.D"/>
          <table:table-row table:style-name="WeaponTable.1">
            <table:table-cell table:style-name="WeaponTable.A1" table:number-columns-spanned="4" office:value-type="string">
              <text:p text:style-name="P491"><text:span text:style-name="T933">Mundane </text:span>Weapons</text:p>
            </table:table-cell>
            <table:covered-table-cell/>
            <table:covered-table-cell/>
            <table:covered-table-cell/>
          </table:table-row>
          <table:table-row table:style-name="WeaponTable.2">
            <table:table-cell table:style-name="WeaponTable.A2" office:value-type="string">
              <text:p text:style-name="P62"/>
            </table:table-cell>
            <table:table-cell table:style-name="WeaponTable.B2" office:value-type="string">
              <text:p text:style-name="P491">Accuracy</text:p>
            </table:table-cell>
            <table:table-cell table:style-name="WeaponTable.C2" office:value-type="string">
              <text:p text:style-name="P491">Damage</text:p>
            </table:table-cell>
            <table:table-cell table:style-name="WeaponTable.D2" office:value-type="string">
              <text:p text:style-name="P486">Notes</text:p>
            </table:table-cell>
          </table:table-row>
          <table:table-row table:style-name="WeaponTable.3">
            <table:table-cell table:style-name="WeaponTable.A3" office:value-type="string">
              <text:p text:style-name="P432">Unarmed</text:p>
            </table:table-cell>
            <table:table-cell table:style-name="WeaponTable.B3" office:value-type="string">
              <text:p text:style-name="P402">+0</text:p>
            </table:table-cell>
            <table:table-cell table:style-name="WeaponTable.B3" office:value-type="string">
              <text:p text:style-name="P402">+0</text:p>
            </table:table-cell>
            <table:table-cell table:style-name="WeaponTable.D3" office:value-type="string">
              <text:p text:style-name="P433">Mundane Brawl must used Unarmed.</text:p>
            </table:table-cell>
          </table:table-row>
          <table:table-row table:style-name="WeaponTable.4">
            <table:table-cell table:style-name="WeaponTable.A4" table:number-columns-spanned="3" office:value-type="string">
              <text:p text:style-name="P484">Close-Range Weapons (Melee)</text:p>
            </table:table-cell>
            <table:covered-table-cell/>
            <table:covered-table-cell/>
            <table:table-cell table:style-name="WeaponTable.D3" office:value-type="string">
              <text:p text:style-name="P517"/>
            </table:table-cell>
          </table:table-row>
          <table:table-row table:style-name="WeaponTable.5">
            <table:table-cell table:style-name="WeaponTable.A5" office:value-type="string">
              <text:p text:style-name="P430">Light</text:p>
            </table:table-cell>
            <table:table-cell table:style-name="WeaponTable.B5" office:value-type="string">
              <text:p text:style-name="P85"><text:s/><text:span text:style-name="T927">+</text:span><text:span text:style-name="T931">3</text:span></text:p>
            </table:table-cell>
            <table:table-cell table:style-name="WeaponTable.C5" office:value-type="string">
              <text:p text:style-name="P85"><text:s/>+<text:span text:style-name="T929">1(0)</text:span></text:p>
            </table:table-cell>
            <table:table-cell table:style-name="WeaponTable.D5" office:value-type="string">
              <text:p text:style-name="P433">Must use Dexterity when attacking.</text:p>
            </table:table-cell>
          </table:table-row>
          <table:table-row table:style-name="WeaponTable.6">
            <table:table-cell table:style-name="WeaponTable.A3" office:value-type="string">
              <text:p text:style-name="P52">Medium</text:p>
            </table:table-cell>
            <table:table-cell table:style-name="WeaponTable.B3" office:value-type="string">
              <text:p text:style-name="P53">+<text:span text:style-name="T932">1</text:span></text:p>
            </table:table-cell>
            <table:table-cell table:style-name="WeaponTable.B3" office:value-type="string">
              <text:p text:style-name="P269">+<text:span text:style-name="T929">1</text:span>(<text:span text:style-name="T932">1</text:span>)</text:p>
            </table:table-cell>
            <table:table-cell table:style-name="WeaponTable.D3" office:value-type="string">
              <text:p text:style-name="P433"/>
            </table:table-cell>
          </table:table-row>
          <table:table-row table:style-name="WeaponTable.1">
            <table:table-cell table:style-name="WeaponTable.A7" office:value-type="string">
              <text:p text:style-name="P512">Heavy</text:p>
            </table:table-cell>
            <table:table-cell table:style-name="WeaponTable.B7" office:value-type="string">
              <text:p text:style-name="P512">+<text:span text:style-name="T929">0</text:span></text:p>
            </table:table-cell>
            <table:table-cell table:style-name="WeaponTable.C7" office:value-type="string">
              <text:p text:style-name="P515">+2(1)</text:p>
            </table:table-cell>
            <table:table-cell table:style-name="WeaponTable.D7" office:value-type="string">
              <text:p text:style-name="P436">Must use Strength when attacking.</text:p>
            </table:table-cell>
          </table:table-row>
          <table:table-row table:style-name="WeaponTable.1">
            <table:table-cell table:style-name="WeaponTable.A8" table:number-columns-spanned="4" office:value-type="string">
              <text:p text:style-name="P488">Ranged Weapons (Archery, Thrown)</text:p>
            </table:table-cell>
            <table:covered-table-cell/>
            <table:covered-table-cell/>
            <table:covered-table-cell/>
          </table:table-row>
          <table:table-row table:style-name="WeaponTable.1">
            <table:table-cell table:style-name="WeaponTable.A9" office:value-type="string">
              <text:p text:style-name="P430">Light</text:p>
            </table:table-cell>
            <table:table-cell table:style-name="WeaponTable.B9" office:value-type="string">
              <text:p text:style-name="P85"><text:s/><text:span text:style-name="T927">+</text:span><text:span text:style-name="T929">2</text:span></text:p>
            </table:table-cell>
            <table:table-cell table:style-name="WeaponTable.C9" office:value-type="string">
              <text:p text:style-name="P85"><text:s/>+<text:span text:style-name="T930">0</text:span><text:span text:style-name="T929">(0)</text:span></text:p>
            </table:table-cell>
            <table:table-cell table:style-name="WeaponTable.D9" office:value-type="string">
              <text:p text:style-name="P433">Must use Dexterity when attacking.</text:p>
            </table:table-cell>
          </table:table-row>
          <table:table-row table:style-name="WeaponTable.1">
            <table:table-cell table:style-name="WeaponTable.A10" office:value-type="string">
              <text:p text:style-name="P52">Medium</text:p>
            </table:table-cell>
            <table:table-cell table:style-name="WeaponTable.B10" office:value-type="string">
              <text:p text:style-name="P53">+<text:span text:style-name="T928">1</text:span></text:p>
            </table:table-cell>
            <table:table-cell table:style-name="WeaponTable.C10" office:value-type="string">
              <text:p text:style-name="P269">+<text:span text:style-name="T929">1</text:span>(<text:span text:style-name="T929">0</text:span>)</text:p>
            </table:table-cell>
            <table:table-cell table:style-name="WeaponTable.D10" office:value-type="string">
              <text:p text:style-name="P433"/>
            </table:table-cell>
          </table:table-row>
          <table:table-row table:style-name="WeaponTable.1">
            <table:table-cell table:style-name="WeaponTable.A11" office:value-type="string">
              <text:p text:style-name="P271">Heavy</text:p>
            </table:table-cell>
            <table:table-cell table:style-name="WeaponTable.B11" office:value-type="string">
              <text:p text:style-name="P272">+0</text:p>
            </table:table-cell>
            <table:table-cell table:style-name="WeaponTable.C11" office:value-type="string">
              <text:p text:style-name="P272">+2(0)</text:p>
            </table:table-cell>
            <table:table-cell table:style-name="WeaponTable.D11" office:value-type="string">
              <text:p text:style-name="P437">Must use Strength when attacking.</text:p>
            </table:table-cell>
          </table:table-row>
        </table:table>
        <text:p text:style-name="P560">Custom Weapons</text:p>
        <text:p text:style-name="P202"><text:span text:style-name="T177">Weapons are built using Tags, each with an individual cost in points. </text:span><text:span text:style-name="T269">Mundane weapons start with 4 points to spend as they see fit. </text:span></text:p>
        <text:p text:style-name="P439">Artifact weapons start with 6 points.</text:p>
        <table:table table:name="Table55" table:style-name="Table55" table:template-name="Exalted">
          <table:table-column table:style-name="Table55.A"/>
          <table:table-column table:style-name="Table55.B"/>
          <table:table-column table:style-name="Table55.C"/>
          <table:table-row table:style-name="Table55.1">
            <table:table-cell table:style-name="Table55.A1" table:number-columns-spanned="3" office:value-type="string">
              <text:p text:style-name="P340">Mundane Weapon Tags</text:p>
            </table:table-cell>
            <table:covered-table-cell/>
            <table:covered-table-cell/>
          </table:table-row>
          <table:table-row table:style-name="Table55.1">
            <table:table-cell table:style-name="Table55.A2" office:value-type="string">
              <text:p text:style-name="P341">Name</text:p>
            </table:table-cell>
            <table:table-cell table:style-name="Table55.B2" office:value-type="string">
              <text:p text:style-name="P341">Points</text:p>
            </table:table-cell>
            <table:table-cell table:style-name="Table55.A2" office:value-type="string">
              <text:p text:style-name="P343">Description</text:p>
            </table:table-cell>
          </table:table-row>
          <table:table-row table:style-name="TableLine3064002353072">
            <table:table-cell table:style-name="Table55.A3" office:value-type="string">
              <text:p text:style-name="P348">Accurate</text:p>
            </table:table-cell>
            <table:table-cell table:style-name="Table55.B3" office:value-type="float" office:value="1">
              <text:p text:style-name="P349">1</text:p>
            </table:table-cell>
            <table:table-cell table:style-name="Table55.A3" office:value-type="string">
              <text:p text:style-name="P352">Gain +1 Dice. </text:p>
            </table:table-cell>
          </table:table-row>
          <table:table-row table:style-name="Table55.1">
            <table:table-cell table:style-name="Table55.A2" office:value-type="string">
              <text:p text:style-name="P348">Damaging </text:p>
            </table:table-cell>
            <table:table-cell table:style-name="Table55.B4" office:value-type="float" office:value="1">
              <text:p text:style-name="P349">1</text:p>
            </table:table-cell>
            <table:table-cell table:style-name="Table55.A2" office:value-type="string">
              <text:p text:style-name="P348">Gain +1 <text:span text:style-name="T934">Full Damage</text:span></text:p>
            </table:table-cell>
          </table:table-row>
          <table:table-row table:style-name="Table55.1">
            <table:table-cell table:style-name="Table55.A3" office:value-type="string">
              <text:p text:style-name="P350">Reliable</text:p>
            </table:table-cell>
            <table:table-cell table:style-name="Table55.B3" office:value-type="float" office:value="2">
              <text:p text:style-name="P350">2</text:p>
            </table:table-cell>
            <table:table-cell table:style-name="Table55.A3" office:value-type="string">
              <text:p text:style-name="P350">Gain +<text:span text:style-name="T935">1</text:span> Glancing Damage</text:p>
            </table:table-cell>
          </table:table-row>
          <table:table-row table:style-name="Table55.1">
            <table:table-cell table:style-name="Table55.A2" office:value-type="string">
              <text:p text:style-name="P353">Range</text:p>
            </table:table-cell>
            <table:table-cell table:style-name="Table55.B4" office:value-type="float" office:value="2">
              <text:p text:style-name="P351">2</text:p>
            </table:table-cell>
            <table:table-cell table:style-name="Table55.A2" office:value-type="string">
              <text:p text:style-name="P353">Increase the range by 1 Zone</text:p>
            </table:table-cell>
          </table:table-row>
        </table:table>
        <text:p text:style-name="P266"><text:span text:style-name="T746">Special</text:span> <text:span text:style-name="T746">Tags</text:span></text:p>
        <text:p text:style-name="P264">Special weapons, Powers or Martial Arts will grant specific tags to be used when building a weapon. <text:span text:style-name="T936">These may only be purchased with Storyteller approval</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285"><text:span text:style-name="T700">Special</text:span> Weapon Tags</text:p>
            </table:table-cell>
            <table:covered-table-cell/>
            <table:covered-table-cell/>
          </table:table-row>
          <table:table-row table:style-name="Table39.1">
            <table:table-cell table:style-name="Table39.A2" office:value-type="string">
              <text:p text:style-name="P286">Name</text:p>
            </table:table-cell>
            <table:table-cell table:style-name="Table39.B2" office:value-type="string">
              <text:p text:style-name="P286">Points</text:p>
            </table:table-cell>
            <table:table-cell table:style-name="Table39.A2" office:value-type="string">
              <text:p text:style-name="P278">Description</text:p>
            </table:table-cell>
          </table:table-row>
          <table:table-row table:style-name="TableLine3064002366128">
            <table:table-cell table:style-name="Table39.A3" office:value-type="string">
              <text:p text:style-name="P291">Natural/<text:span text:style-name="T936">Tethered</text:span></text:p>
            </table:table-cell>
            <table:table-cell table:style-name="Table39.B3" office:value-type="float" office:value="1">
              <text:p text:style-name="P300">1</text:p>
            </table:table-cell>
            <table:table-cell table:style-name="Table39.A3" office:value-type="string">
              <text:p text:style-name="P291">The weapon cannot be disarmed.</text:p>
            </table:table-cell>
          </table:table-row>
          <table:table-row table:style-name="TableLine3064002371840">
            <table:table-cell table:style-name="Table39.A2" office:value-type="string">
              <text:p text:style-name="P299">Unique Ability</text:p>
            </table:table-cell>
            <table:table-cell table:style-name="Table39.B4" office:value-type="float" office:value="2">
              <text:p text:style-name="P300">2</text:p>
            </table:table-cell>
            <table:table-cell table:style-name="Table39.A2" office:value-type="string">
              <text:p text:style-name="P291">Use a specific, non-Martial Attribute/Ability Combo with this weapon. (E.g. Charisma + Performance).</text:p>
            </table:table-cell>
          </table:table-row>
        </table:table>
        <text:h text:style-name="P672" text:outline-level="2"><text:soft-page-break/>Elsewhere</text:h>
        <text:p text:style-name="P154">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54">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117">Depositing or retrieving equipment from Elsewhere takes an entire Action.</text:p>
        <text:p text:style-name="P154">Sidereals have labeled this flaw as “Elsewhere,” since the items are neither <text:span text:style-name="T2">here</text:span> nor <text:span text:style-name="T2">there</text:span>, but <text:span text:style-name="T262">simply somewhere…</text:span>else. <text:span text:style-name="T885">Certainly it is something that needs to be fixed. Eventually. </text:span><text:span text:style-name="T886">Preferably by someone else.</text:span></text:p>
        <text:p text:style-name="P154">Elsewhere is not all-powerful. The Exalt must reasonably be able to carry the items in the first place, and it must not be something that has a particularly close and important tie to reality. For example: living creatures <text:span text:style-name="T887">cannot be kept in Elsewhere, as </text:span><text:span text:style-name="T263">their mind and soul has far too great of self-awareness to be forgotten by reality.</text:span></text:p>
        <text:p text:style-name="P265">As well, while time does not affect items <text:span text:style-name="T2">inside</text:span> of Elsewhere, <text:span text:style-name="T627">the moment it is pulled out reality will quickly reassert itself. Food would rot within seconds, and we iron rust within a blink of an eye.</text:span></text:p>
        <text:p text:style-name="P500">Items stored in Elsewhere of a dead Exalt will eventually reassert themselves into reality—often by finding themselves in nearby containers that may not have existed until needed for this precise purpose.</text:p>
      </text:section>
      <text:h text:style-name="P355" text:outline-level="1"><text:bookmark-start text:name="Projects"/>Projects<text:bookmark-end text:name="Projects"/></text:h>
      <text:p text:style-name="P354"/>
      <text:section text:style-name="Sect1" text:name="Section7">
        <text:p text:style-name="P203">From waging a campaign to spreading a mercantile Guild to infiltrating and converting a spy network, to building a grand Manse, sometimes the Exalted want to do long-reaching, large-scale endeavors that are best handled through a broad-stroking brush.</text:p>
        <text:p text:style-name="P203"><text:span text:style-name="T711">Projects represent what happens during </text:span><text:span text:style-name="T61">downtime</text:span><text:span text:style-name="T127"> to explain what characters are doing when the heat of action is not fully upon them. As such, performing Projects should typically happen only during points of </text:span><text:span text:style-name="T61">time skips</text:span><text:span text:style-name="T127">, or </text:span><text:span text:style-name="T61">between Stories.</text:span></text:p>
        <text:p text:style-name="P29">A scene of Projects will often follow a montage structure—<text:span text:style-name="T713">Choose a Player, let them describe</text:span> what they are spending their points on, <text:span text:style-name="T713">then ask for a couple of small images of what happens during the project, leading up to the inevitable Obstruction that will need to be dealt with.</text:span></text:p>
        <text:p text:style-name="P14">Example Projects:</text:p>
        <text:list xml:id="list145856671737172" text:continue-list="list145856969880221" text:style-name="Exalted_20_Center_20_Dot">
          <text:list-item>
            <text:p text:style-name="P586">Arming Militia </text:p>
          </text:list-item>
          <text:list-item>
            <text:p text:style-name="P586">Repairing a burned down village </text:p>
          </text:list-item>
          <text:list-item>
            <text:p text:style-name="P586">Establishing a spy network</text:p>
          </text:list-item>
          <text:list-item>
            <text:p text:style-name="P586">Repairing a manse</text:p>
          </text:list-item>
          <text:list-item>
            <text:p text:style-name="P586">Establishing trade </text:p>
          </text:list-item>
          <text:list-item>
            <text:p text:style-name="P592">Creating a manse</text:p>
          </text:list-item>
        </text:list>
        <text:h text:style-name="P673" text:outline-level="2">Resources</text:h>
        <text:p text:style-name="P42">Projects require a certain number of <text:span text:style-name="T48">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42">Much like XP, The Storyteller should periodically award RES to the players. However, unlike XP, RES should be more based on events within the campaign, such as recovering materials from a lost manse, gaining the workforce of a thankful village, etc.</text:p>
        <text:p text:style-name="P204"><text:span text:style-name="T49">1 Resource </text:span><text:span text:style-name="T149">is roughly equivalent to:</text:span></text:p>
        <text:list xml:id="list145857009627273" text:continue-list="list145855972168435" text:style-name="Exalt_20_Dot">
          <text:list-item>
            <text:p text:style-name="P625"><text:span text:style-name="T149">A </text:span><text:span text:style-name="T101">highly-successful Merchant route.</text:span></text:p>
          </text:list-item>
          <text:list-item>
            <text:p text:style-name="P593">An entire village’s worth of manpower for a month.</text:p>
          </text:list-item>
          <text:list-item>
            <text:p text:style-name="P593">A favor from a very powerful person.</text:p>
          </text:list-item>
        </text:list>
        <text:p text:style-name="P42">Due to the generalized nature of Projects, the source of <text:span text:style-name="T225">Resource</text:span> does not always match the application of them. It is simply assumed <text:span text:style-name="T205">that conversion of Resources to their applicable form is handled “off-screen”: </text:span>recovered gems could grease the <text:span text:style-name="T205">pockets</text:span> of a noble, allowing for backroom deals that allow military training of civilians, for example. In general, this is all <text:span text:style-name="T1">assumed</text:span> to have happened, and does not need attention drawn to it. <text:s/></text:p>
        <text:h text:style-name="P715" text:outline-level="3">Pooling Resources</text:h>
        <text:p text:style-name="P146">Players may freely transfer and give RES to other characters, should they so choose, <text:span text:style-name="T716">but only one character will gain the benefits of </text:span><text:span text:style-name="T717">the Project.</text:span></text:p>
        <text:h text:style-name="P679" text:outline-level="3">Keystone Resource</text:h>
        <text:p text:style-name="P42">Larger and more ambitious projects will require certain Keystone to complete. This can range from needing a General to command an army to requiring a significant amount of <text:span text:style-name="T1">magical materials,</text:span> such as Orichalcum or Moonsilver.</text:p>
        <text:p text:style-name="P42">Keystone Resources are things that Players must <text:span text:style-name="T1">seek out.</text:span><text:span text:style-name="T503"> <text:s/></text:span><text:span text:style-name="T528">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541">Using Keystones as Story Generation</text:p>
              <text:p text:style-name="P389">Keystones are an excellent way to gauge what Players care about, and what they feel is central to care about—you never need a Keystone for a minor change to the world or minor merit for the character.</text:p>
              <text:p text:style-name="P389">Therefore, it’s not unreasonable to ask players early what sort of Keystone they are seeking, <text:span text:style-name="T712">and then make it a plot of a</text:span><text:span text:style-name="T62"> Story, </text:span><text:s/>giving them the requested Keystone when certain criteria have been met—when they have recruited their General, <text:span text:style-name="T712">changed the geomancy of an area, or introduced their assassin network into a new location.</text:span></text:p>
              <text:p text:style-name="P390">However, if this takes more than a Session, you should let the Player spend their resources and use their merit/change upon the world while searching for the Keystone—though perhaps at a bit of a disadvantage.</text:p>
            </table:table-cell>
          </table:table-row>
        </table:table>
        <text:h text:style-name="P674" text:outline-level="2">The Right Tool for the Job</text:h>
        <text:p text:style-name="P41"><text:span text:style-name="T714">When you start a project, you will need to detail which </text:span><text:span text:style-name="T63">Primary Ability</text:span><text:span text:style-name="T129"> will be used in the Project. <text:s/>Any Project using the Natural Abilities should follow </text:span><text:span text:style-name="T128">rules of common sense:</text:span><text:span text:style-name="T352"> If you are training troops to be archers, you should be using Archery or Command. <text:s/>If you are creating a Spy network, use Subterfuge.</text:span></text:p>
        <text:h text:style-name="P716" text:outline-level="3">Gaining/Improving Merits</text:h>
        <text:p text:style-name="P23"><text:span text:style-name="T48">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40">The level of the Merit Improved is equal to the <text:span text:style-name="T49">Scale </text:span><text:span text:style-name="T101">of the Project.</text:span></text:p>
        <text:p text:style-name="P23">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16">ould be one Resource.</text:span></text:p>
        <text:h text:style-name="P679" text:outline-level="3"><text:soft-page-break/>Making Changes to the World</text:h>
        <text:p text:style-name="P205">From raising walls to <text:span text:style-name="T720">c</text:span><text:span text:style-name="T721">reating vast trade networks, Projects can be used to alter the world around the Exalt to their will (and benefit.)</text:span></text:p>
        <text:p text:style-name="P206">The Magnitude of the change <text:span text:style-name="T177">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59">Project<text:span text:style-name="T716">s</text:span></text:p>
            </table:table-cell>
            <table:covered-table-cell/>
          </table:table-row>
          <table:table-row table:style-name="Table42.2">
            <table:table-cell table:style-name="Table42.A2" office:value-type="string">
              <text:p text:style-name="P67">Scale</text:p>
            </table:table-cell>
            <table:table-cell table:style-name="Table42.B2" office:value-type="string">
              <text:p text:style-name="P19"><text:span text:style-name="T782">Project </text:span>Affects Population/<text:span text:style-name="T718">Terrain </text:span></text:p>
            </table:table-cell>
          </table:table-row>
          <table:table-row table:style-name="Table42.2">
            <table:table-cell table:style-name="Table42.A3" office:value-type="string">
              <text:p text:style-name="P373">1</text:p>
            </table:table-cell>
            <table:table-cell table:style-name="Table42.B3" office:value-type="string">
              <text:p text:style-name="P373">Village</text:p>
            </table:table-cell>
          </table:table-row>
          <table:table-row table:style-name="Table42.2">
            <table:table-cell table:style-name="Table42.A4" office:value-type="string">
              <text:p text:style-name="P498">2</text:p>
            </table:table-cell>
            <table:table-cell table:style-name="Table42.B4" office:value-type="string">
              <text:p text:style-name="P498">Town</text:p>
            </table:table-cell>
          </table:table-row>
          <table:table-row table:style-name="Table42.2">
            <table:table-cell table:style-name="Table42.A3" office:value-type="string">
              <text:p text:style-name="P373">3</text:p>
            </table:table-cell>
            <table:table-cell table:style-name="Table42.B3" office:value-type="string">
              <text:p text:style-name="P373">City</text:p>
            </table:table-cell>
          </table:table-row>
          <table:table-row table:style-name="Table42.2">
            <table:table-cell table:style-name="Table42.A4" office:value-type="string">
              <text:p text:style-name="P498">4</text:p>
            </table:table-cell>
            <table:table-cell table:style-name="Table42.B4" office:value-type="string">
              <text:p text:style-name="P498">Prefecture</text:p>
            </table:table-cell>
          </table:table-row>
          <table:table-row table:style-name="Table42.2">
            <table:table-cell table:style-name="Table42.A3" office:value-type="string">
              <text:p text:style-name="P373">5</text:p>
            </table:table-cell>
            <table:table-cell table:style-name="Table42.B3" office:value-type="string">
              <text:p text:style-name="P373">Province</text:p>
            </table:table-cell>
          </table:table-row>
        </table:table>
        <text:h text:style-name="P717" text:outline-level="3">Project Resistance</text:h>
        <text:p text:style-name="P150">When making a change on the world, sometimes the world <text:span text:style-name="T722">and its inhabitants</text:span> pushes back. <text:s/><text:span text:style-name="T722">If you are attempting to muster a great army while in the middle of hostile territory, it certainly will take much greater care and effort to do so!</text:span></text:p>
        <text:p text:style-name="P207">If the change is <text:span text:style-name="T49">Unnatural</text:span><text:span text:style-name="T101">, or </text:span><text:span text:style-name="T49">Significantly opposed</text:span><text:span text:style-name="T101">, increase the Scale by </text:span><text:span text:style-name="T49">+1</text:span><text:span text:style-name="T101">. </text:span><text:span text:style-name="T373">This would encompass such oddities such as advanced technology that is self-maintained or changing a ragtag set of farmers with no military knowledge into an organized army within a month. </text:span><text:span text:style-name="T343">Or trying </text:span><text:span text:style-name="T394">to establish a Spy network in a network loyal to an Exalt without them knowing, or attempting to reclaim land from hostile places such as the Wyld.</text:span></text:p>
        <text:p text:style-name="P150"><text:span text:style-name="T373">If the change is clearly </text:span><text:span text:style-name="T423">Supernatural</text:span><text:span text:style-name="T373"> in nature </text:span><text:span text:style-name="T395">or </text:span><text:span text:style-name="T424">Overwhelmingly opposed</text:span><text:span text:style-name="T373">, such as making a well that perpetually draws fresh water from the middle of the desert, increase the Scale of the project by </text:span><text:span text:style-name="T423">(+2)</text:span><text:span text:style-name="T373">. </text:span><text:span text:style-name="T394">Resistance of this magnitude would be opposed by extreme forces, such as Gods, </text:span><text:span text:style-name="T396">or networks of Exalts, such as the Bronze Faction of Sidereals.</text:span></text:p>
        <text:h text:style-name="P718" text:outline-level="3"/>
        <text:h text:style-name="P719" text:outline-level="3">Repairing, <text:span text:style-name="T680">Altering, </text:span><text:span text:style-name="T681">or Destroying</text:span><text:span text:style-name="T680"> Projects</text:span></text:h>
        <text:p text:style-name="P12"><text:span text:style-name="T680">Some Projects </text:span><text:span text:style-name="T682">focus on altering an existing aspect of the world—such as repairing a great Manse or taking an existing network of people and converting </text:span><text:span text:style-name="T683">them to work for </text:span><text:span text:style-name="T198">you, </text:span><text:span text:style-name="T199">or completely eradicating it altogether.</text:span></text:p>
        <text:p text:style-name="P36"><text:span text:style-name="T177">Since much of the work has been done already, these types of Projects will be </text:span><text:span text:style-name="T439">reduced in scale</text:span><text:span text:style-name="T277">, depending on the severity of the repairs or changes needed to be made.</text:span></text:p>
        <text:p text:style-name="P39"><text:span text:style-name="T277">Destruction of a Projects focuses more on doing so </text:span><text:span text:style-name="T439">safely</text:span><text:span text:style-name="T277">, and in a controlled manner.</text:span></text:p>
        <text:list xml:id="list145856092099847" text:continue-numbering="true" text:style-name="Exalt_20_Dot">
          <text:list-item>
            <text:p text:style-name="P610"><text:span text:style-name="T402">Minor</text:span><text:span text:style-name="T348"> <text:s/>(-2 to Scale). The repairs and/or changes needed to be made are significant enough to warrant attention, but will not consume the Character endlessly.</text:span></text:p>
          </text:list-item>
          <text:list-item>
            <text:p text:style-name="P619"><text:span text:style-name="T177">Major</text:span><text:span text:style-name="T343"> (-1 to Scale). There is significant damage or resistance</text:span><text:span text:style-name="T349"> to your changes.</text:span></text:p>
          </text:list-item>
          <text:list-item>
            <text:p text:style-name="P610"><text:span text:style-name="T403">Monumental</text:span><text:span text:style-name="T349"> (-</text:span><text:span text:style-name="T350">0</text:span><text:span text:style-name="T349"> to Scale). </text:span><text:span text:style-name="T350">It would be the same amount of effort to repair and or alter the Project as it would be to create a new one from the ground up.</text:span></text:p>
          </text:list-item>
        </text:list>
        <text:p text:style-name="P12"><text:span text:style-name="T350">T</text:span><text:span text:style-name="T353">his cannot decrease the Scale below </text:span><text:span text:style-name="T372">1</text:span><text:span text:style-name="T353">.</text:span></text:p>
        <table:table table:name="Table43" table:style-name="Table43">
          <table:table-column table:style-name="Table43.A"/>
          <table:table-row table:style-name="Table43.1">
            <table:table-cell table:style-name="Table43.A1" office:value-type="string">
              <text:p text:style-name="P159"><text:span text:style-name="T564">Altering </text:span><text:span text:style-name="T565">Owned</text:span><text:span text:style-name="T564"> Projects</text:span></text:p>
              <text:p text:style-name="P160">You can’t alter a Project if someone else <text:span text:style-name="T2">currently</text:span><text:span text:style-name="T503"> owns it. You would first have to depose the current leader of a Spy Network and </text:span><text:span text:style-name="T2">then</text:span><text:span text:style-name="T503"> take over the leaderless network as your own.</text:span></text:p>
            </table:table-cell>
          </table:table-row>
        </table:table>
        <text:p text:style-name="P13"><text:span text:style-name="T684">T</text:span>here’s a Size 3 Assassin ne<text:span text:style-name="T684">twork the Eclipse </text:span><text:span text:style-name="T685">Caste has recently become the leader of. Being a pacifist, he wants them to stop killing and convert into simply a network of Spys. There is enough internal resistance to this command that he must make a Minor Alteration Project (</text:span><text:span text:style-name="T455">Base 3, -2) and so it becomes a Scale 1 Project.</text:span></text:p>
        <text:h text:style-name="P733" text:outline-level="3"/>
        <text:h text:style-name="P675" text:outline-level="2"><text:soft-page-break/>Obstruction Rolls</text:h>
        <text:p text:style-name="P37">All projects <text:span text:style-name="T723">of</text:span><text:span text:style-name="T64"> Scale 1+</text:span>, will have a<text:span text:style-name="T723">n Obstruction Roll, to represent any sort of random events and/or problems that will inevitably show up during the course of your Project.</text:span></text:p>
        <text:p text:style-name="P38">The Obstruction Roll is a <text:span text:style-name="T49">Luck Die </text:span>(1d10), <text:span text:style-name="T724">to which they add their (Ability) Score to. <text:s/></text:span><text:span text:style-name="T725">Then, they subtract the </text:span><text:span text:style-name="T130">Project Scale to get the final result of the roll:</text:span></text:p>
        <text:p text:style-name="P58"><text:span text:style-name="T68">1d10 </text:span><text:span text:style-name="T65">+ (Ability Rating) <text:s/>- </text:span><text:span text:style-name="T66">(</text:span><text:span text:style-name="T404">Scale/</text:span><text:span text:style-name="T407">Merit </text:span><text:span text:style-name="T408">Level</text:span><text:span text:style-name="T66">)</text:span><text:span text:style-name="T68"> </text:span></text:p>
        <text:p text:style-name="P25">Once the Player knows <text:span text:style-name="T726">the scale of their Obstruction, they should describe what the result is, and how their character deals with the results.</text:span></text:p>
        <text:p text:style-name="P24">If desired, the Player may request ideas from the Storyteller or other players.</text:p>
        <text:p text:style-name="P24">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529"><text:span text:style-name="T684">M</text:span>ultiple Projects</text:p>
              <text:p text:style-name="P391"><text:span text:style-name="T503">If a character has multiple projects proceeding, only roll for Obstructions for the </text:span><text:span text:style-name="T557">two</text:span><text:span text:style-name="T545">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66">Obstructions</text:p>
            </table:table-cell>
            <table:covered-table-cell/>
          </table:table-row>
          <table:table-row table:style-name="Table41.1">
            <table:table-cell table:style-name="Table41.A2" office:value-type="string">
              <text:p text:style-name="P44">1<text:span text:style-name="T778">2</text:span><text:span text:style-name="T715">+</text:span></text:p>
            </table:table-cell>
            <table:table-cell table:style-name="Table41.A2" office:value-type="string">
              <text:p text:style-name="P49"><text:span text:style-name="T48">Critical Success:</text:span> Everything has seemingly clicked into place, providing an extra benefit. <text:s/><text:span text:style-name="T723">You </text:span><text:span text:style-name="T831">increase the Merit by 1 additional dot rating, up to 3.</text:span></text:p>
              <text:p text:style-name="P148">If this is not possible, or the Merit is already at rank 3, you may reclaim 1 Resource from the project.</text:p>
            </table:table-cell>
          </table:table-row>
          <table:table-row table:style-name="Table41.1">
            <table:table-cell table:style-name="Table41.A3" office:value-type="string">
              <text:p text:style-name="P358"><text:span text:style-name="T779">10</text:span>-1<text:span text:style-name="T778">1</text:span></text:p>
            </table:table-cell>
            <table:table-cell table:style-name="Table41.B3" office:value-type="string">
              <text:p text:style-name="P43"><text:span text:style-name="T67">Success: </text:span>Everything is proceeding exactly as planned. <text:span text:style-name="T780">Describe your character in full control, excelling at what they do best.</text:span></text:p>
            </table:table-cell>
          </table:table-row>
          <table:table-row table:style-name="Table41.1">
            <table:table-cell table:style-name="Table41.A2" office:value-type="string">
              <text:p text:style-name="P44"><text:span text:style-name="T779">6</text:span>-<text:span text:style-name="T779">9</text:span></text:p>
            </table:table-cell>
            <table:table-cell table:style-name="Table41.A2" office:value-type="string">
              <text:p text:style-name="P45">An <text:span text:style-name="T426">Alteration</text:span><text:span text:style-name="T48"> </text:span>has developed and the Exalt's direct attention is requested. <text:span text:style-name="T777">Describe how the project is changed—the end goal remains the same.</text:span></text:p>
              <text:p text:style-name="P68"/>
              <text:p text:style-name="P45"><text:span text:style-name="T777">Alterations are neither positive or negative—they are simply something </text:span><text:span text:style-name="T21">unexpected</text:span><text:span text:style-name="T532">.</text:span></text:p>
            </table:table-cell>
          </table:table-row>
          <table:table-row table:style-name="Table41.1">
            <table:table-cell table:style-name="Table41.A5" office:value-type="string">
              <text:p text:style-name="P44"><text:span text:style-name="T779">4</text:span>-<text:span text:style-name="T779">5</text:span></text:p>
            </table:table-cell>
            <table:table-cell table:style-name="Table41.B5" office:value-type="string">
              <text:p text:style-name="P45"><text:span text:style-name="T132">A </text:span><text:span text:style-name="T48">Problem </text:span><text:span text:style-name="T132">happens. <text:s/>Something requires </text:span><text:span text:style-name="T133">the character’s direct attention, and will put great strain on them.</text:span></text:p>
              <text:p text:style-name="P46"><text:span text:style-name="T133"><text:line-break/></text:span><text:span text:style-name="T134">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43"><text:span text:style-name="T719">0</text:span>-<text:span text:style-name="T779">3</text:span></text:p>
            </table:table-cell>
            <table:table-cell table:style-name="Table41.B6" office:value-type="string">
              <text:p text:style-name="P43"><text:span text:style-name="T48">Major Problem</text:span>: The project is in <text:span text:style-name="T1">dire straits</text:span>, a<text:span text:style-name="T206">nd requires some </text:span><text:span text:style-name="T443">sacrifice</text:span><text:span text:style-name="T291"> on the part of the Character, or else the project will fail, and half of the invested Resources will be lost.</text:span></text:p>
            </table:table-cell>
          </table:table-row>
        </table:table>
        <text:h text:style-name="P716" text:outline-level="3"><text:span text:style-name="T746">Alteration</text:span> </text:h>
        <text:p text:style-name="P23">Oddities are events that, while unexpected, are not directly harmful to the completion of the project. They could potentially be a boon, even, but require direct attention of the Exalt to resolve.</text:p>
        <text:list xml:id="list145855585223884" text:continue-list="list145856671737172" text:style-name="Exalted_20_Center_20_Dot">
          <text:list-item>
            <text:p text:style-name="P587">Beastmen have heard of your militia, and wish to join. Current members are uneasy and do not wish them to without your input.</text:p>
          </text:list-item>
          <text:list-item>
            <text:p text:style-name="P587">Your cult desires a clarification on one of your rules: currently one of the members is in violation of the technical aspects of the law, but not the spirit. <text:span text:style-name="T781">What is the precedent that you wish to set?</text:span></text:p>
          </text:list-item>
          <text:list-item>
            <text:p text:style-name="P588">The magical materials to create your artifact were slightly flawed, leading to a variance in essence flow. It might lead to a new and unintended strange power.</text:p>
          </text:list-item>
        </text:list>
        <text:h text:style-name="P716" text:outline-level="3">Problems</text:h>
        <text:p text:style-name="P23">Problems, if not dealt with, <text:span text:style-name="T214">would</text:span> set back the Project.</text:p>
        <text:list xml:id="list145855597449529" text:continue-numbering="true" text:style-name="Exalted_20_Center_20_Dot">
          <text:list-item>
            <text:p text:style-name="P587">A spy has not returned on time. You know they are not simply late.</text:p>
          </text:list-item>
          <text:list-item>
            <text:p text:style-name="P587">Loss of a minor cache of resources. A spirit has started to disrupt the village.</text:p>
          </text:list-item>
          <text:list-item>
            <text:p text:style-name="P587">An explosion rocked your campsite.</text:p>
          </text:list-item>
          <text:list-item>
            <text:p text:style-name="P587">Supply lines are being disrupted.</text:p>
          </text:list-item>
          <text:list-item>
            <text:p text:style-name="P588">Rumors of the Wyld hunt are near your border, but are unproven.</text:p>
          </text:list-item>
        </text:list>
        <text:h text:style-name="P716" text:outline-level="3">Major Problem</text:h>
        <text:p text:style-name="P23">A Major Problem will derail the entire project if not dealt with.</text:p>
        <text:list xml:id="list145855502346125" text:continue-numbering="true" text:style-name="Exalted_20_Center_20_Dot">
          <text:list-item>
            <text:p text:style-name="P587">Your workers have split into two different groups, on the brink of a civil war.</text:p>
          </text:list-item>
          <text:list-item>
            <text:p text:style-name="P587">There seems to be an element inside your organization actively and effectively disrupting your society.</text:p>
          </text:list-item>
          <text:list-item>
            <text:p text:style-name="P588">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adornments="Italic" style:font-family-generic="roman"/>
    <style:font-face style:name="Times New Roman1" svg:font-family="'Times New Roman'" style:font-family-generic="roman"/>
    <style:font-face style:name="Times New Roman2" svg:font-family="'Times New Roman'" style:font-adornments="Italic" style:font-family-generic="roman" style:font-pitch="variable"/>
    <style:font-face style:name="Times New Roman3"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3"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3"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3"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3"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9</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1-23T14:58:54.664000000</dc:date>
    <meta:editing-cycles>851</meta:editing-cycles>
    <meta:editing-duration>P3DT7H5M13S</meta:editing-duration>
    <meta:generator>LibreOffice/7.2.2.2$Windows_X86_64 LibreOffice_project/02b2acce88a210515b4a5bb2e46cbfb63fe97d56</meta:generator>
    <dc:creator>Samuel Smith</dc:creator>
    <meta:document-statistic meta:table-count="56" meta:image-count="0" meta:object-count="0" meta:page-count="39" meta:paragraph-count="1380" meta:word-count="22242" meta:character-count="129823" meta:non-whitespace-character-count="109124"/>
  </office:meta>
</office:document-meta>
</file>